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style:font-name="Courier New" fo:font-size="7pt" style:font-size-asian="7pt" style:font-size-complex="7pt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7285*" fo:start-indent="0cm" fo:end-indent="0cm"/>
          <style:column style:rel-width="7285*" fo:start-indent="0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Раздел1">
        <text:p text:style-name="P1">use vars qw($VERSION $self_path);</text:p>
        <text:p text:style-name="P1">BEGIN {</text:p>
        <text:p text:style-name="P1"><text:s text:c="4"/>$VERSION = 5.24;</text:p>
        <text:p text:style-name="P1"><text:s text:c="4"/>eval "use lib '.';</text:p>
        <text:p text:style-name="P1"><text:s text:c="4"/>use lib '__SHARED__';</text:p>
        <text:p text:style-name="P1"><text:s text:c="4"/>use cleovars $VERSION;</text:p>
        <text:p text:style-name="P1"><text:s text:c="4"/>use cleosupport $VERSION;";</text:p>
        <text:p text:style-name="P1"><text:s text:c="4"/>die $@ if ($@);</text:p>
        <text:p text:style-name="P1">}</text:p>
        <text:p text:style-name="P1">$VARIANT = 'a';</text:p>
        <text:p text:style-name="P1">use locale;</text:p>
        <text:p text:style-name="P1">use IO::Socket; <text:s text:c="3"/>#::INET;</text:p>
        <text:p text:style-name="P1">use Fcntl;</text:p>
        <text:p text:style-name="P1">use IO::Handle;</text:p>
        <text:p text:style-name="P1">use IO::Select;</text:p>
        <text:p text:style-name="P1">use IO::File;</text:p>
        <text:p text:style-name="P1">use POSIX ":sys_wait_h";</text:p>
        <text:p text:style-name="P1">use Cleo::Conn;</text:p>
        <text:p text:style-name="P1">use Time::Local;</text:p>
        <text:p text:style-name="P1">use strict;</text:p>
        <text:p text:style-name="P1">use vars qw($tmp $line $from $to $LST $RSH $Client @OutClients</text:p>
        <text:p text:style-name="P1"><text:s text:c="4"/>$hash $req_change $last_ping_time</text:p>
        <text:p text:style-name="P1"><text:s text:c="4"/>$local_count @args $dead_time_out $last_del $restarter $mon_port</text:p>
        <text:p text:style-name="P1"><text:s text:c="4"/>%rsh_cmd_lines %rsh_pids @ppids $last_cin</text:p>
        <text:p text:style-name="P1"><text:s text:c="4"/>$check_timed_out $program_start_time $restriction_time_changed</text:p>
        <text:p text:style-name="P1"><text:s text:c="4"/>%mon_by_conn %__by_mons %by_owner $stat_conn %local_rshells</text:p>
        <text:p text:style-name="P1"><text:s text:c="4"/>@free_own %rsh_data $cleanup_interval $norun_reason</text:p>
        <text:p text:style-name="P1"><text:s text:c="4"/>$next_check_running $mons_connecting %mon_vars</text:p>
        <text:p text:style-name="P1"><text:s text:c="4"/>@mons_delayed_sends %parent_reqests);</text:p>
        <text:p text:style-name="P1">$self_path = "__SBIN__/cleo";</text:p>
        <text:p text:style-name="P1">push @INC, ("__SHARED__");</text:p>
        <text:p text:style-name="P1">use lib "__SHARED__";</text:p>
        <text:p text:style-name="P1">eval { local $SIG{__DIE__} = sub{return;}; &amp;O_LARGEFILE(); };</text:p>
        <text:p text:style-name="P1">if ($@) {</text:p>
        <text:p text:style-name="P1"><text:s text:c="4"/>eval "sub O_LARGEFILE(){return 0;}";</text:p>
        <text:p text:style-name="P1">}</text:p>
        <text:p text:style-name="P1">my $cccount; <text:s text:c="10"/># DEBUG!</text:p>
        <text:p text:style-name="P1">my $already_runned; <text:s text:c="3"/># DEBUG!</text:p>
        <text:p text:style-name="P1">my $last_mon_ping; <text:s text:c="4"/># DEBUG!</text:p>
        <text:p text:style-name="P1">my %_d_nolog_type; <text:s text:c="4"/># DEBUG!</text:p>
        <text:p text:style-name="P1">my ( $out, <text:s/>$paddr );</text:p>
        <text:p text:style-name="P1">my ( @outs, @ready );</text:p>
        <text:p text:style-name="P1">my (@cl_str);</text:p>
        <text:p text:style-name="P1">my ( @messages_to_self, @answers_to_self );</text:p>
        <text:p text:style-name="P1">%debug = ('aa' <text:s text:c="2"/>=&gt; 0, <text:s text:c="6"/># secial debug purposes</text:p>
        <text:p text:style-name="P1"><text:s text:c="4"/>'cf' <text:s text:c="2"/>=&gt; 0, <text:s text:c="6"/># 'count free' nodes</text:p>
        <text:p text:style-name="P1"><text:s text:c="4"/>'nc' <text:s text:c="2"/>=&gt; 0, <text:s text:c="6"/># 'node not connectd' and pingers messages</text:p>
        <text:p text:style-name="P1"><text:s text:c="4"/>'yy' <text:s text:c="2"/>=&gt; 0, <text:s text:c="6"/># completing messages ('Yahoo' in cleosupport.pm)</text:p>
        <text:p text:style-name="P1"><text:s text:c="4"/>'mc' <text:s text:c="2"/>=&gt; 0, <text:s text:c="6"/># log message contents</text:p>
        <text:p text:style-name="P1"><text:s text:c="4"/>'pc' <text:s text:c="2"/>=&gt; 0, <text:s text:c="6"/># pack/unpack values info</text:p>
        <text:p text:style-name="P1"><text:s text:c="4"/>'sc' <text:s text:c="2"/>=&gt; 0, <text:s text:c="6"/># internal tasks</text:p>
        <text:p text:style-name="P1"><text:s text:c="4"/>'env' <text:s/>=&gt; 0, <text:s text:c="6"/># environment variables tracing (for tasks)</text:p>
        <text:p text:style-name="P1"><text:s text:c="4"/>'tr' <text:s text:c="2"/>=&gt; 0, <text:s text:c="6"/># time restrictions checks</text:p>
        <text:p text:style-name="P1"><text:s text:c="4"/>'cs' <text:s text:c="2"/>=&gt; 0, <text:s text:c="6"/># send packets to/from childs</text:p>
        <text:p text:style-name="P1"><text:s text:c="4"/>'ch' <text:s text:c="2"/>=&gt; 0, <text:s text:c="6"/># cpu_per_hours caclculations</text:p>
        <text:p text:style-name="P1"><text:s text:c="4"/>'sbst' =&gt; 0, <text:s text:c="6"/># substitution debug</text:p>
        <text:p text:style-name="P1"><text:s text:c="4"/>'tsk' <text:s/>=&gt; 0 <text:s text:c="7"/># some tasks details (when exec eg)</text:p>
        <text:p text:style-name="P1"><text:s text:c="4"/>);</text:p>
        <text:p text:style-name="P1">%_d_nolog_type = ( 'ping' =&gt; 1 );</text:p>
        <text:p text:style-name="P1">$log_level = 4; <text:s text:c="7"/># All except DEBUG2</text:p>
        <text:p text:style-name="P1">$dead_time_out = 5; <text:s text:c="3"/># DEBUG!</text:p>
        <text:p text:style-name="P1">$cleanup_interval = 60;</text:p>
        <text:p text:style-name="P1">$die_pipe <text:s text:c="3"/>= '/tmp/qpipe';</text:p>
        <text:p text:style-name="P1">$local_count = 10;</text:p>
        <text:p text:style-name="P1">$dying <text:s text:c="6"/>= 0;</text:p>
        <text:p text:style-name="P1">umask(0133); <text:s text:c="10"/># <text:s text:c="3"/>rw-r--r--</text:p>
        <text:p text:style-name="P1">%mon_vars = ( 'hard_kill_delay' <text:s text:c="12"/>=&gt; 'hard_kill_delay',</text:p>
        <text:p text:style-name="P1"><text:s text:c="4"/>'mon_rsh_command' <text:s text:c="12"/>=&gt; 'rsh_command',</text:p>
        <text:p text:style-name="P1"><text:s text:c="4"/>'mon_path_prepend' <text:s text:c="11"/>=&gt; 'path_prepend',</text:p>
        <text:p text:style-name="P1"><text:s text:c="4"/>'mon_path_append' <text:s text:c="12"/>=&gt; 'path_append',</text:p>
        <text:p text:style-name="P1"><text:s text:c="4"/>'mon_attach_tmout' <text:s text:c="11"/>=&gt; 'attach_tmout',</text:p>
        <text:p text:style-name="P1"><text:s text:c="4"/>'mon_smart_port' <text:s text:c="13"/>=&gt; 'smart_port',</text:p>
        <text:p text:style-name="P1"><text:s text:c="4"/>'mon_global_rsh_command' <text:s text:c="5"/>=&gt; 'global_rsh_command',</text:p>
        <text:p text:style-name="P1"><text:s text:c="4"/>'mon_init_conn_timeout' <text:s text:c="6"/>=&gt; 'init_conn_timeout',</text:p>
        <text:p text:style-name="P1"><text:s text:c="4"/>'mon_hard_kill_after_head' <text:s text:c="3"/>=&gt; 'hard_kill_after_head',</text:p>
        <text:p text:style-name="P1"><text:s text:c="4"/>'mon_suexec_gid' <text:s text:c="13"/>=&gt; 'suexec_gid',</text:p>
        <text:p text:style-name="P1"><text:s text:c="4"/>'mon_debug_pc' <text:s text:c="15"/>=&gt; 'debug_pc',</text:p>
        <text:p text:style-name="P1"><text:s text:c="4"/>'mon_last_ran_check_interval' =&gt; 'last_ran_check_interval',</text:p>
        <text:p text:style-name="P1"><text:s text:c="4"/>'mon_log_kills' <text:s text:c="14"/>=&gt; 'log_kills',</text:p>
        <text:p text:style-name="P1"><text:s text:c="4"/>'mon_dead_cleanup_time' <text:s text:c="6"/>=&gt; 'dead_cleanup_time',</text:p>
        <text:p text:style-name="P1"><text:s text:c="4"/>'mon_filter_users' <text:s text:c="11"/>=&gt; 'filter_users',</text:p>
        <text:p text:style-name="P1"><text:s text:c="4"/>'mon_pids_update_interval' <text:s text:c="3"/>=&gt; 'pids_update_interval' );</text:p>
        <text:p text:style-name="P1">$usage =</text:p>
        <text:p text:style-name="P1">"Usage: $0 [options]\nOptions are: -h <text:s text:c="5"/>This help\n"</text:p>
        <text:p text:style-name="P1">. " <text:s text:c="12"/>-c file Use &lt;file&gt; as config file\n"</text:p>
        <text:p text:style-name="P1">. " <text:s text:c="12"/>-p port Use &lt;port&gt; as listening port\n"</text:p>
        <text:p text:style-name="P1">. " <text:s text:c="12"/>-s file Use &lt;file&gt; as queue-status file\n"</text:p>
        <text:p text:style-name="P1">. " <text:s text:c="12"/>-a file Use &lt;file&gt; as alternate queue-status file\n"</text:p>
        <text:p text:style-name="P1">. " <text:s text:c="12"/>-l file Use &lt;file&gt; as log file\n"</text:p>
        <text:p text:style-name="P1">. " <text:s text:c="12"/>-i file Use &lt;file&gt; as pid file\n"</text:p>
        <text:p text:style-name="P1">. " <text:s text:c="12"/>-x <text:s text:c="5"/>No authorization checks\n"</text:p>
        <text:p text:style-name="P1">. " <text:s text:c="12"/>-r <text:s text:c="5"/>Restore ALL settings from save_file\n"</text:p>
        <text:p text:style-name="P1">. " <text:s text:c="12"/>-d <text:s text:c="5"/>foreground mode - no daemonize\n"</text:p>
        <text:p text:style-name="P1">. " <text:s text:c="12"/>-v <text:s text:c="5"/>Print more debug information\n";</text:p>
        <text:p text:style-name="P1">$opts{c} <text:s text:c="16"/>= '__CONF__/cleo.conf';</text:p>
        <text:p text:style-name="P1">$global_settings{min_np} = 1;</text:p>
        <text:p text:style-name="P1">$rootisadm <text:s text:c="14"/>= 1;</text:p>
        <text:p text:style-name="P1">$runned_list_len <text:s text:c="8"/>= 1023;</text:p>
        <text:p text:style-name="P1">%shuffle_algorithms = ( 'random' <text:s text:c="6"/>=&gt; \&amp;cleosupport::shuffle_array,</text:p>
        <text:p text:style-name="P1"><text:s text:c="4"/>'random_hosts' =&gt; \&amp;cleosupport::shuffle_only_hosts,</text:p>
        <text:p text:style-name="P1"><text:s text:c="4"/>'random_alone' =&gt; \&amp;cleosupport::shuffle_hosts_alone</text:p>
        <text:p text:style-name="P1"><text:s text:c="4"/>);</text:p>
        <text:p text:style-name="P1">$tcount <text:s text:c="5"/>= 1;</text:p>
        <text:p text:style-name="P1">$hashcount <text:s text:c="2"/>= 1;</text:p>
        <text:p text:style-name="P1">$mode <text:s text:c="7"/>= MODE_RUN_ALLOW | MODE_QUEUE_ALLOW;</text:p>
        <text:p text:style-name="P1">$safe_reload = 1;</text:p>
        <text:p text:style-name="P1">@args = join( ' ', @ARGV );</text:p>
        <text:p text:style-name="P1">for ( my $i = 0; $i &lt; scalar(@ARGV); ++$i ) {</text:p>
        <text:p text:style-name="P1"><text:s text:c="4"/>if ( $ARGV[$i] eq '-c' &amp;&amp; $ARGV[ $i + 1 ] ) {</text:p>
        <text:p text:style-name="P1"><text:s text:c="8"/>$opts{c} = $ARGV[ $i + 1 ];</text:p>
        <text:p text:style-name="P1"><text:s text:c="8"/>last;</text:p>
        <text:p text:style-name="P1"><text:s text:c="4"/>}</text:p>
        <text:p text:style-name="P1"><text:s text:c="4"/>if ( $ARGV[$i] eq '-h' ) {</text:p>
        <text:p text:style-name="P1"><text:s text:c="8"/>print $usage;</text:p>
        <text:p text:style-name="P1"><text:soft-page-break/><text:s text:c="8"/>exit(0);</text:p>
        <text:p text:style-name="P1"><text:s text:c="4"/>}</text:p>
        <text:p text:style-name="P1">}</text:p>
        <text:p text:style-name="P1">%error_codes = ();</text:p>
        <text:p text:style-name="P1">for ( my $i = 1; $i &lt; 128; ++$i ) {</text:p>
        <text:p text:style-name="P1"><text:s text:c="4"/>$! = $i;</text:p>
        <text:p text:style-name="P1"><text:s text:c="4"/>if ( <text:s text:c="3"/>( $! eq "Bad file descriptor" )</text:p>
        <text:p text:style-name="P1"><text:s text:c="8"/>or ( $! eq "File too large" )</text:p>
        <text:p text:style-name="P1"><text:s text:c="8"/>or ( $! eq "Broken pipe" )</text:p>
        <text:p text:style-name="P1"><text:s text:c="8"/>or ( $! eq "Machine is not on the network" )</text:p>
        <text:p text:style-name="P1"><text:s text:c="8"/>or ( $! eq "Communication error on send" )</text:p>
        <text:p text:style-name="P1"><text:s text:c="8"/>or ( $! eq "Protocol error" )</text:p>
        <text:p text:style-name="P1"><text:s text:c="8"/>or ( $! eq "Network is down" )</text:p>
        <text:p text:style-name="P1"><text:s text:c="8"/>or ( $! eq "Network is unreachable" )</text:p>
        <text:p text:style-name="P1"><text:s text:c="8"/>or ( $! eq "Network dropped connection on reset" )</text:p>
        <text:p text:style-name="P1"><text:s text:c="8"/>or ( $! eq "Software caused connection abort" )</text:p>
        <text:p text:style-name="P1"><text:s text:c="8"/>or ( $! eq "Connection reset by peer" )</text:p>
        <text:p text:style-name="P1"><text:s text:c="8"/>or ( $! eq "Cannot send after transport endpoint shutdown" )</text:p>
        <text:p text:style-name="P1"><text:s text:c="8"/>or ( $! eq "Connection timed out" ) ) {</text:p>
        <text:p text:style-name="P1"><text:s text:c="4"/>$error_codes{$i} = 1;</text:p>
        <text:p text:style-name="P1"><text:s text:c="4"/>$error_codes{$!} = 1;</text:p>
        <text:p text:style-name="P1"><text:s text:c="8"/>}</text:p>
        <text:p text:style-name="P1">}</text:p>
        <text:p text:style-name="P1">$last_time = time;</text:p>
        <text:p text:style-name="P1">$cleosupport::STATUS = new IO::File;</text:p>
        <text:p text:style-name="P1">$cleosupport::STATUS-&gt;fdopen( fileno(STDOUT), "w" );</text:p>
        <text:p text:style-name="P1">$cleosupport::SHORT_LOG = new IO::File;</text:p>
        <text:p text:style-name="P1">$cleosupport::SHORT_LOG-&gt;open("&gt;/dev/null");</text:p>
        <text:p text:style-name="P1">undef $LST; <text:s text:c="3"/>#=new IO::File;</text:p>
        <text:p text:style-name="P1">undef $RSH; <text:s text:c="3"/>#=new IO::File;</text:p>
        <text:p text:style-name="P1">$safe_reload = 1;</text:p>
        <text:p text:style-name="P1">$is_master <text:s text:c="2"/>= 1;</text:p>
        <text:p text:style-name="P1">load_conf_file(1);</text:p>
        <text:p text:style-name="P1">$safe_reload = 0;</text:p>
        <text:p text:style-name="P1">$schedule_proc <text:s text:c="8"/>= 'default';</text:p>
        <text:p text:style-name="P1">$pending_schedule_proc = 'default';</text:p>
        <text:p text:style-name="P1">$foreign_schedule_proc = 'default';</text:p>
        <text:p text:style-name="P1">$schedule{default} <text:s text:c="8"/>= \&amp;default_schedule;</text:p>
        <text:p text:style-name="P1">$pending_schedule{default} = \&amp;default_schedule; <text:s/>#\&amp;default_pending_schedule;</text:p>
        <text:p text:style-name="P1">$foreign_schedule{default} = \&amp;default_schedule; <text:s/>#\&amp;default_foreign_schedule;</text:p>
        <text:p text:style-name="P1">my %user_processors = ( 'add' <text:s text:c="6"/>=&gt; \&amp;user_add_processor,</text:p>
        <text:p text:style-name="P1"><text:s text:c="4"/>'del' <text:s text:c="6"/>=&gt; \&amp;user_del_processor,</text:p>
        <text:p text:style-name="P1"><text:s text:c="4"/>'view' <text:s text:c="5"/>=&gt; \&amp;user_view_processor,</text:p>
        <text:p text:style-name="P1"><text:s text:c="4"/>'debug' <text:s text:c="4"/>=&gt; \&amp;user_debug_processor,</text:p>
        <text:p text:style-name="P1"><text:s text:c="4"/>'priority' <text:s/>=&gt; \&amp;user_priority_processor,</text:p>
        <text:p text:style-name="P1"><text:s text:c="4"/>'chattr' <text:s text:c="3"/>=&gt; \&amp;user_chattr_processor,</text:p>
        <text:p text:style-name="P1"><text:s text:c="4"/>'autoblock' =&gt; \&amp;user_autoblock_processor,</text:p>
        <text:p text:style-name="P1"><text:s text:c="4"/>'block' <text:s text:c="4"/>=&gt; \&amp;user_block_processor,</text:p>
        <text:p text:style-name="P1"><text:s text:c="4"/>'block_pe' <text:s/>=&gt; \&amp;user_block_pe_processor,</text:p>
        <text:p text:style-name="P1"><text:s text:c="4"/>'get_io' <text:s text:c="3"/>=&gt; \&amp;user_get_io_processor,</text:p>
        <text:p text:style-name="P1"><text:s text:c="4"/>'freeze' <text:s text:c="3"/>=&gt; \&amp;user_freeze_processor,</text:p>
        <text:p text:style-name="P1"><text:s text:c="4"/>'mode' <text:s text:c="5"/>=&gt; \&amp;user_mode_processor );</text:p>
        <text:p text:style-name="P1">GetOptsTillCan_hash( \%opts, 'p=i', 's=s', 'a=s', 'x=', 'l=s', 'd=',</text:p>
        <text:p text:style-name="P1"><text:s text:c="4"/>'i=s', <text:s/>'c=s', 'v=', <text:s/>'h=', <text:s/>'r=', 'L=s' );</text:p>
        <text:p text:style-name="P1">my $port = cleosupport::get_setting( 'port', '', '' );</text:p>
        <text:p text:style-name="P1">print "Using $report_file as logfile and $short_rep_file as shortlogfile\n";</text:p>
        <text:p text:style-name="P1">close $cleosupport::STATUS;</text:p>
        <text:p text:style-name="P1">$cleosupport::STATUS-&gt;open( $report_file,</text:p>
        <text:p text:style-name="P1"><text:s text:c="4"/>O_WRONLY | O_CREAT | O_APPEND | O_LARGEFILE )</text:p>
        <text:p text:style-name="P1">or die "Cannot open report file '$report_file'\n";</text:p>
        <text:p text:style-name="P1">$cleosupport::STATUS-&gt;autoflush(1);</text:p>
        <text:p text:style-name="P1">$cleosupport::SHORT_LOG-&gt;open( $short_rep_file,</text:p>
        <text:p text:style-name="P1"><text:s text:c="4"/>O_WRONLY | O_CREAT | O_APPEND | O_LARGEFILE )</text:p>
        <text:p text:style-name="P1">or die "Cannot open short report file '$short_rep_file'\n";</text:p>
        <text:p text:style-name="P1">$cleosupport::SHORT_LOG-&gt;autoflush(1);</text:p>
        <text:p text:style-name="P1">$cluster_name = 'INIT';</text:p>
        <text:p text:style-name="P1">$my_name <text:s text:c="5"/>= `uname -n`;</text:p>
        <text:p text:style-name="P1">daemonize() unless($opts{d});</text:p>
        <text:p text:style-name="P1">open( PID, "&gt;$opts{i}" ) or die "Cannot create pid file ($opts{i})\n";</text:p>
        <text:p text:style-name="P1">print PID $$;</text:p>
        <text:p text:style-name="P1">close PID;</text:p>
        <text:p text:style-name="P1">$SIG{CHLD} = \&amp;REAPER;</text:p>
        <text:p text:style-name="P1">$SIG{USR1} = \&amp;save_state;</text:p>
        <text:p text:style-name="P1">$SIG{USR2} = \&amp;recreate_lst;</text:p>
        <text:p text:style-name="P1">$SIG{HUP} <text:s/>= \&amp;load_conf_file;</text:p>
        <text:p text:style-name="P1">$SIG{QUIT} = \&amp;save_n_exit;</text:p>
        <text:p text:style-name="P1">$SIG{BUS} <text:s/>= \&amp;save_n_exit;</text:p>
        <text:p text:style-name="P1">$SIG{SEGV} = \&amp;save_n_exit;</text:p>
        <text:p text:style-name="P1">$SIG{FPE} <text:s/>= \&amp;save_n_exit;</text:p>
        <text:p text:style-name="P1">$SIG{ILL} = \&amp;save_n_exit;</text:p>
        <text:p text:style-name="P1">{</text:p>
        <text:p text:style-name="P1"><text:s text:c="4"/>my $last <text:s text:c="4"/>= 0;</text:p>
        <text:p text:style-name="P1"><text:s text:c="4"/>my $count <text:s text:c="3"/>= 0;</text:p>
        <text:p text:style-name="P1"><text:s text:c="4"/>my $INTERVAL = 30;</text:p>
        <text:p text:style-name="P1"><text:s text:c="4"/>$SIG{PIPE} = sub {</text:p>
        <text:p text:style-name="P1"><text:s text:c="8"/>if ( $last_time - $last &gt; $INTERVAL ) {</text:p>
        <text:p text:style-name="P1"><text:s text:c="12"/>if ( $count &gt; 0 ) {</text:p>
        <text:p text:style-name="P1"><text:s text:c="16"/>qlog "PIPE... (another $count suppressed)\n", LOG_ERR;</text:p>
        <text:p text:style-name="P1"><text:s text:c="12"/>} else {</text:p>
        <text:p text:style-name="P1"><text:s text:c="16"/>qlog "PIPE...\n", LOG_ERR;</text:p>
        <text:p text:style-name="P1"><text:s text:c="12"/>}</text:p>
        <text:p text:style-name="P1"><text:s text:c="12"/>$last <text:s/>= $last_time;</text:p>
        <text:p text:style-name="P1"><text:s text:c="12"/>$count = 0;</text:p>
        <text:p text:style-name="P1"><text:s text:c="8"/>} else {</text:p>
        <text:p text:style-name="P1"><text:s text:c="12"/>++$count;</text:p>
        <text:p text:style-name="P1"><text:s text:c="8"/>}</text:p>
        <text:p text:style-name="P1"><text:s text:c="4"/>};</text:p>
        <text:p text:style-name="P1">};</text:p>
        <text:p text:style-name="P1">$SIG{XCPU} = sub { qlog "XCPU...\n", LOG_ERR; };</text:p>
        <text:p text:style-name="P1">$SIG{ALRM} = sub { die "alarm\n"; };</text:p>
        <text:p text:style-name="P1">$SIG{__DIE__} = sub {</text:p>
        <text:p text:style-name="P1"><text:s text:c="4"/>qlog "A!!!!!!!!!! I'm dying: '$_[0]'\n", LOG_ERR;</text:p>
        <text:p text:style-name="P1"><text:s text:c="4"/>my ( $rep, $package, $filename, $line, $subroutine, $i );</text:p>
        <text:p text:style-name="P1"><text:s text:c="4"/>for ( $i = 1; $i &lt; 5; ++$i ) {</text:p>
        <text:p text:style-name="P1"><text:s text:c="8"/>( undef, $filename, $line, $subroutine ) = caller($i);</text:p>
        <text:p text:style-name="P1"><text:s text:c="8"/>$rep .= "$i [${filename}:${line} ${subroutine}]; ";</text:p>
        <text:p text:style-name="P1"><text:s text:c="4"/>}</text:p>
        <text:p text:style-name="P1"><text:s text:c="4"/>qlog "STACK: $rep\n", LOG_ERR;</text:p>
        <text:p text:style-name="P1">};</text:p>
        <text:p text:style-name="P1">$root_pid = $$;</text:p>
        <text:p text:style-name="P1">make_subclusters( cleosupport::get_setting( 'root_cluster_name', '', '' ) );</text:p>
        <text:p text:style-name="P1">$is_master = ( $root_pid == $$ );</text:p>
        <text:p text:style-name="P1">delete $clusters{INIT} if exists $clusters{INIT};</text:p>
        <text:p text:style-name="P1">qlog "Own cpus: "</text:p>
        <text:p text:style-name="P1"><text:soft-page-break/>. scalar( keys(%own) )</text:p>
        <text:p text:style-name="P1">. " Shared cpus: "</text:p>
        <text:p text:style-name="P1">. scalar( keys(%shared) )</text:p>
        <text:p text:style-name="P1">. "\n", LOG_INFO;</text:p>
        <text:p text:style-name="P1">unless ( $pe_list{$cluster_name} ) {</text:p>
        <text:p text:style-name="P1"><text:s text:c="4"/>qlog "Empty cluster '$cluster_name'\n", LOG_WARN;</text:p>
        <text:p text:style-name="P1"><text:s text:c="4"/>@{ $pe_list{$cluster_name} } = ();</text:p>
        <text:p text:style-name="P1">}</text:p>
        <text:p text:style-name="P1">make_aliases($cluster_name);</text:p>
        <text:p text:style-name="P1">qlog "Start new server. Ver $VERSION ($VARIANT). Port $port, "</text:p>
        <text:p text:style-name="P1">. scalar( @{ $pe_list{$cluster_name} } )</text:p>
        <text:p text:style-name="P1">. " processors\n", LOG_ALL;</text:p>
        <text:p text:style-name="P1">qlog "PE_LIST [" . join( ';', @{ $pe_list{$cluster_name} } ) . "]\n", LOG_ALL;</text:p>
        <text:p text:style-name="P1">$check_time = time + cleosupport::get_setting('time_qcheck');</text:p>
        <text:p text:style-name="P1">$next_restriction_time = 0;</text:p>
        <text:p text:style-name="P1">if ( load_restrictions( cleosupport::get_setting('time_restrict_file') ) ) {</text:p>
        <text:p text:style-name="P1"><text:s text:c="4"/>qlog "Cannot open restrictions file "</text:p>
        <text:p text:style-name="P1"><text:s text:c="4"/>. cleosupport::get_setting('time_restrict_file')</text:p>
        <text:p text:style-name="P1"><text:s text:c="4"/>. "\n", LOG_WARN;</text:p>
        <text:p text:style-name="P1">} else {</text:p>
        <text:p text:style-name="P1"><text:s text:c="4"/>qlog "Restrictions rusles loaded\n", LOG_INFO;</text:p>
        <text:p text:style-name="P1"><text:s text:c="4"/>correct_time_restrictions(1);</text:p>
        <text:p text:style-name="P1">}</text:p>
        <text:p text:style-name="P1">qlog "Own2: "</text:p>
        <text:p text:style-name="P1">. scalar( keys(%own) )</text:p>
        <text:p text:style-name="P1">. " Shared: "</text:p>
        <text:p text:style-name="P1">. scalar( keys(%shared) )</text:p>
        <text:p text:style-name="P1">. "\n", LOG_DEBUG;</text:p>
        <text:p text:style-name="P1">cleosupport::recreate_plugins_and_ports();</text:p>
        <text:p text:style-name="P1">for my $tmp ( keys(%child_aliases) ) {</text:p>
        <text:p text:style-name="P1"><text:s text:c="4"/>qlog "ALIASES FOR $tmp: " . join( ';', @{ $child_aliases{$tmp} } ) . "\n",</text:p>
        <text:p text:style-name="P1"><text:s text:c="4"/>LOG_INFO;</text:p>
        <text:p text:style-name="P1">}</text:p>
        <text:p text:style-name="P1">$global_settings{max_np} = scalar( keys(%pe) ); <text:s text:c="3"/>#BUG!!!!!!!!!!!!</text:p>
        <text:p text:style-name="P1">qlog "pe_lists: " . join( ',', keys(%pe_list) ) . "\n", LOG_INFO;</text:p>
        <text:p text:style-name="P1">for my $i ( keys(%clusters) ) {</text:p>
        <text:p text:style-name="P1"><text:s text:c="4"/>qlog "testing $i\n", LOG_DEBUG2;</text:p>
        <text:p text:style-name="P1"><text:s text:c="4"/>if ( $i eq '' ) {</text:p>
        <text:p text:style-name="P1"><text:s text:c="8"/>delete $clusters{$i};</text:p>
        <text:p text:style-name="P1"><text:s text:c="8"/>next;</text:p>
        <text:p text:style-name="P1"><text:s text:c="4"/>}</text:p>
        <text:p text:style-name="P1"><text:s text:c="4"/>if ( !exists $cluster_settings{$i} ) {</text:p>
        <text:p text:style-name="P1"><text:s text:c="8"/>qlog "No settings for cluster'$i'\n", LOG_WARN;</text:p>
        <text:p text:style-name="P1"><text:s text:c="8"/>next;</text:p>
        <text:p text:style-name="P1"><text:s text:c="4"/>}</text:p>
        <text:p text:style-name="P1"><text:s text:c="4"/>$cluster_settings{$i}{max_np} = scalar( @{ $pe_list{$i} } )</text:p>
        <text:p text:style-name="P1"><text:s text:c="4"/>unless defined $cluster_settings{$i}{max_np};</text:p>
        <text:p text:style-name="P1"><text:s text:c="4"/>qlog "max_np($i) = $cluster_settings{$i}{max_np}\n", LOG_DEBUG2;</text:p>
        <text:p text:style-name="P1">}</text:p>
        <text:p text:style-name="P1">$reserved_shared = 0;</text:p>
        <text:p text:style-name="P1">$safe_reload <text:s text:c="4"/>= 1;</text:p>
        <text:p text:style-name="P1">my @save_scheds;</text:p>
        <text:p text:style-name="P1">my $save_sched = $global_settings{scheduler};</text:p>
        <text:p text:style-name="P1">push @save_scheds, @{ $global_settings{schedulers} };</text:p>
        <text:p text:style-name="P1">&amp;load_state($cluster_name);</text:p>
        <text:p text:style-name="P1">&amp;calc_vars();</text:p>
        <text:p text:style-name="P1">&amp;fix_prerun();</text:p>
        <text:p text:style-name="P1">qlog "Users: $cluster_name ("</text:p>
        <text:p text:style-name="P1">. join( ',', @{ $cluster_settings{$cluster_name}-&gt;{users} } )</text:p>
        <text:p text:style-name="P1">. ")\n", LOG_INFO;</text:p>
        <text:p text:style-name="P1">$0 = "cleo - $cluster_name";</text:p>
        <text:p text:style-name="P1">qlog "MASTER_PID=$$\n" if ($is_master);</text:p>
        <text:p text:style-name="P1">$global_settings{scheduler} |= $save_sched;</text:p>
        <text:p text:style-name="P1">push @{ $global_settings{schedulers} }, @save_scheds;</text:p>
        <text:p text:style-name="P1">my $use_mons=get_setting('use_monitors');</text:p>
        <text:p text:style-name="P1">if($use_mons&gt;0){</text:p>
        <text:p text:style-name="P1"><text:s text:c="4"/>foreach my $i ( keys(%pe) ) {</text:p>
        <text:p text:style-name="P1"><text:s text:c="8"/>$blocked_pe_reasons{$i}-&gt;{'Not connected yet'} = 1;</text:p>
        <text:p text:style-name="P1"><text:s text:c="8"/>delete $blocked_pe_reasons{$i}-&gt;{'Timed out'};</text:p>
        <text:p text:style-name="P1"><text:s text:c="8"/>delete $blocked_pe_reasons{$i}-&gt;{'Node is suspended'};</text:p>
        <text:p text:style-name="P1"><text:s text:c="8"/>delete $blocked_pe_reasons{$i}-&gt;{'Disconnected'};</text:p>
        <text:p text:style-name="P1"><text:s text:c="8"/>$pe{$i}-&gt;{blocked} = 1;</text:p>
        <text:p text:style-name="P1"><text:s text:c="4"/>}</text:p>
        <text:p text:style-name="P1">}</text:p>
        <text:p text:style-name="P1">$may_go <text:s text:c="7"/>= 1; <text:s text:c="3"/># queue is changed, or new processors are available...</text:p>
        <text:p text:style-name="P1">$check_running = 0;</text:p>
        <text:p text:style-name="P1">dump_queue();</text:p>
        <text:p text:style-name="P1">$SIG{HUP} = \&amp;rerun_extern_shuffles;</text:p>
        <text:p text:style-name="P1">load_exec_modules();</text:p>
        <text:p text:style-name="P1">load_schedulers();</text:p>
        <text:p text:style-name="P1">$sched_alarm = 0;</text:p>
        <text:p text:style-name="P1">start_scheduler();</text:p>
        <text:p text:style-name="P1">register_parent_rcv( 'add', <text:s text:c="16"/>\&amp;add_handler );</text:p>
        <text:p text:style-name="P1">register_parent_rcv( 'del', <text:s text:c="16"/>\&amp;del_handler );</text:p>
        <text:p text:style-name="P1">register_parent_rcv( 'del_local', <text:s text:c="10"/>\&amp;del_local_handler );</text:p>
        <text:p text:style-name="P1">register_parent_rcv( 'run_via_mons', <text:s text:c="7"/>\&amp;rvm_handler );</text:p>
        <text:p text:style-name="P1">register_parent_rcv( 'del_mon_task', <text:s text:c="7"/>\&amp;dmt_handler );</text:p>
        <text:p text:style-name="P1">register_parent_rcv( 'finished', <text:s text:c="11"/>\&amp;finished_handler );</text:p>
        <text:p text:style-name="P1">register_parent_rcv( 'init_attach', <text:s text:c="8"/>\&amp;init_attach_handler );</text:p>
        <text:p text:style-name="P1">register_parent_rcv( 'attach', <text:s text:c="13"/>\&amp;attach_handler );</text:p>
        <text:p text:style-name="P1">register_parent_rcv( 'view', <text:s text:c="15"/>\&amp;view_handler );</text:p>
        <text:p text:style-name="P1">register_parent_rcv( 'mode', <text:s text:c="15"/>\&amp;mode_handler );</text:p>
        <text:p text:style-name="P1">register_parent_rcv( 'priority', <text:s text:c="11"/>\&amp;pri_handler );</text:p>
        <text:p text:style-name="P1">register_parent_rcv( 'block', <text:s text:c="14"/>\&amp;block_handler );</text:p>
        <text:p text:style-name="P1">register_parent_rcv( 'block_pe', <text:s text:c="11"/>\&amp;block_pe_handler );</text:p>
        <text:p text:style-name="P1">register_parent_rcv( 'internal_info', <text:s text:c="6"/>\&amp;int_info_handler );</text:p>
        <text:p text:style-name="P1">register_parent_rcv( 'start', <text:s text:c="14"/>\&amp;start_handler );</text:p>
        <text:p text:style-name="P1">register_parent_rcv( 'autoblock', <text:s text:c="10"/>\&amp;ablock_handler );</text:p>
        <text:p text:style-name="P1">register_parent_rcv( 'debug', <text:s text:c="14"/>\&amp;debug_handler );</text:p>
        <text:p text:style-name="P1">register_parent_rcv( 'update_restrictions', \&amp;update_restrictions_handler );</text:p>
        <text:p text:style-name="P1">register_parent_rcv( 'reload_conf', <text:s text:c="8"/>\&amp;reload_conf_handler );</text:p>
        <text:p text:style-name="P1">register_parent_rcv( 'reload_users', <text:s text:c="7"/>\&amp;reload_users_handler );</text:p>
        <text:p text:style-name="P1">register_parent_rcv( 'reload_sched', <text:s text:c="7"/>\&amp;reload_sched_handler );</text:p>
        <text:p text:style-name="P1">register_parent_rcv( 'reopen_logs', <text:s text:c="8"/>\&amp;reopen_logs_handler );</text:p>
        <text:p text:style-name="P1">register_parent_rcv( 'run_pre', <text:s text:c="12"/>\&amp;run_pre_handler );</text:p>
        <text:p text:style-name="P1">register_parent_rcv( 'id_by_pids', <text:s text:c="9"/>\&amp;id_by_pid_handler );</text:p>
        <text:p text:style-name="P1">register_parent_rcv( 'get_io', <text:s text:c="13"/>\&amp;get_io_handler );</text:p>
        <text:p text:style-name="P1">register_parent_rcv( 'freeze', <text:s text:c="13"/>\&amp;freeze_handler );</text:p>
        <text:p text:style-name="P1">register_parent_rcv( 'chattr', <text:s text:c="13"/>\&amp;chattr_handler );</text:p>
        <text:p text:style-name="P1">register_parent_rcv( 'test_id', <text:s text:c="12"/>\&amp;test_id_handler );</text:p>
        <text:p text:style-name="P1">$last_mon_ping <text:s text:c="5"/>= time;</text:p>
        <text:p text:style-name="P1">$program_start_time = $last_mon_ping;</text:p>
        <text:p text:style-name="P1">my $use_monitors = get_setting('use_monitors');</text:p>
        <text:p text:style-name="P1">if ($is_master) {</text:p>
        <text:p text:style-name="P1"><text:soft-page-break/><text:s text:c="4"/>if ($use_monitors) { <text:s text:c="3"/>#master and monitors are enabled</text:p>
        <text:p text:style-name="P1"><text:s text:c="8"/>$run_fase = 1;</text:p>
        <text:p text:style-name="P1"><text:s text:c="4"/>} else { <text:s text:c="15"/>#master, monitors disabled - start childs queues</text:p>
        <text:p text:style-name="P1"><text:s text:c="8"/>$run_fase <text:s text:c="5"/>= 0;</text:p>
        <text:p text:style-name="P1"><text:s text:c="8"/>$check_running = 1;</text:p>
        <text:p text:style-name="P1"><text:s text:c="8"/>new_req_to_child( 'start', {},</text:p>
        <text:p text:style-name="P1"><text:s text:c="12"/>'__ALL__', <text:s text:c="9"/>1,</text:p>
        <text:p text:style-name="P1"><text:s text:c="12"/>SUCC_ANY | SUCC_OK, \&amp;nil_sub,</text:p>
        <text:p text:style-name="P1"><text:s text:c="12"/>\&amp;every_nil_sub, <text:s text:c="3"/>0,</text:p>
        <text:p text:style-name="P1"><text:s text:c="12"/>\&amp;nil_sub );</text:p>
        <text:p text:style-name="P1"><text:s text:c="4"/>}</text:p>
        <text:p text:style-name="P1">} else { <text:s text:c="3"/># child queue - wait for master signal</text:p>
        <text:p text:style-name="P1"><text:s text:c="4"/>$run_fase <text:s text:c="5"/>= 10;</text:p>
        <text:p text:style-name="P1"><text:s text:c="4"/>$check_running = 0;</text:p>
        <text:p text:style-name="P1">}</text:p>
        <text:p text:style-name="P1">$next_check_running = time + get_setting('check_run_interval');</text:p>
        <text:p text:style-name="P1">$Mons_select <text:s text:c="7"/>= new IO::Select-&gt;new();</text:p>
        <text:p text:style-name="P1">if ( $is_master and $use_monitors ) {</text:p>
        <text:p text:style-name="P1"><text:s text:c="4"/>my $runstring = cleosupport::get_setting('mon_run_string');</text:p>
        <text:p text:style-name="P1"><text:s text:c="4"/>my $nodeport <text:s/>= cleosupport::get_setting('mon_node_port');</text:p>
        <text:p text:style-name="P1"><text:s text:c="4"/>my ( $rs, $fake, @addrs, $a, $b, $c, $d, $log, @pe_local );</text:p>
        <text:p text:style-name="P1"><text:s text:c="4"/>$fake-&gt;{id} = '0';</text:p>
        <text:p text:style-name="P1"><text:s text:c="4"/>foreach my $i ( keys(%the_nodes) ) {</text:p>
        <text:p text:style-name="P1"><text:s text:c="8"/>if ( $runstring ne '' ) {</text:p>
        <text:p text:style-name="P1"><text:s text:c="12"/>$fake-&gt;{node} = $i;</text:p>
        <text:p text:style-name="P1"><text:s text:c="12"/>$rs = $runstring;</text:p>
        <text:p text:style-name="P1"><text:s text:c="12"/>undef %subst_args;</text:p>
        <text:p text:style-name="P1"><text:s text:c="12"/>subst_task_prop( \$rs, $fake, '', '' );</text:p>
        <text:p text:style-name="P1"><text:s text:c="12"/>launch( 0, $rs, "MON_$i" );</text:p>
        <text:p text:style-name="P1"><text:s text:c="8"/>}</text:p>
        <text:p text:style-name="P1"><text:s text:c="8"/>$mons{$i}-&gt;{last_response} = 0;</text:p>
        <text:p text:style-name="P1"><text:s text:c="8"/>$mons{$i}-&gt;{port} <text:s text:c="9"/>= $nodeport;</text:p>
        <text:p text:style-name="P1"><text:s text:c="8"/>@addrs <text:s text:c="20"/>= ();</text:p>
        <text:p text:style-name="P1"><text:s text:c="8"/>( undef, undef, undef, undef, @addrs ) = gethostbyname($i);</text:p>
        <text:p text:style-name="P1"><text:s text:c="8"/>if ( scalar(@addrs) &lt; 1 ) {</text:p>
        <text:p text:style-name="P1"><text:s text:c="12"/>qlog "$i has no IPs!!!!\n", LOG_WARN;</text:p>
        <text:p text:style-name="P1"><text:s text:c="8"/>}</text:p>
        <text:p text:style-name="P1"><text:s text:c="8"/>$log = "IPS for $i: '";</text:p>
        <text:p text:style-name="P1"><text:s text:c="8"/>foreach $tmp (@addrs) {</text:p>
        <text:p text:style-name="P1"><text:s text:c="12"/>( $a, $b, $c, $d ) = unpack( 'C4', $tmp );</text:p>
        <text:p text:style-name="P1"><text:s text:c="12"/>push @{ $mons{$i}-&gt;{ips} }, "$a.$b.$c.$d";</text:p>
        <text:p text:style-name="P1"><text:s text:c="12"/>$log .= "$a.$b.$c.$d ";</text:p>
        <text:p text:style-name="P1"><text:s text:c="8"/>}</text:p>
        <text:p text:style-name="P1"><text:s text:c="8"/>qlog "$log'\n", LOG_INFO;</text:p>
        <text:p text:style-name="P1"><text:s text:c="8"/>$mons{$i}-&gt;{state} = 'dead';</text:p>
        <text:p text:style-name="P1"><text:s text:c="8"/>$mons{$i}-&gt;{conn} = new Cleo::Conn( $i, $nodeport );</text:p>
        <text:p text:style-name="P1"><text:s text:c="8"/>mons_connecter($i);</text:p>
        <text:p text:style-name="P1"><text:s text:c="4"/>}</text:p>
        <text:p text:style-name="P1"><text:s text:c="4"/>$mons_connecting = scalar( keys(%the_nodes) );</text:p>
        <text:p text:style-name="P1"><text:s text:c="4"/>new_req_to_child( 'internal_info',</text:p>
        <text:p text:style-name="P1"><text:s text:c="8"/>{},</text:p>
        <text:p text:style-name="P1"><text:s text:c="8"/>'__ALL__',</text:p>
        <text:p text:style-name="P1"><text:s text:c="8"/>1,</text:p>
        <text:p text:style-name="P1"><text:s text:c="8"/>SUCC_ALL | SUCC_OK,</text:p>
        <text:p text:style-name="P1"><text:s text:c="8"/>\&amp;chld_int_info_handler,</text:p>
        <text:p text:style-name="P1"><text:s text:c="8"/>\&amp;chld_every_int_info_handler,</text:p>
        <text:p text:style-name="P1"><text:s text:c="8"/>get_setting('intra_timeout'),</text:p>
        <text:p text:style-name="P1"><text:s text:c="8"/>\&amp;chld_int_info_handler );</text:p>
        <text:p text:style-name="P1">}</text:p>
        <text:p text:style-name="P1">cleanup_data();</text:p>
        <text:p text:style-name="P1">qlog "Entering MAIN LOOP\n", LOG_INFO;</text:p>
        <text:p text:style-name="P1">eval {</text:p>
        <text:p text:style-name="P1"><text:s text:c="4"/>for ( ;; ) {</text:p>
        <text:p text:style-name="P1"><text:s text:c="8"/>do_reap();</text:p>
        <text:p text:style-name="P1"><text:s text:c="8"/>Cleo::Conn::allflush;</text:p>
        <text:p text:style-name="P1"><text:s text:c="8"/>$last_time = time;</text:p>
        <text:p text:style-name="P1"><text:s text:c="8"/>if ( <text:s text:c="4"/>$next_restriction_time &gt; 0</text:p>
        <text:p text:style-name="P1"><text:s text:c="12"/>and $next_restriction_time &lt; $last_time ) {</text:p>
        <text:p text:style-name="P1"><text:s text:c="8"/>$q_change = 1;</text:p>
        <text:p text:style-name="P1"><text:s text:c="12"/>}</text:p>
        <text:p text:style-name="P1"><text:s text:c="12"/>if ($is_master) {</text:p>
        <text:p text:style-name="P1"><text:s text:c="16"/>if ( $run_fase == 1 ) { <text:s text:c="3"/># initial connection to monitors</text:p>
        <text:p text:style-name="P1"><text:s text:c="20"/>$run_fase = 2;</text:p>
        <text:p text:style-name="P1"><text:s text:c="16"/>} elsif ( $run_fase == 2 or $run_fase == 3 ) {</text:p>
        <text:p text:style-name="P1"><text:s text:c="20"/>qlog "Fase 0!\n", LOG_INFO;</text:p>
        <text:p text:style-name="P1"><text:s text:c="20"/>qlog "Start real work! version $VERSION ($VARIANT)\n",</text:p>
        <text:p text:style-name="P1"><text:s text:c="20"/>LOG_ALL;</text:p>
        <text:p text:style-name="P1"><text:s text:c="20"/>new_req_to_child( 'start', {},</text:p>
        <text:p text:style-name="P1"><text:s text:c="24"/>'__ALL__', <text:s text:c="9"/>1,</text:p>
        <text:p text:style-name="P1"><text:s text:c="24"/>SUCC_ALL | SUCC_OK, \&amp;nil_sub,</text:p>
        <text:p text:style-name="P1"><text:s text:c="24"/>\&amp;every_nil_sub, <text:s text:c="3"/>0,</text:p>
        <text:p text:style-name="P1"><text:s text:c="24"/>\&amp;nil_sub );</text:p>
        <text:p text:style-name="P1"><text:s text:c="20"/>$run_fase = 0;</text:p>
        <text:p text:style-name="P1"><text:s text:c="16"/>}</text:p>
        <text:p text:style-name="P1"><text:s text:c="16"/>if ( defined $RSH ) {</text:p>
        <text:p text:style-name="P1"><text:s text:c="20"/>for ( ;; ) {</text:p>
        <text:p text:style-name="P1"><text:s text:c="24"/>undef $tmp;</text:p>
        <text:p text:style-name="P1"><text:s text:c="24"/>$tmp = $RSH-&gt;accept;</text:p>
        <text:p text:style-name="P1"><text:s text:c="24"/>last unless $tmp;</text:p>
        <text:p text:style-name="P1"><text:s text:c="24"/>new_rsh_connection($tmp);</text:p>
        <text:p text:style-name="P1"><text:s text:c="20"/>}</text:p>
        <text:p text:style-name="P1"><text:s text:c="16"/>}</text:p>
        <text:p text:style-name="P1"><text:s text:c="16"/>if ($LST) {</text:p>
        <text:p text:style-name="P1"><text:s text:c="20"/>for ( ;; ) {</text:p>
        <text:p text:style-name="P1"><text:s text:c="24"/>$Client = $LST-&gt;accept();</text:p>
        <text:p text:style-name="P1"><text:s text:c="24"/>last unless defined $Client;</text:p>
        <text:p text:style-name="P1"><text:s text:c="24"/>my $fd = $Client-&gt;get_h;</text:p>
        <text:p text:style-name="P1"><text:s text:c="24"/>$fd-&gt;fcntl( Fcntl::F_SETFL(),</text:p>
        <text:p text:style-name="P1"><text:s text:c="28"/>O_NONBLOCK() | $fd-&gt;fcntl( Fcntl::F_GETFL(), 0 ) );</text:p>
        <text:p text:style-name="P1"><text:s text:c="24"/>my $ip = $Client-&gt;get_peer();</text:p>
        <text:p text:style-name="P1"><text:s text:c="24"/>my $line;</text:p>
        <text:p text:style-name="P1"><text:s text:c="24"/>qlog "Connection from $ip\n", LOG_INFO;</text:p>
        <text:p text:style-name="P1"><text:s text:c="24"/>unless ( $global_settings{allowed_ips} =~ /\b$ip\b/ ) {</text:p>
        <text:p text:style-name="P1"><text:s text:c="28"/>qlog</text:p>
        <text:p text:style-name="P1"><text:s text:c="28"/>"Illegal IP: $ip (allowed $global_settings{allowed_ips}\n",</text:p>
        <text:p text:style-name="P1"><text:s text:c="28"/>LOG_ERR;</text:p>
        <text:p text:style-name="P1"><text:s text:c="28"/>$Client-&gt;send(</text:p>
        <text:p text:style-name="P1"><text:s text:c="32"/>"-You are not authorized to do this from this IP\n"</text:p>
        <text:p text:style-name="P1"><text:s text:c="32"/>);</text:p>
        <text:p text:style-name="P1"><text:s text:c="28"/>$Client-&gt;flush;</text:p>
        <text:p text:style-name="P1"><text:s text:c="28"/>$Client-&gt;disconnect;</text:p>
        <text:p text:style-name="P1"><text:s text:c="28"/>next;</text:p>
        <text:p text:style-name="P1"><text:s text:c="24"/>}</text:p>
        <text:p text:style-name="P1"><text:soft-page-break/><text:s text:c="24"/>my %args = ( begin =&gt; $last_time,</text:p>
        <text:p text:style-name="P1"><text:s text:c="28"/>state =&gt; 1,</text:p>
        <text:p text:style-name="P1"><text:s text:c="28"/>ch <text:s text:c="3"/>=&gt; $Client );</text:p>
        <text:p text:style-name="P1"><text:s text:c="24"/>handle_user_connection( \%args );</text:p>
        <text:p text:style-name="P1"><text:s text:c="20"/>}</text:p>
        <text:p text:style-name="P1"><text:s text:c="16"/>} <text:s text:c="3"/>## ~$LST</text:p>
        <text:p text:style-name="P1"><text:s text:c="12"/>} <text:s text:c="3"/>############################ ~ <text:s/>MASTER <text:s/>~ <text:s/>#####################</text:p>
        <text:p text:style-name="P1"><text:s text:c="12"/>if ( ++$local_count &gt; 10 ) {</text:p>
        <text:p text:style-name="P1"><text:s text:c="16"/>$local_count = 0;</text:p>
        <text:p text:style-name="P1"><text:s text:c="16"/>if ($is_master) {</text:p>
        <text:p text:style-name="P1"><text:s text:c="20"/>; <text:s text:c="3"/>#block_delayed();</text:p>
        <text:p text:style-name="P1"><text:s text:c="16"/>} elsif ( kill( 0, $parent_pid ) == 0 ) {</text:p>
        <text:p text:style-name="P1"><text:s text:c="20"/>save_n_exit('[master died]');</text:p>
        <text:p text:style-name="P1"><text:s text:c="20"/>die("Master died! So I too...\n");</text:p>
        <text:p text:style-name="P1"><text:s text:c="16"/>}</text:p>
        <text:p text:style-name="P1"><text:s text:c="12"/>}</text:p>
        <text:p text:style-name="P1"><text:s text:c="12"/>sc_execute();</text:p>
        <text:p text:style-name="P1"><text:s text:c="12"/>if ( $sched_alarm &gt; 0 and $last_time &gt;= $sched_alarm ) {</text:p>
        <text:p text:style-name="P1"><text:s text:c="16"/>$sched_alarm = 0;</text:p>
        <text:p text:style-name="P1"><text:s text:c="16"/>scheduler_event('alarm');</text:p>
        <text:p text:style-name="P1"><text:s text:c="12"/>}</text:p>
        <text:p text:style-name="P1"><text:s text:c="12"/>rcv_from_rsh();</text:p>
        <text:p text:style-name="P1"><text:s text:c="12"/>flush_to_mons();</text:p>
        <text:p text:style-name="P1"><text:s text:c="12"/>flush_to_childs();</text:p>
        <text:p text:style-name="P1"><text:s text:c="12"/>rcv_from_parent();</text:p>
        <text:p text:style-name="P1"><text:s text:c="12"/>rcv_from_mon() if ($is_master);</text:p>
        <text:p text:style-name="P1"><text:s text:c="12"/>rcv_from_childs();</text:p>
        <text:p text:style-name="P1"><text:s text:c="12"/>if ( $next_check_running &lt; $last_time ) {</text:p>
        <text:p text:style-name="P1"><text:s text:c="16"/>$check_running = 1;</text:p>
        <text:p text:style-name="P1"><text:s text:c="16"/>flush_mails();</text:p>
        <text:p text:style-name="P1"><text:s text:c="12"/>}</text:p>
        <text:p text:style-name="P1"><text:s text:c="12"/>check_all_mod_timers();</text:p>
        <text:p text:style-name="P1"><text:s text:c="12"/>check_children() if ( $run_fase == 0 );</text:p>
        <text:p text:style-name="P1"><text:s text:c="12"/>flush_to_parent();</text:p>
        <text:p text:style-name="P1"><text:s text:c="12"/>select( undef, undef, undef, 0.1 );</text:p>
        <text:p text:style-name="P1"><text:s text:c="12"/>if ($is_master) {</text:p>
        <text:p text:style-name="P1"><text:s text:c="16"/>if ( $cccount &gt; 1024 ) {</text:p>
        <text:p text:style-name="P1"><text:s text:c="20"/>$cccount = 0;</text:p>
        <text:p text:style-name="P1"><text:s text:c="20"/>qlog "MARK\n";</text:p>
        <text:p text:style-name="P1"><text:s text:c="20"/>log_rotate();</text:p>
        <text:p text:style-name="P1"><text:s text:c="16"/>}</text:p>
        <text:p text:style-name="P1"><text:s text:c="16"/>++$cccount;</text:p>
        <text:p text:style-name="P1"><text:s text:c="12"/>}</text:p>
        <text:p text:style-name="P1"><text:s text:c="4"/>} <text:s text:c="3"/>#infinite loop</text:p>
        <text:p text:style-name="P1">}; <text:s text:c="3"/># ~eval</text:p>
        <text:p text:style-name="P1">qlog "Server has die. Reason:$@", LOG_ERR;</text:p>
        <text:p text:style-name="P1">die "Impossible death...\n";</text:p>
        <text:p text:style-name="P1">sub del_from_mons_select($){</text:p>
        <text:p text:style-name="P1"><text:s text:c="4"/>$Mons_select-&gt;remove($_[0]);</text:p>
        <text:p text:style-name="P1">}</text:p>
        <text:p text:style-name="P1">sub del_from_rsh_select($){</text:p>
        <text:p text:style-name="P1"><text:s text:c="4"/>$RSH_select-&gt;remove($_[0]);</text:p>
        <text:p text:style-name="P1">}</text:p>
        <text:p text:style-name="P1">sub del_from_down_select($){</text:p>
        <text:p text:style-name="P1"><text:s text:c="4"/>$down_ch_select-&gt;remove($_[0]);</text:p>
        <text:p text:style-name="P1">}</text:p>
        <text:p text:style-name="P1">sub del_from_up_select($){</text:p>
        <text:p text:style-name="P1"><text:s text:c="4"/>$up_ch_select-&gt;remove($_[0]);</text:p>
        <text:p text:style-name="P1">}</text:p>
        <text:p text:style-name="P1">sub check_children() {</text:p>
        <text:p text:style-name="P1"><text:s text:c="4"/>my ( $child, $cur_ch, $pe, <text:s text:c="2"/>$dir, $i,</text:p>
        <text:p text:style-name="P1"><text:s text:c="8"/>$j, <text:s text:c="4"/>$hour, <text:s text:c="2"/>$min, <text:s/>$sec, $yday,</text:p>
        <text:p text:style-name="P1"><text:s text:c="8"/>$num, <text:s text:c="2"/>$pid, <text:s text:c="3"/>$time, $starttime );</text:p>
        <text:p text:style-name="P1"><text:s text:c="4"/>my $q_entry;</text:p>
        <text:p text:style-name="P1"><text:s text:c="4"/>my $theid;</text:p>
        <text:p text:style-name="P1"><text:s text:c="4"/>if ($check_running) {</text:p>
        <text:p text:style-name="P1"><text:s text:c="8"/>check_detached();</text:p>
        <text:p text:style-name="P1"><text:s text:c="8"/>qlog( "Checking running...\n", LOG_DEBUG )</text:p>
        <text:p text:style-name="P1"><text:s text:c="8"/>unless ( $next_check_running &lt; $last_time );</text:p>
        <text:p text:style-name="P1"><text:s text:c="8"/>$next_check_running = $last_time + get_setting('check_run_interval');</text:p>
        <text:p text:style-name="P1"><text:s text:c="8"/>foreach $child ( keys(%childs_info) ) {</text:p>
        <text:p text:style-name="P1"><text:s text:c="12"/>next unless $childs_info{$child}{pid};</text:p>
        <text:p text:style-name="P1"><text:s text:c="12"/>next</text:p>
        <text:p text:style-name="P1"><text:s text:c="12"/>if ( <text:s text:c="3"/>$childs_info{$child}{pid} &lt; 0</text:p>
        <text:p text:style-name="P1"><text:s text:c="16"/>or $childs_info{$child}{pid} &gt;= MAX_CLEO_ID );</text:p>
        <text:p text:style-name="P1"><text:s text:c="8"/>}</text:p>
        <text:p text:style-name="P1"><text:s text:c="4"/>}</text:p>
        <text:p text:style-name="P1"><text:s text:c="4"/>$check_running = 0;</text:p>
        <text:p text:style-name="P1"><text:s text:c="4"/>while ( $theid = shift @dead ) { <text:s text:c="3"/>#dead cleaning</text:p>
        <text:p text:style-name="P1"><text:s text:c="8"/>unless ( exists( $childs_info{$theid} ) ) {</text:p>
        <text:p text:style-name="P1"><text:s text:c="12"/>qlog "ALREADY DEAD: $theid. Skip.\n", LOG_DEBUG;</text:p>
        <text:p text:style-name="P1"><text:s text:c="12"/>next;</text:p>
        <text:p text:style-name="P1"><text:s text:c="8"/>}</text:p>
        <text:p text:style-name="P1"><text:s text:c="8"/>if ( $log_level &gt;= LOG_DEBUG2 ) {</text:p>
        <text:p text:style-name="P1"><text:s text:c="12"/>qlog "_DEAD: $theid; CHILDS_INFOS2: "</text:p>
        <text:p text:style-name="P1"><text:s text:c="12"/>. join( ';', keys(%childs_info) )</text:p>
        <text:p text:style-name="P1"><text:s text:c="12"/>. "\n", LOG_DEBUG2;</text:p>
        <text:p text:style-name="P1"><text:s text:c="8"/>}</text:p>
        <text:p text:style-name="P1"><text:s text:c="8"/>qlog "DEADS: " . join( ';', @dead ) . "\n", LOG_INFO;</text:p>
        <text:p text:style-name="P1"><text:s text:c="8"/>$may_go <text:s text:c="2"/>= 1;</text:p>
        <text:p text:style-name="P1"><text:s text:c="8"/>$q_change = 1;</text:p>
        <text:p text:style-name="P1"><text:s text:c="8"/>slog "END_TASK0 $childs_info{$theid}-&gt;{uniqid}\n";</text:p>
        <text:p text:style-name="P1"><text:s text:c="8"/>( $sec, $min, $hour, undef, undef, undef, undef, undef, $yday ) =</text:p>
        <text:p text:style-name="P1"><text:s text:c="8"/>gmtime( $last_time - $childs_info{$theid}-&gt;{time} );</text:p>
        <text:p text:style-name="P1"><text:s text:c="8"/>$childs_info{$theid}-&gt;{endtime} =</text:p>
        <text:p text:style-name="P1"><text:s text:c="8"/>$sec + $min * 60 + $hour * 3600 + $yday * 3600 * 24;</text:p>
        <text:p text:style-name="P1"><text:s text:c="8"/>if ( $childs_info{$theid}-&gt;{attach_mask} ne ''</text:p>
        <text:p text:style-name="P1"><text:s text:c="12"/>and get_setting('use_monitors')&gt;0) {</text:p>
        <text:p text:style-name="P1"><text:s text:c="8"/>qlog "del_mon_task3\n", LOG_DEBUG;</text:p>
        <text:p text:style-name="P1"><text:s text:c="8"/>if ( $childs_info{$theid}-&gt;{owner} eq</text:p>
        <text:p text:style-name="P1"><text:s text:c="12"/>cleosupport::get_setting('root_cluster_name') ) {</text:p>
        <text:p text:style-name="P1"><text:s text:c="8"/>my @nodes = cpulist2nodes( $childs_info{$theid}-&gt;{nodes} );</text:p>
        <text:p text:style-name="P1"><text:s text:c="8"/>main::new_req_to_mon( 'kill',</text:p>
        <text:p text:style-name="P1"><text:s text:c="12"/>$childs_info{$theid},</text:p>
        <text:p text:style-name="P1"><text:s text:c="12"/>\@nodes,</text:p>
        <text:p text:style-name="P1"><text:s text:c="12"/>SUCC_ALL | SUCC_OK,</text:p>
        <text:p text:style-name="P1"><text:s text:c="12"/>\&amp;main::mon_kill_handler,</text:p>
        <text:p text:style-name="P1"><text:s text:c="12"/>undef,</text:p>
        <text:p text:style-name="P1"><text:s text:c="12"/>cleosupport::get_setting(</text:p>
        <text:p text:style-name="P1"><text:s text:c="16"/>'mon_run_timeout'),</text:p>
        <text:p text:style-name="P1"><text:s text:c="12"/>\&amp;main::mon_kill_handler );</text:p>
        <text:p text:style-name="P1"><text:s text:c="12"/>} else {</text:p>
        <text:p text:style-name="P1"><text:s text:c="16"/>answer_to_parent( cleosupport::get_setting(</text:p>
        <text:p text:style-name="P1"><text:s text:c="20"/>'root_cluster_name'),</text:p>
        <text:p text:style-name="P1"><text:soft-page-break/><text:s text:c="20"/>0,</text:p>
        <text:p text:style-name="P1"><text:s text:c="20"/>'del_mon_task',</text:p>
        <text:p text:style-name="P1"><text:s text:c="20"/>SUCC_OK, 'id', $theid, 'mons',</text:p>
        <text:p text:style-name="P1"><text:s text:c="20"/>$childs_info{$theid}-&gt;{nodes} );</text:p>
        <text:p text:style-name="P1"><text:s text:c="12"/>}</text:p>
        <text:p text:style-name="P1"><text:s text:c="12"/>}</text:p>
        <text:p text:style-name="P1"><text:s text:c="12"/>foreach $i ( @{ $ids{$theid}-&gt;{own} },</text:p>
        <text:p text:style-name="P1"><text:s text:c="16"/>@{ $ids{$theid}-&gt;{shared} },</text:p>
        <text:p text:style-name="P1"><text:s text:c="16"/>@{ $ids{$theid}-&gt;{extranodes} }</text:p>
        <text:p text:style-name="P1"><text:s text:c="16"/>) {</text:p>
        <text:p text:style-name="P1"><text:s text:c="12"/>delete $pe{$i}-&gt;{ids}-&gt;{$theid};</text:p>
        <text:p text:style-name="P1"><text:s text:c="12"/>qlog "_freeing $i of $theid res=$reserved_shared\n", LOG_DEBUG;</text:p>
        <text:p text:style-name="P1"><text:s text:c="16"/>}</text:p>
        <text:p text:style-name="P1"><text:s text:c="16"/>unless ( exists( $childs_info{$theid} ) ) {</text:p>
        <text:p text:style-name="P1"><text:s text:c="20"/>qlog "Task is deleted already!!! ($theid)\n", LOG_WARN;</text:p>
        <text:p text:style-name="P1"><text:s text:c="20"/>next;</text:p>
        <text:p text:style-name="P1"><text:s text:c="16"/>}</text:p>
        <text:p text:style-name="P1"><text:s text:c="16"/>$extra_nodes_used -= $childs_info{$theid}-&gt;{npextra};</text:p>
        <text:p text:style-name="P1"><text:s text:c="16"/>if ( $childs_info{$theid}-&gt;{lastowner} eq $cluster_name ) {</text:p>
        <text:p text:style-name="P1"><text:s text:c="20"/>if ( $log_level &gt;= LOG_DEBUG2 ) {</text:p>
        <text:p text:style-name="P1"><text:s text:c="24"/>qlog ":: " . join( ";", %{ $childs_info{$theid} } ) . "\n",</text:p>
        <text:p text:style-name="P1"><text:s text:c="24"/>LOG_DEBUG2;</text:p>
        <text:p text:style-name="P1"><text:s text:c="20"/>}</text:p>
        <text:p text:style-name="P1"><text:s text:c="20"/>task_after_death( $theid, $childs_info{$theid} );</text:p>
        <text:p text:style-name="P1"><text:s text:c="16"/>} <text:s text:c="3"/># ~ process dead children...</text:p>
        <text:p text:style-name="P1"><text:s text:c="16"/>else {</text:p>
        <text:p text:style-name="P1"><text:s text:c="20"/>qlog</text:p>
        <text:p text:style-name="P1"><text:s text:c="20"/>"NOT own child ($theid) - lastowner is $childs_info{$theid}-&gt;{lastowner}, owner - $childs_info{$theid}-&gt;{owner}\n",</text:p>
        <text:p text:style-name="P1"><text:s text:c="20"/>LOG_INFO;</text:p>
        <text:p text:style-name="P1"><text:s text:c="16"/>}</text:p>
        <text:p text:style-name="P1"><text:s text:c="16"/>$i = cleosupport::find_runned($theid);</text:p>
        <text:p text:style-name="P1"><text:s text:c="16"/>if ( $i &lt; 0 ) {</text:p>
        <text:p text:style-name="P1"><text:s text:c="20"/>qlog</text:p>
        <text:p text:style-name="P1"><text:s text:c="20"/>"Dead id is not found in runned_list!!! ($theid,state=$childs_info{$theid}-&gt;{status})\n",</text:p>
        <text:p text:style-name="P1"><text:s text:c="20"/>LOG_WARN;</text:p>
        <text:p text:style-name="P1"><text:s text:c="20"/>new_runned( $theid, $childs_info{$theid}-&gt;{status} );</text:p>
        <text:p text:style-name="P1"><text:s text:c="16"/>} else {</text:p>
        <text:p text:style-name="P1"><text:s text:c="20"/>$runned_list[$i]-&gt;{exitcode} = $childs_info{$theid}-&gt;{status};</text:p>
        <text:p text:style-name="P1"><text:s text:c="16"/>}</text:p>
        <text:p text:style-name="P1"><text:s text:c="16"/>account_end($theid);</text:p>
        <text:p text:style-name="P1"><text:s text:c="16"/>del_from_queue($theid);</text:p>
        <text:p text:style-name="P1"><text:s text:c="16"/>for $i ( keys(%wait_run) ) {</text:p>
        <text:p text:style-name="P1"><text:s text:c="20"/>for $j ( keys( %{ $wait_run{$i} } ) ) {</text:p>
        <text:p text:style-name="P1"><text:s text:c="24"/>delete $wait_run{$i}-&gt;{$j}</text:p>
        <text:p text:style-name="P1"><text:s text:c="24"/>if ( $wait_run{$i}-&gt;{$j} == $theid );</text:p>
        <text:p text:style-name="P1"><text:s text:c="20"/>}</text:p>
        <text:p text:style-name="P1"><text:s text:c="16"/>}</text:p>
        <text:p text:style-name="P1"><text:s text:c="16"/>delete $pids{$theid};</text:p>
        <text:p text:style-name="P1"><text:s text:c="16"/>qlog "Erased: $theid\n", LOG_INFO;</text:p>
        <text:p text:style-name="P1"><text:s text:c="16"/>$dump_flag=1;</text:p>
        <text:p text:style-name="P1"><text:s text:c="4"/>}</text:p>
        <text:p text:style-name="P1"><text:s text:c="4"/>my $not_infinite = 15; <text:s text:c="3"/>#Maximal number of tasks to run at once</text:p>
        <text:p text:style-name="P1"><text:s text:c="4"/>if ($q_change) {</text:p>
        <text:p text:style-name="P1"><text:s text:c="8"/>count_user_np_used();</text:p>
        <text:p text:style-name="P1"><text:s text:c="8"/>save_state($cluster_name);</text:p>
        <text:p text:style-name="P1"><text:s text:c="8"/>$dump_flag=1;</text:p>
        <text:p text:style-name="P1"><text:s text:c="8"/>correct_time_restrictions();</text:p>
        <text:p text:style-name="P1"><text:s text:c="8"/>qlog "queue changed...\n", LOG_DEBUG;</text:p>
        <text:p text:style-name="P1"><text:s text:c="8"/>$q_change = 0;</text:p>
        <text:p text:style-name="P1"><text:s text:c="8"/>$may_go <text:s text:c="2"/>= 1;</text:p>
        <text:p text:style-name="P1"><text:s text:c="4"/>}</text:p>
        <text:p text:style-name="P1"><text:s text:c="4"/>if($dump_flag!=0){</text:p>
        <text:p text:style-name="P1"><text:s text:c="8"/>dump_queue();</text:p>
        <text:p text:style-name="P1"><text:s text:c="8"/>$dump_flag=0;</text:p>
        <text:p text:style-name="P1"><text:s text:c="4"/>}</text:p>
        <text:p text:style-name="P1"><text:s text:c="4"/>if ( $may_go &gt; 0 ) { <text:s text:c="5"/># &amp;&amp; ($mode &amp; MODE_RUN_ALLOW)) {</text:p>
        <text:p text:style-name="P1"><text:s text:c="8"/>$may_go = 0</text:p>
        <text:p text:style-name="P1"><text:s text:c="8"/>; #reset flag for not execute this code until queue change or free new pe.</text:p>
        <text:p text:style-name="P1"><text:s text:c="8"/>qlog "-Own: "</text:p>
        <text:p text:style-name="P1"><text:s text:c="8"/>. scalar( keys(%own) )</text:p>
        <text:p text:style-name="P1"><text:s text:c="8"/>. " Shared: "</text:p>
        <text:p text:style-name="P1"><text:s text:c="8"/>. scalar( keys(%shared) )</text:p>
        <text:p text:style-name="P1"><text:s text:c="8"/>. "\n", LOG_DEBUG;</text:p>
        <text:p text:style-name="P1"><text:s text:c="8"/>qlog "Queue0 length="</text:p>
        <text:p text:style-name="P1"><text:s text:c="8"/>. scalar(@queue)</text:p>
        <text:p text:style-name="P1"><text:s text:c="8"/>. " foreign="</text:p>
        <text:p text:style-name="P1"><text:s text:c="8"/>. scalar(@foreign)</text:p>
        <text:p text:style-name="P1"><text:s text:c="8"/>. " running="</text:p>
        <text:p text:style-name="P1"><text:s text:c="8"/>. scalar(@running)</text:p>
        <text:p text:style-name="P1"><text:s text:c="8"/>. " $reserved_shared reserved\n", LOG_DEBUG;</text:p>
        <text:p text:style-name="P1"><text:s text:c="8"/>$starttime = time;</text:p>
        <text:p text:style-name="P1"><text:s text:c="8"/>foreach my $i ( @pending, @queue ) { <text:s text:c="3"/># <text:s/>@foreign</text:p>
        <text:p text:style-name="P1"><text:s text:c="12"/>last if $starttime + get_setting('run_chunk_tmout') &gt; time;</text:p>
        <text:p text:style-name="P1"><text:s text:c="12"/>my $runflag = 0;</text:p>
        <text:p text:style-name="P1"><text:s text:c="12"/>my @new;</text:p>
        <text:p text:style-name="P1"><text:s text:c="12"/>if ( ( $i-&gt;{state} eq 'prerun' ) and ( $i-&gt;{no_run_again} != 1 ) )</text:p>
        <text:p text:style-name="P1"><text:s text:c="12"/>{</text:p>
        <text:p text:style-name="P1"><text:s text:c="16"/>my ( @free_sh, $free_total, $free_shared_total, $id, $status,</text:p>
        <text:p text:style-name="P1"><text:s text:c="20"/>$real_reserved );</text:p>
        <text:p text:style-name="P1"><text:s text:c="16"/>@free_own = ();</text:p>
        <text:p text:style-name="P1"><text:s text:c="16"/>count_free( \@free_own, \%own ); <text:s text:c="3"/>#</text:p>
        <text:p text:style-name="P1"><text:s text:c="16"/>for my $node (@free_own) {</text:p>
        <text:p text:style-name="P1"><text:s text:c="20"/>push @{ $i-&gt;{own} }, $node;</text:p>
        <text:p text:style-name="P1"><text:s text:c="20"/>push @new, $node;</text:p>
        <text:p text:style-name="P1"><text:s text:c="20"/>$pe{$node}-&gt;{ids}-&gt;{ $i-&gt;{id} } =</text:p>
        <text:p text:style-name="P1"><text:s text:c="20"/>-1; <text:s text:c="3"/># mark node as occupied by pre-run!!!</text:p>
        <text:p text:style-name="P1"><text:s text:c="20"/>if ( @{ $i-&gt;{shared} } + @{ $i-&gt;{own} } &gt;= $i-&gt;{np} ) {</text:p>
        <text:p text:style-name="P1"><text:s text:c="24"/>$runflag = 1;</text:p>
        <text:p text:style-name="P1"><text:s text:c="24"/>qlog "GOT ALL NODES!! ($i-&gt;{np})\n", LOG_INFO;</text:p>
        <text:p text:style-name="P1"><text:s text:c="24"/>last;</text:p>
        <text:p text:style-name="P1"><text:s text:c="20"/>}</text:p>
        <text:p text:style-name="P1"><text:s text:c="16"/>}</text:p>
        <text:p text:style-name="P1"><text:s text:c="12"/>}</text:p>
        <text:p text:style-name="P1"><text:s text:c="12"/>if ( <text:s text:c="3"/>( $i-&gt;{lastowner} ne $cluster_name )</text:p>
        <text:p text:style-name="P1"><text:s text:c="16"/>&amp;&amp; ( scalar(@new) &gt; 0 ) ) {</text:p>
        <text:p text:style-name="P1"><text:s text:c="12"/>qlog "TELL PARENT\n", LOG_DEBUG2;</text:p>
        <text:p text:style-name="P1"><text:s text:c="12"/>answer_to_parent( $i-&gt;{lastowner}, 0, 'got', SUCC_OK, 'id',</text:p>
        <text:p text:style-name="P1"><text:s text:c="16"/>$i-&gt;{id}, 'nodes', join( ',', @new ) );</text:p>
        <text:p text:style-name="P1"><text:s text:c="16"/>}</text:p>
        <text:p text:style-name="P1"><text:s text:c="16"/>if ( $runflag and ( $i-&gt;{lastowner} eq $cluster_name ) ) {</text:p>
        <text:p text:style-name="P1"><text:s text:c="20"/>$i-&gt;{nodes} =</text:p>
        <text:p text:style-name="P1"><text:s text:c="20"/>join( ',', sort( @{ $i-&gt;{own} }, @{ $i-&gt;{shared} } ) );</text:p>
        <text:p text:style-name="P1"><text:soft-page-break/><text:s text:c="20"/>undef $i-&gt;{wait_for};</text:p>
        <text:p text:style-name="P1"><text:s text:c="20"/>if ( run_id( $i-&gt;{id} ) &lt; 0 ) {</text:p>
        <text:p text:style-name="P1"><text:s text:c="24"/>qlog "Failed run task '$i-&gt;{task_args}-&gt;[0]' "</text:p>
        <text:p text:style-name="P1"><text:s text:c="24"/>. "for user $i-&gt;{user} ($i-&gt;{id})\n", LOG_ERR;</text:p>
        <text:p text:style-name="P1"><text:s text:c="20"/>}</text:p>
        <text:p text:style-name="P1"><text:s text:c="16"/>}</text:p>
        <text:p text:style-name="P1"><text:s text:c="8"/>}</text:p>
        <text:p text:style-name="P1"><text:s text:c="8"/>block_task('all', 0, '__scheduler__', 'Unsuccesfull run');</text:p>
        <text:p text:style-name="P1"><text:s text:c="8"/>my $sched = get_setting('scheduler');</text:p>
        <text:p text:style-name="P1"><text:s text:c="8"/>if ( <text:s text:c="3"/>( $sched eq 'default' )</text:p>
        <text:p text:style-name="P1"><text:s text:c="12"/>or ( do_external_schedule($sched) ) ) {</text:p>
        <text:p text:style-name="P1"><text:s text:c="8"/>my @list;</text:p>
        <text:p text:style-name="P1"><text:s text:c="8"/>push @list,</text:p>
        <text:p text:style-name="P1"><text:s text:c="8"/>[ \@foreign, <text:s text:c="4"/>$foreign_schedule_proc,</text:p>
        <text:p text:style-name="P1"><text:s text:c="8"/>FOREIGN_QUEUE, \%foreign_schedule ];</text:p>
        <text:p text:style-name="P1"><text:s text:c="8"/>push @list, [ \@queue, $schedule_proc, NATIVE_QUEUE, \%schedule ];</text:p>
        <text:p text:style-name="P1"><text:s text:c="8"/>for $i ( @foreign, @pending, @queue ) {</text:p>
        <text:p text:style-name="P1"><text:s text:c="12"/>$i-&gt;{seen} = 0;</text:p>
        <text:p text:style-name="P1"><text:s text:c="8"/>}</text:p>
        <text:p text:style-name="P1"><text:s text:c="8"/>for my $x (@list) {</text:p>
        <text:p text:style-name="P1"><text:s text:c="12"/>last if $starttime + get_setting('run_chunk_tmout') &gt; time;</text:p>
        <text:p text:style-name="P1"><text:s text:c="12"/>next if ( scalar( @{ $x-&gt;[0] } ) &lt; 1 ); <text:s text:c="3"/># queue is empty</text:p>
        <text:p text:style-name="P1"><text:s text:c="12"/>for ( ; $not_infinite; --$not_infinite )</text:p>
        <text:p text:style-name="P1"><text:s text:c="12"/>{ <text:s text:c="3"/>#work untill tasks queue is not empty</text:p>
        <text:p text:style-name="P1"><text:s text:c="16"/>my ( @free_sh, $free_total, $free_shared_total, $id,</text:p>
        <text:p text:style-name="P1"><text:s text:c="20"/>$status, $real_reserved );</text:p>
        <text:p text:style-name="P1"><text:s text:c="16"/>@free_own = ();</text:p>
        <text:p text:style-name="P1"><text:s text:c="16"/>count_free( \@free_own, \%own ); <text:s text:c="6"/>#</text:p>
        <text:p text:style-name="P1"><text:s text:c="16"/>count_free( \@free_sh, <text:s/>\%shared ); <text:s text:c="3"/># NOT RATIONAL!</text:p>
        <text:p text:style-name="P1"><text:s text:c="16"/>$free_shared_total =</text:p>
        <text:p text:style-name="P1"><text:s text:c="16"/>max( 0, @free_sh - $reserved_shared );</text:p>
        <text:p text:style-name="P1"><text:s text:c="16"/>$free_total = $free_shared_total + @free_own;</text:p>
        <text:p text:style-name="P1"><text:s text:c="16"/>qlog "Free: $free_total / $free_shared_total ("</text:p>
        <text:p text:style-name="P1"><text:s text:c="16"/>. scalar(@free_own) . "/"</text:p>
        <text:p text:style-name="P1"><text:s text:c="16"/>. scalar(@free_sh)</text:p>
        <text:p text:style-name="P1"><text:s text:c="16"/>. " reserved $reserved_shared)\n", LOG_INFO;</text:p>
        <text:p text:style-name="P1"><text:s text:c="16"/>last unless ( $free_total &gt; 0 ); <text:s text:c="3"/># no free nodes at all</text:p>
        <text:p text:style-name="P1"><text:s text:c="16"/>( $id, $status ) =</text:p>
        <text:p text:style-name="P1"><text:s text:c="16"/>$x-&gt;[3]-&gt;{"$x-&gt;[1]"}</text:p>
        <text:p text:style-name="P1"><text:s text:c="16"/>-&gt;( $x-&gt;[2], \@{ $x-&gt;[0] }, \@free_own, \@free_sh );</text:p>
        <text:p text:style-name="P1"><text:s text:c="16"/>if ( $id &lt; 1 and $status ) {</text:p>
        <text:p text:style-name="P1"><text:s text:c="20"/>qlog "End schedule (zero!)\n", LOG_DEBUG;</text:p>
        <text:p text:style-name="P1"><text:s text:c="20"/>last;</text:p>
        <text:p text:style-name="P1"><text:s text:c="16"/>}</text:p>
        <text:p text:style-name="P1"><text:s text:c="16"/>qlog join( ',', keys(%ids) ) . "\n", LOG_DEBUG2;</text:p>
        <text:p text:style-name="P1"><text:s text:c="16"/>last if ( $ids{$id}-&gt;{seen} );</text:p>
        <text:p text:style-name="P1"><text:s text:c="16"/>if ($id) {</text:p>
        <text:p text:style-name="P1"><text:s text:c="20"/>$may_go = 1;</text:p>
        <text:p text:style-name="P1"><text:s text:c="20"/>qlog "Selected ID=$id [$ids{$id}-&gt;{gummy}]\n", LOG_INFO;</text:p>
        <text:p text:style-name="P1"><text:s text:c="20"/>$ids{$id}-&gt;{seen} = 1;</text:p>
        <text:p text:style-name="P1"><text:s text:c="20"/>if(try_to_run( $id, $ids{$id}-&gt;{gummy} )){</text:p>
        <text:p text:style-name="P1"><text:s text:c="24"/>block_task($id, 1, '__scheduler__', 'Unsuccesfull run');</text:p>
        <text:p text:style-name="P1"><text:s text:c="20"/>}</text:p>
        <text:p text:style-name="P1"><text:s text:c="20"/>$q_change = 1;</text:p>
        <text:p text:style-name="P1"><text:s text:c="16"/>}</text:p>
        <text:p text:style-name="P1"><text:s text:c="16"/>if ($status) {</text:p>
        <text:p text:style-name="P1"><text:s text:c="20"/>last;</text:p>
        <text:p text:style-name="P1"><text:s text:c="16"/>}</text:p>
        <text:p text:style-name="P1"><text:s text:c="12"/>}</text:p>
        <text:p text:style-name="P1"><text:s text:c="8"/>}</text:p>
        <text:p text:style-name="P1"><text:s text:c="12"/>}# do_scheduler...</text:p>
        <text:p text:style-name="P1"><text:s text:c="12"/>my @free_own;</text:p>
        <text:p text:style-name="P1"><text:s text:c="12"/>my @free_sh;</text:p>
        <text:p text:style-name="P1"><text:s text:c="12"/>count_free( \@free_own, \%own ); <text:s text:c="6"/>#</text:p>
        <text:p text:style-name="P1"><text:s text:c="12"/>count_free( \@free_sh, <text:s/>\%shared ); <text:s text:c="3"/># NOT RATIONAL!</text:p>
        <text:p text:style-name="P1"><text:s text:c="12"/>calculate_estimated(scalar(@free_own)+scalar(@free_sh));</text:p>
        <text:p text:style-name="P1"><text:s text:c="4"/>} # ~may_go</text:p>
        <text:p text:style-name="P1"><text:s text:c="4"/>$may_go = ( $not_infinite ? 0 : 1 );</text:p>
        <text:p text:style-name="P1"><text:s text:c="4"/>if ( $check_time &lt; $last_time ) {</text:p>
        <text:p text:style-name="P1"><text:s text:c="8"/>if ( $log_level &gt;= LOG_DEBUG2 ) {</text:p>
        <text:p text:style-name="P1"><text:s text:c="12"/>qlog( "CHILDS_INFOS: " . join( ';', keys(%childs_info) ) . "\n",</text:p>
        <text:p text:style-name="P1"><text:s text:c="16"/>LOG_DEBUG2 )</text:p>
        <text:p text:style-name="P1"><text:s text:c="12"/>if $last_cin != keys(%childs_info);</text:p>
        <text:p text:style-name="P1"><text:s text:c="8"/>}</text:p>
        <text:p text:style-name="P1"><text:s text:c="8"/>$last_cin = keys(%childs_info);</text:p>
        <text:p text:style-name="P1"><text:s text:c="8"/>while ( ( $cur_ch, $child ) = each(%childs_info) ) {</text:p>
        <text:p text:style-name="P1"><text:s text:c="12"/>next if ( $child-&gt;{state} ne 'run' );</text:p>
        <text:p text:style-name="P1"><text:s text:c="12"/>if ( <text:s text:c="3"/>$child-&gt;{time_to_delete} &gt; 0</text:p>
        <text:p text:style-name="P1"><text:s text:c="16"/>&amp;&amp; $child-&gt;{time_to_delete} &lt; $last_time ) {</text:p>
        <text:p text:style-name="P1"><text:s text:c="12"/>qlog</text:p>
        <text:p text:style-name="P1"><text:s text:c="12"/>"Task didnt send me SIGCHLD. Delete it... ($child-&gt;{pid} / $child-&gt;{id}))\n",</text:p>
        <text:p text:style-name="P1"><text:s text:c="12"/>LOG_WARN;</text:p>
        <text:p text:style-name="P1"><text:s text:c="12"/>push @dead, $child-&gt;{id};</text:p>
        <text:p text:style-name="P1"><text:s text:c="12"/>$child-&gt;{status} <text:s text:c="4"/>= 0;</text:p>
        <text:p text:style-name="P1"><text:s text:c="12"/>$child-&gt;{core} <text:s text:c="6"/>= 0;</text:p>
        <text:p text:style-name="P1"><text:s text:c="12"/>$child-&gt;{signal} <text:s text:c="4"/>= 9;</text:p>
        <text:p text:style-name="P1"><text:s text:c="12"/>$child-&gt;{final_kill} = 1;</text:p>
        <text:p text:style-name="P1"><text:s text:c="12"/>} elsif ( <text:s text:c="3"/>$child-&gt;{timelimit} &gt; 0</text:p>
        <text:p text:style-name="P1"><text:s text:c="16"/>&amp;&amp; $child-&gt;{timelimit} &lt; $last_time ) {</text:p>
        <text:p text:style-name="P1"><text:s text:c="12"/>next if ( $child-&gt;{substate} eq 'deleting' );</text:p>
        <text:p text:style-name="P1"><text:s text:c="12"/>qlog "Task $child-&gt;{id} timed out.\n", LOG_INFO;</text:p>
        <text:p text:style-name="P1"><text:s text:c="12"/>if ( $child-&gt;{timelimit} + get_setting('hard_kill_delay') &lt;</text:p>
        <text:p text:style-name="P1"><text:s text:c="16"/>$last_time ) {</text:p>
        <text:p text:style-name="P1"><text:s text:c="12"/>$child-&gt;{final_kill} = 1;</text:p>
        <text:p text:style-name="P1"><text:s text:c="12"/>qlog "HARDKILL! $child-&gt;{pid} $child-&gt;{id}\n", LOG_INFO;</text:p>
        <text:p text:style-name="P1"><text:s text:c="16"/>} else {</text:p>
        <text:p text:style-name="P1"><text:s text:c="20"/>qlog</text:p>
        <text:p text:style-name="P1"><text:s text:c="20"/>"KILL! $child-&gt;{pid} $child-&gt;{id} ($child-&gt;{timelimit} &lt; $last_time) $child-&gt;{state}\n",</text:p>
        <text:p text:style-name="P1"><text:s text:c="20"/>LOG_INFO;</text:p>
        <text:p text:style-name="P1"><text:s text:c="16"/>}</text:p>
        <text:p text:style-name="P1"><text:s text:c="16"/>del_task( $child-&gt;{id}, '__internal__', undef, undef, undef,</text:p>
        <text:p text:style-name="P1"><text:s text:c="20"/>undef, 'Time limit exceeded' );</text:p>
        <text:p text:style-name="P1"><text:s text:c="16"/>}</text:p>
        <text:p text:style-name="P1"><text:s text:c="8"/>} <text:s text:c="3"/>#checking all running children</text:p>
        <text:p text:style-name="P1"><text:s text:c="8"/>$check_time = $last_time + cleosupport::get_setting('time_qcheck');</text:p>
        <text:p text:style-name="P1"><text:s text:c="4"/>}</text:p>
        <text:p text:style-name="P1">} <text:s text:c="3"/>#~check_children</text:p>
        <text:p text:style-name="P1">sub req_subcluster_to_run( $ ) {</text:p>
        <text:p text:style-name="P1"><text:s text:c="4"/>my $q_entry = $_[0];</text:p>
        <text:p text:style-name="P1"><text:s text:c="4"/>return 1 if ( $q_entry-&gt;{state} eq 'prerun' );</text:p>
        <text:p text:style-name="P1"><text:s text:c="4"/>$q_entry-&gt;{state} = 'prerun';</text:p>
        <text:p text:style-name="P1"><text:s text:c="4"/>qlog "Req $q_entry-&gt;{np} for $q_entry-&gt;{lastowner}\n", LOG_DEBUG;</text:p>
        <text:p text:style-name="P1"><text:soft-page-break/><text:s text:c="4"/>req_child_pe( $q_entry-&gt;{id}, $q_entry-&gt;{np} );</text:p>
        <text:p text:style-name="P1"><text:s text:c="4"/>my (@free_sh);</text:p>
        <text:p text:style-name="P1"><text:s text:c="4"/>count_free( \@free_sh, \%shared ); <text:s text:c="3"/># NOT RATIONAL!</text:p>
        <text:p text:style-name="P1"><text:s text:c="4"/>qlog "TRY_TO_RUN(REQ): reserved $reserved_shared\n", LOG_DEBUG;</text:p>
        <text:p text:style-name="P1"><text:s text:c="4"/>unless ( $q_entry-&gt;{reserved} ) {</text:p>
        <text:p text:style-name="P1"><text:s text:c="8"/>$q_entry-&gt;{reserved} = min( $q_entry-&gt;{np}, keys(%shared) );</text:p>
        <text:p text:style-name="P1"><text:s text:c="8"/>qlog "RESERVING $q_entry-&gt;{reserved} for $q_entry-&gt;{id}\n", LOG_DEBUG;</text:p>
        <text:p text:style-name="P1"><text:s text:c="8"/>qlog "TRY_TO_RUN(REQ): reserved now $reserved_shared\n", LOG_DEBUG;</text:p>
        <text:p text:style-name="P1"><text:s text:c="4"/>}</text:p>
        <text:p text:style-name="P1"><text:s text:c="4"/>foreach my $p ( keys(%shared) ) {</text:p>
        <text:p text:style-name="P1"><text:s text:c="8"/>foreach my $tmp ( @{ $pe{$p}-&gt;{level1} } ) {</text:p>
        <text:p text:style-name="P1"><text:s text:c="12"/>$q_entry-&gt;{wait_for}-&gt;{$p}-&gt;{$tmp} = 1;</text:p>
        <text:p text:style-name="P1"><text:s text:c="8"/>}</text:p>
        <text:p text:style-name="P1"><text:s text:c="4"/>}</text:p>
        <text:p text:style-name="P1"><text:s text:c="4"/>return 0;</text:p>
        <text:p text:style-name="P1">}</text:p>
        <text:p text:style-name="P1">sub try_to_run($;$$ ) {</text:p>
        <text:p text:style-name="P1"><text:s text:c="4"/>my ( $q_entry, $gummy, $cpus_list ) = @_;</text:p>
        <text:p text:style-name="P1"><text:s text:c="4"/>my ( $tmp, $id, $np, $alg );</text:p>
        <text:p text:style-name="P1"><text:s text:c="4"/>my @new = ();</text:p>
        <text:p text:style-name="P1"><text:s text:c="4"/>$id = $q_entry-&gt;{id};</text:p>
        <text:p text:style-name="P1"><text:s text:c="4"/>$np = $q_entry-&gt;{np};</text:p>
        <text:p text:style-name="P1"><text:s text:c="4"/>if ( $id &lt; 1 ) {</text:p>
        <text:p text:style-name="P1"><text:s text:c="8"/>qlog "Empty id: " . join( ';;', %$q_entry ) . "\n", LOG_WARN;</text:p>
        <text:p text:style-name="P1"><text:s text:c="8"/>return 1;</text:p>
        <text:p text:style-name="P1"><text:s text:c="4"/>}</text:p>
        <text:p text:style-name="P1"><text:s text:c="4"/>return 1 if ( $q_entry-&gt;{state} eq 'run' || defined $q_entry-&gt;{pid} );</text:p>
        <text:p text:style-name="P1"><text:s text:c="4"/>qlog "_Try to run $id\n", <text:s text:c="24"/>LOG_INFO;</text:p>
        <text:p text:style-name="P1"><text:s text:c="4"/>qlog "Needed (native) $np for id=$id [$gummy]\n", LOG_DEBUG;</text:p>
        <text:p text:style-name="P1"><text:s text:c="4"/>if ( $q_entry-&gt;{is_own} == 0 ) {</text:p>
        <text:p text:style-name="P1"><text:s text:c="8"/>foreach my $cpu ( keys(%own) ) {</text:p>
        <text:p text:style-name="P1"><text:s text:c="12"/>next if ( $own{$cpu}-&gt;{blocked} );</text:p>
        <text:p text:style-name="P1"><text:s text:c="12"/>if ( scalar( %{ $own{$cpu}-&gt;{ids} } ) &lt; 2 * $own{$cpu}-&gt;{max} ) {</text:p>
        <text:p text:style-name="P1"><text:s text:c="16"/>push @new, $cpu;</text:p>
        <text:p text:style-name="P1"><text:s text:c="16"/>$pe{$cpu}-&gt;{ids}-&gt;{$id} = -1;</text:p>
        <text:p text:style-name="P1"><text:s text:c="12"/>}</text:p>
        <text:p text:style-name="P1"><text:s text:c="8"/>}</text:p>
        <text:p text:style-name="P1"><text:s text:c="8"/>qlog "Sending got (ALL free own) "</text:p>
        <text:p text:style-name="P1"><text:s text:c="8"/>. scalar(@new)</text:p>
        <text:p text:style-name="P1"><text:s text:c="8"/>. " to $q_entry-&gt;{lastowner}\n", LOG_DEBUG;</text:p>
        <text:p text:style-name="P1"><text:s text:c="8"/>answer_to_parent( $q_entry-&gt;{lastowner}, 0, 'got', SUCC_OK, 'id',</text:p>
        <text:p text:style-name="P1"><text:s text:c="12"/>$q_entry-&gt;{id}, 'nodes', join( ',', @new ) );</text:p>
        <text:p text:style-name="P1"><text:s text:c="8"/>req_subcluster_to_run($q_entry);</text:p>
        <text:p text:style-name="P1"><text:s text:c="8"/>return 0;</text:p>
        <text:p text:style-name="P1"><text:s text:c="4"/>}</text:p>
        <text:p text:style-name="P1"><text:s text:c="4"/>if ( scalar(@$cpus_list)&gt;0 ) {</text:p>
        <text:p text:style-name="P1"><text:s text:c="8"/>my ( $cpu, $n );</text:p>
        <text:p text:style-name="P1"><text:s text:c="8"/>foreach $cpu (@$cpus_list) {</text:p>
        <text:p text:style-name="P1"><text:s text:c="12"/>if ( exists( $own{$cpu} ) ) {</text:p>
        <text:p text:style-name="P1"><text:s text:c="16"/>push @{ $q_entry-&gt;{own} }, $cpu;</text:p>
        <text:p text:style-name="P1"><text:s text:c="16"/>push @new, $cpu;</text:p>
        <text:p text:style-name="P1"><text:s text:c="16"/>$pe{$cpu}-&gt;{ids}-&gt;{$id} = -1;</text:p>
        <text:p text:style-name="P1"><text:s text:c="16"/>last if ( --$np &lt; 1 );</text:p>
        <text:p text:style-name="P1"><text:s text:c="12"/>} else {</text:p>
        <text:p text:style-name="P1"><text:s text:c="16"/>qlog "Scheduler requests for run not own cpu, so ask children: $cpu (".</text:p>
        <text:p text:style-name="P1"><text:s text:c="20"/>join(',',@$cpus_list).").\n",</text:p>
        <text:p text:style-name="P1"><text:s text:c="16"/>LOG_ERR;</text:p>
        <text:p text:style-name="P1"><text:s text:c="16"/>last;</text:p>
        <text:p text:style-name="P1"><text:s text:c="12"/>}</text:p>
        <text:p text:style-name="P1"><text:s text:c="8"/>}</text:p>
        <text:p text:style-name="P1"><text:s text:c="4"/>}</text:p>
        <text:p text:style-name="P1"><text:s text:c="4"/>elsif (@free_own) {</text:p>
        <text:p text:style-name="P1"><text:s text:c="8"/>my %nodes_used;</text:p>
        <text:p text:style-name="P1"><text:s text:c="8"/>my $cpu;</text:p>
        <text:p text:style-name="P1"><text:s text:c="8"/>qlog "FREE_OWN: " . join( ' ', sort(@free_own) ) . "\n", LOG_DEBUG;</text:p>
        <text:p text:style-name="P1"><text:s text:c="8"/>if ( $q_entry-&gt;{pe_select} ne '' ) {</text:p>
        <text:p text:style-name="P1"><text:s text:c="12"/>$alg = $q_entry-&gt;{pe_select};</text:p>
        <text:p text:style-name="P1"><text:s text:c="8"/>} else {</text:p>
        <text:p text:style-name="P1"><text:s text:c="12"/>$alg =</text:p>
        <text:p text:style-name="P1"><text:s text:c="12"/>cleosupport::get_setting(</text:p>
        <text:p text:style-name="P1"><text:s text:c="16"/>'pe_select', <text:s text:c="8"/>$q_entry-&gt;{user},</text:p>
        <text:p text:style-name="P1"><text:s text:c="16"/>$q_entry-&gt;{profile}, $cluster_name );</text:p>
        <text:p text:style-name="P1"><text:s text:c="8"/>}</text:p>
        <text:p text:style-name="P1"><text:s text:c="8"/>if ( $alg eq 'scheduler' ) {</text:p>
        <text:p text:style-name="P1"><text:s text:c="12"/>my @free_cpus;</text:p>
        <text:p text:style-name="P1"><text:s text:c="12"/>my @out_cpus;</text:p>
        <text:p text:style-name="P1"><text:s text:c="12"/>push @free_cpus, @free_own;</text:p>
        <text:p text:style-name="P1"><text:s text:c="12"/>@out_cpus =</text:p>
        <text:p text:style-name="P1"><text:s text:c="12"/>do_external_schedule_cpus_select(</text:p>
        <text:p text:style-name="P1"><text:s text:c="16"/>get_setting( 'scheduler', $q_entry-&gt;{user},</text:p>
        <text:p text:style-name="P1"><text:s text:c="20"/>$q_entry-&gt;{profile}, $cluster_name</text:p>
        <text:p text:style-name="P1"><text:s text:c="20"/>),</text:p>
        <text:p text:style-name="P1"><text:s text:c="16"/>$id,</text:p>
        <text:p text:style-name="P1"><text:s text:c="16"/>\@free_cpus );</text:p>
        <text:p text:style-name="P1"><text:s text:c="12"/>if ( @out_cpus &gt; 0 ) {</text:p>
        <text:p text:style-name="P1"><text:s text:c="16"/>if ( $out_cpus[0] =~ m/^!(.*)/ ) {</text:p>
        <text:p text:style-name="P1"><text:s text:c="20"/>block_task( $id, 1, '__internal__', $1 );</text:p>
        <text:p text:style-name="P1"><text:s text:c="20"/>return 0;</text:p>
        <text:p text:style-name="P1"><text:s text:c="16"/>}</text:p>
        <text:p text:style-name="P1"><text:s text:c="16"/>foreach $cpu (@out_cpus) {</text:p>
        <text:p text:style-name="P1"><text:s text:c="20"/>if ( exists( $own{$cpu} ) ) {</text:p>
        <text:p text:style-name="P1"><text:s text:c="24"/>push @{ $q_entry-&gt;{own} }, $cpu;</text:p>
        <text:p text:style-name="P1"><text:s text:c="24"/>push @new, $cpu;</text:p>
        <text:p text:style-name="P1"><text:s text:c="24"/>$pe{$cpu}-&gt;{ids}-&gt;{$id} = -1;</text:p>
        <text:p text:style-name="P1"><text:s text:c="24"/>last if ( --$np &lt; 1 );</text:p>
        <text:p text:style-name="P1"><text:s text:c="20"/>} else {</text:p>
        <text:p text:style-name="P1"><text:s text:c="24"/>qlog</text:p>
        <text:p text:style-name="P1"><text:s text:c="24"/>"Error! Scheduler requests selector not own cpu: $cpu.\n",</text:p>
        <text:p text:style-name="P1"><text:s text:c="24"/>LOG_ERR;</text:p>
        <text:p text:style-name="P1"><text:s text:c="20"/>}</text:p>
        <text:p text:style-name="P1"><text:s text:c="16"/>}</text:p>
        <text:p text:style-name="P1"><text:s text:c="12"/>} else {</text:p>
        <text:p text:style-name="P1"><text:s text:c="16"/>qlog "Warning! Scheduler cannot create cpulist for $id\n",</text:p>
        <text:p text:style-name="P1"><text:s text:c="16"/>LOG_DEBUG;</text:p>
        <text:p text:style-name="P1"><text:s text:c="16"/>return 1;</text:p>
        <text:p text:style-name="P1"><text:s text:c="12"/>}</text:p>
        <text:p text:style-name="P1"><text:s text:c="8"/>} else {</text:p>
        <text:p text:style-name="P1"><text:s text:c="12"/>if ( exists $shuffle_algorithms{$alg} ) {</text:p>
        <text:p text:style-name="P1"><text:s text:c="16"/>qlog "PE_SELECT USE $alg\n", LOG_DEBUG;</text:p>
        <text:p text:style-name="P1"><text:s text:c="16"/>$shuffle_algorithms{$alg}-&gt;( \@free_own );</text:p>
        <text:p text:style-name="P1"><text:s text:c="12"/>} else {</text:p>
        <text:p text:style-name="P1"><text:s text:c="16"/>qlog "PE_SELECT USE the EXTERN $alg\n", LOG_DEBUG;</text:p>
        <text:p text:style-name="P1"><text:s text:c="16"/>&amp;extern_shuffle( $alg, $np, \@free_own );</text:p>
        <text:p text:style-name="P1"><text:soft-page-break/><text:s text:c="16"/>qlog "USE: " . join( ';', @free_own ) . "\n", LOG_DEBUG;</text:p>
        <text:p text:style-name="P1"><text:s text:c="12"/>}</text:p>
        <text:p text:style-name="P1"><text:s text:c="12"/>while ($np) {</text:p>
        <text:p text:style-name="P1"><text:s text:c="16"/>$tmp = shift(@free_own) or last;</text:p>
        <text:p text:style-name="P1"><text:s text:c="16"/>if ( exists $nodes_used{$tmp} ) {</text:p>
        <text:p text:style-name="P1"><text:s text:c="20"/>qlog "SHUFFLE: Node $tmp is already used!\n", LOG_WARN;</text:p>
        <text:p text:style-name="P1"><text:s text:c="20"/>next;</text:p>
        <text:p text:style-name="P1"><text:s text:c="16"/>}</text:p>
        <text:p text:style-name="P1"><text:s text:c="16"/>$nodes_used{$tmp} = 1;</text:p>
        <text:p text:style-name="P1"><text:s text:c="16"/>push @{ $q_entry-&gt;{own} }, $tmp;</text:p>
        <text:p text:style-name="P1"><text:s text:c="16"/>push @new, $tmp;</text:p>
        <text:p text:style-name="P1"><text:s text:c="16"/>$pe{$tmp}-&gt;{ids}-&gt;{$id} = -1;</text:p>
        <text:p text:style-name="P1"><text:s text:c="16"/>--$np unless ($gummy);</text:p>
        <text:p text:style-name="P1"><text:s text:c="12"/>}</text:p>
        <text:p text:style-name="P1"><text:s text:c="12"/>qlog "USED: " . join( ' ', @{ $q_entry-&gt;{own} } ) . "\n",</text:p>
        <text:p text:style-name="P1"><text:s text:c="12"/>LOG_DEBUG;</text:p>
        <text:p text:style-name="P1"><text:s text:c="8"/>}</text:p>
        <text:p text:style-name="P1"><text:s text:c="4"/>}</text:p>
        <text:p text:style-name="P1"><text:s text:c="4"/>qlog "Needed now (native): $np\n", LOG_INFO;</text:p>
        <text:p text:style-name="P1"><text:s text:c="4"/>if ( $np &gt; 0 ) {</text:p>
        <text:p text:style-name="P1"><text:s text:c="8"/>$may_go <text:s text:c="2"/>= 1;</text:p>
        <text:p text:style-name="P1"><text:s text:c="8"/>$q_change = 1;</text:p>
        <text:p text:style-name="P1"><text:s text:c="8"/>return req_subcluster_to_run($q_entry);</text:p>
        <text:p text:style-name="P1"><text:s text:c="4"/>} else {</text:p>
        <text:p text:style-name="P1"><text:s text:c="8"/>if ( $q_entry-&gt;{lastowner} eq $cluster_name ) {</text:p>
        <text:p text:style-name="P1"><text:s text:c="12"/>run_id( $q_entry-&gt;{id} );</text:p>
        <text:p text:style-name="P1"><text:s text:c="12"/>$may_go <text:s text:c="2"/>= 1;</text:p>
        <text:p text:style-name="P1"><text:s text:c="12"/>$q_change = 1;</text:p>
        <text:p text:style-name="P1"><text:s text:c="8"/>}</text:p>
        <text:p text:style-name="P1"><text:s text:c="4"/>}</text:p>
        <text:p text:style-name="P1"><text:s text:c="4"/>return 0;</text:p>
        <text:p text:style-name="P1">}</text:p>
        <text:p text:style-name="P1">sub can_run($ ) {</text:p>
        <text:p text:style-name="P1"><text:s text:c="4"/>my $q_entry = $_[0];</text:p>
        <text:p text:style-name="P1"><text:s text:c="4"/>my ( $tmp, $id, $np );</text:p>
        <text:p text:style-name="P1"><text:s text:c="4"/>my @free_sh;</text:p>
        <text:p text:style-name="P1"><text:s text:c="4"/>my @new = ();</text:p>
        <text:p text:style-name="P1"><text:s text:c="4"/>return 0 if ( $q_entry-&gt;{state} ne 'queued' );</text:p>
        <text:p text:style-name="P1"><text:s text:c="4"/>$id = $q_entry-&gt;{id};</text:p>
        <text:p text:style-name="P1"><text:s text:c="4"/>$np = $q_entry-&gt;{np};</text:p>
        <text:p text:style-name="P1"><text:s text:c="4"/>count_free( \@free_sh, \%shared ); <text:s text:c="3"/># NOT RATIONAL!</text:p>
        <text:p text:style-name="P1"><text:s text:c="4"/>qlog "Can_run: id=$id own="</text:p>
        <text:p text:style-name="P1"><text:s text:c="4"/>. scalar(@free_own)</text:p>
        <text:p text:style-name="P1"><text:s text:c="4"/>. " shared="</text:p>
        <text:p text:style-name="P1"><text:s text:c="4"/>. scalar(@free_sh)</text:p>
        <text:p text:style-name="P1"><text:s text:c="4"/>. " req=$np res=$reserved_shared\n", LOG_INFO;</text:p>
        <text:p text:style-name="P1"><text:s text:c="4"/>return 1</text:p>
        <text:p text:style-name="P1"><text:s text:c="4"/>if ( <text:s text:c="3"/>@free_own + max( 0, @free_sh - $reserved_shared ) &gt; 0</text:p>
        <text:p text:style-name="P1"><text:s text:c="8"/>&amp;&amp; $q_entry-&gt;{gummy} );</text:p>
        <text:p text:style-name="P1"><text:s text:c="4"/>return 1 if ( @free_own &gt;= $np );</text:p>
        <text:p text:style-name="P1"><text:s text:c="4"/>$np -= @free_own;</text:p>
        <text:p text:style-name="P1"><text:s text:c="4"/>return 1 if ( @free_sh - $reserved_shared &gt;= $np );</text:p>
        <text:p text:style-name="P1"><text:s text:c="4"/>return 0;</text:p>
        <text:p text:style-name="P1">}</text:p>
        <text:p text:style-name="P1">sub there_are_blocked_tasks() {</text:p>
        <text:p text:style-name="P1"><text:s text:c="4"/>return 1;</text:p>
        <text:p text:style-name="P1">}</text:p>
        <text:p text:style-name="P1">sub check_blocked_by_res() {</text:p>
        <text:p text:style-name="P1"><text:s text:c="4"/>my ( $i, $u, $r, $tmp );</text:p>
        <text:p text:style-name="P1"><text:s text:c="4"/>if ( there_are_blocked_tasks() ) {</text:p>
        <text:p text:style-name="P1"><text:s text:c="8"/>my $not_blocked_cpus = count_enabled_cpus();</text:p>
        <text:p text:style-name="P1"><text:s text:c="8"/>foreach $i (@queue) {</text:p>
        <text:p text:style-name="P1"><text:s text:c="12"/>$u = '__internal__';</text:p>
        <text:p text:style-name="P1"><text:s text:c="12"/>$r = 'wait for blocked cpus';</text:p>
        <text:p text:style-name="P1"><text:s text:c="12"/>if ( cleosupport::test_block( $i-&gt;{id}, \$u, \$r ) ) {</text:p>
        <text:p text:style-name="P1"><text:s text:c="16"/>if ( $i-&gt;{np} &lt;= $not_blocked_cpus ) {</text:p>
        <text:p text:style-name="P1"><text:s text:c="20"/>block_task( $i-&gt;{id}, 0, $u, $r );</text:p>
        <text:p text:style-name="P1"><text:s text:c="16"/>}</text:p>
        <text:p text:style-name="P1"><text:s text:c="12"/>}</text:p>
        <text:p text:style-name="P1"><text:s text:c="12"/>$r = 'maximum np reached';</text:p>
        <text:p text:style-name="P1"><text:s text:c="12"/>if ( cleosupport::test_block( $i-&gt;{id}, \$u, \$r ) ) {</text:p>
        <text:p text:style-name="P1"><text:s text:c="16"/>$tmp = cleosupport::get_setting( 'max_sum_np', $i-&gt;{user},</text:p>
        <text:p text:style-name="P1"><text:s text:c="20"/>$i-&gt;{profile} );</text:p>
        <text:p text:style-name="P1"><text:s text:c="16"/>if ( <text:s text:c="4"/>$tmp &gt; 0</text:p>
        <text:p text:style-name="P1"><text:s text:c="20"/>and $user_np_used{ $i-&gt;{user} } + $i-&gt;{np} &lt;= $tmp ) {</text:p>
        <text:p text:style-name="P1"><text:s text:c="16"/>block_task( $i-&gt;{id}, 0, $u, $r );</text:p>
        <text:p text:style-name="P1"><text:s text:c="20"/>}</text:p>
        <text:p text:style-name="P1"><text:s text:c="12"/>}</text:p>
        <text:p text:style-name="P1"><text:s text:c="12"/>$r = 'maximum runned reached';</text:p>
        <text:p text:style-name="P1"><text:s text:c="12"/>if ( cleosupport::test_block( $i-&gt;{id}, \$u, \$r ) ) {</text:p>
        <text:p text:style-name="P1"><text:s text:c="16"/>$tmp = cleosupport::get_setting( 'max_run', $i-&gt;{user},</text:p>
        <text:p text:style-name="P1"><text:s text:c="20"/>$i-&gt;{profile} );</text:p>
        <text:p text:style-name="P1"><text:s text:c="16"/>if ( $tmp &gt; 0</text:p>
        <text:p text:style-name="P1"><text:s text:c="20"/>and count_runned( $i-&gt;{user} ) &lt; $tmp ) {</text:p>
        <text:p text:style-name="P1"><text:s text:c="16"/>block_task( $i-&gt;{id}, 0, $u, $r );</text:p>
        <text:p text:style-name="P1"><text:s text:c="20"/>}</text:p>
        <text:p text:style-name="P1"><text:s text:c="12"/>}</text:p>
        <text:p text:style-name="P1"><text:s text:c="12"/>$r = 'maximum cpu*hours reached';</text:p>
        <text:p text:style-name="P1"><text:s text:c="12"/>if ( cleosupport::test_block( $i-&gt;{id}, \$u, \$r ) ) {</text:p>
        <text:p text:style-name="P1"><text:s text:c="16"/>$tmp = cleosupport::check_cpuh( $i-&gt;{user} );</text:p>
        <text:p text:style-name="P1"><text:s text:c="16"/>if ( $tmp &lt; 0 ) {</text:p>
        <text:p text:style-name="P1"><text:s text:c="20"/>block_task( $i-&gt;{id}, 0, $u, $r );</text:p>
        <text:p text:style-name="P1"><text:s text:c="16"/>} else {</text:p>
        <text:p text:style-name="P1"><text:s text:c="20"/>my $real_np = $i-&gt;{np} + scalar( @{ $i-&gt;{extranodes} } );</text:p>
        <text:p text:style-name="P1"><text:s text:c="20"/>if ( $real_np * ( $i-&gt;{timelimit} - $i-&gt;{time} ) / 3600 &lt;=</text:p>
        <text:p text:style-name="P1"><text:s text:c="24"/>$tmp ) {</text:p>
        <text:p text:style-name="P1"><text:s text:c="20"/>block_task( $i-&gt;{id}, 0, $u, $r );</text:p>
        <text:p text:style-name="P1"><text:s text:c="24"/>}</text:p>
        <text:p text:style-name="P1"><text:s text:c="16"/>}</text:p>
        <text:p text:style-name="P1"><text:s text:c="12"/>}</text:p>
        <text:p text:style-name="P1"><text:s text:c="12"/>$r = 'wait for dependency';</text:p>
        <text:p text:style-name="P1"><text:s text:c="12"/>if ( cleosupport::test_block( $i-&gt;{id}, \$u, \$r ) ) {</text:p>
        <text:p text:style-name="P1"><text:s text:c="16"/>$tmp = test_dependencies($i);</text:p>
        <text:p text:style-name="P1"><text:s text:c="16"/>if ( $tmp == 0 ) {</text:p>
        <text:p text:style-name="P1"><text:s text:c="20"/>block_task( $i-&gt;{id}, 0, $u, $r );</text:p>
        <text:p text:style-name="P1"><text:s text:c="16"/>} elsif ( $tmp == 2 ) {</text:p>
        <text:p text:style-name="P1"><text:s text:c="20"/>qlog "Delete by dependency\n";</text:p>
        <text:p text:style-name="P1"><text:s text:c="20"/>del_task( $i-&gt;{id}, '__internal__' );</text:p>
        <text:p text:style-name="P1"><text:s text:c="20"/>next;</text:p>
        <text:p text:style-name="P1"><text:s text:c="16"/>}</text:p>
        <text:p text:style-name="P1"><text:s text:c="12"/>}</text:p>
        <text:p text:style-name="P1"><text:s text:c="12"/>if ($restriction_time_changed) {</text:p>
        <text:p text:style-name="P1"><text:s text:c="16"/>$r = 'time restrictions';</text:p>
        <text:p text:style-name="P1"><text:s text:c="16"/>if ( cleosupport::test_block( $i-&gt;{id}, \$u, \$r ) ) {</text:p>
        <text:p text:style-name="P1"><text:soft-page-break/><text:s text:c="20"/>unless ( check_time_restrictions($i) ) {</text:p>
        <text:p text:style-name="P1"><text:s text:c="24"/>block_task( $i-&gt;{id}, 0, $u, $r );</text:p>
        <text:p text:style-name="P1"><text:s text:c="20"/>}</text:p>
        <text:p text:style-name="P1"><text:s text:c="16"/>}</text:p>
        <text:p text:style-name="P1"><text:s text:c="12"/>}</text:p>
        <text:p text:style-name="P1"><text:s text:c="12"/>next if ( $i-&gt;{blocked} );</text:p>
        <text:p text:style-name="P1"><text:s text:c="8"/>}</text:p>
        <text:p text:style-name="P1"><text:s text:c="4"/>}</text:p>
        <text:p text:style-name="P1"><text:s text:c="4"/>$restriction_time_changed = 0;</text:p>
        <text:p text:style-name="P1">}</text:p>
        <text:p text:style-name="P1">sub optimizator1( $$$ ) {</text:p>
        <text:p text:style-name="P1"><text:s text:c="4"/>my ( $np, $free_shared, $reserved_shared ) = @_;</text:p>
        <text:p text:style-name="P1"><text:s text:c="4"/>my $free = @$free_shared + @free_own - $reserved_shared;</text:p>
        <text:p text:style-name="P1"><text:s text:c="4"/>if ( $free &gt; 0 ) {</text:p>
        <text:p text:style-name="P1"><text:s text:c="8"/>my ( $i, @times, $tmp, $need );</text:p>
        <text:p text:style-name="P1"><text:s text:c="8"/>for ( $i = 0; $i &lt; @running; ++$i ) {</text:p>
        <text:p text:style-name="P1"><text:s text:c="12"/>undef $tmp;</text:p>
        <text:p text:style-name="P1"><text:s text:c="12"/>$tmp-&gt;{time} = $running[$i]-&gt;{timelimit};</text:p>
        <text:p text:style-name="P1"><text:s text:c="12"/>$tmp-&gt;{np} <text:s text:c="2"/>= $running[$i]-&gt;{np};</text:p>
        <text:p text:style-name="P1"><text:s text:c="12"/>push @times, $tmp;</text:p>
        <text:p text:style-name="P1"><text:s text:c="8"/>}</text:p>
        <text:p text:style-name="P1"><text:s text:c="8"/>for ( $i = 0; $i &lt; @foreign; ++$i ) {</text:p>
        <text:p text:style-name="P1"><text:s text:c="12"/>next if ( $foreign[$i]-&gt;{state} ne 'prerun' );</text:p>
        <text:p text:style-name="P1"><text:s text:c="12"/>undef $tmp;</text:p>
        <text:p text:style-name="P1"><text:s text:c="12"/>$tmp-&gt;{time} = $foreign[$i]-&gt;{timelimit} + $last_time;</text:p>
        <text:p text:style-name="P1"><text:s text:c="12"/>$tmp-&gt;{np} <text:s text:c="2"/>= $foreign[$i]-&gt;{np};</text:p>
        <text:p text:style-name="P1"><text:s text:c="12"/>push @times, $tmp;</text:p>
        <text:p text:style-name="P1"><text:s text:c="8"/>}</text:p>
        <text:p text:style-name="P1"><text:s text:c="8"/>@times = sort { $a-&gt;{time} &lt;=&gt; $b-&gt;{time} } @times;</text:p>
        <text:p text:style-name="P1"><text:s text:c="8"/>for ( $i = 0; $i &lt; @times; ++$i ) {</text:p>
        <text:p text:style-name="P1"><text:s text:c="12"/>$need -= $times[$i]-&gt;{np};</text:p>
        <text:p text:style-name="P1"><text:s text:c="12"/>last if $need &lt; 0;</text:p>
        <text:p text:style-name="P1"><text:s text:c="8"/>}</text:p>
        <text:p text:style-name="P1"><text:s text:c="8"/>if ( $i &lt; @times ) {</text:p>
        <text:p text:style-name="P1"><text:s text:c="12"/>$need = $times[$i]-&gt;{time};</text:p>
        <text:p text:style-name="P1"><text:s text:c="12"/>for ( my $i = 1; $i &lt; @queue; ++$i ) {</text:p>
        <text:p text:style-name="P1"><text:s text:c="16"/>next if ( $queue[$i]-&gt;{blocked} &gt; 0 );</text:p>
        <text:p text:style-name="P1"><text:s text:c="16"/>next unless ( can_run( $queue[$i] ) );</text:p>
        <text:p text:style-name="P1"><text:s text:c="16"/>return ( $queue[$i]-&gt;{id}, 0 )</text:p>
        <text:p text:style-name="P1"><text:s text:c="16"/>if ( $last_time + $queue[$i]-&gt;{timelimit} &lt; $need );</text:p>
        <text:p text:style-name="P1"><text:s text:c="12"/>}</text:p>
        <text:p text:style-name="P1"><text:s text:c="8"/>}</text:p>
        <text:p text:style-name="P1"><text:s text:c="4"/>}</text:p>
        <text:p text:style-name="P1"><text:s text:c="4"/>return ( 0, 1 );</text:p>
        <text:p text:style-name="P1">}</text:p>
        <text:p text:style-name="P1">sub optimizator2( $$$ ) {</text:p>
        <text:p text:style-name="P1"><text:s text:c="4"/>my ( $np, $free_shared, $reserved_shared ) = @_;</text:p>
        <text:p text:style-name="P1"><text:s text:c="4"/>my $free = @$free_shared + @free_own - $reserved_shared;</text:p>
        <text:p text:style-name="P1"><text:s text:c="4"/>return ( 0, 1 ) if ( $free &lt;= 0 );</text:p>
        <text:p text:style-name="P1"><text:s text:c="4"/>my ( $i, $j, @run_tasks, $tmp, $willbefree, $max_np_free );</text:p>
        <text:p text:style-name="P1"><text:s text:c="4"/>$max_np_free = $queue[0]-&gt;{np};</text:p>
        <text:p text:style-name="P1"><text:s text:c="4"/>qlog "O2 -&gt; max_np_free= $max_np_free\n", LOG_DEBUG2;</text:p>
        <text:p text:style-name="P1"><text:s text:c="4"/>for ( $i = 0; $i &lt; @running; ++$i ) {</text:p>
        <text:p text:style-name="P1"><text:s text:c="8"/>%$tmp <text:s text:c="7"/>= ();</text:p>
        <text:p text:style-name="P1"><text:s text:c="8"/>$tmp-&gt;{time} = $running[$i]-&gt;{timelimit};</text:p>
        <text:p text:style-name="P1"><text:s text:c="8"/>$tmp-&gt;{np} <text:s text:c="2"/>= $running[$i]-&gt;{np};</text:p>
        <text:p text:style-name="P1"><text:s text:c="8"/>push @run_tasks, $tmp;</text:p>
        <text:p text:style-name="P1"><text:s text:c="4"/>}</text:p>
        <text:p text:style-name="P1"><text:s text:c="4"/>for ( $i = 0; $i &lt; @foreign; ++$i ) {</text:p>
        <text:p text:style-name="P1"><text:s text:c="8"/>next if ( $foreign[$i]-&gt;{state} ne 'prerun' );</text:p>
        <text:p text:style-name="P1"><text:s text:c="8"/>%$tmp <text:s text:c="7"/>= ();</text:p>
        <text:p text:style-name="P1"><text:s text:c="8"/>$tmp-&gt;{time} = $foreign[$i]-&gt;{timelimit} + $last_time;</text:p>
        <text:p text:style-name="P1"><text:s text:c="8"/>$tmp-&gt;{np} <text:s text:c="2"/>= $foreign[$i]-&gt;{np};</text:p>
        <text:p text:style-name="P1"><text:s text:c="8"/>push @run_tasks, $tmp;</text:p>
        <text:p text:style-name="P1"><text:s text:c="4"/>}</text:p>
        <text:p text:style-name="P1"><text:s text:c="4"/>@run_tasks = sort { $a-&gt;{time} &lt;=&gt; $b-&gt;{time} } @run_tasks;</text:p>
        <text:p text:style-name="P1"><text:s text:c="4"/>$willbefree = $free;</text:p>
        <text:p text:style-name="P1"><text:s text:c="4"/>qlog "O2 -&gt; free= $free; run_tasks=" . scalar(@run_tasks) . "\n",</text:p>
        <text:p text:style-name="P1"><text:s text:c="4"/>LOG_DEBUG2;</text:p>
        <text:p text:style-name="P1"><text:s text:c="4"/>for ( $i = 0; $i &lt; @run_tasks; ++$i ) {</text:p>
        <text:p text:style-name="P1"><text:s text:c="8"/>qlog "O2 -&gt; will_free= $willbefree\n", LOG_DEBUG2;</text:p>
        <text:p text:style-name="P1"><text:s text:c="8"/>if ( $willbefree &gt;= $max_np_free ) { <text:s text:c="3"/># head task will be runned</text:p>
        <text:p text:style-name="P1"><text:s text:c="12"/>return ( 0, 1 ); <text:s text:c="19"/># so no optimization...</text:p>
        <text:p text:style-name="P1"><text:s text:c="8"/>}</text:p>
        <text:p text:style-name="P1"><text:s text:c="8"/>for ( $j = 1; $j &lt; @queue; ++$j ) {</text:p>
        <text:p text:style-name="P1"><text:s text:c="12"/>next if ( $queue[$j]-&gt;{blocked} &gt; 0 );</text:p>
        <text:p text:style-name="P1"><text:s text:c="12"/>next unless ( can_run( $queue[$j] ) );</text:p>
        <text:p text:style-name="P1"><text:s text:c="12"/>qlog "O2 -&gt; check! "</text:p>
        <text:p text:style-name="P1"><text:s text:c="12"/>. ( $last_time + $queue[$j]-&gt;{timelimit} )</text:p>
        <text:p text:style-name="P1"><text:s text:c="12"/>. " &lt; $run_tasks[$i]-&gt;{time}\n", LOG_DEBUG2;</text:p>
        <text:p text:style-name="P1"><text:s text:c="12"/>return ( $queue[$j]-&gt;{id}, 0 )</text:p>
        <text:p text:style-name="P1"><text:s text:c="12"/>if ( $last_time + $queue[$j]-&gt;{timelimit} &lt;</text:p>
        <text:p text:style-name="P1"><text:s text:c="16"/>$run_tasks[$i]-&gt;{time} );</text:p>
        <text:p text:style-name="P1"><text:s text:c="8"/>}</text:p>
        <text:p text:style-name="P1"><text:s text:c="8"/>$willbefree += $run_tasks[$i]-&gt;{np};</text:p>
        <text:p text:style-name="P1"><text:s text:c="4"/>}</text:p>
        <text:p text:style-name="P1"><text:s text:c="4"/>return ( 0, 1 );</text:p>
        <text:p text:style-name="P1">}</text:p>
        <text:p text:style-name="P1">sub default_schedule($\@\@\@ ) {</text:p>
        <text:p text:style-name="P1"><text:s text:c="4"/>my ( $q_entry, $id, $user, $np, $needed, $tmp, $not_blocked_cpus );</text:p>
        <text:p text:style-name="P1"><text:s text:c="4"/>my ( $type, $queue, $free_own, $free_shared ) = @_;</text:p>
        <text:p text:style-name="P1"><text:s text:c="4"/>$not_blocked_cpus = count_enabled_cpus();</text:p>
        <text:p text:style-name="P1"><text:s text:c="4"/>qlog "S: own: "</text:p>
        <text:p text:style-name="P1"><text:s text:c="4"/>. scalar(@$free_own) . " sh: "</text:p>
        <text:p text:style-name="P1"><text:s text:c="4"/>. scalar(@$free_shared)</text:p>
        <text:p text:style-name="P1"><text:s text:c="4"/>. " res: $reserved_shared\n", LOG_DEBUG;</text:p>
        <text:p text:style-name="P1"><text:s text:c="4"/>return ( 0, 1 )</text:p>
        <text:p text:style-name="P1"><text:s text:c="4"/>if ( @$free_own + max( 0, @$free_shared - $reserved_shared ) &lt; 1 );</text:p>
        <text:p text:style-name="P1"><text:s text:c="4"/>return ( 0, 1 ) if ( scalar(@$queue) &lt; 1 );</text:p>
        <text:p text:style-name="P1"><text:s text:c="4"/>qlog "SCHEDULE ($type)\n", LOG_INFO;</text:p>
        <text:p text:style-name="P1"><text:s text:c="4"/>for my $i (@queue) {</text:p>
        <text:p text:style-name="P1"><text:s text:c="8"/>qlog "YY1 $i-&gt;{id}\n", LOG_DEBUG2;</text:p>
        <text:p text:style-name="P1"><text:s text:c="4"/>}</text:p>
        <text:p text:style-name="P1"><text:s text:c="4"/>if ( $type eq NATIVE_QUEUE ) {</text:p>
        <text:p text:style-name="P1"><text:s text:c="8"/>if ( $mode &amp; MODE_RUN_ALLOW ) {</text:p>
        <text:p text:style-name="P1"><text:s text:c="12"/>for ( $tmp = 0; $tmp &lt; $#queue; ++$tmp ) {</text:p>
        <text:p text:style-name="P1"><text:s text:c="16"/>next if ( $queue-&gt;[$tmp]-&gt;{blocked} );</text:p>
        <text:p text:style-name="P1"><text:s text:c="16"/>$q_entry = $queue-&gt;[$tmp];</text:p>
        <text:p text:style-name="P1"><text:s text:c="16"/>last;</text:p>
        <text:p text:style-name="P1"><text:s text:c="12"/>}</text:p>
        <text:p text:style-name="P1"><text:s text:c="8"/>} else {</text:p>
        <text:p text:style-name="P1"><text:s text:c="12"/>undef $q_entry;</text:p>
        <text:p text:style-name="P1"><text:s text:c="12"/>for ( my $i = 0; $i &lt; @$queue; ++$i ) {</text:p>
        <text:p text:style-name="P1"><text:s text:c="16"/>if ( $queue-&gt;[$i]-&gt;{oldid} )</text:p>
        <text:p text:style-name="P1"><text:soft-page-break/><text:s text:c="16"/>{ <text:s text:c="3"/># foreign task. dont block it as all other!</text:p>
        <text:p text:style-name="P1"><text:s text:c="20"/>$q_entry = $queue-&gt;[$i];</text:p>
        <text:p text:style-name="P1"><text:s text:c="20"/>last;</text:p>
        <text:p text:style-name="P1"><text:s text:c="16"/>}</text:p>
        <text:p text:style-name="P1"><text:s text:c="12"/>}</text:p>
        <text:p text:style-name="P1"><text:s text:c="12"/>return ( 0, 1 ) unless ( defined $q_entry );</text:p>
        <text:p text:style-name="P1"><text:s text:c="8"/>}</text:p>
        <text:p text:style-name="P1"><text:s text:c="8"/>$user = $q_entry-&gt;{user};</text:p>
        <text:p text:style-name="P1"><text:s text:c="8"/>$np <text:s text:c="2"/>= $q_entry-&gt;{np};</text:p>
        <text:p text:style-name="P1"><text:s text:c="8"/>$id <text:s text:c="2"/>= $q_entry-&gt;{id};</text:p>
        <text:p text:style-name="P1"><text:s text:c="8"/>if ( <text:s text:c="3"/>( $q_entry-&gt;{lastowner} eq $cluster_name )</text:p>
        <text:p text:style-name="P1"><text:s text:c="12"/>&amp;&amp; ( $q_entry-&gt;{np} &gt; $not_blocked_cpus ) ) {</text:p>
        <text:p text:style-name="P1"><text:s text:c="8"/>block_task( $id, 1, '__internal__', 'wait for blocked cpus' );</text:p>
        <text:p text:style-name="P1"><text:s text:c="8"/>return ( 0, 0 );</text:p>
        <text:p text:style-name="P1"><text:s text:c="12"/>}</text:p>
        <text:p text:style-name="P1"><text:s text:c="12"/>if ( check_time_restrictions($q_entry) ) {</text:p>
        <text:p text:style-name="P1"><text:s text:c="16"/>block_task( $id, 1, '__internal__', 'time restrictions' );</text:p>
        <text:p text:style-name="P1"><text:s text:c="16"/>return ( 0, 0 );</text:p>
        <text:p text:style-name="P1"><text:s text:c="12"/>}</text:p>
        <text:p text:style-name="P1"><text:s text:c="12"/>$tmp = cleosupport::get_setting( 'max_sum_np', $user,</text:p>
        <text:p text:style-name="P1"><text:s text:c="16"/>$q_entry-&gt;{profile} );</text:p>
        <text:p text:style-name="P1"><text:s text:c="12"/>if ( ( $tmp &gt; 0 ) and ( $user_np_used{$user} + $np &gt; $tmp ) ) {</text:p>
        <text:p text:style-name="P1"><text:s text:c="16"/>block_task( $id, 1, '__internal__', 'maximum np reached' );</text:p>
        <text:p text:style-name="P1"><text:s text:c="16"/>return ( 0, 0 );</text:p>
        <text:p text:style-name="P1"><text:s text:c="12"/>}</text:p>
        <text:p text:style-name="P1"><text:s text:c="12"/>$tmp = cleosupport::check_cpuh($user);</text:p>
        <text:p text:style-name="P1"><text:s text:c="12"/>if( ref $q_entry-&gt;{extranodes} ne 'ARRAY'){</text:p>
        <text:p text:style-name="P1"><text:s text:c="16"/>undef $q_entry-&gt;{extranodes};</text:p>
        <text:p text:style-name="P1"><text:s text:c="16"/>@{$q_entry-&gt;{extranodes}}=();</text:p>
        <text:p text:style-name="P1"><text:s text:c="12"/>}</text:p>
        <text:p text:style-name="P1"><text:s text:c="12"/>my $real_np = $q_entry-&gt;{np} + scalar( @{ $q_entry-&gt;{extranodes} } );</text:p>
        <text:p text:style-name="P1"><text:s text:c="12"/>if ( <text:s text:c="4"/>( $tmp &gt; 0 )</text:p>
        <text:p text:style-name="P1"><text:s text:c="16"/>and ( $q_entry-&gt;{timelimit} * $real_np ) &gt; $tmp * 3600 ) {</text:p>
        <text:p text:style-name="P1"><text:s text:c="12"/>block_task( $id, 1, '__internal__', 'maximum cpu*hours reached' );</text:p>
        <text:p text:style-name="P1"><text:s text:c="12"/>return ( 0, 0 );</text:p>
        <text:p text:style-name="P1"><text:s text:c="16"/>}</text:p>
        <text:p text:style-name="P1"><text:s text:c="16"/>$tmp =</text:p>
        <text:p text:style-name="P1"><text:s text:c="16"/>cleosupport::get_setting( 'max_run', $user, $q_entry-&gt;{profile} );</text:p>
        <text:p text:style-name="P1"><text:s text:c="16"/>if ( $tmp &gt; 0 &amp;&amp; count_runned($user) &gt;= $tmp ) {</text:p>
        <text:p text:style-name="P1"><text:s text:c="20"/>return ( 0, 0 );</text:p>
        <text:p text:style-name="P1"><text:s text:c="16"/>}</text:p>
        <text:p text:style-name="P1"><text:s text:c="16"/>qlog "NATIVE $q_entry-&gt;{id}\n", LOG_DEBUG;</text:p>
        <text:p text:style-name="P1"><text:s text:c="16"/>if ( can_run($q_entry) ) {</text:p>
        <text:p text:style-name="P1"><text:s text:c="20"/>my $dep = test_dependencies($q_entry);</text:p>
        <text:p text:style-name="P1"><text:s text:c="20"/>if ( $dep == 1 ) {</text:p>
        <text:p text:style-name="P1"><text:s text:c="24"/>block_task( $id, 1, '__internal__', 'wait for dependency' );</text:p>
        <text:p text:style-name="P1"><text:s text:c="24"/>return ( 0, 0 );</text:p>
        <text:p text:style-name="P1"><text:s text:c="20"/>}</text:p>
        <text:p text:style-name="P1"><text:s text:c="20"/>if ( $dep == 2 ) {</text:p>
        <text:p text:style-name="P1"><text:s text:c="24"/>qlog "Delete by dependency\n";</text:p>
        <text:p text:style-name="P1"><text:s text:c="24"/>del_task( $id, '__internal__' );</text:p>
        <text:p text:style-name="P1"><text:s text:c="24"/>return ( 0, 0 );</text:p>
        <text:p text:style-name="P1"><text:s text:c="20"/>}</text:p>
        <text:p text:style-name="P1"><text:s text:c="20"/>return ( $id, 0 );</text:p>
        <text:p text:style-name="P1"><text:s text:c="16"/>} else {</text:p>
        <text:p text:style-name="P1"><text:s text:c="20"/>return optimizator2( $np, $free_shared, $reserved_shared );</text:p>
        <text:p text:style-name="P1"><text:s text:c="16"/>}</text:p>
        <text:p text:style-name="P1"><text:s text:c="4"/>} elsif ( $type eq PENDING_QUEUE ) {</text:p>
        <text:p text:style-name="P1"><text:s text:c="8"/>return ( 0, 1 );</text:p>
        <text:p text:style-name="P1"><text:s text:c="8"/>check_blocked_by_res();</text:p>
        <text:p text:style-name="P1"><text:s text:c="8"/>foreach $q_entry (@$queue) {</text:p>
        <text:p text:style-name="P1"><text:s text:c="12"/>next if ( $q_entry-&gt;{blocked} );</text:p>
        <text:p text:style-name="P1"><text:s text:c="12"/>if ( can_run($q_entry) ) {</text:p>
        <text:p text:style-name="P1"><text:s text:c="16"/>return ( $id, 0 );</text:p>
        <text:p text:style-name="P1"><text:s text:c="12"/>} else {</text:p>
        <text:p text:style-name="P1"><text:s text:c="16"/>return ( 0, 1 );</text:p>
        <text:p text:style-name="P1"><text:s text:c="12"/>}</text:p>
        <text:p text:style-name="P1"><text:s text:c="8"/>}</text:p>
        <text:p text:style-name="P1"><text:s text:c="8"/>return ( 0, 1 );</text:p>
        <text:p text:style-name="P1"><text:s text:c="4"/>} elsif ( $type eq FOREIGN_QUEUE ) {</text:p>
        <text:p text:style-name="P1"><text:s text:c="8"/>return ( 0, 1 );</text:p>
        <text:p text:style-name="P1"><text:s text:c="8"/>if ( ( $mode &amp; MODE_RUN_ALLOW )</text:p>
        <text:p text:style-name="P1"><text:s text:c="12"/>or cleosupport::get_setting('force_foreign_run') ) {</text:p>
        <text:p text:style-name="P1"><text:s text:c="8"/>$q_entry = $queue-&gt;[0];</text:p>
        <text:p text:style-name="P1"><text:s text:c="12"/>} else {</text:p>
        <text:p text:style-name="P1"><text:s text:c="16"/>undef $q_entry;</text:p>
        <text:p text:style-name="P1"><text:s text:c="16"/>for ( my $i = 0; $i &lt; @$queue; ++$i ) {</text:p>
        <text:p text:style-name="P1"><text:s text:c="20"/>if ( $queue-&gt;[$i]-&gt;{oldid} )</text:p>
        <text:p text:style-name="P1"><text:s text:c="20"/>{ <text:s text:c="3"/># foreign task. dont block it as all other!</text:p>
        <text:p text:style-name="P1"><text:s text:c="24"/>$q_entry = $queue-&gt;[$i];</text:p>
        <text:p text:style-name="P1"><text:s text:c="24"/>last;</text:p>
        <text:p text:style-name="P1"><text:s text:c="20"/>}</text:p>
        <text:p text:style-name="P1"><text:s text:c="16"/>}</text:p>
        <text:p text:style-name="P1"><text:s text:c="16"/>return ( 0, 1 ) unless ( defined $q_entry );</text:p>
        <text:p text:style-name="P1"><text:s text:c="12"/>}</text:p>
        <text:p text:style-name="P1"><text:s text:c="12"/>$user = $q_entry-&gt;{user};</text:p>
        <text:p text:style-name="P1"><text:s text:c="12"/>$np <text:s text:c="2"/>= $q_entry-&gt;{np};</text:p>
        <text:p text:style-name="P1"><text:s text:c="12"/>$id <text:s text:c="2"/>= $q_entry-&gt;{id};</text:p>
        <text:p text:style-name="P1"><text:s text:c="12"/>$q_entry = $queue-&gt;[0];</text:p>
        <text:p text:style-name="P1"><text:s text:c="12"/>$id <text:s text:c="5"/>= $q_entry-&gt;{id};</text:p>
        <text:p text:style-name="P1"><text:s text:c="12"/>if ( can_run($q_entry) ) {</text:p>
        <text:p text:style-name="P1"><text:s text:c="16"/>return ( $id, 0 );</text:p>
        <text:p text:style-name="P1"><text:s text:c="12"/>} else {</text:p>
        <text:p text:style-name="P1"><text:s text:c="16"/>return ( 0, 1 );</text:p>
        <text:p text:style-name="P1"><text:s text:c="12"/>}</text:p>
        <text:p text:style-name="P1"><text:s text:c="4"/>}</text:p>
        <text:p text:style-name="P1"><text:s text:c="4"/>qlog "Invalid queue type: $type\n", LOG_ERR;</text:p>
        <text:p text:style-name="P1"><text:s text:c="4"/>return ( 0, 1 );</text:p>
        <text:p text:style-name="P1">}</text:p>
        <text:p text:style-name="P1">sub make_aliases($;@ ) {</text:p>
        <text:p text:style-name="P1"><text:s text:c="4"/>my ( $cur, @parents ) = @_;</text:p>
        <text:p text:style-name="P1"><text:s text:c="4"/>return if ( $cur eq '' );</text:p>
        <text:p text:style-name="P1"><text:s text:c="4"/>@{ $child_aliases{$cur} } = ();</text:p>
        <text:p text:style-name="P1"><text:s text:c="4"/>push @{ $child_aliases{$cur} }, $cur;</text:p>
        <text:p text:style-name="P1"><text:s text:c="4"/>foreach my $p (@parents) {</text:p>
        <text:p text:style-name="P1"><text:s text:c="8"/>push @{ $child_aliases{$p} }, $cur if ( $p ne '' );</text:p>
        <text:p text:style-name="P1"><text:s text:c="4"/>}</text:p>
        <text:p text:style-name="P1"><text:s text:c="4"/>foreach my $p ( @{ $clusters{$cur}{childs} } ) {</text:p>
        <text:p text:style-name="P1"><text:s text:c="8"/>make_aliases( $p, $cur, @parents );</text:p>
        <text:p text:style-name="P1"><text:s text:c="4"/>}</text:p>
        <text:p text:style-name="P1">}</text:p>
        <text:p text:style-name="P1">sub run_or_del($$ ) {</text:p>
        <text:p text:style-name="P1"><text:s text:c="4"/>my ( $q, $sh ) = @_;</text:p>
        <text:p text:style-name="P1"><text:s text:c="4"/>my $entry = Storable::thaw( Storable::freeze($q) ); <text:s text:c="3"/># clone q</text:p>
        <text:p text:style-name="P1"><text:soft-page-break/><text:s text:c="4"/>my ( %r, %d, $t, $p, %args );</text:p>
        <text:p text:style-name="P1"><text:s text:c="4"/>for $t ( @{ $clusters{$cluster_name}-&gt;{childs} } ) {</text:p>
        <text:p text:style-name="P1"><text:s text:c="8"/>$d{$t} = 1;</text:p>
        <text:p text:style-name="P1"><text:s text:c="4"/>}</text:p>
        <text:p text:style-name="P1"><text:s text:c="4"/>qlog "RUN_OR_DEL: @{$q-&gt;{shared}} / @$sh\n", LOG_DEBUG;</text:p>
        <text:p text:style-name="P1"><text:s text:c="4"/>for $p ( @{ $q-&gt;{shared} }, @{ $q-&gt;{extranodes} } ) {</text:p>
        <text:p text:style-name="P1"><text:s text:c="8"/>for $t ( @{ $pe{$p}-&gt;{level1} } ) {</text:p>
        <text:p text:style-name="P1"><text:s text:c="12"/>$r{$t} = 1;</text:p>
        <text:p text:style-name="P1"><text:s text:c="12"/>delete $d{$t};</text:p>
        <text:p text:style-name="P1"><text:s text:c="8"/>}</text:p>
        <text:p text:style-name="P1"><text:s text:c="4"/>}</text:p>
        <text:p text:style-name="P1"><text:s text:c="4"/>qlog "RUN_OR_DEL: $q-&gt;{id}; run:"</text:p>
        <text:p text:style-name="P1"><text:s text:c="4"/>. join( ',', keys(%r) )</text:p>
        <text:p text:style-name="P1"><text:s text:c="4"/>. " del: "</text:p>
        <text:p text:style-name="P1"><text:s text:c="4"/>. join( ',', keys(%d) )</text:p>
        <text:p text:style-name="P1"><text:s text:c="4"/>. "\n", LOG_DEBUG;</text:p>
        <text:p text:style-name="P1"><text:s text:c="4"/>for $t ( keys(%r) ) {</text:p>
        <text:p text:style-name="P1"><text:s text:c="8"/>my %answ = (</text:p>
        <text:p text:style-name="P1"><text:s text:c="12"/>'id' <text:s text:c="3"/>=&gt; $q-&gt;{id},</text:p>
        <text:p text:style-name="P1"><text:s text:c="12"/>'nodes' =&gt; join( ',', @{ $q-&gt;{shared} }, @{ $q-&gt;{extranodes} } )</text:p>
        <text:p text:style-name="P1"><text:s text:c="12"/>);</text:p>
        <text:p text:style-name="P1"><text:s text:c="8"/>new_req_to_child( 'run_pre', <text:s text:c="9"/>\%answ,</text:p>
        <text:p text:style-name="P1"><text:s text:c="12"/>'__all__', <text:s text:c="9"/>1,</text:p>
        <text:p text:style-name="P1"><text:s text:c="12"/>SUCC_ALL | SUCC_OK, \&amp;nil_sub,</text:p>
        <text:p text:style-name="P1"><text:s text:c="12"/>\&amp;every_nil_sub, <text:s text:c="3"/>1,</text:p>
        <text:p text:style-name="P1"><text:s text:c="12"/>\&amp;every_nil_sub );</text:p>
        <text:p text:style-name="P1"><text:s text:c="4"/>}</text:p>
        <text:p text:style-name="P1"><text:s text:c="4"/>for $t ( keys(%d) ) {</text:p>
        <text:p text:style-name="P1"><text:s text:c="8"/>new_req_to_child( 'del', <text:s text:c="13"/>$entry,</text:p>
        <text:p text:style-name="P1"><text:s text:c="12"/>'__all__', <text:s text:c="9"/>0,</text:p>
        <text:p text:style-name="P1"><text:s text:c="12"/>SUCC_ALL | SUCC_OK, \&amp;nil_sub,</text:p>
        <text:p text:style-name="P1"><text:s text:c="12"/>\&amp;every_nil_sub, <text:s text:c="3"/>1,</text:p>
        <text:p text:style-name="P1"><text:s text:c="12"/>\&amp;nil_sub );</text:p>
        <text:p text:style-name="P1"><text:s text:c="4"/>}</text:p>
        <text:p text:style-name="P1">}</text:p>
        <text:p text:style-name="P1">sub dump_settings() {</text:p>
        <text:p text:style-name="P1"><text:s text:c="4"/>my $a;</text:p>
        <text:p text:style-name="P1"><text:s text:c="4"/>for $a ( keys(%global_settings) ) {</text:p>
        <text:p text:style-name="P1"><text:s text:c="8"/>qlog "&gt; $a : " . cleosupport::get_setting( $a, '', '' ) . "\n";</text:p>
        <text:p text:style-name="P1"><text:s text:c="4"/>}</text:p>
        <text:p text:style-name="P1">}</text:p>
        <text:p text:style-name="P1">sub extern_shuffle( $$$ ) {</text:p>
        <text:p text:style-name="P1"><text:s text:c="4"/>my ( $name, $n, $array ) = @_;</text:p>
        <text:p text:style-name="P1"><text:s text:c="4"/>my ( @new_array, $a );</text:p>
        <text:p text:style-name="P1"><text:s text:c="4"/>$a = scalar(@$array);</text:p>
        <text:p text:style-name="P1"><text:s text:c="4"/>return if ( $a &lt; 1 );</text:p>
        <text:p text:style-name="P1"><text:s text:c="4"/>$n = $a if ( $n &gt; $a );</text:p>
        <text:p text:style-name="P1"><text:s text:c="4"/>EXT_SH_MAIN: #Its the crazy! return does NOT WORK!!! (perl 5.6). Then I use this trick...</text:p>
        <text:p text:style-name="P1"><text:s text:c="4"/>{</text:p>
        <text:p text:style-name="P1"><text:s text:c="8"/>EXT_SH_LOOP:</text:p>
        <text:p text:style-name="P1"><text:s text:c="8"/>for ( ;; ) {</text:p>
        <text:p text:style-name="P1"><text:s text:c="12"/>if ( exists $pe_sel_method{$name} ) {</text:p>
        <text:p text:style-name="P1"><text:s text:c="16"/>$pe_sel_method{$name}-&gt;{conn}</text:p>
        <text:p text:style-name="P1"><text:s text:c="16"/>-&gt;send( join( ' ', $n, @$array ) . "\n" );</text:p>
        <text:p text:style-name="P1"><text:s text:c="16"/>eval {</text:p>
        <text:p text:style-name="P1"><text:s text:c="20"/>local $SIG{ALRM} = sub { die "ext_sh\n" };</text:p>
        <text:p text:style-name="P1"><text:s text:c="20"/>alarm get_setting('scheduler_timeout');</text:p>
        <text:p text:style-name="P1"><text:s text:c="20"/>for ( ;; ) {</text:p>
        <text:p text:style-name="P1"><text:s text:c="24"/>my $l = $pe_sel_method{$name}-&gt;{conn}-&gt;read();</text:p>
        <text:p text:style-name="P1"><text:s text:c="24"/>last if ( $l =~ s/^(.*)\n//s );</text:p>
        <text:p text:style-name="P1"><text:s text:c="24"/>$pe_sel_method{$name}-&gt;{conn}-&gt;unread($l);</text:p>
        <text:p text:style-name="P1"><text:s text:c="24"/>sleep 1;</text:p>
        <text:p text:style-name="P1"><text:s text:c="20"/>}</text:p>
        <text:p text:style-name="P1"><text:s text:c="20"/>alarm 0;</text:p>
        <text:p text:style-name="P1"><text:s text:c="20"/>if ( $1 ne '' ) {</text:p>
        <text:p text:style-name="P1"><text:s text:c="24"/>@new_array = split( /\s+/, $1 );</text:p>
        <text:p text:style-name="P1"><text:s text:c="24"/>if ( scalar(@new_array) == scalar(@$array) ) {</text:p>
        <text:p text:style-name="P1"><text:s text:c="28"/>foreach my $i (@new_array) {</text:p>
        <text:p text:style-name="P1"><text:s text:c="32"/>unless ( exists $pe{$i}</text:p>
        <text:p text:style-name="P1"><text:s text:c="36"/>and !$pe{$i}-&gt;{blocked} ) {</text:p>
        <text:p text:style-name="P1"><text:s text:c="32"/>qlog</text:p>
        <text:p text:style-name="P1"><text:s text:c="32"/>"Extern pe_select method ($name) spoofs the pe ($i)\n",</text:p>
        <text:p text:style-name="P1"><text:s text:c="32"/>LOG_WARN;</text:p>
        <text:p text:style-name="P1"><text:s text:c="32"/>last EXT_SH_LOOP;</text:p>
        <text:p text:style-name="P1"><text:s text:c="36"/>}</text:p>
        <text:p text:style-name="P1"><text:s text:c="28"/>}</text:p>
        <text:p text:style-name="P1"><text:s text:c="28"/>@$array = @new_array;</text:p>
        <text:p text:style-name="P1"><text:s text:c="28"/>qlog "PE_SELECT SUCCESS: "</text:p>
        <text:p text:style-name="P1"><text:s text:c="28"/>. join( ' ', @new_array )</text:p>
        <text:p text:style-name="P1"><text:s text:c="28"/>. "\n", LOG_DEBUG;</text:p>
        <text:p text:style-name="P1"><text:s text:c="28"/>last EXT_SH_MAIN;</text:p>
        <text:p text:style-name="P1"><text:s text:c="24"/>} else {</text:p>
        <text:p text:style-name="P1"><text:s text:c="28"/>qlog</text:p>
        <text:p text:style-name="P1"><text:s text:c="28"/>"Extern pe_select method ($name) returns illegal number of nodes ("</text:p>
        <text:p text:style-name="P1"><text:s text:c="28"/>. scalar(@new_array)</text:p>
        <text:p text:style-name="P1"><text:s text:c="28"/>. " instead of $n)\n", LOG_WARN;</text:p>
        <text:p text:style-name="P1"><text:s text:c="24"/>}</text:p>
        <text:p text:style-name="P1"><text:s text:c="20"/>} else {</text:p>
        <text:p text:style-name="P1"><text:s text:c="24"/>if ( $pe_sel_method{$name}-&gt;{die_count} &gt; 0 ) {</text:p>
        <text:p text:style-name="P1"><text:s text:c="28"/>--$pe_sel_method{$name}-&gt;{die_count};</text:p>
        <text:p text:style-name="P1"><text:s text:c="28"/>qlog</text:p>
        <text:p text:style-name="P1"><text:s text:c="28"/>"Extern pe_select method ($name) has die...\n",</text:p>
        <text:p text:style-name="P1"><text:s text:c="28"/>LOG_ERR;</text:p>
        <text:p text:style-name="P1"><text:s text:c="28"/>kill 9, $pe_sel_method{$name}-&gt;{pid};</text:p>
        <text:p text:style-name="P1"><text:s text:c="28"/>$pe_sel_method{$name}-&gt;{conn}-&gt;disconnect;</text:p>
        <text:p text:style-name="P1"><text:s text:c="28"/>new_extern_shuffle($name);</text:p>
        <text:p text:style-name="P1"><text:s text:c="28"/>next EXT_SH_LOOP;</text:p>
        <text:p text:style-name="P1"><text:s text:c="24"/>}</text:p>
        <text:p text:style-name="P1"><text:s text:c="20"/>}</text:p>
        <text:p text:style-name="P1"><text:s text:c="20"/>qlog "Successfull PE_SELECT [dead]\n", LOG_WARN;</text:p>
        <text:p text:style-name="P1"><text:s text:c="16"/>}; <text:s text:c="3"/># eval</text:p>
        <text:p text:style-name="P1"><text:s text:c="16"/>alarm 0;</text:p>
        <text:p text:style-name="P1"><text:s text:c="16"/>if ( $@ eq "ext_sh\n" ) {</text:p>
        <text:p text:style-name="P1"><text:s text:c="20"/>qlog "PE Select method timed out... TERMINATE IT!!!\n",</text:p>
        <text:p text:style-name="P1"><text:s text:c="20"/>LOG_ERR;</text:p>
        <text:p text:style-name="P1"><text:s text:c="20"/>--$pe_sel_method{$name}-&gt;{die_count};</text:p>
        <text:p text:style-name="P1"><text:s text:c="20"/>$pe_sel_method{$name}-&gt;{conn}-&gt;send("TERM\n");</text:p>
        <text:p text:style-name="P1"><text:s text:c="20"/>sleep 1;</text:p>
        <text:p text:style-name="P1"><text:s text:c="20"/>kill 9, $pe_sel_method{$name}-&gt;{pid};</text:p>
        <text:p text:style-name="P1"><text:s text:c="20"/>$pe_sel_method{$name}-&gt;{conn}-&gt;disconnect;</text:p>
        <text:p text:style-name="P1"><text:s text:c="16"/>}</text:p>
        <text:p text:style-name="P1"><text:soft-page-break/><text:s text:c="12"/>} else {</text:p>
        <text:p text:style-name="P1"><text:s text:c="16"/>qlog "Non-existent pe_select method called ($name)\n",</text:p>
        <text:p text:style-name="P1"><text:s text:c="16"/>LOG_WARN;</text:p>
        <text:p text:style-name="P1"><text:s text:c="12"/>}</text:p>
        <text:p text:style-name="P1"><text:s text:c="12"/>last;</text:p>
        <text:p text:style-name="P1"><text:s text:c="8"/>}</text:p>
        <text:p text:style-name="P1"><text:s text:c="8"/>qlog "RESHUFFLING\n", LOG_WARN;</text:p>
        <text:p text:style-name="P1"><text:s text:c="8"/>cleosupport::shuffle_array($array);</text:p>
        <text:p text:style-name="P1"><text:s text:c="4"/>} <text:s text:c="3"/># ~ EXT_SH_MAIN</text:p>
        <text:p text:style-name="P1">}</text:p>
        <text:p text:style-name="P1">sub new_extern_shuffle( $ ) {</text:p>
        <text:p text:style-name="P1"><text:s text:c="4"/>my $name = $_[0];</text:p>
        <text:p text:style-name="P1"><text:s text:c="4"/>unless ( exists $cleosupport::global_settings{pe_sel_method}-&gt;{$name} ) {</text:p>
        <text:p text:style-name="P1"><text:s text:c="8"/>qlog "Undefined pe_select method ($name) is tryed to reanimate!\n",</text:p>
        <text:p text:style-name="P1"><text:s text:c="8"/>LOG_ERR;</text:p>
        <text:p text:style-name="P1"><text:s text:c="8"/>return;</text:p>
        <text:p text:style-name="P1"><text:s text:c="4"/>}</text:p>
        <text:p text:style-name="P1"><text:s text:c="4"/>my ( $pipe1, $pipe2, $pid );</text:p>
        <text:p text:style-name="P1"><text:s text:c="4"/>$pipe1 = new IO::Handle;</text:p>
        <text:p text:style-name="P1"><text:s text:c="4"/>$pipe2 = new IO::Handle;</text:p>
        <text:p text:style-name="P1"><text:s text:c="4"/>qlog "Starting extern_pe_select $name\n", LOG_INFO;</text:p>
        <text:p text:style-name="P1"><text:s text:c="4"/>unless ( socketpair( $pipe1, $pipe2, AF_UNIX, SOCK_STREAM, PF_UNSPEC ) ) {</text:p>
        <text:p text:style-name="P1"><text:s text:c="8"/>qlog "Cannot create socketpair in new_extern_shuffle\n", LOG_ERR;</text:p>
        <text:p text:style-name="P1"><text:s text:c="8"/>return;</text:p>
        <text:p text:style-name="P1"><text:s text:c="4"/>}</text:p>
        <text:p text:style-name="P1"><text:s text:c="4"/>$pipe1-&gt;autoflush(1);</text:p>
        <text:p text:style-name="P1"><text:s text:c="4"/>$pipe2-&gt;autoflush(1);</text:p>
        <text:p text:style-name="P1"><text:s text:c="4"/>$pid = fork();</text:p>
        <text:p text:style-name="P1"><text:s text:c="4"/>die "Cannot fork!\n" unless defined $pid;</text:p>
        <text:p text:style-name="P1"><text:s text:c="4"/>die "Cannot fork!\n" if ( $pid &lt; 0 );</text:p>
        <text:p text:style-name="P1"><text:s text:c="4"/>if ($pid) {</text:p>
        <text:p text:style-name="P1"><text:s text:c="8"/>close $pipe2;</text:p>
        <text:p text:style-name="P1"><text:s text:c="8"/>$pe_sel_method{$name}-&gt;{conn} = new_handle Cleo::Conn($pipe1);</text:p>
        <text:p text:style-name="P1"><text:s text:c="8"/>$pe_sel_method{$name}-&gt;{pid} <text:s/>= $pid;</text:p>
        <text:p text:style-name="P1"><text:s text:c="8"/>$pe_sel_method{$name}-&gt;{die_count} =</text:p>
        <text:p text:style-name="P1"><text:s text:c="8"/>cleosupport::get_setting('pe_sel_die_count');</text:p>
        <text:p text:style-name="P1"><text:s text:c="8"/>$pe_sel_method{$name}-&gt;{conn}-&gt;send("CLEO version $VERSION\n");</text:p>
        <text:p text:style-name="P1"><text:s text:c="8"/>eval {</text:p>
        <text:p text:style-name="P1"><text:s text:c="12"/>local $SIG{ALRM} = sub { die "new_ext_sh\n" };</text:p>
        <text:p text:style-name="P1"><text:s text:c="12"/>my $rep;</text:p>
        <text:p text:style-name="P1"><text:s text:c="12"/>alarm 5;</text:p>
        <text:p text:style-name="P1"><text:s text:c="12"/>for ( ;; ) {</text:p>
        <text:p text:style-name="P1"><text:s text:c="16"/>$rep = $pe_sel_method{$name}-&gt;{conn}-&gt;read;</text:p>
        <text:p text:style-name="P1"><text:s text:c="16"/>last if ( $rep =~ s/^(.*)\n//s );</text:p>
        <text:p text:style-name="P1"><text:s text:c="16"/>$pe_sel_method{$name}-&gt;{conn}-&gt;unread($rep);</text:p>
        <text:p text:style-name="P1"><text:s text:c="16"/>sleep 1;</text:p>
        <text:p text:style-name="P1"><text:s text:c="12"/>}</text:p>
        <text:p text:style-name="P1"><text:s text:c="12"/>alarm 0;</text:p>
        <text:p text:style-name="P1"><text:s text:c="12"/>if ( $rep !~ /^QS_PE_SELECT\s.*PLAIN/ ) {</text:p>
        <text:p text:style-name="P1"><text:s text:c="16"/>qlog "Incorrect extern pe selector! ($name)\n", LOG_ERR;</text:p>
        <text:p text:style-name="P1"><text:s text:c="16"/>kill( 9, $pid ) if $pid;</text:p>
        <text:p text:style-name="P1"><text:s text:c="16"/>$pe_sel_method{$name}-&gt;{conn}-&gt;disconnect;</text:p>
        <text:p text:style-name="P1"><text:s text:c="16"/>$pe_sel_method{$name}-&gt;{die_count} = -1;</text:p>
        <text:p text:style-name="P1"><text:s text:c="12"/>}</text:p>
        <text:p text:style-name="P1"><text:s text:c="8"/>};</text:p>
        <text:p text:style-name="P1"><text:s text:c="8"/>alarm 0;</text:p>
        <text:p text:style-name="P1"><text:s text:c="8"/>if ( $@ eq "new_ext_sh\n" ) {</text:p>
        <text:p text:style-name="P1"><text:s text:c="12"/>qlog "New ext TMOUT!!!\n", LOG_ERR;</text:p>
        <text:p text:style-name="P1"><text:s text:c="8"/>} else {</text:p>
        <text:p text:style-name="P1"><text:s text:c="12"/>qlog "Extern_pe_select started\n", LOG_INFO;</text:p>
        <text:p text:style-name="P1"><text:s text:c="8"/>}</text:p>
        <text:p text:style-name="P1"><text:s text:c="8"/>return;</text:p>
        <text:p text:style-name="P1"><text:s text:c="4"/>}</text:p>
        <text:p text:style-name="P1"><text:s text:c="4"/>$pipe1-&gt;close;</text:p>
        <text:p text:style-name="P1"><text:s text:c="4"/>STDIN-&gt;fdopen( $pipe2, "r" );</text:p>
        <text:p text:style-name="P1"><text:s text:c="4"/>STDOUT-&gt;fdopen( $pipe2, "w" );</text:p>
        <text:p text:style-name="P1"><text:s text:c="4"/>exec $cleosupport::global_settings{pe_sel_method}-&gt;{$name} or exit(0);</text:p>
        <text:p text:style-name="P1">}</text:p>
        <text:p text:style-name="P1">sub new_rsh_filter( $ ) {</text:p>
        <text:p text:style-name="P1"><text:s text:c="4"/>my $name = $_[0];</text:p>
        <text:p text:style-name="P1"><text:s text:c="4"/>unless ( exists $cleosupport::global_settings{rsh_filter}-&gt;{$name} ) {</text:p>
        <text:p text:style-name="P1"><text:s text:c="8"/>qlog "Undefined rsh_filter ($name) is tryed to reanimate!\n", LOG_ERR;</text:p>
        <text:p text:style-name="P1"><text:s text:c="8"/>return;</text:p>
        <text:p text:style-name="P1"><text:s text:c="4"/>}</text:p>
        <text:p text:style-name="P1"><text:s text:c="4"/>my ( $pipe1, $pipe2, $pid );</text:p>
        <text:p text:style-name="P1"><text:s text:c="4"/>qlog "Starting filter $name\n", LOG_INFO;</text:p>
        <text:p text:style-name="P1"><text:s text:c="4"/>$pipe1 = new IO::Handle;</text:p>
        <text:p text:style-name="P1"><text:s text:c="4"/>$pipe2 = new IO::Handle;</text:p>
        <text:p text:style-name="P1"><text:s text:c="4"/>socketpair( $pipe1, $pipe2, AF_UNIX, SOCK_STREAM, PF_UNSPEC );</text:p>
        <text:p text:style-name="P1"><text:s text:c="4"/>$pipe1-&gt;autoflush(1);</text:p>
        <text:p text:style-name="P1"><text:s text:c="4"/>$pipe2-&gt;autoflush(1);</text:p>
        <text:p text:style-name="P1"><text:s text:c="4"/>$pid = fork();</text:p>
        <text:p text:style-name="P1"><text:s text:c="4"/>unless ( defined $pid ) {</text:p>
        <text:p text:style-name="P1"><text:s text:c="8"/>qlog "Cannot fork(rsh)!\n", LOG_ERR;</text:p>
        <text:p text:style-name="P1"><text:s text:c="8"/>return;</text:p>
        <text:p text:style-name="P1"><text:s text:c="4"/>}</text:p>
        <text:p text:style-name="P1"><text:s text:c="4"/>if ( $pid &lt; 0 ) {</text:p>
        <text:p text:style-name="P1"><text:s text:c="8"/>qlog "Cannot fork2(rsh)!\n", LOG_ERR;</text:p>
        <text:p text:style-name="P1"><text:s text:c="8"/>return;</text:p>
        <text:p text:style-name="P1"><text:s text:c="4"/>}</text:p>
        <text:p text:style-name="P1"><text:s text:c="4"/>if ( $pid &gt; 0 ) {</text:p>
        <text:p text:style-name="P1"><text:s text:c="8"/>close $pipe2;</text:p>
        <text:p text:style-name="P1"><text:s text:c="8"/>$rsh_filter{$name}-&gt;{conn} = new_handle Cleo::Conn($pipe1);</text:p>
        <text:p text:style-name="P1"><text:s text:c="8"/>$rsh_filter{$name}-&gt;{pid} <text:s/>= $pid;</text:p>
        <text:p text:style-name="P1"><text:s text:c="8"/>$rsh_filter{$name}-&gt;{die_count} =</text:p>
        <text:p text:style-name="P1"><text:s text:c="8"/>cleosupport::get_setting('rsh_filter_die_count');</text:p>
        <text:p text:style-name="P1"><text:s text:c="8"/>qlog "rsh filter '$name' started (pid=$rsh_filter{$name}-&gt;{pid})\n",</text:p>
        <text:p text:style-name="P1"><text:s text:c="8"/>LOG_INFO;</text:p>
        <text:p text:style-name="P1"><text:s text:c="8"/>return;</text:p>
        <text:p text:style-name="P1"><text:s text:c="4"/>}</text:p>
        <text:p text:style-name="P1"><text:s text:c="4"/>close $pipe1;</text:p>
        <text:p text:style-name="P1"><text:s text:c="4"/>STDIN-&gt;fdopen( $pipe2, "r" );</text:p>
        <text:p text:style-name="P1"><text:s text:c="4"/>STDOUT-&gt;fdopen( $pipe2, "w" );</text:p>
        <text:p text:style-name="P1"><text:s text:c="4"/>exec $cleosupport::global_settings{rsh_filter}-&gt;{$name} or exit(0);</text:p>
        <text:p text:style-name="P1">}</text:p>
        <text:p text:style-name="P1">sub recreate_lst() {</text:p>
        <text:p text:style-name="P1"><text:s text:c="4"/>if ($is_master) {</text:p>
        <text:p text:style-name="P1"><text:s text:c="8"/>qlog "RECREATING listen sockets (SIGUSR2)\n", LOG_INFO;</text:p>
        <text:p text:style-name="P1"><text:s text:c="8"/>eval {</text:p>
        <text:p text:style-name="P1"><text:s text:c="12"/>local $SIG{ALRM} = sub { die "recr_lst\n"; };</text:p>
        <text:p text:style-name="P1"><text:s text:c="12"/>$LST-&gt;close if defined $LST;</text:p>
        <text:p text:style-name="P1"><text:s text:c="12"/>undef $LST;</text:p>
        <text:p text:style-name="P1"><text:s text:c="12"/>$LST =</text:p>
        <text:p text:style-name="P1"><text:s text:c="12"/>new_listen Cleo::Conn( $port, get_setting('listen_number') );</text:p>
        <text:p text:style-name="P1"><text:soft-page-break/><text:s text:c="12"/>if ( $LST-&gt;listen ) {</text:p>
        <text:p text:style-name="P1"><text:s text:c="16"/>die "Cannot create listening socket on port $port! ($@)\n";</text:p>
        <text:p text:style-name="P1"><text:s text:c="12"/>}</text:p>
        <text:p text:style-name="P1"><text:s text:c="8"/>};</text:p>
        <text:p text:style-name="P1"><text:s text:c="8"/>recreate_rsh();</text:p>
        <text:p text:style-name="P1"><text:s text:c="4"/>}</text:p>
        <text:p text:style-name="P1"><text:s text:c="4"/>qlog "Initiate rechecking children and relink processors\n", LOG_DEBUG;</text:p>
        <text:p text:style-name="P1"><text:s text:c="4"/>$check_running = 1;</text:p>
        <text:p text:style-name="P1"><text:s text:c="4"/>%shared <text:s text:c="7"/>= ();</text:p>
        <text:p text:style-name="P1"><text:s text:c="4"/>%own <text:s text:c="10"/>= ();</text:p>
        <text:p text:style-name="P1"><text:s text:c="4"/>my %nodes_shared;</text:p>
        <text:p text:style-name="P1"><text:s text:c="4"/>my $p;</text:p>
        <text:p text:style-name="P1"><text:s text:c="4"/>RECRT_LST_LOOP:</text:p>
        <text:p text:style-name="P1"><text:s text:c="4"/>foreach $p ( @{ $pe_list{$cluster_name} } ) {</text:p>
        <text:p text:style-name="P1"><text:s text:c="8"/>my ( $c_pe, $c_child );</text:p>
        <text:p text:style-name="P1"><text:s text:c="8"/>foreach $c_pe ( @{ $pe{$p}-&gt;{clusters} } ) {</text:p>
        <text:p text:style-name="P1"><text:s text:c="12"/>foreach $c_child ( @{ $clusters{$cluster_name}{childs} } ) {</text:p>
        <text:p text:style-name="P1"><text:s text:c="16"/>if ( $c_pe eq $c_child ) {</text:p>
        <text:p text:style-name="P1"><text:s text:c="20"/>$shared{$p} = $pe{$p};</text:p>
        <text:p text:style-name="P1"><text:s text:c="20"/>$nodes_shared{$c_child}-&gt;{$p} = 1;</text:p>
        <text:p text:style-name="P1"><text:s text:c="20"/>next RECRT_LST_LOOP;</text:p>
        <text:p text:style-name="P1"><text:s text:c="16"/>}</text:p>
        <text:p text:style-name="P1"><text:s text:c="12"/>}</text:p>
        <text:p text:style-name="P1"><text:s text:c="8"/>}</text:p>
        <text:p text:style-name="P1"><text:s text:c="8"/>$own{$p} = $pe{$p};</text:p>
        <text:p text:style-name="P1"><text:s text:c="4"/>}</text:p>
        <text:p text:style-name="P1"><text:s text:c="4"/>if ( $log_level &gt;= LOG_DEBUG2 ) {</text:p>
        <text:p text:style-name="P1"><text:s text:c="8"/>foreach $p ( keys %nodes_shared ) {</text:p>
        <text:p text:style-name="P1"><text:s text:c="12"/>qlog "Nodes shared with $p:"</text:p>
        <text:p text:style-name="P1"><text:s text:c="12"/>. join( ',', sort( keys( %{ $nodes_shared{$p} } ) ) )</text:p>
        <text:p text:style-name="P1"><text:s text:c="12"/>. "\n", LOG_DEBUG2;</text:p>
        <text:p text:style-name="P1"><text:s text:c="8"/>}</text:p>
        <text:p text:style-name="P1"><text:s text:c="8"/>foreach $p ( keys %own ) {</text:p>
        <text:p text:style-name="P1"><text:s text:c="12"/>qlog "Own nodes:" . join( ',', sort( keys(%own) ) ) . "\n",</text:p>
        <text:p text:style-name="P1"><text:s text:c="12"/>LOG_DEBUG2;</text:p>
        <text:p text:style-name="P1"><text:s text:c="8"/>}</text:p>
        <text:p text:style-name="P1"><text:s text:c="4"/>}</text:p>
        <text:p text:style-name="P1">}</text:p>
        <text:p text:style-name="P1">sub send_to_parent( $ ) {</text:p>
        <text:p text:style-name="P1"><text:s text:c="4"/>$up_ch-&gt;send( $_[0] );</text:p>
        <text:p text:style-name="P1">}</text:p>
        <text:p text:style-name="P1">sub rerun_extern_shuffles() {</text:p>
        <text:p text:style-name="P1"><text:s text:c="4"/>foreach</text:p>
        <text:p text:style-name="P1"><text:s text:c="4"/>my $i ( keys( %{ $cleosupport::global_settings{pe_sel_method} } ) ) {</text:p>
        <text:p text:style-name="P1"><text:s text:c="8"/>if ( $pe_sel_method{$i}-&gt;{pid} ) {</text:p>
        <text:p text:style-name="P1"><text:s text:c="12"/>kill 9, $pe_sel_method{$i}-&gt;{pid};</text:p>
        <text:p text:style-name="P1"><text:s text:c="8"/>}</text:p>
        <text:p text:style-name="P1"><text:s text:c="8"/>new_extern_shuffle($i);</text:p>
        <text:p text:style-name="P1"><text:s text:c="4"/>}</text:p>
        <text:p text:style-name="P1">}</text:p>
        <text:p text:style-name="P1">sub recreate_rsh() {</text:p>
        <text:p text:style-name="P1"><text:s text:c="4"/>if ($is_master) {</text:p>
        <text:p text:style-name="P1"><text:s text:c="8"/>qlog "RECREATING PSEUDO-RSH socket\n", LOG_INFO;</text:p>
        <text:p text:style-name="P1"><text:s text:c="8"/>my $rsh_port = get_setting('pseudo_rsh_port');</text:p>
        <text:p text:style-name="P1"><text:s text:c="8"/>eval {</text:p>
        <text:p text:style-name="P1"><text:s text:c="12"/>local $SIG{ALRM} = sub { die "recr_rsh\n"; };</text:p>
        <text:p text:style-name="P1"><text:s text:c="12"/>$RSH-&gt;close;</text:p>
        <text:p text:style-name="P1"><text:s text:c="12"/>undef $RSH;</text:p>
        <text:p text:style-name="P1"><text:s text:c="12"/>$RSH = new_listen Cleo::Conn( $port,</text:p>
        <text:p text:style-name="P1"><text:s text:c="16"/>get_setting('listen_rsh_number') );</text:p>
        <text:p text:style-name="P1"><text:s text:c="12"/>if ( $RSH-&gt;listen ) {</text:p>
        <text:p text:style-name="P1"><text:s text:c="16"/>die "Cannot create listening socket on port $port! ($@)\n";</text:p>
        <text:p text:style-name="P1"><text:s text:c="12"/>}</text:p>
        <text:p text:style-name="P1"><text:s text:c="8"/>};</text:p>
        <text:p text:style-name="P1"><text:s text:c="8"/>if ($@) {</text:p>
        <text:p text:style-name="P1"><text:s text:c="12"/>chomp $@;</text:p>
        <text:p text:style-name="P1"><text:s text:c="12"/>qlog "FAIL ($@)\n", LOG_ERR;</text:p>
        <text:p text:style-name="P1"><text:s text:c="8"/>}</text:p>
        <text:p text:style-name="P1"><text:s text:c="4"/>}</text:p>
        <text:p text:style-name="P1">}</text:p>
        <text:p text:style-name="P1">sub get_all_ppids( $$ ) {</text:p>
        <text:p text:style-name="P1"><text:s text:c="4"/>my ( $pid, $ret_list ) = @_;</text:p>
        <text:p text:style-name="P1"><text:s text:c="4"/>my ($p);</text:p>
        <text:p text:style-name="P1"><text:s text:c="4"/>@ppids <text:s/>= ();</text:p>
        <text:p text:style-name="P1"><text:s text:c="4"/>$#ppids = 65535;</text:p>
        <text:p text:style-name="P1"><text:s text:c="4"/>opendir( PROC, '/proc' ) or return;</text:p>
        <text:p text:style-name="P1"><text:s text:c="4"/>foreach $p ( readdir(PROC) ) {</text:p>
        <text:p text:style-name="P1"><text:s text:c="8"/>next if ( $p !~ /^\d+$/ );</text:p>
        <text:p text:style-name="P1"><text:s text:c="8"/>next unless ( open( P, "&lt;/proc/$p/status" ) );</text:p>
        <text:p text:style-name="P1"><text:s text:c="8"/>while (&lt;P&gt;) {</text:p>
        <text:p text:style-name="P1"><text:s text:c="12"/>if (/PPid:\s+(\d+)/) {</text:p>
        <text:p text:style-name="P1"><text:s text:c="16"/>$ppids[$p] = $1;</text:p>
        <text:p text:style-name="P1"><text:s text:c="16"/>last;</text:p>
        <text:p text:style-name="P1"><text:s text:c="12"/>}</text:p>
        <text:p text:style-name="P1"><text:s text:c="8"/>}</text:p>
        <text:p text:style-name="P1"><text:s text:c="8"/>close P;</text:p>
        <text:p text:style-name="P1"><text:s text:c="4"/>}</text:p>
        <text:p text:style-name="P1"><text:s text:c="4"/>closedir(PROC);</text:p>
        <text:p text:style-name="P1"><text:s text:c="4"/>$p = $pid;</text:p>
        <text:p text:style-name="P1"><text:s text:c="4"/>while ( $p &gt; 1 ) {</text:p>
        <text:p text:style-name="P1"><text:s text:c="8"/>qlog "PUSH: $p\n";</text:p>
        <text:p text:style-name="P1"><text:s text:c="8"/>push @$ret_list, $p;</text:p>
        <text:p text:style-name="P1"><text:s text:c="8"/>$p = $ppids[$p];</text:p>
        <text:p text:style-name="P1"><text:s text:c="4"/>}</text:p>
        <text:p text:style-name="P1"><text:s text:c="4"/>return 0;</text:p>
        <text:p text:style-name="P1">}</text:p>
        <text:p text:style-name="P1">sub new_rsh_connection( $ ) {</text:p>
        <text:p text:style-name="P1"><text:s text:c="4"/>my $rsh = $_[0];</text:p>
        <text:p text:style-name="P1"><text:s text:c="4"/>if ( defined $RSH_select ) {</text:p>
        <text:p text:style-name="P1"><text:s text:c="8"/>$RSH_select-&gt;add( $rsh-&gt;get_h );</text:p>
        <text:p text:style-name="P1"><text:s text:c="4"/>} else {</text:p>
        <text:p text:style-name="P1"><text:s text:c="8"/>$RSH_select = new IO::Select-&gt;new( $rsh-&gt;get_h );</text:p>
        <text:p text:style-name="P1"><text:s text:c="4"/>}</text:p>
        <text:p text:style-name="P1"><text:s text:c="4"/>$rsh-&gt;add_close_hook(\&amp;del_from_rsh_select);</text:p>
        <text:p text:style-name="P1"><text:s text:c="4"/>qlog "Connected rsh\n", LOG_DEBUG;</text:p>
        <text:p text:style-name="P1">}</text:p>
        <text:p text:style-name="P1">sub is_rsh_valid( $ ) {</text:p>
        <text:p text:style-name="P1"><text:s text:c="4"/>my ($pid) = @_;</text:p>
        <text:p text:style-name="P1"><text:s text:c="4"/>my ( $i, @x );</text:p>
        <text:p text:style-name="P1"><text:s text:c="4"/>unless ( opendir DIR, "/proc/$pid/fd" ) {</text:p>
        <text:p text:style-name="P1"><text:s text:c="8"/>qlog "Cannot open /proc/$pid/fd\n", LOG_ERR;</text:p>
        <text:p text:style-name="P1"><text:s text:c="8"/>return 0;</text:p>
        <text:p text:style-name="P1"><text:s text:c="4"/>}</text:p>
        <text:p text:style-name="P1"><text:s text:c="4"/>foreach my $file ( readdir DIR ) {</text:p>
        <text:p text:style-name="P1"><text:soft-page-break/><text:s text:c="8"/>if ( $file =~ /\d/ ) {</text:p>
        <text:p text:style-name="P1"><text:s text:c="12"/>$i = readlink "/proc/$pid/fd/$file";</text:p>
        <text:p text:style-name="P1"><text:s text:c="12"/>if ( $i =~ /(\d+)/ ) {</text:p>
        <text:p text:style-name="P1"><text:s text:c="16"/>$i = $1;</text:p>
        <text:p text:style-name="P1"><text:s text:c="16"/>if ( open( TCP, "&lt;/proc/net/tcp" ) ) {</text:p>
        <text:p text:style-name="P1"><text:s text:c="20"/>while (&lt;TCP&gt;) {</text:p>
        <text:p text:style-name="P1"><text:s text:c="24"/>@x = split(/\s+/);</text:p>
        <text:p text:style-name="P1"><text:s text:c="24"/>if ( $x[10] == $i ) {</text:p>
        <text:p text:style-name="P1"><text:s text:c="28"/>close TCP;</text:p>
        <text:p text:style-name="P1"><text:s text:c="28"/>closedir DIR;</text:p>
        <text:p text:style-name="P1"><text:s text:c="28"/>return 1;</text:p>
        <text:p text:style-name="P1"><text:s text:c="24"/>}</text:p>
        <text:p text:style-name="P1"><text:s text:c="20"/>}</text:p>
        <text:p text:style-name="P1"><text:s text:c="20"/>close TCP;</text:p>
        <text:p text:style-name="P1"><text:s text:c="16"/>}</text:p>
        <text:p text:style-name="P1"><text:s text:c="12"/>}</text:p>
        <text:p text:style-name="P1"><text:s text:c="8"/>}</text:p>
        <text:p text:style-name="P1"><text:s text:c="4"/>}</text:p>
        <text:p text:style-name="P1"><text:s text:c="4"/>closedir DIR;</text:p>
        <text:p text:style-name="P1"><text:s text:c="4"/>return 0;</text:p>
        <text:p text:style-name="P1">}</text:p>
        <text:p text:style-name="P1">sub rcv_from_rsh() {</text:p>
        <text:p text:style-name="P1"><text:s text:c="4"/>my ( $i, $cur, $entry );</text:p>
        <text:p text:style-name="P1"><text:s text:c="4"/>return unless ( defined $RSH_select );</text:p>
        <text:p text:style-name="P1"><text:s text:c="4"/>my ( @ready, $from, $to, $hash, $tmp, $cur_h, @ppids, $unpacked );</text:p>
        <text:p text:style-name="P1"><text:s text:c="4"/>@ready = $RSH_select-&gt;can_read(0.1);</text:p>
        <text:p text:style-name="P1"><text:s text:c="4"/>RCV_FROM_RSH:</text:p>
        <text:p text:style-name="P1"><text:s text:c="4"/>foreach $cur_h (@ready) {</text:p>
        <text:p text:style-name="P1"><text:s text:c="8"/>$cur = Cleo::Conn::get_conn($cur_h);</text:p>
        <text:p text:style-name="P1"><text:s text:c="8"/>unless ( defined($cur) ) {</text:p>
        <text:p text:style-name="P1"><text:s text:c="12"/>qlog "RCV_FROM_RSH: Channel has no handle $cur_h\n", LOG_WARN;</text:p>
        <text:p text:style-name="P1"><text:s text:c="12"/>$RSH_select-&gt;remove($cur_h);</text:p>
        <text:p text:style-name="P1"><text:s text:c="12"/>next;</text:p>
        <text:p text:style-name="P1"><text:s text:c="8"/>}</text:p>
        <text:p text:style-name="P1"><text:s text:c="8"/>for ( ;; ) {</text:p>
        <text:p text:style-name="P1"><text:s text:c="12"/>my %e = ();</text:p>
        <text:p text:style-name="P1"><text:s text:c="12"/>$entry = \%e;</text:p>
        <text:p text:style-name="P1"><text:s text:c="12"/>$hash = get_parsed_block_x( $cur, $entry );</text:p>
        <text:p text:style-name="P1"><text:s text:c="12"/>next RCV_FROM_RSH if ( ( $hash eq '-' ) or ( $hash eq '' ) );</text:p>
        <text:p text:style-name="P1"><text:s text:c="12"/>qlog(</text:p>
        <text:p text:style-name="P1"><text:s text:c="16"/>"MESSAGE FROM RSH '$entry-&gt;{_from}' type=$entry-&gt;{_type}; \n",</text:p>
        <text:p text:style-name="P1"><text:s text:c="16"/>LOG_DEBUG ) unless ( $_d_nolog_type{ $entry-&gt;{_type} } );</text:p>
        <text:p text:style-name="P1"><text:s text:c="16"/>if ( ( $entry-&gt;{_from} eq '' ) ) {</text:p>
        <text:p text:style-name="P1"><text:s text:c="20"/>qlog "Empty from! (rsh connection)\n", LOG_ERR;</text:p>
        <text:p text:style-name="P1"><text:s text:c="20"/>$cur-&gt;send("-Not valid\n");</text:p>
        <text:p text:style-name="P1"><text:s text:c="20"/>$cur-&gt;flush;</text:p>
        <text:p text:style-name="P1"><text:s text:c="20"/>$RSH_select-&gt;remove($cur_h);</text:p>
        <text:p text:style-name="P1"><text:s text:c="20"/>$cur-&gt;disconnect;</text:p>
        <text:p text:style-name="P1"><text:s text:c="20"/>next RCV_FROM_RSH;</text:p>
        <text:p text:style-name="P1"><text:s text:c="16"/>}</text:p>
        <text:p text:style-name="P1"><text:s text:c="16"/>delete $entry-&gt;{_from};</text:p>
        <text:p text:style-name="P1"><text:s text:c="16"/>delete $entry-&gt;{_hash};</text:p>
        <text:p text:style-name="P1"><text:s text:c="16"/>delete $entry-&gt;{_to};</text:p>
        <text:p text:style-name="P1"><text:s text:c="16"/>delete $entry-&gt;{_type};</text:p>
        <text:p text:style-name="P1"><text:s text:c="16"/>foreach $tmp ( keys(%$entry) ) {</text:p>
        <text:p text:style-name="P1"><text:s text:c="20"/>undef $unpacked;</text:p>
        <text:p text:style-name="P1"><text:s text:c="20"/>unpack_value( \$unpacked, $entry-&gt;{$tmp} );</text:p>
        <text:p text:style-name="P1"><text:s text:c="20"/>$entry-&gt;{$tmp} = $unpacked;</text:p>
        <text:p text:style-name="P1"><text:s text:c="16"/>}</text:p>
        <text:p text:style-name="P1"><text:s text:c="16"/>if ( <text:s text:c="3"/>$entry-&gt;{pid} eq ''</text:p>
        <text:p text:style-name="P1"><text:s text:c="20"/>or $entry-&gt;{env} <text:s/>eq ''</text:p>
        <text:p text:style-name="P1"><text:s text:c="20"/>or $entry-&gt;{host} eq '' ) {</text:p>
        <text:p text:style-name="P1"><text:s text:c="16"/>qlog "Bad rsh request: " . join( ";", %$entry ) . "\n";</text:p>
        <text:p text:style-name="P1"><text:s text:c="16"/>$RSH_select-&gt;remove($cur_h);</text:p>
        <text:p text:style-name="P1"><text:s text:c="16"/>$cur-&gt;disconnect;</text:p>
        <text:p text:style-name="P1"><text:s text:c="16"/>next RCV_FROM_RSH;</text:p>
        <text:p text:style-name="P1"><text:s text:c="20"/>}</text:p>
        <text:p text:style-name="P1"><text:s text:c="20"/>@ppids = ();</text:p>
        <text:p text:style-name="P1"><text:s text:c="20"/>if ( !get_all_ppids( $entry-&gt;{pid}, \@ppids ) ) {</text:p>
        <text:p text:style-name="P1"><text:s text:c="24"/>$cur-&gt;send("+Ok\n");</text:p>
        <text:p text:style-name="P1"><text:s text:c="24"/>$cur-&gt;flush;</text:p>
        <text:p text:style-name="P1"><text:s text:c="24"/>$entry-&gt;{list} = \@ppids;</text:p>
        <text:p text:style-name="P1"><text:s text:c="24"/>new_req_to_child( 'id_by_pids',</text:p>
        <text:p text:style-name="P1"><text:s text:c="28"/>$entry,</text:p>
        <text:p text:style-name="P1"><text:s text:c="28"/>'__ALL__',</text:p>
        <text:p text:style-name="P1"><text:s text:c="28"/>1,</text:p>
        <text:p text:style-name="P1"><text:s text:c="28"/>SUCC_ANY | SUCC_OK,</text:p>
        <text:p text:style-name="P1"><text:s text:c="28"/>\&amp;id_by_pids_sub,</text:p>
        <text:p text:style-name="P1"><text:s text:c="28"/>\&amp;every_nil_sub,</text:p>
        <text:p text:style-name="P1"><text:s text:c="28"/>get_setting('intra_timeout'),</text:p>
        <text:p text:style-name="P1"><text:s text:c="28"/>\&amp;nil_sub );</text:p>
        <text:p text:style-name="P1"><text:s text:c="20"/>} else {</text:p>
        <text:p text:style-name="P1"><text:s text:c="24"/>$cur-&gt;send("-Not valid\n");</text:p>
        <text:p text:style-name="P1"><text:s text:c="24"/>$cur-&gt;flush;</text:p>
        <text:p text:style-name="P1"><text:s text:c="20"/>}</text:p>
        <text:p text:style-name="P1"><text:s text:c="20"/>$RSH_select-&gt;remove($cur_h);</text:p>
        <text:p text:style-name="P1"><text:s text:c="20"/>$cur-&gt;disconnect;</text:p>
        <text:p text:style-name="P1"><text:s text:c="8"/>} <text:s text:c="3"/># foreach message</text:p>
        <text:p text:style-name="P1"><text:s text:c="4"/>} <text:s text:c="3"/># foreach ready</text:p>
        <text:p text:style-name="P1">}</text:p>
        <text:p text:style-name="P1">sub id_by_pid_handler($$$$ ) {</text:p>
        <text:p text:style-name="P1"><text:s text:c="4"/>my ( $type, $hash, $from, $args ) = @_;</text:p>
        <text:p text:style-name="P1"><text:s text:c="4"/>my ( $i, $j );</text:p>
        <text:p text:style-name="P1"><text:s text:c="4"/>foreach $i ( @{ $args-&gt;{list} } ) {</text:p>
        <text:p text:style-name="P1"><text:s text:c="8"/>foreach $j ( keys(%ids) ) {</text:p>
        <text:p text:style-name="P1"><text:s text:c="12"/>if ( $ids{$j}-&gt;{pid} == $i ) {</text:p>
        <text:p text:style-name="P1"><text:s text:c="16"/>my $gid = get_setting( 'gid',</text:p>
        <text:p text:style-name="P1"><text:s text:c="20"/>$ids{$j}-&gt;{user},</text:p>
        <text:p text:style-name="P1"><text:s text:c="20"/>$ids{$j}-&gt;{profile} );</text:p>
        <text:p text:style-name="P1"><text:s text:c="16"/>qlog</text:p>
        <text:p text:style-name="P1"><text:s text:c="16"/>"ID_BY_PIDS: $j,$ids{$j}-&gt;{group},$ids{$j}-&gt;{user},$ids{$j}-&gt;{nodes}\n",</text:p>
        <text:p text:style-name="P1"><text:s text:c="16"/>LOG_DEBUG2;</text:p>
        <text:p text:style-name="P1"><text:s text:c="16"/>answer_to_parent(</text:p>
        <text:p text:style-name="P1"><text:s text:c="20"/>$from, <text:s text:c="7"/>$hash,</text:p>
        <text:p text:style-name="P1"><text:s text:c="20"/>'id_by_pids', 1,</text:p>
        <text:p text:style-name="P1"><text:s text:c="20"/>'id', <text:s text:c="8"/>$j,</text:p>
        <text:p text:style-name="P1"><text:s text:c="20"/>'group',</text:p>
        <text:p text:style-name="P1"><text:s text:c="20"/>"$gid $gid $user_groups{$ids{$j}-&gt;{user}}",</text:p>
        <text:p text:style-name="P1"><text:s text:c="20"/>'user', <text:s/>$ids{$j}-&gt;{user},</text:p>
        <text:p text:style-name="P1"><text:s text:c="20"/>'dir', <text:s text:c="2"/>$ids{$j}-&gt;{dir},</text:p>
        <text:p text:style-name="P1"><text:s text:c="20"/>'nodes', $ids{$j}-&gt;{nodes} );</text:p>
        <text:p text:style-name="P1"><text:s text:c="16"/>$ids{$j}-&gt;{rsh_was_used} = 1; <text:s text:c="3"/># kill this rsh later...</text:p>
        <text:p text:style-name="P1"><text:s text:c="16"/>return;</text:p>
        <text:p text:style-name="P1"><text:soft-page-break/><text:s text:c="12"/>}</text:p>
        <text:p text:style-name="P1"><text:s text:c="8"/>}</text:p>
        <text:p text:style-name="P1"><text:s text:c="4"/>}</text:p>
        <text:p text:style-name="P1"><text:s text:c="4"/>qlog "ID Not found...\n", LOG_DEBUG;</text:p>
        <text:p text:style-name="P1">}</text:p>
        <text:p text:style-name="P1">sub id_by_pids_sub($$$$$$ ) {</text:p>
        <text:p text:style-name="P1"><text:s text:c="4"/>my ( $hash, $succ, $args, $user_v, $from, $ret_args ) = @_;</text:p>
        <text:p text:style-name="P1"><text:s text:c="4"/>my ( $i, $j, %e, $ok );</text:p>
        <text:p text:style-name="P1"><text:s text:c="4"/>qlog "ID_BY_PIDS: $args-&gt;{host}\n", LOG_DEBUG2;</text:p>
        <text:p text:style-name="P1"><text:s text:c="4"/>foreach $i ( keys(%mons) ) {</text:p>
        <text:p text:style-name="P1"><text:s text:c="8"/>qlog "Try id_by_pid: $i ($args-&gt;{host})\n";</text:p>
        <text:p text:style-name="P1"><text:s text:c="8"/>if ( $i eq $args-&gt;{host} ) { <text:s text:c="3"/>#ok!</text:p>
        <text:p text:style-name="P1"><text:s text:c="12"/>qlog "ID_BY_PIDS: found\n", LOG_DEBUG2;</text:p>
        <text:p text:style-name="P1"><text:s text:c="12"/>foreach $j ( split( /,/, $ret_args-&gt;{nodes} ) ) {</text:p>
        <text:p text:style-name="P1"><text:s text:c="16"/>$j =~ s/(\:.*)//;</text:p>
        <text:p text:style-name="P1"><text:s text:c="16"/>qlog "Try to confirm: $j ($i)\n", LOG_DEBUG2;</text:p>
        <text:p text:style-name="P1"><text:s text:c="16"/>if ( $j eq $i ) {</text:p>
        <text:p text:style-name="P1"><text:s text:c="20"/>qlog "ID_BY_PIDS: confirmed\n", LOG_DEBUG2;</text:p>
        <text:p text:style-name="P1"><text:s text:c="20"/>$ok = 1;</text:p>
        <text:p text:style-name="P1"><text:s text:c="20"/>last;</text:p>
        <text:p text:style-name="P1"><text:s text:c="16"/>}</text:p>
        <text:p text:style-name="P1"><text:s text:c="12"/>}</text:p>
        <text:p text:style-name="P1"><text:s text:c="12"/>return unless $ok; <text:s text:c="9"/># node isn't in task nodes ist...</text:p>
        <text:p text:style-name="P1"><text:s text:c="12"/>push @{ $local_rshells{ "$from" . ":" . $ret_args-&gt;{id} } },</text:p>
        <text:p text:style-name="P1"><text:s text:c="12"/>{ 'pid' =&gt; $args-&gt;{pid}, 'host' =&gt; $args-&gt;{host} };</text:p>
        <text:p text:style-name="P1"><text:s text:c="12"/>qlog "Saved rshell: $from : $ret_args-&gt;{id}.\n", LOG_DEBUG;</text:p>
        <text:p text:style-name="P1"><text:s text:c="12"/>$e{node} <text:s text:c="6"/>= $args-&gt;{host};</text:p>
        <text:p text:style-name="P1"><text:s text:c="12"/>$e{is_rsh} <text:s text:c="4"/>= 1;</text:p>
        <text:p text:style-name="P1"><text:s text:c="12"/>$e{user} <text:s text:c="6"/>= $ret_args-&gt;{user};</text:p>
        <text:p text:style-name="P1"><text:s text:c="12"/>$e{owner} <text:s text:c="5"/>= $from;</text:p>
        <text:p text:style-name="P1"><text:s text:c="12"/>$e{id} <text:s text:c="8"/>= $ret_args-&gt;{id};</text:p>
        <text:p text:style-name="P1"><text:s text:c="12"/>$e{group} <text:s text:c="5"/>= $ret_args-&gt;{group};</text:p>
        <text:p text:style-name="P1"><text:s text:c="12"/>$e{dir} <text:s text:c="7"/>= $ret_args-&gt;{dir};</text:p>
        <text:p text:style-name="P1"><text:s text:c="12"/>$e{suexec_gid} = $ret_args-&gt;{group};</text:p>
        <text:p text:style-name="P1"><text:s text:c="12"/>$e{com_line} <text:s text:c="2"/>= join( "\t", @{ $args-&gt;{args} } );</text:p>
        <text:p text:style-name="P1"><text:s text:c="12"/>qlog "REQUESTING6($i): $e{com_line} on $e{node}\n", LOG_DEBUG2;</text:p>
        <text:p text:style-name="P1"><text:s text:c="12"/>main::new_req_to_mon( 'run', \%e, $i, SUCC_ALL | SUCC_OK,</text:p>
        <text:p text:style-name="P1"><text:s text:c="16"/>\&amp;nil_sub, undef,</text:p>
        <text:p text:style-name="P1"><text:s text:c="16"/>cleosupport::get_setting('mon_run_timeout') * 10,</text:p>
        <text:p text:style-name="P1"><text:s text:c="16"/>\&amp;nil_sub );</text:p>
        <text:p text:style-name="P1"><text:s text:c="12"/>return;</text:p>
        <text:p text:style-name="P1"><text:s text:c="8"/>}</text:p>
        <text:p text:style-name="P1"><text:s text:c="4"/>}</text:p>
        <text:p text:style-name="P1">}</text:p>
        <text:p text:style-name="P1">sub get_args_from_array( $$ ) {</text:p>
        <text:p text:style-name="P1"><text:s text:c="4"/>my ( $args, $cl_str ) = @_;</text:p>
        <text:p text:style-name="P1"><text:s text:c="4"/>my $line2;</text:p>
        <text:p text:style-name="P1"><text:s text:c="4"/>chomp @$cl_str;</text:p>
        <text:p text:style-name="P1"><text:s text:c="4"/>while (@$cl_str) {</text:p>
        <text:p text:style-name="P1"><text:s text:c="8"/>$line = shift @$cl_str;</text:p>
        <text:p text:style-name="P1"><text:s text:c="8"/>last if ( $line eq 'end' );</text:p>
        <text:p text:style-name="P1"><text:s text:c="8"/>next if $line eq '';</text:p>
        <text:p text:style-name="P1"><text:s text:c="8"/>unless ( $line =~ /^([^:]+)\s*:\s*(.*?)$/ ) {</text:p>
        <text:p text:style-name="P1"><text:s text:c="12"/>qlog "Bad line ($line)\n", LOG_ERR;</text:p>
        <text:p text:style-name="P1"><text:s text:c="12"/>next;</text:p>
        <text:p text:style-name="P1"><text:s text:c="8"/>}</text:p>
        <text:p text:style-name="P1"><text:s text:c="8"/>$args-&gt;{$1} = $2;</text:p>
        <text:p text:style-name="P1"><text:s text:c="4"/>}</text:p>
        <text:p text:style-name="P1">}</text:p>
        <text:p text:style-name="P1">sub selfcheck() {</text:p>
        <text:p text:style-name="P1"><text:s text:c="4"/>if ( exists( $mons{''} ) ) {</text:p>
        <text:p text:style-name="P1"><text:s text:c="8"/>qlog "NIL MONITOR NAME APPEARS!\n", LOG_ERR;</text:p>
        <text:p text:style-name="P1"><text:s text:c="8"/>delete $mons{''};</text:p>
        <text:p text:style-name="P1"><text:s text:c="4"/>}</text:p>
        <text:p text:style-name="P1">}</text:p>
        <text:p text:style-name="P1">sub new_req_to_mon( $$$$$$;$$@ ) {</text:p>
        <text:p text:style-name="P1"><text:s text:c="4"/>my ( $what, $args, $to, $succ, $spp, $epp, $tmout, $tpp, %uv ) = @_;</text:p>
        <text:p text:style-name="P1"><text:s text:c="4"/>unless ($is_master) {</text:p>
        <text:p text:style-name="P1"><text:s text:c="8"/>return;</text:p>
        <text:p text:style-name="P1"><text:s text:c="4"/>}</text:p>
        <text:p text:style-name="P1"><text:s text:c="4"/>qlog( "REQ_TO_MON: $what, "</text:p>
        <text:p text:style-name="P1"><text:s text:c="8"/>. ( ref($to) eq 'ARRAY' ? join( ',', @$to ) : $to ) . ";\n",</text:p>
        <text:p text:style-name="P1"><text:s text:c="8"/>LOG_DEBUG ) unless ( $_d_nolog_type{$what} );</text:p>
        <text:p text:style-name="P1"><text:s text:c="8"/>$tpp <text:s text:c="2"/>= \&amp;def_timeout_mon_proc <text:s text:c="17"/>unless ($tpp);</text:p>
        <text:p text:style-name="P1"><text:s text:c="8"/>$epp <text:s text:c="2"/>= \&amp;every_nil_sub <text:s text:c="24"/>unless ($epp);</text:p>
        <text:p text:style-name="P1"><text:s text:c="8"/>$spp <text:s text:c="2"/>= \&amp;every_nil_sub <text:s text:c="24"/>unless ($spp);</text:p>
        <text:p text:style-name="P1"><text:s text:c="8"/>$tmout = cleosupport::get_setting('mon_timeout') unless ($tmout);</text:p>
        <text:p text:style-name="P1"><text:s text:c="8"/>my ( $new_req, $wt );</text:p>
        <text:p text:style-name="P1"><text:s text:c="8"/>$wt = $succ &amp; SUCC_WAIT;</text:p>
        <text:p text:style-name="P1"><text:s text:c="8"/>if ( $wt == SUCC_ANY || $wt == SUCC_FIRST ) {</text:p>
        <text:p text:style-name="P1"><text:s text:c="12"/>$new_req-&gt;{success} = ( ( $succ &amp; SUCC_COND ) == SUCC_OK ) ? 0 : 1;</text:p>
        <text:p text:style-name="P1"><text:s text:c="8"/>}</text:p>
        <text:p text:style-name="P1"><text:s text:c="8"/>$new_req-&gt;{cond} = $succ &amp; SUCC_COND;</text:p>
        <text:p text:style-name="P1"><text:s text:c="8"/>$new_req-&gt;{wait} = $succ &amp; SUCC_WAIT;</text:p>
        <text:p text:style-name="P1"><text:s text:c="8"/>if ( ref($to) eq 'ARRAY' ) {</text:p>
        <text:p text:style-name="P1"><text:s text:c="12"/>my %nodes;</text:p>
        <text:p text:style-name="P1"><text:s text:c="12"/>my $i;</text:p>
        <text:p text:style-name="P1"><text:s text:c="12"/>foreach $i (@$to) {</text:p>
        <text:p text:style-name="P1"><text:s text:c="16"/>$i =~ s/:.*//;</text:p>
        <text:p text:style-name="P1"><text:s text:c="16"/>if ( !exists( $mons{$i} ) ) {</text:p>
        <text:p text:style-name="P1"><text:s text:c="20"/>qlog "Monitor '$i' (from array) does not exists...\n",</text:p>
        <text:p text:style-name="P1"><text:s text:c="20"/>LOG_ERR;</text:p>
        <text:p text:style-name="P1"><text:s text:c="20"/>next;</text:p>
        <text:p text:style-name="P1"><text:s text:c="16"/>}</text:p>
        <text:p text:style-name="P1"><text:s text:c="16"/>if ( $mons{$i} eq '' ) {</text:p>
        <text:p text:style-name="P1"><text:s text:c="20"/>qlog "Nil monitor (from array) does not exists...\n", LOG_ERR;</text:p>
        <text:p text:style-name="P1"><text:s text:c="20"/>next;</text:p>
        <text:p text:style-name="P1"><text:s text:c="16"/>}</text:p>
        <text:p text:style-name="P1"><text:s text:c="16"/>$nodes{$i} = 1;</text:p>
        <text:p text:style-name="P1"><text:s text:c="12"/>}</text:p>
        <text:p text:style-name="P1"><text:s text:c="12"/>push @{ $new_req-&gt;{rest} }, keys(%nodes);</text:p>
        <text:p text:style-name="P1"><text:s text:c="8"/>} else {</text:p>
        <text:p text:style-name="P1"><text:s text:c="12"/>$to =~ s/\:.*$//;</text:p>
        <text:p text:style-name="P1"><text:s text:c="12"/>if ( $to eq '__all__' ) {</text:p>
        <text:p text:style-name="P1"><text:s text:c="16"/>push @{ $new_req-&gt;{rest} }, keys(%mons);</text:p>
        <text:p text:style-name="P1"><text:s text:c="12"/>} else {</text:p>
        <text:p text:style-name="P1"><text:s text:c="16"/>if ( !exists( $mons{$to} ) ) {</text:p>
        <text:p text:style-name="P1"><text:s text:c="20"/>qlog "Monitor '$to' does not exists...\n", LOG_ERR;</text:p>
        <text:p text:style-name="P1"><text:s text:c="20"/>return;</text:p>
        <text:p text:style-name="P1"><text:s text:c="16"/>}</text:p>
        <text:p text:style-name="P1"><text:s text:c="16"/>if ( $mons{$to} eq '' ) {</text:p>
        <text:p text:style-name="P1"><text:s text:c="20"/>qlog "Nil monitor does not exists...\n", LOG_ERR;</text:p>
        <text:p text:style-name="P1"><text:s text:c="20"/>next;</text:p>
        <text:p text:style-name="P1"><text:s text:c="16"/>}</text:p>
        <text:p text:style-name="P1"><text:soft-page-break/><text:s text:c="16"/>push @{ $new_req-&gt;{rest} }, $to;</text:p>
        <text:p text:style-name="P1"><text:s text:c="12"/>}</text:p>
        <text:p text:style-name="P1"><text:s text:c="8"/>}</text:p>
        <text:p text:style-name="P1"><text:s text:c="8"/>$new_req-&gt;{spp} <text:s text:c="6"/>= $spp;</text:p>
        <text:p text:style-name="P1"><text:s text:c="8"/>$new_req-&gt;{epp} <text:s text:c="6"/>= $epp;</text:p>
        <text:p text:style-name="P1"><text:s text:c="8"/>$new_req-&gt;{tpp} <text:s text:c="6"/>= $tpp;</text:p>
        <text:p text:style-name="P1"><text:s text:c="8"/>$new_req-&gt;{hash} <text:s text:c="5"/>= new_hash();</text:p>
        <text:p text:style-name="P1"><text:s text:c="8"/>$new_req-&gt;{tmout} <text:s text:c="4"/>= $tmout;</text:p>
        <text:p text:style-name="P1"><text:s text:c="8"/>$new_req-&gt;{type} <text:s text:c="5"/>= $what;</text:p>
        <text:p text:style-name="P1"><text:s text:c="8"/>$new_req-&gt;{args} <text:s text:c="5"/>= $args;</text:p>
        <text:p text:style-name="P1"><text:s text:c="8"/>$new_req-&gt;{status} <text:s text:c="3"/>= 'await';</text:p>
        <text:p text:style-name="P1"><text:s text:c="8"/>$new_req-&gt;{user_vars} = \%uv;</text:p>
        <text:p text:style-name="P1"><text:s text:c="8"/>if ( ref($spp) ne 'CODE' ) {</text:p>
        <text:p text:style-name="P1"><text:s text:c="12"/>qlog "Bad spp ($spp) "</text:p>
        <text:p text:style-name="P1"><text:s text:c="12"/>. ( caller(1) )[2] . " <text:s/>"</text:p>
        <text:p text:style-name="P1"><text:s text:c="12"/>. ( caller(1) )[3]</text:p>
        <text:p text:style-name="P1"><text:s text:c="12"/>. "\n", LOG_ERR;</text:p>
        <text:p text:style-name="P1"><text:s text:c="8"/>}</text:p>
        <text:p text:style-name="P1"><text:s text:c="8"/>if ( ref($tpp) ne 'CODE' ) {</text:p>
        <text:p text:style-name="P1"><text:s text:c="12"/>qlog "Bad tpp ($tpp) "</text:p>
        <text:p text:style-name="P1"><text:s text:c="12"/>. ( caller(1) )[2] . " <text:s/>"</text:p>
        <text:p text:style-name="P1"><text:s text:c="12"/>. ( caller(1) )[3]</text:p>
        <text:p text:style-name="P1"><text:s text:c="12"/>. "\n", LOG_ERR;</text:p>
        <text:p text:style-name="P1"><text:s text:c="8"/>}</text:p>
        <text:p text:style-name="P1"><text:s text:c="8"/>push @mon_req_q, $new_req;</text:p>
        <text:p text:style-name="P1"><text:s text:c="8"/>unless ( $_d_nolog_type{$what} ) {</text:p>
        <text:p text:style-name="P1"><text:s text:c="12"/>qlog "REQS[M]: " . scalar(@mon_req_q) . " [$new_req-&gt;{hash}] $what\n",</text:p>
        <text:p text:style-name="P1"><text:s text:c="12"/>LOG_DEBUG2;</text:p>
        <text:p text:style-name="P1"><text:s text:c="12"/>qlog "REQS[M-UV]: ["</text:p>
        <text:p text:style-name="P1"><text:s text:c="12"/>. join( ':', %{ $new_req-&gt;{user_vars} } )</text:p>
        <text:p text:style-name="P1"><text:s text:c="12"/>. "]\n", LOG_DEBUG;</text:p>
        <text:p text:style-name="P1"><text:s text:c="12"/>qlog "ERQS[M-W]: [" . join( ':', @{ $new_req-&gt;{rest} } ) . "]\n",</text:p>
        <text:p text:style-name="P1"><text:s text:c="12"/>LOG_DEBUG2;</text:p>
        <text:p text:style-name="P1"><text:s text:c="8"/>}</text:p>
        <text:p text:style-name="P1">} <text:s text:c="3"/># new_req_to_mon</text:p>
        <text:p text:style-name="P1">sub new_req_to_mon_new( $$$$$$;$$@ ) {</text:p>
        <text:p text:style-name="P1"><text:s text:c="4"/>my ( $what, $args, $to, $succ, $spp, $epp, $tmout, $tpp, %uv ) = @_;</text:p>
        <text:p text:style-name="P1"><text:s text:c="4"/>unless ($is_master) {</text:p>
        <text:p text:style-name="P1"><text:s text:c="8"/>my $new_args=Storable::Thaw(Storable::Freeze($args));</text:p>
        <text:p text:style-name="P1"><text:s text:c="8"/>my $hash=new_hash();</text:p>
        <text:p text:style-name="P1"><text:s text:c="8"/>$new_args-&gt;{__to}=$to;</text:p>
        <text:p text:style-name="P1"><text:s text:c="8"/>$new_args-&gt;{__tmout}=$tmout;</text:p>
        <text:p text:style-name="P1"><text:s text:c="8"/>$new_args-&gt;{__type}=$what;</text:p>
        <text:p text:style-name="P1"><text:s text:c="8"/>$new_args-&gt;{__hash}=$hash;</text:p>
        <text:p text:style-name="P1"><text:s text:c="8"/>$parent_reqests{$hash}-&gt;{succ}=$succ;</text:p>
        <text:p text:style-name="P1"><text:s text:c="8"/>$parent_reqests{$hash}-&gt;{spp}=$spp;</text:p>
        <text:p text:style-name="P1"><text:s text:c="8"/>$parent_reqests{$hash}-&gt;{tpp}=$tpp;</text:p>
        <text:p text:style-name="P1"><text:s text:c="8"/>$parent_reqests{$hash}-&gt;{epp}=$epp;</text:p>
        <text:p text:style-name="P1"><text:s text:c="8"/>$parent_reqests{$hash}-&gt;{uv}=Storable::Thaw(Storable::Freeze($uv));</text:p>
        <text:p text:style-name="P1"><text:s text:c="8"/>answer_to_parent(</text:p>
        <text:p text:style-name="P1"><text:s text:c="12"/>get_setting('root_cluster_name'),</text:p>
        <text:p text:style-name="P1"><text:s text:c="12"/>undef,</text:p>
        <text:p text:style-name="P1"><text:s text:c="12"/>'mon_request',</text:p>
        <text:p text:style-name="P1"><text:s text:c="12"/>SUCC_OK,</text:p>
        <text:p text:style-name="P1"><text:s text:c="12"/>$new_args);</text:p>
        <text:p text:style-name="P1"><text:s text:c="8"/>return;</text:p>
        <text:p text:style-name="P1"><text:s text:c="4"/>}</text:p>
        <text:p text:style-name="P1"><text:s text:c="4"/>qlog( "REQ_TO_MON: $what, "</text:p>
        <text:p text:style-name="P1"><text:s text:c="8"/>. ( ref($to) eq 'ARRAY' ? join( ',', @$to ) : $to ) . ";\n",</text:p>
        <text:p text:style-name="P1"><text:s text:c="8"/>LOG_DEBUG ) unless ( $_d_nolog_type{$what} );</text:p>
        <text:p text:style-name="P1"><text:s text:c="8"/>$tpp <text:s text:c="2"/>= \&amp;def_timeout_mon_proc <text:s text:c="17"/>unless ($tpp);</text:p>
        <text:p text:style-name="P1"><text:s text:c="8"/>$epp <text:s text:c="2"/>= \&amp;every_nil_sub <text:s text:c="24"/>unless ($epp);</text:p>
        <text:p text:style-name="P1"><text:s text:c="8"/>$spp <text:s text:c="2"/>= \&amp;every_nil_sub <text:s text:c="24"/>unless ($spp);</text:p>
        <text:p text:style-name="P1"><text:s text:c="8"/>$tmout = cleosupport::get_setting('mon_timeout') unless ($tmout);</text:p>
        <text:p text:style-name="P1"><text:s text:c="8"/>my ( $new_req, $wt );</text:p>
        <text:p text:style-name="P1"><text:s text:c="8"/>$wt = $succ &amp; SUCC_WAIT;</text:p>
        <text:p text:style-name="P1"><text:s text:c="8"/>if ( $wt == SUCC_ANY || $wt == SUCC_FIRST ) {</text:p>
        <text:p text:style-name="P1"><text:s text:c="12"/>$new_req-&gt;{success} = ( ( $succ &amp; SUCC_COND ) == SUCC_OK ) ? 0 : 1;</text:p>
        <text:p text:style-name="P1"><text:s text:c="8"/>}</text:p>
        <text:p text:style-name="P1"><text:s text:c="8"/>$new_req-&gt;{cond} = $succ &amp; SUCC_COND;</text:p>
        <text:p text:style-name="P1"><text:s text:c="8"/>$new_req-&gt;{wait} = $succ &amp; SUCC_WAIT;</text:p>
        <text:p text:style-name="P1"><text:s text:c="8"/>if ( ref($to) eq 'ARRAY' ) {</text:p>
        <text:p text:style-name="P1"><text:s text:c="12"/>my %nodes;</text:p>
        <text:p text:style-name="P1"><text:s text:c="12"/>my $i;</text:p>
        <text:p text:style-name="P1"><text:s text:c="12"/>foreach $i (@$to) {</text:p>
        <text:p text:style-name="P1"><text:s text:c="16"/>$i =~ s/:.*//;</text:p>
        <text:p text:style-name="P1"><text:s text:c="16"/>if ( !exists( $mons{$i} ) ) {</text:p>
        <text:p text:style-name="P1"><text:s text:c="20"/>qlog "Monitor '$i' (from array) does not exists...\n",</text:p>
        <text:p text:style-name="P1"><text:s text:c="20"/>LOG_ERR;</text:p>
        <text:p text:style-name="P1"><text:s text:c="20"/>next;</text:p>
        <text:p text:style-name="P1"><text:s text:c="16"/>}</text:p>
        <text:p text:style-name="P1"><text:s text:c="16"/>if ( $mons{$i} eq '' ) {</text:p>
        <text:p text:style-name="P1"><text:s text:c="20"/>qlog "Nil monitor (from array) does not exists...\n", LOG_ERR;</text:p>
        <text:p text:style-name="P1"><text:s text:c="20"/>next;</text:p>
        <text:p text:style-name="P1"><text:s text:c="16"/>}</text:p>
        <text:p text:style-name="P1"><text:s text:c="16"/>$nodes{$i} = 1;</text:p>
        <text:p text:style-name="P1"><text:s text:c="12"/>}</text:p>
        <text:p text:style-name="P1"><text:s text:c="12"/>push @{ $new_req-&gt;{rest} }, keys(%nodes);</text:p>
        <text:p text:style-name="P1"><text:s text:c="8"/>} else {</text:p>
        <text:p text:style-name="P1"><text:s text:c="12"/>$to =~ s/\:.*$//;</text:p>
        <text:p text:style-name="P1"><text:s text:c="12"/>if ( $to eq '__all__' ) {</text:p>
        <text:p text:style-name="P1"><text:s text:c="16"/>push @{ $new_req-&gt;{rest} }, keys(%mons);</text:p>
        <text:p text:style-name="P1"><text:s text:c="12"/>} else {</text:p>
        <text:p text:style-name="P1"><text:s text:c="16"/>if ( !exists( $mons{$to} ) ) {</text:p>
        <text:p text:style-name="P1"><text:s text:c="20"/>qlog "Monitor '$to' does not exists...\n", LOG_ERR;</text:p>
        <text:p text:style-name="P1"><text:s text:c="20"/>return;</text:p>
        <text:p text:style-name="P1"><text:s text:c="16"/>}</text:p>
        <text:p text:style-name="P1"><text:s text:c="16"/>if ( $mons{$to} eq '' ) {</text:p>
        <text:p text:style-name="P1"><text:s text:c="20"/>qlog "Nil monitor does not exists...\n", LOG_ERR;</text:p>
        <text:p text:style-name="P1"><text:s text:c="20"/>next;</text:p>
        <text:p text:style-name="P1"><text:s text:c="16"/>}</text:p>
        <text:p text:style-name="P1"><text:s text:c="16"/>push @{ $new_req-&gt;{rest} }, $to;</text:p>
        <text:p text:style-name="P1"><text:s text:c="12"/>}</text:p>
        <text:p text:style-name="P1"><text:s text:c="8"/>}</text:p>
        <text:p text:style-name="P1"><text:s text:c="8"/>$new_req-&gt;{spp} <text:s text:c="6"/>= $spp;</text:p>
        <text:p text:style-name="P1"><text:s text:c="8"/>$new_req-&gt;{epp} <text:s text:c="6"/>= $epp;</text:p>
        <text:p text:style-name="P1"><text:s text:c="8"/>$new_req-&gt;{tpp} <text:s text:c="6"/>= $tpp;</text:p>
        <text:p text:style-name="P1"><text:s text:c="8"/>$new_req-&gt;{hash} <text:s text:c="5"/>= new_hash();</text:p>
        <text:p text:style-name="P1"><text:s text:c="8"/>$new_req-&gt;{tmout} <text:s text:c="4"/>= $tmout;</text:p>
        <text:p text:style-name="P1"><text:s text:c="8"/>$new_req-&gt;{type} <text:s text:c="5"/>= $what;</text:p>
        <text:p text:style-name="P1"><text:s text:c="8"/>$new_req-&gt;{args} <text:s text:c="5"/>= $args;</text:p>
        <text:p text:style-name="P1"><text:s text:c="8"/>$new_req-&gt;{status} <text:s text:c="3"/>= 'await';</text:p>
        <text:p text:style-name="P1"><text:s text:c="8"/>$new_req-&gt;{user_vars} = \%uv;</text:p>
        <text:p text:style-name="P1"><text:s text:c="8"/>if ( ref($spp) ne 'CODE' ) {</text:p>
        <text:p text:style-name="P1"><text:soft-page-break/><text:s text:c="12"/>qlog "Bad spp ($spp) "</text:p>
        <text:p text:style-name="P1"><text:s text:c="12"/>. ( caller(1) )[2] . " <text:s/>"</text:p>
        <text:p text:style-name="P1"><text:s text:c="12"/>. ( caller(1) )[3]</text:p>
        <text:p text:style-name="P1"><text:s text:c="12"/>. "\n", LOG_ERR;</text:p>
        <text:p text:style-name="P1"><text:s text:c="8"/>}</text:p>
        <text:p text:style-name="P1"><text:s text:c="8"/>if ( ref($tpp) ne 'CODE' ) {</text:p>
        <text:p text:style-name="P1"><text:s text:c="12"/>qlog "Bad tpp ($tpp) "</text:p>
        <text:p text:style-name="P1"><text:s text:c="12"/>. ( caller(1) )[2] . " <text:s/>"</text:p>
        <text:p text:style-name="P1"><text:s text:c="12"/>. ( caller(1) )[3]</text:p>
        <text:p text:style-name="P1"><text:s text:c="12"/>. "\n", LOG_ERR;</text:p>
        <text:p text:style-name="P1"><text:s text:c="8"/>}</text:p>
        <text:p text:style-name="P1"><text:s text:c="8"/>push @mon_req_q, $new_req;</text:p>
        <text:p text:style-name="P1"><text:s text:c="8"/>unless ( $_d_nolog_type{$what} ) {</text:p>
        <text:p text:style-name="P1"><text:s text:c="12"/>qlog "REQS[M]: " . scalar(@mon_req_q) . " [$new_req-&gt;{hash}] $what\n",</text:p>
        <text:p text:style-name="P1"><text:s text:c="12"/>LOG_DEBUG2;</text:p>
        <text:p text:style-name="P1"><text:s text:c="12"/>qlog "REQS[M-UV]: ["</text:p>
        <text:p text:style-name="P1"><text:s text:c="12"/>. join( ':', %{ $new_req-&gt;{user_vars} } )</text:p>
        <text:p text:style-name="P1"><text:s text:c="12"/>. "]\n", LOG_DEBUG;</text:p>
        <text:p text:style-name="P1"><text:s text:c="12"/>qlog "ERQS[M-W]: [" . join( ':', @{ $new_req-&gt;{rest} } ) . "]\n",</text:p>
        <text:p text:style-name="P1"><text:s text:c="12"/>LOG_DEBUG2;</text:p>
        <text:p text:style-name="P1"><text:s text:c="8"/>}</text:p>
        <text:p text:style-name="P1">} <text:s text:c="3"/># new_req_to_mon</text:p>
        <text:p text:style-name="P1">sub flush_to_mons() {</text:p>
        <text:p text:style-name="P1"><text:s text:c="4"/>my ( $i, $j, $req, %snd, $k, $v, $e, $unsent, $pack );</text:p>
        <text:p text:style-name="P1"><text:s text:c="4"/>local $, = ';;';</text:p>
        <text:p text:style-name="P1"><text:s text:c="4"/>for $req (@mon_req_q) {</text:p>
        <text:p text:style-name="P1"><text:s text:c="8"/>if ( scalar( @{ $req-&gt;{rest} } ) &lt; 1 ) {</text:p>
        <text:p text:style-name="P1"><text:s text:c="12"/>qlog "Invalid request to send to mon(s) (0 recipients)\n",</text:p>
        <text:p text:style-name="P1"><text:s text:c="12"/>LOG_WARN;</text:p>
        <text:p text:style-name="P1"><text:s text:c="12"/>next;</text:p>
        <text:p text:style-name="P1"><text:s text:c="8"/>}</text:p>
        <text:p text:style-name="P1"><text:s text:c="8"/>undef %snd;</text:p>
        <text:p text:style-name="P1"><text:s text:c="8"/>foreach $i ( @{ $req-&gt;{rest} } ) {</text:p>
        <text:p text:style-name="P1"><text:s text:c="12"/>unless ( $mons{$i}-&gt;{conn}-&gt;get_state eq 'ok' )</text:p>
        <text:p text:style-name="P1"><text:s text:c="12"/>{ <text:s text:c="3"/># node is not connected!</text:p>
        <text:p text:style-name="P1"><text:s text:c="16"/>qlog( "NODE $i is not connected. Skipping...\n", LOG_WARN )</text:p>
        <text:p text:style-name="P1"><text:s text:c="16"/>if $debug{nc};</text:p>
        <text:p text:style-name="P1"><text:s text:c="16"/>my ( $ss, $se, $st ) =</text:p>
        <text:p text:style-name="P1"><text:s text:c="16"/>( $req-&gt;{spp}, $req-&gt;{epp}, $req-&gt;{tpp} );</text:p>
        <text:p text:style-name="P1"><text:s text:c="16"/>( $req-&gt;{spp}, $req-&gt;{epp}, $req-&gt;{tpp} ) =</text:p>
        <text:p text:style-name="P1"><text:s text:c="16"/>( undef, undef, undef );</text:p>
        <text:p text:style-name="P1"><text:s text:c="16"/>my $req_save = Storable::dclone($req);</text:p>
        <text:p text:style-name="P1"><text:s text:c="16"/>( $req-&gt;{spp}, $req-&gt;{epp}, $req-&gt;{tpp} ) = ( $ss, $se, $st );</text:p>
        <text:p text:style-name="P1"><text:s text:c="16"/>( $req_save-&gt;{spp}, $req_save-&gt;{epp}, $req_save-&gt;{tpp} ) =</text:p>
        <text:p text:style-name="P1"><text:s text:c="16"/>( $ss, $se, $st );</text:p>
        <text:p text:style-name="P1"><text:s text:c="16"/>$req_save-&gt;{rest} = [$i];</text:p>
        <text:p text:style-name="P1"><text:s text:c="16"/>push @mons_delayed_sends, $req_save;</text:p>
        <text:p text:style-name="P1"><text:s text:c="16"/>next;</text:p>
        <text:p text:style-name="P1"><text:s text:c="12"/>}</text:p>
        <text:p text:style-name="P1"><text:s text:c="12"/>qlog( "==-&gt;$i $req-&gt;{type}($req-&gt;{hash})\n", LOG_DEBUG )</text:p>
        <text:p text:style-name="P1"><text:s text:c="12"/>unless ( $_d_nolog_type{ $req-&gt;{type} } );</text:p>
        <text:p text:style-name="P1"><text:s text:c="12"/>qlog( "SENT: "</text:p>
        <text:p text:style-name="P1"><text:s text:c="16"/>. join( ';',</text:p>
        <text:p text:style-name="P1"><text:s text:c="20"/>map( "$_:=$req-&gt;{args}-&gt;{$_}",</text:p>
        <text:p text:style-name="P1"><text:s text:c="24"/>grep( !/^(nodes|env)/,</text:p>
        <text:p text:style-name="P1"><text:s text:c="28"/>keys( %{ $req-&gt;{args} } ) ) ) )</text:p>
        <text:p text:style-name="P1"><text:s text:c="16"/>. "\n",</text:p>
        <text:p text:style-name="P1"><text:s text:c="16"/>LOG_DEBUG2 ) unless ( $_d_nolog_type{ $req-&gt;{type} } );</text:p>
        <text:p text:style-name="P1"><text:s text:c="16"/>$pack = "\*main:$i:$req-&gt;{hash}\n$req-&gt;{type}\n";</text:p>
        <text:p text:style-name="P1"><text:s text:c="16"/>while ( ( $k, $v ) = each( %{ $req-&gt;{args} } ) ) {</text:p>
        <text:p text:style-name="P1"><text:s text:c="20"/>$e = pack_value($v);</text:p>
        <text:p text:style-name="P1"><text:s text:c="20"/>qlog "Packed ($k) as '$e'\n" if $debug{pc};</text:p>
        <text:p text:style-name="P1"><text:s text:c="20"/>$pack .= "$k: $e\n";</text:p>
        <text:p text:style-name="P1"><text:s text:c="16"/>}</text:p>
        <text:p text:style-name="P1"><text:s text:c="16"/>$pack .= "end\n";</text:p>
        <text:p text:style-name="P1"><text:s text:c="16"/>$mons{$i}-&gt;{conn}-&gt;send($pack);</text:p>
        <text:p text:style-name="P1"><text:s text:c="8"/>}</text:p>
        <text:p text:style-name="P1"><text:s text:c="8"/>qlog( "A wait record with this id already exists! ("</text:p>
        <text:p text:style-name="P1"><text:s text:c="12"/>. join( ';', %{$req} ) . ")["</text:p>
        <text:p text:style-name="P1"><text:s text:c="12"/>. join( ';', %{$mons_wait{$req-&gt;{hash}}} ) . "]\n",</text:p>
        <text:p text:style-name="P1"><text:s text:c="12"/>LOG_ERR ) if ( exists $mons_wait{ $req-&gt;{hash} } );</text:p>
        <text:p text:style-name="P1"><text:s text:c="12"/>{</text:p>
        <text:p text:style-name="P1"><text:s text:c="16"/>my ( $ss, $se, $st ) = ( $req-&gt;{spp}, $req-&gt;{epp}, $req-&gt;{tpp} );</text:p>
        <text:p text:style-name="P1"><text:s text:c="16"/>( $req-&gt;{spp}, $req-&gt;{epp}, $req-&gt;{tpp} ) =</text:p>
        <text:p text:style-name="P1"><text:s text:c="16"/>( undef, undef, undef );</text:p>
        <text:p text:style-name="P1"><text:s text:c="16"/>my $req_save = Storable::dclone($req);</text:p>
        <text:p text:style-name="P1"><text:s text:c="16"/>( $req-&gt;{spp}, $req-&gt;{epp}, $req-&gt;{tpp} ) = ( $ss, $se, $st );</text:p>
        <text:p text:style-name="P1"><text:s text:c="16"/>( $req_save-&gt;{spp}, $req_save-&gt;{epp}, $req_save-&gt;{tpp} ) =</text:p>
        <text:p text:style-name="P1"><text:s text:c="16"/>( $ss, $se, $st );</text:p>
        <text:p text:style-name="P1"><text:s text:c="16"/>$req_save-&gt;{tmout} += $last_time;</text:p>
        <text:p text:style-name="P1"><text:s text:c="16"/>undef $req_save-&gt;{_to};</text:p>
        <text:p text:style-name="P1"><text:s text:c="16"/>@{ $req_save-&gt;{_to} } = @{ $req_save-&gt;{rest} };</text:p>
        <text:p text:style-name="P1"><text:s text:c="16"/>$mons_wait{ $req_save-&gt;{hash} } = $req_save;</text:p>
        <text:p text:style-name="P1"><text:s text:c="16"/>qlog("ADDED MONS HASH FOR AWAITING: $req-&gt;{hash}\n", LOG_INFO)</text:p>
        <text:p text:style-name="P1"><text:s text:c="16"/>unless ( $_d_nolog_type{ $req_save-&gt;{type} } );</text:p>
        <text:p text:style-name="P1"><text:s text:c="12"/>}</text:p>
        <text:p text:style-name="P1"><text:s text:c="4"/>} <text:s text:c="3"/># for each element in queue</text:p>
        <text:p text:style-name="P1"><text:s text:c="4"/>Cleo::Conn::allflush;</text:p>
        <text:p text:style-name="P1"><text:s text:c="4"/>@mon_req_q = (); <text:s text:c="3"/># zero the queue...</text:p>
        <text:p text:style-name="P1">} <text:s text:c="3"/># flush_to_mons</text:p>
        <text:p text:style-name="P1">sub rcv_from_mon() {</text:p>
        <text:p text:style-name="P1"><text:s text:c="4"/>my ( $i, $j, $k, $ok, @mons_answ_q, $count, $entry, $unpacked );</text:p>
        <text:p text:style-name="P1"><text:s text:c="4"/>return unless ( defined $Mons_select );</text:p>
        <text:p text:style-name="P1"><text:s text:c="4"/>{</text:p>
        <text:p text:style-name="P1"><text:s text:c="8"/>my ( @ready, @outs, $from, $hash, $tmp, $entry, $cur_h );</text:p>
        <text:p text:style-name="P1"><text:s text:c="8"/>@ready = $Mons_select-&gt;can_read(0.01);</text:p>
        <text:p text:style-name="P1"><text:s text:c="8"/>RCV_FROM_MON:</text:p>
        <text:p text:style-name="P1"><text:s text:c="8"/>foreach $cur_h (@ready) {</text:p>
        <text:p text:style-name="P1"><text:s text:c="12"/>$cur = Cleo::Conn::get_conn($cur_h);</text:p>
        <text:p text:style-name="P1"><text:s text:c="12"/>unless ( defined($cur) ) {</text:p>
        <text:p text:style-name="P1"><text:s text:c="16"/>qlog</text:p>
        <text:p text:style-name="P1"><text:s text:c="16"/>"RCV_FROM_MONS: Channel has no handle, connection is closing...\n",</text:p>
        <text:p text:style-name="P1"><text:s text:c="16"/>LOG_ERR;</text:p>
        <text:p text:style-name="P1"><text:s text:c="16"/>$Mons_select-&gt;remove($cur_h);</text:p>
        <text:p text:style-name="P1"><text:s text:c="16"/>$cur_h-&gt;close();</text:p>
        <text:p text:style-name="P1"><text:s text:c="16"/>next;</text:p>
        <text:p text:style-name="P1"><text:s text:c="12"/>}</text:p>
        <text:p text:style-name="P1"><text:s text:c="12"/>for ( ;; ) {</text:p>
        <text:p text:style-name="P1"><text:s text:c="16"/>my %e = ();</text:p>
        <text:p text:style-name="P1"><text:s text:c="16"/>$entry = \%e;</text:p>
        <text:p text:style-name="P1"><text:s text:c="16"/>$hash = get_parsed_block_x( $cur, $entry );</text:p>
        <text:p text:style-name="P1"><text:s text:c="16"/>next RCV_FROM_MON if ( ( $hash eq '-' ) or ( $hash eq '' ) );</text:p>
        <text:p text:style-name="P1"><text:s text:c="16"/>$from = $cur-&gt;get_peer;</text:p>
        <text:p text:style-name="P1"><text:s text:c="16"/>if ( $from ne $entry-&gt;{_from} ) {</text:p>
        <text:p text:style-name="P1"><text:soft-page-break/><text:s text:c="20"/>qlog "Recorded $from, but written $entry-&gt;{_from}.\n",</text:p>
        <text:p text:style-name="P1"><text:s text:c="20"/>LOG_ERR;</text:p>
        <text:p text:style-name="P1"><text:s text:c="20"/>$entry-&gt;{_from} = $cur-&gt;get_peer;</text:p>
        <text:p text:style-name="P1"><text:s text:c="16"/>}</text:p>
        <text:p text:style-name="P1"><text:s text:c="16"/>qlog( "MESSAGE FROM NODE '$entry-&gt;{_from}'\n", LOG_DEBUG )</text:p>
        <text:p text:style-name="P1"><text:s text:c="16"/>unless ( $_d_nolog_type{ $entry-&gt;{_type} } );</text:p>
        <text:p text:style-name="P1"><text:s text:c="16"/>if ( ( $entry-&gt;{_from} eq '' ) or ( $entry-&gt;{_to} eq '' ) ) {</text:p>
        <text:p text:style-name="P1"><text:s text:c="20"/>qlog</text:p>
        <text:p text:style-name="P1"><text:s text:c="20"/>"Empty from or to! ($entry-&gt;{_from}/$entry-&gt;{_to})\n",</text:p>
        <text:p text:style-name="P1"><text:s text:c="20"/>LOG_ERR;</text:p>
        <text:p text:style-name="P1"><text:s text:c="20"/>next RCV_FROM_MON;</text:p>
        <text:p text:style-name="P1"><text:s text:c="16"/>}</text:p>
        <text:p text:style-name="P1"><text:s text:c="16"/>if ( $mons{ $entry-&gt;{_from} }-&gt;{state} ne 'active' ) {</text:p>
        <text:p text:style-name="P1"><text:s text:c="20"/>block_pe( $entry-&gt;{_from}, 0, 0, 'Timed out',</text:p>
        <text:p text:style-name="P1"><text:s text:c="24"/>'Not connected yet',</text:p>
        <text:p text:style-name="P1"><text:s text:c="24"/>'Disconnected' );</text:p>
        <text:p text:style-name="P1"><text:s text:c="16"/>}</text:p>
        <text:p text:style-name="P1"><text:s text:c="16"/>$mons{ $entry-&gt;{_from} }-&gt;{last_response} <text:s text:c="3"/>= $last_time;</text:p>
        <text:p text:style-name="P1"><text:s text:c="16"/>$mons{ $entry-&gt;{_from} }-&gt;{fast_raise_count} = 0;</text:p>
        <text:p text:style-name="P1"><text:s text:c="16"/>$mons{ $entry-&gt;{_from} }-&gt;{state} <text:s text:c="11"/>= 'active';</text:p>
        <text:p text:style-name="P1"><text:s text:c="16"/>if ( $entry-&gt;{_to} eq $cluster_name )</text:p>
        <text:p text:style-name="P1"><text:s text:c="16"/>{ <text:s text:c="3"/>#Yahoo! A message for me!</text:p>
        <text:p text:style-name="P1"><text:s text:c="20"/>if ( <text:s text:c="3"/>!defined( $entry-&gt;{id} )</text:p>
        <text:p text:style-name="P1"><text:s text:c="24"/>|| !defined( $entry-&gt;{status} ) ) {</text:p>
        <text:p text:style-name="P1"><text:s text:c="20"/>qlog "Invalid message from mon: id='$entry-&gt;{id}',"</text:p>
        <text:p text:style-name="P1"><text:s text:c="20"/>. "status='$entry-&gt;{status}'\n", LOG_ERR;</text:p>
        <text:p text:style-name="P1"><text:s text:c="20"/>next RCV_FROM_MON;</text:p>
        <text:p text:style-name="P1"><text:s text:c="24"/>}</text:p>
        <text:p text:style-name="P1"><text:s text:c="24"/>push @mons_answ_q, $entry;</text:p>
        <text:p text:style-name="P1"><text:s text:c="16"/>} else {</text:p>
        <text:p text:style-name="P1"><text:s text:c="20"/>$down_ch{ $entry-&gt;{_to} }-&gt;send(</text:p>
        <text:p text:style-name="P1"><text:s text:c="24"/>"\*_mon_$entry-&gt;{_from}:$entry-&gt;{_to}:$hash\n$entry-&gt;{_type}\n"</text:p>
        <text:p text:style-name="P1"><text:s text:c="24"/>);</text:p>
        <text:p text:style-name="P1"><text:s text:c="20"/>for $tmp ( keys( %{$entry} ) ) {</text:p>
        <text:p text:style-name="P1"><text:s text:c="24"/>$down_ch{ $entry-&gt;{_to} }</text:p>
        <text:p text:style-name="P1"><text:s text:c="24"/>-&gt;send("$tmp: $entry-&gt;{$tmp}\n");</text:p>
        <text:p text:style-name="P1"><text:s text:c="20"/>}</text:p>
        <text:p text:style-name="P1"><text:s text:c="20"/>$down_ch{ $entry-&gt;{_to} }-&gt;send("end\n");</text:p>
        <text:p text:style-name="P1"><text:s text:c="20"/>next RCV_FROM_MON;</text:p>
        <text:p text:style-name="P1"><text:s text:c="16"/>}</text:p>
        <text:p text:style-name="P1"><text:s text:c="12"/>} <text:s text:c="3"/># foreach message</text:p>
        <text:p text:style-name="P1"><text:s text:c="8"/>} <text:s text:c="3"/># foreach mon</text:p>
        <text:p text:style-name="P1"><text:s text:c="4"/>} <text:s text:c="3"/># block</text:p>
        <text:p text:style-name="P1"><text:s text:c="4"/>foreach $i (@mons_answ_q) {</text:p>
        <text:p text:style-name="P1"><text:s text:c="8"/>$j <text:s text:c="4"/>= $i-&gt;{_hash};</text:p>
        <text:p text:style-name="P1"><text:s text:c="8"/>$entry = Storable::thaw( Storable::freeze($i) );</text:p>
        <text:p text:style-name="P1"><text:s text:c="8"/>delete $entry-&gt;{_from};</text:p>
        <text:p text:style-name="P1"><text:s text:c="8"/>delete $entry-&gt;{_hash};</text:p>
        <text:p text:style-name="P1"><text:s text:c="8"/>delete $entry-&gt;{_to};</text:p>
        <text:p text:style-name="P1"><text:s text:c="8"/>delete $entry-&gt;{_type};</text:p>
        <text:p text:style-name="P1"><text:s text:c="8"/>foreach $tmp ( keys(%$entry) ) {</text:p>
        <text:p text:style-name="P1"><text:s text:c="12"/>undef $unpacked;</text:p>
        <text:p text:style-name="P1"><text:s text:c="12"/>unpack_value( \$unpacked, $entry-&gt;{$tmp} );</text:p>
        <text:p text:style-name="P1"><text:s text:c="12"/>$entry-&gt;{$tmp} = $unpacked;</text:p>
        <text:p text:style-name="P1"><text:s text:c="8"/>}</text:p>
        <text:p text:style-name="P1"><text:s text:c="8"/>qlog( "MON Processing0 $j $i-&gt;{success}\n", LOG_DEBUG2 )</text:p>
        <text:p text:style-name="P1"><text:s text:c="8"/>unless ( $_d_nolog_type{ $i-&gt;{_type} } );</text:p>
        <text:p text:style-name="P1"><text:s text:c="8"/>foreach my $tmpi ( keys( %{$entry} ) ) {</text:p>
        <text:p text:style-name="P1"><text:s text:c="12"/>qlog( "MM&gt; $tmpi: $entry-&gt;{$tmpi}.\n", LOG_DEBUG2 )</text:p>
        <text:p text:style-name="P1"><text:s text:c="12"/>unless ( $_d_nolog_type{ $i-&gt;{_type} } );</text:p>
        <text:p text:style-name="P1"><text:s text:c="8"/>}</text:p>
        <text:p text:style-name="P1"><text:s text:c="8"/>unless ($j) {</text:p>
        <text:p text:style-name="P1"><text:s text:c="12"/>qlog("MON_MESSAGE: $i-&gt;{_from},$i-&gt;{_type},$i-&gt;{status},$entry\n",</text:p>
        <text:p text:style-name="P1"><text:s text:c="16"/>LOG_DEBUG ) unless ( $_d_nolog_type{ $i-&gt;{_type} } );</text:p>
        <text:p text:style-name="P1"><text:s text:c="16"/>mon_message_process( $i-&gt;{_type}, <text:s/>$i-&gt;{_from},</text:p>
        <text:p text:style-name="P1"><text:s text:c="20"/>$i-&gt;{status}, $entry );</text:p>
        <text:p text:style-name="P1"><text:s text:c="16"/>next;</text:p>
        <text:p text:style-name="P1"><text:s text:c="8"/>}</text:p>
        <text:p text:style-name="P1"><text:s text:c="8"/>qlog( "MON Processing2\n", LOG_DEBUG2 )</text:p>
        <text:p text:style-name="P1"><text:s text:c="8"/>unless ( $_d_nolog_type{ $i-&gt;{_type} } );</text:p>
        <text:p text:style-name="P1"><text:s text:c="8"/>if ( exists $mons_wait{$j} ) {</text:p>
        <text:p text:style-name="P1"><text:s text:c="12"/>qlog( "MON Processing3 $j\n", LOG_DEBUG2 )</text:p>
        <text:p text:style-name="P1"><text:s text:c="12"/>unless ( $_d_nolog_type{ $i-&gt;{_type} } );</text:p>
        <text:p text:style-name="P1"><text:s text:c="12"/>$ok = 0;</text:p>
        <text:p text:style-name="P1"><text:s text:c="12"/>if ( ( $mons_wait{$j}-&gt;{wait} &amp; SUCC_WAIT ) != SUCC_RET ) {</text:p>
        <text:p text:style-name="P1"><text:s text:c="16"/>qlog( "WAIT: "</text:p>
        <text:p text:style-name="P1"><text:s text:c="20"/>. join( ':', @{ $mons_wait{$j}-&gt;{rest} } ) . ";\n",</text:p>
        <text:p text:style-name="P1"><text:s text:c="20"/>LOG_DEBUG2 ) unless ( $_d_nolog_type{ $i-&gt;{_type} } );</text:p>
        <text:p text:style-name="P1"><text:s text:c="20"/>for ( $k = 0; $k &lt;= $#{ $mons_wait{$j}-&gt;{rest} }; ++$k ) {</text:p>
        <text:p text:style-name="P1"><text:s text:c="24"/>next unless ( defined $mons_wait{$j}-&gt;{rest}-&gt;[$k] );</text:p>
        <text:p text:style-name="P1"><text:s text:c="24"/>if ( $mons_wait{$j}-&gt;{rest}-&gt;[$k] eq $i-&gt;{_from} ) {</text:p>
        <text:p text:style-name="P1"><text:s text:c="28"/>$ok = 1;</text:p>
        <text:p text:style-name="P1"><text:s text:c="28"/>undef $mons_wait{$j}-&gt;{rest}-&gt;[$k];</text:p>
        <text:p text:style-name="P1"><text:s text:c="28"/>last;</text:p>
        <text:p text:style-name="P1"><text:s text:c="24"/>}</text:p>
        <text:p text:style-name="P1"><text:s text:c="20"/>}</text:p>
        <text:p text:style-name="P1"><text:s text:c="20"/>if ( !$ok</text:p>
        <text:p text:style-name="P1"><text:s text:c="24"/>and ( ( $mons_wait{$j}-&gt;{wait} &amp; SUCC_WAIT ) != SUCC_RET )</text:p>
        <text:p text:style-name="P1"><text:s text:c="24"/>) {</text:p>
        <text:p text:style-name="P1"><text:s text:c="20"/>qlog "Got unexpected answer: " . join( ';', %$i ) . "\n",</text:p>
        <text:p text:style-name="P1"><text:s text:c="20"/>LOG_ERR;</text:p>
        <text:p text:style-name="P1"><text:s text:c="20"/>next;</text:p>
        <text:p text:style-name="P1"><text:s text:c="24"/>}</text:p>
        <text:p text:style-name="P1"><text:s text:c="12"/>}</text:p>
        <text:p text:style-name="P1"><text:s text:c="12"/>$mons_wait{$j}-&gt;{args}-&gt;{status} = $mons_wait{$j}-&gt;{status};</text:p>
        <text:p text:style-name="P1"><text:s text:c="12"/>qlog( "DD&gt; $mons_wait{$j}-&gt;{status}/ $mons_wait{$j}-&gt;{success}/"</text:p>
        <text:p text:style-name="P1"><text:s text:c="16"/>. ref( $mons_wait{$j}-&gt;{epp} ) . "\n",</text:p>
        <text:p text:style-name="P1"><text:s text:c="16"/>LOG_DEBUG2 ) unless ( $_d_nolog_type{ $i-&gt;{_type} } );</text:p>
        <text:p text:style-name="P1"><text:s text:c="16"/>my $uv;</text:p>
        <text:p text:style-name="P1"><text:s text:c="16"/>if ( <text:s text:c="3"/>( $mons_wait{$j}-&gt;{status} ne 'done' )</text:p>
        <text:p text:style-name="P1"><text:s text:c="20"/>&amp;&amp; ( ref( $mons_wait{$j}-&gt;{epp} ) eq 'CODE' ) ) {</text:p>
        <text:p text:style-name="P1"><text:s text:c="16"/>qlog( "MON CALL EPP [$i-&gt;{_type}]\n", LOG_DEBUG )</text:p>
        <text:p text:style-name="P1"><text:s text:c="16"/>unless ( $_d_nolog_type{ $i-&gt;{_type} } );</text:p>
        <text:p text:style-name="P1"><text:s text:c="16"/>$uv =</text:p>
        <text:p text:style-name="P1"><text:s text:c="16"/>$mons_wait{$j}-&gt;{epp}-&gt;( $j, $i-&gt;{success},</text:p>
        <text:p text:style-name="P1"><text:s text:c="20"/>$mons_wait{$j}-&gt;{args},</text:p>
        <text:p text:style-name="P1"><text:s text:c="20"/>$mons_wait{$j}-&gt;{user_vars},</text:p>
        <text:p text:style-name="P1"><text:s text:c="20"/>$i-&gt;{_from}, $entry );</text:p>
        <text:p text:style-name="P1"><text:s text:c="16"/>delete $mons_wait{$j}-&gt;{user_vars};</text:p>
        <text:p text:style-name="P1"><text:s text:c="16"/>$mons_wait{$j}-&gt;{user_vars} = $uv;</text:p>
        <text:p text:style-name="P1"><text:s text:c="20"/>}</text:p>
        <text:p text:style-name="P1"><text:s text:c="20"/>if ( ( $mons_wait{$j}-&gt;{wait} &amp; SUCC_WAIT ) == SUCC_RET ) {</text:p>
        <text:p text:style-name="P1"><text:s text:c="24"/>qlog(</text:p>
        <text:p text:style-name="P1"><text:soft-page-break/><text:s text:c="28"/>"MON RET branch [$mons_wait{$j}-&gt;{status}][$uv-&gt;{success}]\n",</text:p>
        <text:p text:style-name="P1"><text:s text:c="28"/>LOG_DEBUG ) unless ( $_d_nolog_type{ $i-&gt;{_type} } );</text:p>
        <text:p text:style-name="P1"><text:s text:c="28"/>$uv =</text:p>
        <text:p text:style-name="P1"><text:s text:c="28"/>$mons_wait{$j}-&gt;{spp}-&gt;( $j, $i-&gt;{success},</text:p>
        <text:p text:style-name="P1"><text:s text:c="32"/>$mons_wait{$j}-&gt;{args},</text:p>
        <text:p text:style-name="P1"><text:s text:c="32"/>$mons_wait{$j}-&gt;{user_vars},</text:p>
        <text:p text:style-name="P1"><text:s text:c="32"/>$i-&gt;{_from}, $entry );</text:p>
        <text:p text:style-name="P1"><text:s text:c="28"/>delete $mons_wait{$j}-&gt;{user_vars};</text:p>
        <text:p text:style-name="P1"><text:s text:c="28"/>$mons_wait{$j}-&gt;{user_vars} = $uv;</text:p>
        <text:p text:style-name="P1"><text:s text:c="28"/>if ( <text:s text:c="3"/>( $mons_wait{$j}-&gt;{status} ne 'done' )</text:p>
        <text:p text:style-name="P1"><text:s text:c="32"/>&amp;&amp; ( $uv-&gt;{success} ) ) {</text:p>
        <text:p text:style-name="P1"><text:s text:c="28"/>$mons_wait{$j}-&gt;{success} = $i-&gt;{success};</text:p>
        <text:p text:style-name="P1"><text:s text:c="28"/>@{ $mons_wait{$j}-&gt;{rest} } = ();</text:p>
        <text:p text:style-name="P1"><text:s text:c="28"/>$mons_wait{$j}-&gt;{status} = 'done';</text:p>
        <text:p text:style-name="P1"><text:s text:c="32"/>}</text:p>
        <text:p text:style-name="P1"><text:s text:c="12"/>} elsif ( ( $mons_wait{$j}-&gt;{wait} &amp; SUCC_WAIT ) == SUCC_FIRST ) {</text:p>
        <text:p text:style-name="P1"><text:s text:c="16"/>qlog( "MON FIRST branch [$mons_wait{$j}-&gt;{status}]\n",</text:p>
        <text:p text:style-name="P1"><text:s text:c="20"/>LOG_DEBUG )</text:p>
        <text:p text:style-name="P1"><text:s text:c="16"/>unless ( $_d_nolog_type{ $i-&gt;{_type} } );</text:p>
        <text:p text:style-name="P1"><text:s text:c="16"/>if ( $mons_wait{$j}-&gt;{status} eq 'await' )</text:p>
        <text:p text:style-name="P1"><text:s text:c="16"/>{ <text:s text:c="3"/># no answers are gotten!</text:p>
        <text:p text:style-name="P1"><text:s text:c="20"/>$mons_wait{$j}-&gt;{status} <text:s/>= 'done';</text:p>
        <text:p text:style-name="P1"><text:s text:c="20"/>$mons_wait{$j}-&gt;{success} = $i-&gt;{success};</text:p>
        <text:p text:style-name="P1"><text:s text:c="20"/>qlog( "CALL SPP [$i-&gt;{_type}]\n", LOG_DEBUG )</text:p>
        <text:p text:style-name="P1"><text:s text:c="20"/>unless ( $_d_nolog_type{ $i-&gt;{_type} } );</text:p>
        <text:p text:style-name="P1"><text:s text:c="20"/>$mons_wait{$j}-&gt;{spp}-&gt;( $j, $i-&gt;{success},</text:p>
        <text:p text:style-name="P1"><text:s text:c="24"/>$mons_wait{$j}-&gt;{args},</text:p>
        <text:p text:style-name="P1"><text:s text:c="24"/>$mons_wait{$j}-&gt;{user_vars},</text:p>
        <text:p text:style-name="P1"><text:s text:c="24"/>$i-&gt;{_from}, $entry );</text:p>
        <text:p text:style-name="P1"><text:s text:c="20"/>delete $mons_wait{$j}-&gt;{user_vars};</text:p>
        <text:p text:style-name="P1"><text:s text:c="20"/>$mons_wait{$j}-&gt;{user_vars} = $uv;</text:p>
        <text:p text:style-name="P1"><text:s text:c="20"/>@{ $mons_wait{$j}-&gt;{rest} } = ();</text:p>
        <text:p text:style-name="P1"><text:s text:c="16"/>}</text:p>
        <text:p text:style-name="P1"><text:s text:c="12"/>} elsif ( ( $mons_wait{$j}-&gt;{wait} &amp; SUCC_WAIT ) == SUCC_ANY ) {</text:p>
        <text:p text:style-name="P1"><text:s text:c="16"/>qlog( "MON ANY branch [$mons_wait{$j}-&gt;{status}]\n",</text:p>
        <text:p text:style-name="P1"><text:s text:c="20"/>LOG_DEBUG )</text:p>
        <text:p text:style-name="P1"><text:s text:c="16"/>unless ( $_d_nolog_type{ $i-&gt;{_type} } );</text:p>
        <text:p text:style-name="P1"><text:s text:c="16"/>$mons_wait{$j}-&gt;{success} = $i-&gt;{success};</text:p>
        <text:p text:style-name="P1"><text:s text:c="16"/>unless ( $mons_wait{$j}-&gt;{status} eq 'done' )</text:p>
        <text:p text:style-name="P1"><text:s text:c="16"/>{ <text:s text:c="3"/># still wait for...</text:p>
        <text:p text:style-name="P1"><text:s text:c="20"/>qlog(</text:p>
        <text:p text:style-name="P1"><text:s text:c="24"/>"DDD&gt; succ= $i-&gt;{success} cond= $mons_wait{$j}-&gt;{cond}\n",</text:p>
        <text:p text:style-name="P1"><text:s text:c="24"/>LOG_DEBUG ) unless ( $_d_nolog_type{ $i-&gt;{_type} } );</text:p>
        <text:p text:style-name="P1"><text:s text:c="24"/>if ( !( $i-&gt;{success}</text:p>
        <text:p text:style-name="P1"><text:s text:c="28"/>xor( ( $mons_wait{$j}-&gt;{cond} &amp; SUCC_COND ) ==</text:p>
        <text:p text:style-name="P1"><text:s text:c="32"/>SUCC_OK ) )</text:p>
        <text:p text:style-name="P1"><text:s text:c="28"/>) {</text:p>
        <text:p text:style-name="P1"><text:s text:c="24"/>$mons_wait{$j}-&gt;{status} = 'done';</text:p>
        <text:p text:style-name="P1"><text:s text:c="24"/>qlog( "MON CALL SPP2 [$i-&gt;{_type}]\n", LOG_DEBUG )</text:p>
        <text:p text:style-name="P1"><text:s text:c="24"/>unless ( $_d_nolog_type{ $i-&gt;{_type} } );</text:p>
        <text:p text:style-name="P1"><text:s text:c="24"/>$mons_wait{$j}-&gt;{spp}-&gt;( $mons_wait{$j}-&gt;{hash},</text:p>
        <text:p text:style-name="P1"><text:s text:c="28"/>$i-&gt;{success},</text:p>
        <text:p text:style-name="P1"><text:s text:c="28"/>$mons_wait{$j}-&gt;{args},</text:p>
        <text:p text:style-name="P1"><text:s text:c="28"/>$mons_wait{$j}-&gt;{user_vars},</text:p>
        <text:p text:style-name="P1"><text:s text:c="28"/>$i-&gt;{_from},</text:p>
        <text:p text:style-name="P1"><text:s text:c="28"/>$entry );</text:p>
        <text:p text:style-name="P1"><text:s text:c="24"/>delete $mons_wait{$j}-&gt;{user_vars};</text:p>
        <text:p text:style-name="P1"><text:s text:c="24"/>$mons_wait{$j}-&gt;{user_vars} = $uv;</text:p>
        <text:p text:style-name="P1"><text:s text:c="28"/>}</text:p>
        <text:p text:style-name="P1"><text:s text:c="28"/>@{ $mons_wait{$j}-&gt;{rest} } = ();</text:p>
        <text:p text:style-name="P1"><text:s text:c="16"/>}</text:p>
        <text:p text:style-name="P1"><text:s text:c="12"/>} elsif ( ( $mons_wait{$j}-&gt;{wait} &amp; SUCC_WAIT ) == SUCC_ALL ) {</text:p>
        <text:p text:style-name="P1"><text:s text:c="16"/>qlog( "MON ALL branch [$mons_wait{$j}-&gt;{cond}]\n", LOG_DEBUG )</text:p>
        <text:p text:style-name="P1"><text:s text:c="16"/>unless ( $_d_nolog_type{ $i-&gt;{_type} } );</text:p>
        <text:p text:style-name="P1"><text:s text:c="16"/>if ( ( $mons_wait{$j}-&gt;{cond} &amp; SUCC_COND ) == SUCC_OK ) {</text:p>
        <text:p text:style-name="P1"><text:s text:c="20"/>$mons_wait{$j}-&gt;{success} &amp;= $i-&gt;{success};</text:p>
        <text:p text:style-name="P1"><text:s text:c="16"/>} else {</text:p>
        <text:p text:style-name="P1"><text:s text:c="20"/>$mons_wait{$j}-&gt;{success} |= $i-&gt;{success};</text:p>
        <text:p text:style-name="P1"><text:s text:c="16"/>}</text:p>
        <text:p text:style-name="P1"><text:s text:c="12"/>} else { <text:s text:c="3"/>#Ooops...</text:p>
        <text:p text:style-name="P1"><text:s text:c="16"/>qlog</text:p>
        <text:p text:style-name="P1"><text:s text:c="16"/>"Unknown wait-status (mon) [$mons_wait{$j}-&gt;{wait}][$mons_wait{$j}-&gt;{cond}] ("</text:p>
        <text:p text:style-name="P1"><text:s text:c="16"/>. join( ';', %{$i} )</text:p>
        <text:p text:style-name="P1"><text:s text:c="16"/>. ")\n", LOG_ERR;</text:p>
        <text:p text:style-name="P1"><text:s text:c="12"/>}</text:p>
        <text:p text:style-name="P1"><text:s text:c="12"/>$count = 0;</text:p>
        <text:p text:style-name="P1"><text:s text:c="12"/>for ( $k = 0; $k &lt; scalar( @{ $mons_wait{$j}-&gt;{rest} } ); ++$k ) {</text:p>
        <text:p text:style-name="P1"><text:s text:c="16"/>++$count if defined $mons_wait{$j}-&gt;{rest}-&gt;[$k];</text:p>
        <text:p text:style-name="P1"><text:s text:c="12"/>}</text:p>
        <text:p text:style-name="P1"><text:s text:c="12"/>if ( $count == 0 ) {</text:p>
        <text:p text:style-name="P1"><text:s text:c="16"/>qlog( "MON DELETING REQUEST ENTRY ($j) $i-&gt;{_type}\n",</text:p>
        <text:p text:style-name="P1"><text:s text:c="20"/>LOG_DEBUG )</text:p>
        <text:p text:style-name="P1"><text:s text:c="16"/>unless ( $_d_nolog_type{ $i-&gt;{_type} } );</text:p>
        <text:p text:style-name="P1"><text:s text:c="16"/>if ( $mons_wait{$j}-&gt;{status} ne 'done' ) {</text:p>
        <text:p text:style-name="P1"><text:s text:c="20"/>qlog(</text:p>
        <text:p text:style-name="P1"><text:s text:c="24"/>"MON CALL SPP3 [$i-&gt;{_type}] [$mons_wait{$j}-&gt;{user_vars}-&gt;{channel}]\n",</text:p>
        <text:p text:style-name="P1"><text:s text:c="24"/>LOG_DEBUG ) unless ( $_d_nolog_type{ $i-&gt;{_type} } );</text:p>
        <text:p text:style-name="P1"><text:s text:c="24"/>$mons_wait{$j}-&gt;{spp}-&gt;(</text:p>
        <text:p text:style-name="P1"><text:s text:c="28"/>$mons_wait{$j}-&gt;{hash}, $i-&gt;{success},</text:p>
        <text:p text:style-name="P1"><text:s text:c="28"/>$mons_wait{$j}-&gt;{args}, $mons_wait{$j}-&gt;{user_vars},</text:p>
        <text:p text:style-name="P1"><text:s text:c="28"/>$i-&gt;{_from}, <text:s text:c="11"/>$entry );</text:p>
        <text:p text:style-name="P1"><text:s text:c="24"/>delete $mons_wait{$j}-&gt;{user_vars};</text:p>
        <text:p text:style-name="P1"><text:s text:c="24"/>$mons_wait{$j}-&gt;{user_vars} = $uv;</text:p>
        <text:p text:style-name="P1"><text:s text:c="16"/>}</text:p>
        <text:p text:style-name="P1"><text:s text:c="16"/>delete $mons_wait{$j};</text:p>
        <text:p text:style-name="P1"><text:s text:c="12"/>}</text:p>
        <text:p text:style-name="P1"><text:s text:c="8"/>} else {</text:p>
        <text:p text:style-name="P1"><text:s text:c="12"/>qlog "Got message for unexistent mon hash $j ($i-&gt;{_type})\n",</text:p>
        <text:p text:style-name="P1"><text:s text:c="12"/>LOG_WARN;</text:p>
        <text:p text:style-name="P1"><text:s text:c="8"/>}</text:p>
        <text:p text:style-name="P1"><text:s text:c="4"/>} <text:s text:c="3"/># ~processing answers queue</text:p>
        <text:p text:style-name="P1"><text:s text:c="4"/>foreach $i ( keys(%mons_wait) ) {</text:p>
        <text:p text:style-name="P1"><text:s text:c="8"/>if ( $mons_wait{$i}-&gt;{tmout} &lt; $last_time ) {</text:p>
        <text:p text:style-name="P1"><text:s text:c="12"/>$mons_wait{$i}-&gt;{args}-&gt;{status} = 'timed out';</text:p>
        <text:p text:style-name="P1"><text:s text:c="12"/>$mons_wait{$i}-&gt;{success} = 0;</text:p>
        <text:p text:style-name="P1"><text:s text:c="12"/>qlog( "MON CALL TPP [$mons_wait{$i}-&gt;{type}/$i]\n", LOG_DEBUG )</text:p>
        <text:p text:style-name="P1"><text:s text:c="12"/>unless ( $_d_nolog_type{ $mons_wait{$i}-&gt;{type} } );</text:p>
        <text:p text:style-name="P1"><text:s text:c="12"/>if ( ref( $mons_wait{$i}-&gt;{tpp} ) eq 'CODE' ) {</text:p>
        <text:p text:style-name="P1"><text:s text:c="16"/>$mons_wait{$i}-&gt;{tpp}-&gt;(</text:p>
        <text:p text:style-name="P1"><text:s text:c="20"/>$i, <text:s text:c="24"/>SUCC_FAIL,</text:p>
        <text:p text:style-name="P1"><text:s text:c="20"/>$mons_wait{$i}-&gt;{args}, <text:s text:c="4"/>$mons_wait{$i}-&gt;{user_vars},</text:p>
        <text:p text:style-name="P1"><text:soft-page-break/><text:s text:c="20"/>$mons_wait{$i}-&gt;{_to}-&gt;[0], @{ $mons_wait{$i}-&gt;{_to} }</text:p>
        <text:p text:style-name="P1"><text:s text:c="20"/>);</text:p>
        <text:p text:style-name="P1"><text:s text:c="16"/>delete $mons_wait{$i}-&gt;{user_vars};</text:p>
        <text:p text:style-name="P1"><text:s text:c="12"/>} else {</text:p>
        <text:p text:style-name="P1"><text:s text:c="16"/>qlog(</text:p>
        <text:p text:style-name="P1"><text:s text:c="20"/>"MON NIL TPP entry [$mons_wait{$i}-&gt;{hash} $mons_wait{$i}-&gt;{type}]\n",</text:p>
        <text:p text:style-name="P1"><text:s text:c="20"/>LOG_WARN</text:p>
        <text:p text:style-name="P1"><text:s text:c="20"/>) unless ( $_d_nolog_type{ $mons_wait{$i}-&gt;{type} } );</text:p>
        <text:p text:style-name="P1"><text:s text:c="12"/>}</text:p>
        <text:p text:style-name="P1"><text:s text:c="12"/>qlog(</text:p>
        <text:p text:style-name="P1"><text:s text:c="16"/>"MON DELETING REQUEST[M] ENTRY TIMED OUT ($mons_wait{$i}-&gt;{hash})\n",</text:p>
        <text:p text:style-name="P1"><text:s text:c="16"/>LOG_DEBUG</text:p>
        <text:p text:style-name="P1"><text:s text:c="16"/>) unless ( $_d_nolog_type{ $mons_wait{$i}-&gt;{type} } );</text:p>
        <text:p text:style-name="P1"><text:s text:c="16"/>for $j ( @{ $mons_wait{$i}-&gt;{_to} } ) {</text:p>
        <text:p text:style-name="P1"><text:s text:c="20"/>if($mons{$j}-&gt;{last_response}&gt;0){</text:p>
        <text:p text:style-name="P1"><text:s text:c="24"/>if($mons{$j}-&gt;{last_response}+$max_mon_timeout&lt;$last_time){</text:p>
        <text:p text:style-name="P1"><text:s text:c="28"/>qlog "MON TIMED OUT: $j (req $i, type $mons_wait{$i}-&gt;{type})\n",</text:p>
        <text:p text:style-name="P1"><text:s text:c="28"/>LOG_DEBUG2;</text:p>
        <text:p text:style-name="P1"><text:s text:c="28"/>on_mon_timed_out($j);</text:p>
        <text:p text:style-name="P1"><text:s text:c="28"/>$mons{$j}-&gt;{last_response}=0;</text:p>
        <text:p text:style-name="P1"><text:s text:c="24"/>}</text:p>
        <text:p text:style-name="P1"><text:s text:c="20"/>}</text:p>
        <text:p text:style-name="P1"><text:s text:c="20"/>elsif($mons{$j}-&gt;{last_connect}&gt;0){</text:p>
        <text:p text:style-name="P1"><text:s text:c="24"/>if($mons{$j}-&gt;{last_connect}+$max_mon_timeout&lt;$last_time){</text:p>
        <text:p text:style-name="P1"><text:s text:c="28"/>qlog "MON TIMED OUT WITHOUT RESPONSE: $j\n", LOG_DEBUG2;</text:p>
        <text:p text:style-name="P1"><text:s text:c="28"/>on_mon_timed_out($j);</text:p>
        <text:p text:style-name="P1"><text:s text:c="28"/>$mons{$j}-&gt;{last_connect}=0;</text:p>
        <text:p text:style-name="P1"><text:s text:c="24"/>}</text:p>
        <text:p text:style-name="P1"><text:s text:c="20"/>}</text:p>
        <text:p text:style-name="P1"><text:s text:c="16"/>}</text:p>
        <text:p text:style-name="P1"><text:s text:c="16"/>delete $mons_wait{$i};</text:p>
        <text:p text:style-name="P1"><text:s text:c="8"/>}</text:p>
        <text:p text:style-name="P1"><text:s text:c="4"/>}</text:p>
        <text:p text:style-name="P1"><text:s text:c="4"/>@ready = $Mons_select-&gt;has_exception(0.01);</text:p>
        <text:p text:style-name="P1"><text:s text:c="4"/>foreach $i (@ready) {</text:p>
        <text:p text:style-name="P1"><text:s text:c="8"/>$cur = Cleo::Conn::get_conn($i);</text:p>
        <text:p text:style-name="P1"><text:s text:c="8"/>unless ( defined($cur) ) {</text:p>
        <text:p text:style-name="P1"><text:s text:c="12"/>$Mons_select-&gt;remove($i);</text:p>
        <text:p text:style-name="P1"><text:s text:c="12"/>next;</text:p>
        <text:p text:style-name="P1"><text:s text:c="8"/>}</text:p>
        <text:p text:style-name="P1"><text:s text:c="8"/>my $name = $cur-&gt;get_peer;</text:p>
        <text:p text:style-name="P1"><text:s text:c="8"/>$cur-&gt;disconnect();</text:p>
        <text:p text:style-name="P1"><text:s text:c="8"/>$Mons_select-&gt;remove($i);</text:p>
        <text:p text:style-name="P1"><text:s text:c="8"/>on_mon_disconnect($name);</text:p>
        <text:p text:style-name="P1"><text:s text:c="4"/>}</text:p>
        <text:p text:style-name="P1"><text:s text:c="4"/>@ready = ();</text:p>
        <text:p text:style-name="P1">} <text:s text:c="3"/># rcv_from_mon</text:p>
        <text:p text:style-name="P1">sub new_req_to_child( $$$$$$$;$$@ ) {</text:p>
        <text:p text:style-name="P1"><text:s text:c="4"/>my ( $what, $args, $to, $recurse, $succ, $spp, $epp, $tmout, $tpp, %uv ) =</text:p>
        <text:p text:style-name="P1"><text:s text:c="4"/>@_;</text:p>
        <text:p text:style-name="P1"><text:s text:c="4"/>my ( $i, $tmp );</text:p>
        <text:p text:style-name="P1"><text:s text:c="4"/>if ( @{ $clusters{$cluster_name}-&gt;{childs} } ) {</text:p>
        <text:p text:style-name="P1"><text:s text:c="8"/>qlog "REQ_TO_CHILD: $what, $to;\n", LOG_INFO;</text:p>
        <text:p text:style-name="P1"><text:s text:c="4"/>} else {</text:p>
        <text:p text:style-name="P1"><text:s text:c="8"/>unless ( ref($to) eq ''</text:p>
        <text:p text:style-name="P1"><text:s text:c="12"/>and ( $to ne '__all__' or $to eq $cluster_name ) ) {</text:p>
        <text:p text:style-name="P1"><text:s text:c="8"/>return;</text:p>
        <text:p text:style-name="P1"><text:s text:c="12"/>}</text:p>
        <text:p text:style-name="P1"><text:s text:c="4"/>}</text:p>
        <text:p text:style-name="P1"><text:s text:c="4"/>$tpp = \&amp;def_timeout_child_proc unless ($tpp);</text:p>
        <text:p text:style-name="P1"><text:s text:c="4"/>$tmout = cleosupport::get_setting('child_req_timeout') unless ($tmout);</text:p>
        <text:p text:style-name="P1"><text:s text:c="4"/>my ( $new_req, $wt );</text:p>
        <text:p text:style-name="P1"><text:s text:c="4"/>$wt = $succ &amp; SUCC_WAIT;</text:p>
        <text:p text:style-name="P1"><text:s text:c="4"/>if ( $wt == SUCC_ANY || $wt == SUCC_FIRST ) {</text:p>
        <text:p text:style-name="P1"><text:s text:c="8"/>$new_req-&gt;{success} = ( ( $succ &amp; SUCC_COND ) == SUCC_OK ) ? 0 : 1;</text:p>
        <text:p text:style-name="P1"><text:s text:c="4"/>}</text:p>
        <text:p text:style-name="P1"><text:s text:c="4"/>$new_req-&gt;{cond} = $succ &amp; SUCC_COND;</text:p>
        <text:p text:style-name="P1"><text:s text:c="4"/>$new_req-&gt;{wait} = $succ &amp; SUCC_WAIT;</text:p>
        <text:p text:style-name="P1"><text:s text:c="4"/>if ( ref($to) eq 'ARRAY' ) {</text:p>
        <text:p text:style-name="P1"><text:s text:c="8"/>push @{ $new_req-&gt;{rest} }, @$to;</text:p>
        <text:p text:style-name="P1"><text:s text:c="4"/>} else {</text:p>
        <text:p text:style-name="P1"><text:s text:c="8"/>if ( $to eq '__all__' ) {</text:p>
        <text:p text:style-name="P1"><text:s text:c="12"/>push @{ $new_req-&gt;{rest} },</text:p>
        <text:p text:style-name="P1"><text:s text:c="12"/>@{ $clusters{$cluster_name}-&gt;{childs} };</text:p>
        <text:p text:style-name="P1"><text:s text:c="8"/>} elsif ( $to eq '__ALL__' ) {</text:p>
        <text:p text:style-name="P1"><text:s text:c="12"/>push @{ $new_req-&gt;{rest} }, @{ $child_aliases{$cluster_name} };</text:p>
        <text:p text:style-name="P1"><text:s text:c="8"/>} else {</text:p>
        <text:p text:style-name="P1"><text:s text:c="12"/>push @{ $new_req-&gt;{rest} }, $to;</text:p>
        <text:p text:style-name="P1"><text:s text:c="8"/>}</text:p>
        <text:p text:style-name="P1"><text:s text:c="4"/>}</text:p>
        <text:p text:style-name="P1"><text:s text:c="4"/>$new_req-&gt;{spp} <text:s text:c="2"/>= $spp;</text:p>
        <text:p text:style-name="P1"><text:s text:c="4"/>$new_req-&gt;{epp} <text:s text:c="2"/>= $epp;</text:p>
        <text:p text:style-name="P1"><text:s text:c="4"/>$new_req-&gt;{tpp} <text:s text:c="2"/>= $tpp;</text:p>
        <text:p text:style-name="P1"><text:s text:c="4"/>$new_req-&gt;{hash} <text:s/>= new_hash();</text:p>
        <text:p text:style-name="P1"><text:s text:c="4"/>$new_req-&gt;{tmout} = $tmout;</text:p>
        <text:p text:style-name="P1"><text:s text:c="4"/>$new_req-&gt;{type} <text:s/>= $what;</text:p>
        <text:p text:style-name="P1"><text:s text:c="4"/>$new_req-&gt;{args} <text:s/>= Storable::dclone($args);</text:p>
        <text:p text:style-name="P1"><text:s text:c="4"/>qlog "NEW_REQ: " . join( ';', keys(%$args) ) . "\n", LOG_DEBUG;</text:p>
        <text:p text:style-name="P1"><text:s text:c="4"/>$new_req-&gt;{status} <text:s text:c="3"/>= 'await';</text:p>
        <text:p text:style-name="P1"><text:s text:c="4"/>$new_req-&gt;{user_vars} = \%uv;</text:p>
        <text:p text:style-name="P1"><text:s text:c="4"/>if ( ref($spp) ne 'CODE' ) {</text:p>
        <text:p text:style-name="P1"><text:s text:c="8"/>qlog "Bad spp ($spp) "</text:p>
        <text:p text:style-name="P1"><text:s text:c="8"/>. ( caller(1) )[2] . " <text:s/>"</text:p>
        <text:p text:style-name="P1"><text:s text:c="8"/>. ( caller(1) )[3]</text:p>
        <text:p text:style-name="P1"><text:s text:c="8"/>. "\n", LOG_ERR;</text:p>
        <text:p text:style-name="P1"><text:s text:c="4"/>}</text:p>
        <text:p text:style-name="P1"><text:s text:c="4"/>if ( ref($epp) ne 'CODE' ) {</text:p>
        <text:p text:style-name="P1"><text:s text:c="8"/>qlog "Bad epp ($epp) "</text:p>
        <text:p text:style-name="P1"><text:s text:c="8"/>. ( caller(1) )[2] . " <text:s/>"</text:p>
        <text:p text:style-name="P1"><text:s text:c="8"/>. ( caller(1) )[3]</text:p>
        <text:p text:style-name="P1"><text:s text:c="8"/>. "\n", LOG_ERR;</text:p>
        <text:p text:style-name="P1"><text:s text:c="4"/>}</text:p>
        <text:p text:style-name="P1"><text:s text:c="4"/>if ( ref($tpp) ne 'CODE' ) {</text:p>
        <text:p text:style-name="P1"><text:s text:c="8"/>qlog "Bad tpp ($tpp) "</text:p>
        <text:p text:style-name="P1"><text:s text:c="8"/>. ( caller(1) )[2] . " <text:s/>"</text:p>
        <text:p text:style-name="P1"><text:s text:c="8"/>. ( caller(1) )[3]</text:p>
        <text:p text:style-name="P1"><text:s text:c="8"/>. "\n", LOG_ERR;</text:p>
        <text:p text:style-name="P1"><text:s text:c="4"/>}</text:p>
        <text:p text:style-name="P1"><text:s text:c="4"/>push @chld_req_q, $new_req;</text:p>
        <text:p text:style-name="P1"><text:s text:c="4"/>qlog "REQS[C]: "</text:p>
        <text:p text:style-name="P1"><text:s text:c="4"/>. scalar(@chld_req_q)</text:p>
        <text:p text:style-name="P1"><text:s text:c="4"/>. " [$new_req-&gt;{hash}:$new_req-&gt;{type}] to "</text:p>
        <text:p text:style-name="P1"><text:soft-page-break/><text:s text:c="4"/>. join( ';', @{ $new_req-&gt;{rest} } )</text:p>
        <text:p text:style-name="P1"><text:s text:c="4"/>. ";\n", LOG_DEBUG;</text:p>
        <text:p text:style-name="P1"><text:s text:c="4"/>qlog "UV keys:" . join( ':', %{ $new_req-&gt;{user_vars} } ) . "\n",</text:p>
        <text:p text:style-name="P1"><text:s text:c="4"/>LOG_DEBUG2;</text:p>
        <text:p text:style-name="P1">} <text:s text:c="3"/># new_req_to_child</text:p>
        <text:p text:style-name="P1">sub flush_to_childs() {</text:p>
        <text:p text:style-name="P1"><text:s text:c="4"/>my ( $i, $j, $req, %snd, $k, $v, $e, @rest );</text:p>
        <text:p text:style-name="P1"><text:s text:c="4"/>for $req (@chld_req_q) {</text:p>
        <text:p text:style-name="P1"><text:s text:c="8"/>if ( scalar( @{ $req-&gt;{rest} } ) &lt; 1 ) {</text:p>
        <text:p text:style-name="P1"><text:s text:c="12"/>qlog "Invalid request to send to child(s) (0 recipients)\n",</text:p>
        <text:p text:style-name="P1"><text:s text:c="12"/>LOG_WARN;</text:p>
        <text:p text:style-name="P1"><text:s text:c="12"/>next;</text:p>
        <text:p text:style-name="P1"><text:s text:c="8"/>}</text:p>
        <text:p text:style-name="P1"><text:s text:c="8"/>undef %snd;</text:p>
        <text:p text:style-name="P1"><text:s text:c="8"/>qlog "SEND REQ: " . join( ';', @{ $req-&gt;{rest} } ) . "\n", LOG_DEBUG2;</text:p>
        <text:p text:style-name="P1"><text:s text:c="8"/>for $j ( @{ $clusters{$cluster_name}-&gt;{childs} } ) {</text:p>
        <text:p text:style-name="P1"><text:s text:c="12"/>@rest = @{ $req-&gt;{rest} };</text:p>
        <text:p text:style-name="P1"><text:s text:c="12"/>for ( $i = 0; $i &lt;= $#rest; ++$i ) {</text:p>
        <text:p text:style-name="P1"><text:s text:c="16"/>next unless $req-&gt;{rest}-&gt;[$i] ne '';</text:p>
        <text:p text:style-name="P1"><text:s text:c="16"/>for $k ( @{ $child_aliases{$j} } ) {</text:p>
        <text:p text:style-name="P1"><text:s text:c="20"/>if ( $rest[$i] eq $k ) {</text:p>
        <text:p text:style-name="P1"><text:s text:c="24"/>push @{ $snd{$j} }, $k;</text:p>
        <text:p text:style-name="P1"><text:s text:c="24"/>undef $rest[$i];</text:p>
        <text:p text:style-name="P1"><text:s text:c="24"/>last;</text:p>
        <text:p text:style-name="P1"><text:s text:c="20"/>}</text:p>
        <text:p text:style-name="P1"><text:s text:c="16"/>} <text:s text:c="3"/># for each child's subcluster</text:p>
        <text:p text:style-name="P1"><text:s text:c="12"/>} <text:s text:c="3"/># for each requested target</text:p>
        <text:p text:style-name="P1"><text:s text:c="8"/>} <text:s text:c="3"/># fo each childs</text:p>
        <text:p text:style-name="P1"><text:s text:c="8"/>if ( !defined $snd{$cluster_name} ) {</text:p>
        <text:p text:style-name="P1"><text:s text:c="12"/>@rest = @{ $req-&gt;{rest} };</text:p>
        <text:p text:style-name="P1"><text:s text:c="12"/>for ( $i = 0; $i &lt;= $#rest; ++$i ) {</text:p>
        <text:p text:style-name="P1"><text:s text:c="16"/>if ( $rest[$i] eq $cluster_name ) {</text:p>
        <text:p text:style-name="P1"><text:s text:c="20"/>push @{ $snd{$cluster_name} }, $cluster_name;</text:p>
        <text:p text:style-name="P1"><text:s text:c="20"/>last;</text:p>
        <text:p text:style-name="P1"><text:s text:c="16"/>}</text:p>
        <text:p text:style-name="P1"><text:s text:c="12"/>}</text:p>
        <text:p text:style-name="P1"><text:s text:c="8"/>}</text:p>
        <text:p text:style-name="P1"><text:s text:c="8"/>if ( $log_level &gt;= LOG_DEBUG2 ) {</text:p>
        <text:p text:style-name="P1"><text:s text:c="12"/>qlog "TO SEND: " . join( ';', keys(%snd) ) . "\n", LOG_DEBUG2;</text:p>
        <text:p text:style-name="P1"><text:s text:c="8"/>}</text:p>
        <text:p text:style-name="P1"><text:s text:c="8"/>for $i ( keys(%snd) ) { <text:s text:c="3"/>#for each child, through which we send</text:p>
        <text:p text:style-name="P1"><text:s text:c="12"/>my %r = %{ $req-&gt;{args} };</text:p>
        <text:p text:style-name="P1"><text:s text:c="12"/>if ( $i eq $cluster_name ) {</text:p>
        <text:p text:style-name="P1"><text:s text:c="16"/>foreach $k ( keys(%r) ) {</text:p>
        <text:p text:style-name="P1"><text:s text:c="20"/>$e = pack_value( $r{$k} );</text:p>
        <text:p text:style-name="P1"><text:s text:c="20"/>qlog( "Packed ($k) as '$e'\n", LOG_DEBUG ) if $debug{pc};</text:p>
        <text:p text:style-name="P1"><text:s text:c="20"/>$r{$k} = $e;</text:p>
        <text:p text:style-name="P1"><text:s text:c="16"/>}</text:p>
        <text:p text:style-name="P1"><text:s text:c="16"/>$r{_from} = $cluster_name;</text:p>
        <text:p text:style-name="P1"><text:s text:c="16"/>$r{_to} <text:s text:c="2"/>= $cluster_name;</text:p>
        <text:p text:style-name="P1"><text:s text:c="16"/>$r{_type} = $req-&gt;{type};</text:p>
        <text:p text:style-name="P1"><text:s text:c="16"/>$r{_hash} = $req-&gt;{hash};</text:p>
        <text:p text:style-name="P1"><text:s text:c="16"/>qlog "!==&gt;$cluster_name $r{_type} ($r{_hash})\n", LOG_INFO;</text:p>
        <text:p text:style-name="P1"><text:s text:c="16"/>push @messages_to_self, \%r;</text:p>
        <text:p text:style-name="P1"><text:s text:c="16"/>if ( $log_level &gt;= LOG_DEBUG2 ) {</text:p>
        <text:p text:style-name="P1"><text:s text:c="20"/>qlog "SENT: "</text:p>
        <text:p text:style-name="P1"><text:s text:c="20"/>. join( ';', map {"$_:=$r{$_}"} keys(%r) )</text:p>
        <text:p text:style-name="P1"><text:s text:c="20"/>. "\n", LOG_DEBUG2;</text:p>
        <text:p text:style-name="P1"><text:s text:c="16"/>}</text:p>
        <text:p text:style-name="P1"><text:s text:c="12"/>} else {</text:p>
        <text:p text:style-name="P1"><text:s text:c="16"/>qlog "===&gt;$i $req-&gt;{type} ($req-&gt;{hash})\n", LOG_INFO;</text:p>
        <text:p text:style-name="P1"><text:s text:c="16"/>$down_ch{$i}-&gt;send( <text:s text:c="2"/>"\*$cluster_name:"</text:p>
        <text:p text:style-name="P1"><text:s text:c="20"/>. join( ',', @{ $snd{$i} } )</text:p>
        <text:p text:style-name="P1"><text:s text:c="20"/>. ":$req-&gt;{hash}\n$req-&gt;{type}\n" );</text:p>
        <text:p text:style-name="P1"><text:s text:c="16"/>qlog( "SENT: "</text:p>
        <text:p text:style-name="P1"><text:s text:c="20"/>. join( ';', map {"$_:=$r{$_}"} keys(%r) ) . "\n",</text:p>
        <text:p text:style-name="P1"><text:s text:c="20"/>LOG_DEBUG2 ) if $debug{cs};</text:p>
        <text:p text:style-name="P1"><text:s text:c="16"/>while ( ( $k, $v ) = each(%r) ) {</text:p>
        <text:p text:style-name="P1"><text:s text:c="20"/>$e = pack_value($v);</text:p>
        <text:p text:style-name="P1"><text:s text:c="20"/>qlog( "Packed ($k) as '$e'\n", LOG_DEBUG ) if $debug{pc};</text:p>
        <text:p text:style-name="P1"><text:s text:c="20"/>$down_ch{$i}-&gt;send("$k:$e\n");</text:p>
        <text:p text:style-name="P1"><text:s text:c="16"/>}</text:p>
        <text:p text:style-name="P1"><text:s text:c="16"/>$down_ch{$i}-&gt;send("end\n");</text:p>
        <text:p text:style-name="P1"><text:s text:c="16"/>qlog "Flushed to $i $req-&gt;{hash};$req-&gt;{type}!\n", LOG_DEBUG;</text:p>
        <text:p text:style-name="P1"><text:s text:c="12"/>} <text:s text:c="3"/># ~for each child through which we send</text:p>
        <text:p text:style-name="P1"><text:s text:c="8"/>}</text:p>
        <text:p text:style-name="P1"><text:s text:c="8"/>qlog( "A wait record with this hash ($req-&gt;{hash}) already exists! ("</text:p>
        <text:p text:style-name="P1"><text:s text:c="12"/>. join( ';', %{$req} ) . ")["</text:p>
        <text:p text:style-name="P1"><text:s text:c="12"/>. join( ';', $childs_wait{ $req-&gt;{hash} } ) . "]\n",</text:p>
        <text:p text:style-name="P1"><text:s text:c="12"/>LOG_ERR ) if ( exists $childs_wait{ $req-&gt;{hash} } );</text:p>
        <text:p text:style-name="P1"><text:s text:c="12"/>$req-&gt;{tmout} += $last_time;</text:p>
        <text:p text:style-name="P1"><text:s text:c="12"/>$childs_wait{ $req-&gt;{hash} } = $req;</text:p>
        <text:p text:style-name="P1"><text:s text:c="4"/>} <text:s text:c="3"/># for each element in queue</text:p>
        <text:p text:style-name="P1"><text:s text:c="4"/>Cleo::Conn::allflush;</text:p>
        <text:p text:style-name="P1"><text:s text:c="4"/>@chld_req_q = (); <text:s text:c="3"/># zero the queue...</text:p>
        <text:p text:style-name="P1">} <text:s text:c="3"/># flush_to_chlds</text:p>
        <text:p text:style-name="P1">sub rcv_from_childs() {</text:p>
        <text:p text:style-name="P1"><text:s text:c="4"/>my ( $i, $j, $k, $v, $cur, $cur_h, $ok, @childs_answ_q, $count, $entry,</text:p>
        <text:p text:style-name="P1"><text:s text:c="8"/>@x, %x, $unp, $msg_hash );</text:p>
        <text:p text:style-name="P1"><text:s text:c="4"/>unless ( defined $down_ch_select or @answers_to_self ) {</text:p>
        <text:p text:style-name="P1"><text:s text:c="8"/>select( undef, undef, undef, 0.01 );</text:p>
        <text:p text:style-name="P1"><text:s text:c="8"/>return;</text:p>
        <text:p text:style-name="P1"><text:s text:c="4"/>}</text:p>
        <text:p text:style-name="P1"><text:s text:c="4"/>$last_time = time;</text:p>
        <text:p text:style-name="P1"><text:s text:c="4"/>{</text:p>
        <text:p text:style-name="P1"><text:s text:c="8"/>my ( @ready, @outs, $from, $to, $hash, $tmp, $entry, @to_list );</text:p>
        <text:p text:style-name="P1"><text:s text:c="8"/>@ready = $down_ch_select-&gt;can_read(0.01);</text:p>
        <text:p text:style-name="P1"><text:s text:c="8"/>RCV_FROM_CHLD:</text:p>
        <text:p text:style-name="P1"><text:s text:c="8"/>foreach $cur_h (@ready) {</text:p>
        <text:p text:style-name="P1"><text:s text:c="12"/>for ( ;; ) {</text:p>
        <text:p text:style-name="P1"><text:s text:c="16"/>my %e;</text:p>
        <text:p text:style-name="P1"><text:s text:c="16"/>$entry = \%e;</text:p>
        <text:p text:style-name="P1"><text:s text:c="16"/>$cur <text:s text:c="2"/>= Cleo::Conn::get_conn($cur_h);</text:p>
        <text:p text:style-name="P1"><text:s text:c="16"/>unless ( defined $cur ) {</text:p>
        <text:p text:style-name="P1"><text:s text:c="20"/>qlog "Child channel is dead!\n", LOG_ERR;</text:p>
        <text:p text:style-name="P1"><text:s text:c="20"/>$down_ch_select-&gt;remove( $cur_h-&gt;fileno );</text:p>
        <text:p text:style-name="P1"><text:s text:c="20"/>next;</text:p>
        <text:p text:style-name="P1"><text:s text:c="16"/>}</text:p>
        <text:p text:style-name="P1"><text:s text:c="16"/>$hash = get_parsed_block_x( $cur, $entry );</text:p>
        <text:p text:style-name="P1"><text:s text:c="16"/>if ( ( $hash eq '-' ) or ( $hash eq '' ) ) {</text:p>
        <text:p text:style-name="P1"><text:s text:c="20"/>next RCV_FROM_CHLD;</text:p>
        <text:p text:style-name="P1"><text:s text:c="16"/>}</text:p>
        <text:p text:style-name="P1"><text:s text:c="16"/>qlog</text:p>
        <text:p text:style-name="P1"><text:s text:c="16"/>"MESSAGE FROM CHILD CLUSTER!($entry-&gt;{_from} -&gt; $entry-&gt;{_to})\n",</text:p>
        <text:p text:style-name="P1"><text:soft-page-break/><text:s text:c="16"/>LOG_DEBUG;</text:p>
        <text:p text:style-name="P1"><text:s text:c="16"/>@to_list = split( /\,/, $entry-&gt;{_to} );</text:p>
        <text:p text:style-name="P1"><text:s text:c="16"/>$to = 0;</text:p>
        <text:p text:style-name="P1"><text:s text:c="16"/>for ( $i = 0; $i &lt; scalar(@to_list); ++$i ) {</text:p>
        <text:p text:style-name="P1"><text:s text:c="20"/>if ( $to_list[$i] eq $cluster_name ) {</text:p>
        <text:p text:style-name="P1"><text:s text:c="24"/>$to = 1;</text:p>
        <text:p text:style-name="P1"><text:s text:c="24"/>splice( @to_list, $i, 1 );</text:p>
        <text:p text:style-name="P1"><text:s text:c="24"/>last;</text:p>
        <text:p text:style-name="P1"><text:s text:c="20"/>}</text:p>
        <text:p text:style-name="P1"><text:s text:c="16"/>}</text:p>
        <text:p text:style-name="P1"><text:s text:c="16"/>if ($to) { <text:s text:c="3"/>#Yahoo! A message for me!</text:p>
        <text:p text:style-name="P1"><text:s text:c="20"/>if ( $log_level &gt;= LOG_DEBUG2 ) {</text:p>
        <text:p text:style-name="P1"><text:s text:c="24"/>qlog "MES: " . join( ";", %$entry, "\n" ), LOG_DEBUG2;</text:p>
        <text:p text:style-name="P1"><text:s text:c="20"/>}</text:p>
        <text:p text:style-name="P1"><text:s text:c="20"/>if ( !defined( $entry-&gt;{success} ) ) {</text:p>
        <text:p text:style-name="P1"><text:s text:c="24"/>qlog</text:p>
        <text:p text:style-name="P1"><text:s text:c="24"/>"Invalid message from child: hash='$entry-&gt;{_hash}',"</text:p>
        <text:p text:style-name="P1"><text:s text:c="24"/>. "status='$entry-&gt;{success}'\n", LOG_ERR;</text:p>
        <text:p text:style-name="P1"><text:s text:c="24"/>next RCV_FROM_CHLD;</text:p>
        <text:p text:style-name="P1"><text:s text:c="20"/>}</text:p>
        <text:p text:style-name="P1"><text:s text:c="20"/>push @childs_answ_q, $entry;</text:p>
        <text:p text:style-name="P1"><text:s text:c="20"/>if (@to_list) {</text:p>
        <text:p text:style-name="P1"><text:s text:c="24"/>my %snd;</text:p>
        <text:p text:style-name="P1"><text:s text:c="24"/>my @rest = @to_list;</text:p>
        <text:p text:style-name="P1"><text:s text:c="24"/>for $j ( @{ $clusters{$cluster_name}-&gt;{childs} } ) {</text:p>
        <text:p text:style-name="P1"><text:s text:c="28"/>for ( $i = 0; $i &lt;= $#rest; ++$i ) {</text:p>
        <text:p text:style-name="P1"><text:s text:c="32"/>next unless defined $rest[$i];</text:p>
        <text:p text:style-name="P1"><text:s text:c="32"/>for $k ( @{ $child_aliases{$j} } ) {</text:p>
        <text:p text:style-name="P1"><text:s text:c="36"/>if ( $rest[$i] eq $k ) {</text:p>
        <text:p text:style-name="P1"><text:s text:c="40"/>push @{ $snd{$j} }, $k;</text:p>
        <text:p text:style-name="P1"><text:s text:c="40"/>undef $rest[$i];</text:p>
        <text:p text:style-name="P1"><text:s text:c="40"/>last;</text:p>
        <text:p text:style-name="P1"><text:s text:c="36"/>}</text:p>
        <text:p text:style-name="P1"><text:s text:c="32"/>} <text:s text:c="3"/># for each child's subcluster</text:p>
        <text:p text:style-name="P1"><text:s text:c="28"/>} <text:s text:c="3"/># for each requested target</text:p>
        <text:p text:style-name="P1"><text:s text:c="24"/>} <text:s text:c="3"/># fo each childs</text:p>
        <text:p text:style-name="P1"><text:s text:c="24"/>$from = $entry-&gt;{_from};</text:p>
        <text:p text:style-name="P1"><text:s text:c="24"/>$to <text:s text:c="2"/>= $entry-&gt;{_to};</text:p>
        <text:p text:style-name="P1"><text:s text:c="24"/>$tmp <text:s/>= $entry-&gt;{_type};</text:p>
        <text:p text:style-name="P1"><text:s text:c="24"/>delete $entry-&gt;{_from};</text:p>
        <text:p text:style-name="P1"><text:s text:c="24"/>delete $entry-&gt;{_to};</text:p>
        <text:p text:style-name="P1"><text:s text:c="24"/>delete $entry-&gt;{_hash};</text:p>
        <text:p text:style-name="P1"><text:s text:c="24"/>delete $entry-&gt;{_type};</text:p>
        <text:p text:style-name="P1"><text:s text:c="24"/>foreach $i ( keys(%snd) ) {</text:p>
        <text:p text:style-name="P1"><text:s text:c="28"/>$down_ch{$i}-&gt;send( <text:s text:c="2"/>"\*$from:"</text:p>
        <text:p text:style-name="P1"><text:s text:c="32"/>. join( ',', @{ $snd{$i} } )</text:p>
        <text:p text:style-name="P1"><text:s text:c="32"/>. ":$hash\n$tmp\n" );</text:p>
        <text:p text:style-name="P1"><text:s text:c="28"/>while ( ( $k, $v ) = each(%$entry) ) {</text:p>
        <text:p text:style-name="P1"><text:s text:c="32"/>$down_ch{$i}-&gt;send("$k: $v\n");</text:p>
        <text:p text:style-name="P1"><text:s text:c="28"/>}</text:p>
        <text:p text:style-name="P1"><text:s text:c="28"/>$down_ch{$i}-&gt;send("end\n");</text:p>
        <text:p text:style-name="P1"><text:s text:c="24"/>}</text:p>
        <text:p text:style-name="P1"><text:s text:c="20"/>} <text:s text:c="3"/># ok, we'he forwarded all down!</text:p>
        <text:p text:style-name="P1"><text:s text:c="16"/>} else {</text:p>
        <text:p text:style-name="P1"><text:s text:c="20"/>if ($is_master) {</text:p>
        <text:p text:style-name="P1"><text:s text:c="24"/>qlog "Cannot forward up (to $to), I'M THE MASTER!\n",</text:p>
        <text:p text:style-name="P1"><text:s text:c="24"/>LOG_ERR;</text:p>
        <text:p text:style-name="P1"><text:s text:c="24"/>next RCV_FROM_CHLD;</text:p>
        <text:p text:style-name="P1"><text:s text:c="20"/>}</text:p>
        <text:p text:style-name="P1"><text:s text:c="20"/>qlog "_Forward to ($to)\n", LOG_DEBUG;</text:p>
        <text:p text:style-name="P1"><text:s text:c="20"/>$up_ch-&gt;send(</text:p>
        <text:p text:style-name="P1"><text:s text:c="24"/>"\*$entry-&gt;{_from}:$entry-&gt;{_to}:$hash\n$entry-&gt;{_type}\n"</text:p>
        <text:p text:style-name="P1"><text:s text:c="24"/>);</text:p>
        <text:p text:style-name="P1"><text:s text:c="20"/>for $tmp ( keys( %{$entry} ) ) {</text:p>
        <text:p text:style-name="P1"><text:s text:c="24"/>$up_ch-&gt;send("$tmp: $entry-&gt;{$tmp}\n");</text:p>
        <text:p text:style-name="P1"><text:s text:c="20"/>}</text:p>
        <text:p text:style-name="P1"><text:s text:c="20"/>$up_ch-&gt;send("end\n");</text:p>
        <text:p text:style-name="P1"><text:s text:c="20"/>next RCV_FROM_CHLD;</text:p>
        <text:p text:style-name="P1"><text:s text:c="16"/>}</text:p>
        <text:p text:style-name="P1"><text:s text:c="12"/>} <text:s text:c="3"/># for each received block</text:p>
        <text:p text:style-name="P1"><text:s text:c="8"/>} <text:s text:c="3"/># foreach child</text:p>
        <text:p text:style-name="P1"><text:s text:c="4"/>} <text:s text:c="3"/># block</text:p>
        <text:p text:style-name="P1"><text:s text:c="4"/>$unp = 0;</text:p>
        <text:p text:style-name="P1"><text:s text:c="4"/>foreach $i ( { '_hash' =&gt; '__internal__' }, @answers_to_self,</text:p>
        <text:p text:style-name="P1"><text:s text:c="8"/>@childs_answ_q ) {</text:p>
        <text:p text:style-name="P1"><text:s text:c="4"/>$hash = $i-&gt;{_hash};</text:p>
        <text:p text:style-name="P1"><text:s text:c="4"/>if ( !$unp &amp;&amp; ( $hash eq '__internal__' ) ) {</text:p>
        <text:p text:style-name="P1"><text:s text:c="8"/>$unp = 1;</text:p>
        <text:p text:style-name="P1"><text:s text:c="8"/>next;</text:p>
        <text:p text:style-name="P1"><text:s text:c="4"/>}</text:p>
        <text:p text:style-name="P1"><text:s text:c="4"/>%$entry = ();</text:p>
        <text:p text:style-name="P1"><text:s text:c="4"/>%$entry = %$i;</text:p>
        <text:p text:style-name="P1"><text:s text:c="4"/>delete $entry-&gt;{_from};</text:p>
        <text:p text:style-name="P1"><text:s text:c="4"/>delete $entry-&gt;{_hash};</text:p>
        <text:p text:style-name="P1"><text:s text:c="4"/>delete $entry-&gt;{_to};</text:p>
        <text:p text:style-name="P1"><text:s text:c="4"/>delete $entry-&gt;{_type};</text:p>
        <text:p text:style-name="P1"><text:s text:c="4"/>foreach $tmp ( keys(%$entry) ) {</text:p>
        <text:p text:style-name="P1"><text:s text:c="8"/>next if ( $tmp eq 'success' );</text:p>
        <text:p text:style-name="P1"><text:s text:c="8"/>if ($unp) {</text:p>
        <text:p text:style-name="P1"><text:s text:c="12"/>qlog( "Unpacking: $tmp\n", LOG_DEBUG ) if $debug{pc};</text:p>
        <text:p text:style-name="P1"><text:s text:c="12"/>unpack_value( \$entry-&gt;{$tmp}, $i-&gt;{$tmp} );</text:p>
        <text:p text:style-name="P1"><text:s text:c="8"/>}</text:p>
        <text:p text:style-name="P1"><text:s text:c="4"/>}</text:p>
        <text:p text:style-name="P1"><text:s text:c="4"/>qlog</text:p>
        <text:p text:style-name="P1"><text:s text:c="4"/>"CHLD Processing0 $hash $i-&gt;{success} ($i-&gt;{_type},$i-&gt;{_from})\n",</text:p>
        <text:p text:style-name="P1"><text:s text:c="4"/>LOG_DEBUG2;</text:p>
        <text:p text:style-name="P1"><text:s text:c="4"/>if ( $debug{mc} ) {</text:p>
        <text:p text:style-name="P1"><text:s text:c="8"/>foreach my $tmpi ( keys( %{$entry} ) ) {</text:p>
        <text:p text:style-name="P1"><text:s text:c="12"/>qlog "CC&gt; $tmpi: $entry-&gt;{$tmpi}.\n", LOG_DEBUG2;</text:p>
        <text:p text:style-name="P1"><text:s text:c="8"/>}</text:p>
        <text:p text:style-name="P1"><text:s text:c="4"/>}</text:p>
        <text:p text:style-name="P1"><text:s text:c="4"/>unless ($hash) {</text:p>
        <text:p text:style-name="P1"><text:s text:c="8"/>qlog "!!: $i-&gt;{_type},$i-&gt;{_from},$i-&gt;{status},$entry\n",</text:p>
        <text:p text:style-name="P1"><text:s text:c="8"/>LOG_DEBUG;</text:p>
        <text:p text:style-name="P1"><text:s text:c="8"/>child_message_process( $i-&gt;{_type}, <text:s/>$i-&gt;{_from},</text:p>
        <text:p text:style-name="P1"><text:s text:c="12"/>$i-&gt;{status}, $entry );</text:p>
        <text:p text:style-name="P1"><text:s text:c="8"/>next;</text:p>
        <text:p text:style-name="P1"><text:s text:c="4"/>}</text:p>
        <text:p text:style-name="P1"><text:s text:c="4"/>if ( exists $childs_wait{$hash} ) {</text:p>
        <text:p text:style-name="P1"><text:s text:c="8"/>$ok = 0;</text:p>
        <text:p text:style-name="P1"><text:s text:c="8"/>if ( ( $childs_wait{$hash}-&gt;{wait} &amp; SUCC_WAIT ) != SUCC_RET ) {</text:p>
        <text:p text:style-name="P1"><text:s text:c="12"/>for ( $k = 0; $k &lt;= $#{ $childs_wait{$hash}-&gt;{rest} }; ++$k )</text:p>
        <text:p text:style-name="P1"><text:s text:c="12"/>{</text:p>
        <text:p text:style-name="P1"><text:s text:c="16"/>next unless ( $childs_wait{$hash}-&gt;{rest}-&gt;[$k] ne '' );</text:p>
        <text:p text:style-name="P1"><text:soft-page-break/><text:s text:c="16"/>if ( $childs_wait{$hash}-&gt;{rest}-&gt;[$k] eq $i-&gt;{_from} ) {</text:p>
        <text:p text:style-name="P1"><text:s text:c="20"/>$ok = 1;</text:p>
        <text:p text:style-name="P1"><text:s text:c="20"/>undef $childs_wait{$hash}-&gt;{rest}-&gt;[$k];</text:p>
        <text:p text:style-name="P1"><text:s text:c="20"/>last;</text:p>
        <text:p text:style-name="P1"><text:s text:c="16"/>}</text:p>
        <text:p text:style-name="P1"><text:s text:c="12"/>}</text:p>
        <text:p text:style-name="P1"><text:s text:c="12"/>unless ($ok) {</text:p>
        <text:p text:style-name="P1"><text:s text:c="16"/>qlog "Got unexpected answer: " . join( ';', %$i ) . "\n",</text:p>
        <text:p text:style-name="P1"><text:s text:c="16"/>LOG_ERR;</text:p>
        <text:p text:style-name="P1"><text:s text:c="16"/>next;</text:p>
        <text:p text:style-name="P1"><text:s text:c="12"/>}</text:p>
        <text:p text:style-name="P1"><text:s text:c="8"/>}</text:p>
        <text:p text:style-name="P1"><text:s text:c="8"/>$childs_wait{$hash}-&gt;{args}-&gt;{status} =</text:p>
        <text:p text:style-name="P1"><text:s text:c="8"/>$childs_wait{$hash}-&gt;{status};</text:p>
        <text:p text:style-name="P1"><text:s text:c="8"/>my $uv;</text:p>
        <text:p text:style-name="P1"><text:s text:c="8"/>if ( <text:s text:c="3"/>( $childs_wait{$hash}-&gt;{status} ne 'done' )</text:p>
        <text:p text:style-name="P1"><text:s text:c="12"/>&amp;&amp; ( ref( $childs_wait{$hash}-&gt;{epp} ) eq 'CODE' ) ) {</text:p>
        <text:p text:style-name="P1"><text:s text:c="8"/>qlog "CHLD CALL EPP [$i-&gt;{_type}]\n", LOG_DEBUG;</text:p>
        <text:p text:style-name="P1"><text:s text:c="8"/>$uv =</text:p>
        <text:p text:style-name="P1"><text:s text:c="8"/>$childs_wait{$hash}-&gt;{epp}-&gt;(</text:p>
        <text:p text:style-name="P1"><text:s text:c="12"/>$hash, $i-&gt;{success},</text:p>
        <text:p text:style-name="P1"><text:s text:c="12"/>$childs_wait{$hash}-&gt;{args},</text:p>
        <text:p text:style-name="P1"><text:s text:c="12"/>$childs_wait{$hash}-&gt;{user_vars},</text:p>
        <text:p text:style-name="P1"><text:s text:c="12"/>$i-&gt;{_from}, $entry );</text:p>
        <text:p text:style-name="P1"><text:s text:c="8"/>if ( ref($uv) ne 'HASH' ) {</text:p>
        <text:p text:style-name="P1"><text:s text:c="12"/>qlog "User_vars returned are not hash! ($uv)\n", LOG_ERR;</text:p>
        <text:p text:style-name="P1"><text:s text:c="8"/>} else {</text:p>
        <text:p text:style-name="P1"><text:s text:c="12"/>delete $childs_wait{$hash}-&gt;{user_vars};</text:p>
        <text:p text:style-name="P1"><text:s text:c="12"/>$childs_wait{$hash}-&gt;{user_vars} = $uv;</text:p>
        <text:p text:style-name="P1"><text:s text:c="8"/>}</text:p>
        <text:p text:style-name="P1"><text:s text:c="12"/>}</text:p>
        <text:p text:style-name="P1"><text:s text:c="12"/>if ( ( $childs_wait{$hash}-&gt;{wait} &amp; SUCC_WAIT ) == SUCC_RET ) {</text:p>
        <text:p text:style-name="P1"><text:s text:c="16"/>qlog</text:p>
        <text:p text:style-name="P1"><text:s text:c="16"/>"CHLD RET branch [$childs_wait{$hash}-&gt;{status}][$uv-&gt;{success}]\n",</text:p>
        <text:p text:style-name="P1"><text:s text:c="16"/>LOG_DEBUG;</text:p>
        <text:p text:style-name="P1"><text:s text:c="16"/>if ( <text:s text:c="3"/>( $childs_wait{$hash}-&gt;{status} ne 'done' )</text:p>
        <text:p text:style-name="P1"><text:s text:c="20"/>&amp;&amp; ( $uv-&gt;{success} ) ) {</text:p>
        <text:p text:style-name="P1"><text:s text:c="16"/>$childs_wait{$hash}-&gt;{success} = $i-&gt;{success};</text:p>
        <text:p text:style-name="P1"><text:s text:c="16"/>qlog "CHLD CALL SPP [$i-&gt;{_type}]\n", LOG_DEBUG;</text:p>
        <text:p text:style-name="P1"><text:s text:c="16"/>$childs_wait{$hash}-&gt;{spp}-&gt;(</text:p>
        <text:p text:style-name="P1"><text:s text:c="20"/>$hash,</text:p>
        <text:p text:style-name="P1"><text:s text:c="20"/>$i-&gt;{success},</text:p>
        <text:p text:style-name="P1"><text:s text:c="20"/>$childs_wait{$hash}-&gt;{args},</text:p>
        <text:p text:style-name="P1"><text:s text:c="20"/>$childs_wait{$hash}-&gt;{user_vars},</text:p>
        <text:p text:style-name="P1"><text:s text:c="20"/>$i-&gt;{_from},</text:p>
        <text:p text:style-name="P1"><text:s text:c="20"/>$entry );</text:p>
        <text:p text:style-name="P1"><text:s text:c="16"/>@{ $childs_wait{$hash}-&gt;{rest} } = ();</text:p>
        <text:p text:style-name="P1"><text:s text:c="16"/>$childs_wait{$hash}-&gt;{status} = 'done';</text:p>
        <text:p text:style-name="P1"><text:s text:c="20"/>}</text:p>
        <text:p text:style-name="P1"><text:s text:c="12"/>} elsif (</text:p>
        <text:p text:style-name="P1"><text:s text:c="16"/>( $childs_wait{$hash}-&gt;{wait} &amp; SUCC_WAIT ) == SUCC_FIRST ) {</text:p>
        <text:p text:style-name="P1"><text:s text:c="12"/>qlog "CHLD FIRST branch [$childs_wait{$hash}-&gt;{status}]\n",</text:p>
        <text:p text:style-name="P1"><text:s text:c="12"/>LOG_DEBUG;</text:p>
        <text:p text:style-name="P1"><text:s text:c="12"/>if ( $childs_wait{$hash}-&gt;{status} eq 'await' )</text:p>
        <text:p text:style-name="P1"><text:s text:c="12"/>{ <text:s text:c="3"/># no answers are gotten!</text:p>
        <text:p text:style-name="P1"><text:s text:c="16"/>$childs_wait{$hash}-&gt;{status} <text:s/>= 'done';</text:p>
        <text:p text:style-name="P1"><text:s text:c="16"/>$childs_wait{$hash}-&gt;{success} = $i-&gt;{success};</text:p>
        <text:p text:style-name="P1"><text:s text:c="16"/>qlog "CHLD CALL SPP [$i-&gt;{_type}]\n", LOG_DEBUG;</text:p>
        <text:p text:style-name="P1"><text:s text:c="16"/>$childs_wait{$hash}-&gt;{spp}-&gt;(</text:p>
        <text:p text:style-name="P1"><text:s text:c="20"/>$hash,</text:p>
        <text:p text:style-name="P1"><text:s text:c="20"/>$i-&gt;{success},</text:p>
        <text:p text:style-name="P1"><text:s text:c="20"/>$childs_wait{$hash}-&gt;{args},</text:p>
        <text:p text:style-name="P1"><text:s text:c="20"/>$childs_wait{$hash}-&gt;{user_vars},</text:p>
        <text:p text:style-name="P1"><text:s text:c="20"/>$i-&gt;{_from},</text:p>
        <text:p text:style-name="P1"><text:s text:c="20"/>$entry );</text:p>
        <text:p text:style-name="P1"><text:s text:c="16"/>@{ $childs_wait{$hash}-&gt;{rest} } = ();</text:p>
        <text:p text:style-name="P1"><text:s text:c="12"/>}</text:p>
        <text:p text:style-name="P1"><text:s text:c="16"/>} elsif (</text:p>
        <text:p text:style-name="P1"><text:s text:c="20"/>( $childs_wait{$hash}-&gt;{wait} &amp; SUCC_WAIT ) == SUCC_ANY ) {</text:p>
        <text:p text:style-name="P1"><text:s text:c="16"/>qlog "CHLD ANY branch [$childs_wait{$hash}-&gt;{status}]\n",</text:p>
        <text:p text:style-name="P1"><text:s text:c="16"/>LOG_DEBUG;</text:p>
        <text:p text:style-name="P1"><text:s text:c="16"/>$childs_wait{$hash}-&gt;{success} = $i-&gt;{success};</text:p>
        <text:p text:style-name="P1"><text:s text:c="16"/>unless ( $childs_wait{$hash}-&gt;{status} eq 'done' )</text:p>
        <text:p text:style-name="P1"><text:s text:c="16"/>{ <text:s text:c="3"/># still wait for...</text:p>
        <text:p text:style-name="P1"><text:s text:c="20"/>qlog</text:p>
        <text:p text:style-name="P1"><text:s text:c="20"/>"CHLD DDD&gt; succ= $i-&gt;{success} cond= $childs_wait{$hash}-&gt;{cond}\n",</text:p>
        <text:p text:style-name="P1"><text:s text:c="20"/>LOG_DEBUG;</text:p>
        <text:p text:style-name="P1"><text:s text:c="20"/>if (!( <text:s/>$i-&gt;{success}</text:p>
        <text:p text:style-name="P1"><text:s text:c="24"/>xor(( $childs_wait{$hash}-&gt;{cond} &amp; SUCC_COND ) ==</text:p>
        <text:p text:style-name="P1"><text:s text:c="28"/>SUCC_OK ) )</text:p>
        <text:p text:style-name="P1"><text:s text:c="24"/>) {</text:p>
        <text:p text:style-name="P1"><text:s text:c="20"/>$childs_wait{$hash}-&gt;{status} = 'done';</text:p>
        <text:p text:style-name="P1"><text:s text:c="20"/>qlog "CHLD CALL SPP2 [$i-&gt;{_type}]\n", LOG_DEBUG;</text:p>
        <text:p text:style-name="P1"><text:s text:c="20"/>$childs_wait{$hash}-&gt;{spp}-&gt;(</text:p>
        <text:p text:style-name="P1"><text:s text:c="24"/>$hash,</text:p>
        <text:p text:style-name="P1"><text:s text:c="24"/>$i-&gt;{success},</text:p>
        <text:p text:style-name="P1"><text:s text:c="24"/>$childs_wait{$hash}-&gt;{args},</text:p>
        <text:p text:style-name="P1"><text:s text:c="24"/>$childs_wait{$hash}-&gt;{user_vars},</text:p>
        <text:p text:style-name="P1"><text:s text:c="24"/>$i-&gt;{_from},</text:p>
        <text:p text:style-name="P1"><text:s text:c="24"/>$entry );</text:p>
        <text:p text:style-name="P1"><text:s text:c="24"/>}</text:p>
        <text:p text:style-name="P1"><text:s text:c="24"/>@{ $childs_wait{$hash}-&gt;{rest} } = ();</text:p>
        <text:p text:style-name="P1"><text:s text:c="16"/>}</text:p>
        <text:p text:style-name="P1"><text:s text:c="20"/>} elsif (</text:p>
        <text:p text:style-name="P1"><text:s text:c="24"/>( $childs_wait{$hash}-&gt;{wait} &amp; SUCC_WAIT ) == SUCC_ALL ) {</text:p>
        <text:p text:style-name="P1"><text:s text:c="20"/>qlog "CHLD ALL branch [$childs_wait{$hash}-&gt;{cond}]\n",</text:p>
        <text:p text:style-name="P1"><text:s text:c="20"/>LOG_DEBUG;</text:p>
        <text:p text:style-name="P1"><text:s text:c="20"/>if ( ( $childs_wait{$hash}-&gt;{cond} &amp; SUCC_COND ) == SUCC_OK )</text:p>
        <text:p text:style-name="P1"><text:s text:c="20"/>{</text:p>
        <text:p text:style-name="P1"><text:s text:c="24"/>$childs_wait{$hash}-&gt;{success} &amp;= $i-&gt;{success};</text:p>
        <text:p text:style-name="P1"><text:s text:c="20"/>} else {</text:p>
        <text:p text:style-name="P1"><text:s text:c="24"/>$childs_wait{$hash}-&gt;{success} |= $i-&gt;{success};</text:p>
        <text:p text:style-name="P1"><text:s text:c="20"/>}</text:p>
        <text:p text:style-name="P1"><text:s text:c="24"/>} else { <text:s text:c="3"/>#Ooops...</text:p>
        <text:p text:style-name="P1"><text:s text:c="28"/>qlog</text:p>
        <text:p text:style-name="P1"><text:s text:c="28"/>"CHLD: unknown wait-status [$childs_wait{$hash}-&gt;{wait}][$childs_wait{$hash}-&gt;{cond}] ("</text:p>
        <text:p text:style-name="P1"><text:s text:c="28"/>. join( ';', %{$i} )</text:p>
        <text:p text:style-name="P1"><text:s text:c="28"/>. ")\n", LOG_ERR;</text:p>
        <text:p text:style-name="P1"><text:s text:c="24"/>}</text:p>
        <text:p text:style-name="P1"><text:s text:c="24"/>$count = 0;</text:p>
        <text:p text:style-name="P1"><text:s text:c="24"/>for ( $k = 0;</text:p>
        <text:p text:style-name="P1"><text:s text:c="28"/>$k &lt; scalar( @{ $childs_wait{$hash}-&gt;{rest} } );</text:p>
        <text:p text:style-name="P1"><text:soft-page-break/><text:s text:c="28"/>++$k ) {</text:p>
        <text:p text:style-name="P1"><text:s text:c="24"/>++$count if $childs_wait{$hash}-&gt;{rest}-&gt;[$k] ne '';</text:p>
        <text:p text:style-name="P1"><text:s text:c="28"/>}</text:p>
        <text:p text:style-name="P1"><text:s text:c="28"/>if ( $count == 0 ) {</text:p>
        <text:p text:style-name="P1"><text:s text:c="32"/>qlog "CHLD DELETING REQUEST ENTRY ($hash) $i-&gt;{_type}\n",</text:p>
        <text:p text:style-name="P1"><text:s text:c="32"/>LOG_DEBUG;</text:p>
        <text:p text:style-name="P1"><text:s text:c="32"/>if ( $childs_wait{$hash}-&gt;{status} ne 'done' ) {</text:p>
        <text:p text:style-name="P1"><text:s text:c="36"/>qlog "CHLD CALL SPP3 [$i-&gt;{_type}]\n", LOG_DEBUG;</text:p>
        <text:p text:style-name="P1"><text:s text:c="36"/>$childs_wait{$hash}-&gt;{spp}-&gt;(</text:p>
        <text:p text:style-name="P1"><text:s text:c="40"/>$hash,</text:p>
        <text:p text:style-name="P1"><text:s text:c="40"/>$i-&gt;{success},</text:p>
        <text:p text:style-name="P1"><text:s text:c="40"/>$childs_wait{$hash}-&gt;{args},</text:p>
        <text:p text:style-name="P1"><text:s text:c="40"/>$childs_wait{$hash}-&gt;{user_vars},</text:p>
        <text:p text:style-name="P1"><text:s text:c="40"/>$i-&gt;{_from},</text:p>
        <text:p text:style-name="P1"><text:s text:c="40"/>$entry );</text:p>
        <text:p text:style-name="P1"><text:s text:c="32"/>}</text:p>
        <text:p text:style-name="P1"><text:s text:c="32"/>delete $childs_wait{$hash};</text:p>
        <text:p text:style-name="P1"><text:s text:c="28"/>}</text:p>
        <text:p text:style-name="P1"><text:s text:c="4"/>} else {</text:p>
        <text:p text:style-name="P1"><text:s text:c="8"/>qlog "CHLD: Got message for unexistent child hash $hash\n",</text:p>
        <text:p text:style-name="P1"><text:s text:c="8"/>LOG_ERR;</text:p>
        <text:p text:style-name="P1"><text:s text:c="4"/>}</text:p>
        <text:p text:style-name="P1"><text:s text:c="8"/>} <text:s text:c="3"/># ~processing answers queue</text:p>
        <text:p text:style-name="P1"><text:s text:c="8"/>@answers_to_self = @childs_answ_q = ();</text:p>
        <text:p text:style-name="P1"><text:s text:c="8"/>foreach $i ( keys(%childs_wait) ) {</text:p>
        <text:p text:style-name="P1"><text:s text:c="12"/>if ( $childs_wait{$i}-&gt;{tmout} &lt; $last_time ) {</text:p>
        <text:p text:style-name="P1"><text:s text:c="16"/>if ( ref( $childs_wait{$i}-&gt;{tpp} ) eq 'CODE' ) {</text:p>
        <text:p text:style-name="P1"><text:s text:c="20"/>qlog "CHLD CALL TPP [$childs_wait{$i}-&gt;{type}/$i]\n",</text:p>
        <text:p text:style-name="P1"><text:s text:c="20"/>LOG_DEBUG;</text:p>
        <text:p text:style-name="P1"><text:s text:c="20"/>$childs_wait{$i}-&gt;{args}-&gt;{status} = 'timed out';</text:p>
        <text:p text:style-name="P1"><text:s text:c="20"/>$childs_wait{$i}-&gt;{success} = 0;</text:p>
        <text:p text:style-name="P1"><text:s text:c="20"/>$childs_wait{$i}-&gt;{tpp}-&gt;( $childs_wait{$i}-&gt;{hash},</text:p>
        <text:p text:style-name="P1"><text:s text:c="24"/>SUCC_FAIL,</text:p>
        <text:p text:style-name="P1"><text:s text:c="24"/>$childs_wait{$i}-&gt;{args},</text:p>
        <text:p text:style-name="P1"><text:s text:c="24"/>$childs_wait{$i}-&gt;{user_vars},</text:p>
        <text:p text:style-name="P1"><text:s text:c="24"/>undef, undef );</text:p>
        <text:p text:style-name="P1"><text:s text:c="20"/>delete $childs_wait{$i}-&gt;{user_vars};</text:p>
        <text:p text:style-name="P1"><text:s text:c="16"/>} else {</text:p>
        <text:p text:style-name="P1"><text:s text:c="20"/>qlog</text:p>
        <text:p text:style-name="P1"><text:s text:c="20"/>"CHLD NIL TPP entry [$childs_wait{$i}-&gt;{hash} $childs_wait{$i}-&gt;{type}]\n",</text:p>
        <text:p text:style-name="P1"><text:s text:c="20"/>LOG_DEBUG;</text:p>
        <text:p text:style-name="P1"><text:s text:c="16"/>}</text:p>
        <text:p text:style-name="P1"><text:s text:c="16"/>delete $childs_wait{$i};</text:p>
        <text:p text:style-name="P1"><text:s text:c="12"/>}</text:p>
        <text:p text:style-name="P1"><text:s text:c="8"/>}</text:p>
        <text:p text:style-name="P1">} <text:s text:c="3"/># rcv_from_childs</text:p>
        <text:p text:style-name="P1">sub answer_to_parent($$$$;@ ) {</text:p>
        <text:p text:style-name="P1"><text:s text:c="4"/>my ( $to, $h, $type, $succ, %params ) = @_;</text:p>
        <text:p text:style-name="P1"><text:s text:c="4"/>my ( $e, %new, $i, $tmp );</text:p>
        <text:p text:style-name="P1"><text:s text:c="4"/>if ( $to eq '' ) {</text:p>
        <text:p text:style-name="P1"><text:s text:c="8"/>my $cal = ( caller(1) )[3];</text:p>
        <text:p text:style-name="P1"><text:s text:c="8"/>qlog "EMPTY TO! $cal\n", LOG_ERR;</text:p>
        <text:p text:style-name="P1"><text:s text:c="8"/>return;</text:p>
        <text:p text:style-name="P1"><text:s text:c="4"/>}</text:p>
        <text:p text:style-name="P1"><text:s text:c="4"/>qlog "ANSWER_TO_PARENT $to; $type; $h; "</text:p>
        <text:p text:style-name="P1"><text:s text:c="4"/>. ( caller(1) )[3] . ";"</text:p>
        <text:p text:style-name="P1"><text:s text:c="4"/>. ( caller(2) )[3]</text:p>
        <text:p text:style-name="P1"><text:s text:c="4"/>. "\n", LOG_DEBUG;</text:p>
        <text:p text:style-name="P1"><text:s text:c="4"/>$e = { 'to' <text:s text:c="5"/>=&gt; $to,</text:p>
        <text:p text:style-name="P1"><text:s text:c="8"/>'type' <text:s text:c="3"/>=&gt; $type,</text:p>
        <text:p text:style-name="P1"><text:s text:c="8"/>'hash' <text:s text:c="3"/>=&gt; $h,</text:p>
        <text:p text:style-name="P1"><text:s text:c="4"/>'success' =&gt; $succ };</text:p>
        <text:p text:style-name="P1"><text:s text:c="4"/>%new = ( %{$e}, %params );</text:p>
        <text:p text:style-name="P1"><text:s text:c="4"/>%{$e} = %new;</text:p>
        <text:p text:style-name="P1"><text:s text:c="4"/>foreach $i ( keys(%params) ) {</text:p>
        <text:p text:style-name="P1"><text:s text:c="8"/>next if $i eq 'to';</text:p>
        <text:p text:style-name="P1"><text:s text:c="8"/>$e-&gt;{$i} = pack_value( $e-&gt;{$i} );</text:p>
        <text:p text:style-name="P1"><text:s text:c="8"/>qlog( "Packed $i to '$e-&gt;{$i}'\n", LOG_DEBUG2 ) if $debug{pc};</text:p>
        <text:p text:style-name="P1"><text:s text:c="4"/>}</text:p>
        <text:p text:style-name="P1"><text:s text:c="4"/>push @for_parent, $e;</text:p>
        <text:p text:style-name="P1">} <text:s text:c="3"/># answer_to_parent</text:p>
        <text:p text:style-name="P1">sub flush_to_parent() {</text:p>
        <text:p text:style-name="P1"><text:s text:c="4"/>my ( $to, $type, $hash, $i, $n, $cur );</text:p>
        <text:p text:style-name="P1"><text:s text:c="4"/>for $cur (@for_parent) {</text:p>
        <text:p text:style-name="P1"><text:s text:c="8"/>if ( $cur-&gt;{to} eq $cluster_name ) {</text:p>
        <text:p text:style-name="P1"><text:s text:c="12"/>$cur-&gt;{_from} = $cluster_name;</text:p>
        <text:p text:style-name="P1"><text:s text:c="12"/>$cur-&gt;{_to} <text:s text:c="2"/>= $cur-&gt;{to};</text:p>
        <text:p text:style-name="P1"><text:s text:c="12"/>$cur-&gt;{_type} = $cur-&gt;{type};</text:p>
        <text:p text:style-name="P1"><text:s text:c="12"/>$cur-&gt;{_hash} = $cur-&gt;{hash};</text:p>
        <text:p text:style-name="P1"><text:s text:c="12"/>delete $cur-&gt;{to};</text:p>
        <text:p text:style-name="P1"><text:s text:c="12"/>delete $cur-&gt;{type};</text:p>
        <text:p text:style-name="P1"><text:s text:c="12"/>delete $cur-&gt;{hash};</text:p>
        <text:p text:style-name="P1"><text:s text:c="12"/>qlog "&lt;==! $cluster_name $cur-&gt;{_type}($cur-&gt;{_hash})\n",</text:p>
        <text:p text:style-name="P1"><text:s text:c="12"/>LOG_DEBUG;</text:p>
        <text:p text:style-name="P1"><text:s text:c="12"/>if ( $log_level &gt;= LOG_DEBUG2 ) {</text:p>
        <text:p text:style-name="P1"><text:s text:c="16"/>qlog "SENT: "</text:p>
        <text:p text:style-name="P1"><text:s text:c="16"/>. join( ';', map {"$_:=$cur-&gt;{$_}"} keys(%$cur) )</text:p>
        <text:p text:style-name="P1"><text:s text:c="16"/>. "\n", LOG_DEBUG2;</text:p>
        <text:p text:style-name="P1"><text:s text:c="12"/>}</text:p>
        <text:p text:style-name="P1"><text:s text:c="12"/>push @answers_to_self, $cur;</text:p>
        <text:p text:style-name="P1"><text:s text:c="12"/>next;</text:p>
        <text:p text:style-name="P1"><text:s text:c="8"/>}</text:p>
        <text:p text:style-name="P1"><text:s text:c="8"/>( $to, $type, $hash ) = ( $cur-&gt;{to}, $cur-&gt;{type}, $cur-&gt;{hash} );</text:p>
        <text:p text:style-name="P1"><text:s text:c="8"/>delete $cur-&gt;{to};</text:p>
        <text:p text:style-name="P1"><text:s text:c="8"/>delete $cur-&gt;{type};</text:p>
        <text:p text:style-name="P1"><text:s text:c="8"/>delete $cur-&gt;{hash};</text:p>
        <text:p text:style-name="P1"><text:s text:c="8"/>if ( defined $up_ch ) {</text:p>
        <text:p text:style-name="P1"><text:s text:c="12"/>$up_ch-&gt;send("\*$cluster_name:$to:$hash\n$type\n");</text:p>
        <text:p text:style-name="P1"><text:s text:c="12"/>qlog "&lt;=== $to $type($hash)\n", LOG_DEBUG;</text:p>
        <text:p text:style-name="P1"><text:s text:c="12"/>qlog( "SENT: "</text:p>
        <text:p text:style-name="P1"><text:s text:c="16"/>. join( ';', map {"$_:=$cur-&gt;{$_}"} keys(%$cur) )</text:p>
        <text:p text:style-name="P1"><text:s text:c="16"/>. "\n",</text:p>
        <text:p text:style-name="P1"><text:s text:c="16"/>LOG_DEBUG2 ) if $debug{cs};</text:p>
        <text:p text:style-name="P1"><text:s text:c="12"/>foreach $i ( keys( %{$cur} ) ) {</text:p>
        <text:p text:style-name="P1"><text:s text:c="16"/>$up_ch-&gt;send("$i: $cur-&gt;{$i}\n");</text:p>
        <text:p text:style-name="P1"><text:s text:c="12"/>}</text:p>
        <text:p text:style-name="P1"><text:s text:c="12"/>$up_ch-&gt;send("end\n");</text:p>
        <text:p text:style-name="P1"><text:s text:c="8"/>} else {</text:p>
        <text:p text:style-name="P1"><text:s text:c="12"/>qlog</text:p>
        <text:p text:style-name="P1"><text:s text:c="12"/>"I must to send a message to GOD! ($cur-&gt;{to})($cur-&gt;{type}) dropped.\n",</text:p>
        <text:p text:style-name="P1"><text:s text:c="12"/>LOG_ERR;</text:p>
        <text:p text:style-name="P1"><text:s text:c="12"/>return;</text:p>
        <text:p text:style-name="P1"><text:soft-page-break/><text:s text:c="8"/>}</text:p>
        <text:p text:style-name="P1"><text:s text:c="4"/>}</text:p>
        <text:p text:style-name="P1"><text:s text:c="4"/>@for_parent = ();</text:p>
        <text:p text:style-name="P1">} <text:s text:c="3"/># flush_to_parent</text:p>
        <text:p text:style-name="P1">sub register_parent_rcv( $$ ) {</text:p>
        <text:p text:style-name="P1"><text:s text:c="4"/>my ( $type, $handler ) = @_;</text:p>
        <text:p text:style-name="P1"><text:s text:c="4"/>push @{ $parent_recievers{$type} }, $handler;</text:p>
        <text:p text:style-name="P1">} <text:s text:c="3"/># register_parent_rcv</text:p>
        <text:p text:style-name="P1">sub unregister_parent_rcv( $$ ) {</text:p>
        <text:p text:style-name="P1"><text:s text:c="4"/>my ( $type, $handler ) = @_;</text:p>
        <text:p text:style-name="P1"><text:s text:c="4"/>my $i;</text:p>
        <text:p text:style-name="P1"><text:s text:c="4"/>for ( $i = 0; $i &lt;= scalar( @{ $parent_recievers{$type} } ); ++$i ) {</text:p>
        <text:p text:style-name="P1"><text:s text:c="8"/>if ( $parent_recievers{$type}[$i] eq $handler ) {</text:p>
        <text:p text:style-name="P1"><text:s text:c="12"/>splice( @{ $parent_recievers{$type} }, $i, 0 );</text:p>
        <text:p text:style-name="P1"><text:s text:c="12"/>last;</text:p>
        <text:p text:style-name="P1"><text:s text:c="8"/>}</text:p>
        <text:p text:style-name="P1"><text:s text:c="4"/>}</text:p>
        <text:p text:style-name="P1">} <text:s text:c="3"/># unregister_parent_rcv</text:p>
        <text:p text:style-name="P1">sub rcv_from_parent() {</text:p>
        <text:p text:style-name="P1"><text:s text:c="4"/>my ( @outs, $from, $type, $tmp, $to, $hash, $i, $args, %p_args, @x, %x );</text:p>
        <text:p text:style-name="P1"><text:s text:c="4"/>my $unpacked;</text:p>
        <text:p text:style-name="P1"><text:s text:c="4"/>my %to;</text:p>
        <text:p text:style-name="P1"><text:s text:c="4"/>my @messages;</text:p>
        <text:p text:style-name="P1"><text:s text:c="4"/>unless ( <text:s text:c="3"/>( defined($up_ch_select) )</text:p>
        <text:p text:style-name="P1"><text:s text:c="8"/>or ( scalar(@messages_to_self) &gt; 0 ) ) {</text:p>
        <text:p text:style-name="P1"><text:s text:c="4"/>select( undef, undef, undef, 0.1 );</text:p>
        <text:p text:style-name="P1"><text:s text:c="4"/>return;</text:p>
        <text:p text:style-name="P1"><text:s text:c="8"/>}</text:p>
        <text:p text:style-name="P1"><text:s text:c="8"/>if ( defined $up_ch_select &amp;&amp; $up_ch_select-&gt;can_read(0.01) ) {</text:p>
        <text:p text:style-name="P1"><text:s text:c="12"/>for ( ;; ) {</text:p>
        <text:p text:style-name="P1"><text:s text:c="16"/>my %e;</text:p>
        <text:p text:style-name="P1"><text:s text:c="16"/>$args = \%e;</text:p>
        <text:p text:style-name="P1"><text:s text:c="16"/>$hash = get_parsed_block_x( $up_ch, $args );</text:p>
        <text:p text:style-name="P1"><text:s text:c="16"/>last if ( ( $hash eq '-' ) or ( $hash eq '' ) );</text:p>
        <text:p text:style-name="P1"><text:s text:c="16"/>push @messages, $args;</text:p>
        <text:p text:style-name="P1"><text:s text:c="12"/>}</text:p>
        <text:p text:style-name="P1"><text:s text:c="8"/>}</text:p>
        <text:p text:style-name="P1"><text:s text:c="8"/>for $args ( @messages_to_self, @messages ) {</text:p>
        <text:p text:style-name="P1"><text:s text:c="12"/>( $from, $to, $type, $hash ) =</text:p>
        <text:p text:style-name="P1"><text:s text:c="12"/>( $args-&gt;{_from}, $args-&gt;{_to}, $args-&gt;{_type}, $args-&gt;{_hash} );</text:p>
        <text:p text:style-name="P1"><text:s text:c="12"/>delete $args-&gt;{_from};</text:p>
        <text:p text:style-name="P1"><text:s text:c="12"/>delete $args-&gt;{_to};</text:p>
        <text:p text:style-name="P1"><text:s text:c="12"/>delete $args-&gt;{_hash};</text:p>
        <text:p text:style-name="P1"><text:s text:c="12"/>delete $args-&gt;{_type};</text:p>
        <text:p text:style-name="P1"><text:s text:c="12"/>qlog "The message from $from to $to ($type)\n", LOG_INFO;</text:p>
        <text:p text:style-name="P1"><text:s text:c="12"/>%to = ();</text:p>
        <text:p text:style-name="P1"><text:s text:c="12"/>map { $to{$_} = 1; } split( ',', $to );</text:p>
        <text:p text:style-name="P1"><text:s text:c="12"/>%p_args = %$args;</text:p>
        <text:p text:style-name="P1"><text:s text:c="12"/>if ( exists( $to{$cluster_name} ) ) {</text:p>
        <text:p text:style-name="P1"><text:s text:c="16"/>qlog "FOR me! (" . join( ",", keys(%to) ) . ")\n", LOG_DEBUG;</text:p>
        <text:p text:style-name="P1"><text:s text:c="16"/>foreach $tmp ( keys(%$args) ) {</text:p>
        <text:p text:style-name="P1"><text:s text:c="20"/>qlog( "Unpacking $tmp\n", LOG_DEBUG ) if $debug{pc};</text:p>
        <text:p text:style-name="P1"><text:s text:c="20"/>unpack_value( \$unpacked, $args-&gt;{$tmp} );</text:p>
        <text:p text:style-name="P1"><text:s text:c="20"/>$args-&gt;{$tmp} = $unpacked;</text:p>
        <text:p text:style-name="P1"><text:s text:c="16"/>}</text:p>
        <text:p text:style-name="P1"><text:s text:c="16"/>if ( ref( $parent_recievers{$type} ) eq 'ARRAY' ) {</text:p>
        <text:p text:style-name="P1"><text:s text:c="20"/>for ( $i = 0;</text:p>
        <text:p text:style-name="P1"><text:s text:c="24"/>$i &lt; scalar( @{ $parent_recievers{$type} } );</text:p>
        <text:p text:style-name="P1"><text:s text:c="24"/>++$i ) {</text:p>
        <text:p text:style-name="P1"><text:s text:c="20"/>qlog "checking '$type/$i' for code...\n", LOG_DEBUG;</text:p>
        <text:p text:style-name="P1"><text:s text:c="20"/>if ( ref( $parent_recievers{$type}[$i] ) eq 'CODE' ) {</text:p>
        <text:p text:style-name="P1"><text:s text:c="24"/>qlog "Yes! call it! ($type,$hash,$from)\n", LOG_DEBUG;</text:p>
        <text:p text:style-name="P1"><text:s text:c="24"/>$parent_recievers{$type}[$i]</text:p>
        <text:p text:style-name="P1"><text:s text:c="24"/>-&gt;( $type, $hash, $from, $args );</text:p>
        <text:p text:style-name="P1"><text:s text:c="20"/>} else {</text:p>
        <text:p text:style-name="P1"><text:s text:c="24"/>qlog "No code for $type,$hash,$from. Its "</text:p>
        <text:p text:style-name="P1"><text:s text:c="24"/>. ref( $parent_recievers{$type}[$i] )</text:p>
        <text:p text:style-name="P1"><text:s text:c="24"/>. "\n", LOG_WARN;</text:p>
        <text:p text:style-name="P1"><text:s text:c="20"/>}</text:p>
        <text:p text:style-name="P1"><text:s text:c="24"/>}</text:p>
        <text:p text:style-name="P1"><text:s text:c="16"/>} else {</text:p>
        <text:p text:style-name="P1"><text:s text:c="20"/>qlog "No handler for parent request '$type'\n", LOG_ERR;</text:p>
        <text:p text:style-name="P1"><text:s text:c="16"/>}</text:p>
        <text:p text:style-name="P1"><text:s text:c="12"/>}</text:p>
        <text:p text:style-name="P1"><text:s text:c="12"/>delete $to{$cluster_name};</text:p>
        <text:p text:style-name="P1"><text:s text:c="12"/>if (%to) {</text:p>
        <text:p text:style-name="P1"><text:s text:c="16"/>my ( $ch, @dest, $grch, $t );</text:p>
        <text:p text:style-name="P1"><text:s text:c="16"/>qlog "_FORWARD down (" . join( ';', keys(%to) ) . ")\n",</text:p>
        <text:p text:style-name="P1"><text:s text:c="16"/>LOG_DEBUG;</text:p>
        <text:p text:style-name="P1"><text:s text:c="16"/>foreach $ch ( @{ $clusters{$cluster_name}-&gt;{childs} } ) {</text:p>
        <text:p text:style-name="P1"><text:s text:c="20"/>$grch = join( ' ', @{ $child_aliases{$ch} } );</text:p>
        <text:p text:style-name="P1"><text:s text:c="20"/>@dest = ();</text:p>
        <text:p text:style-name="P1"><text:s text:c="20"/>foreach $t ( keys(%to) ) {</text:p>
        <text:p text:style-name="P1"><text:s text:c="24"/>qlog "testing $t in $grch\n", LOG_DEBUG;</text:p>
        <text:p text:style-name="P1"><text:s text:c="24"/>if ( $grch =~ m/\b$t\b/ ) {</text:p>
        <text:p text:style-name="P1"><text:s text:c="28"/>push @dest, $t;</text:p>
        <text:p text:style-name="P1"><text:s text:c="28"/>++$to{$t};</text:p>
        <text:p text:style-name="P1"><text:s text:c="24"/>}</text:p>
        <text:p text:style-name="P1"><text:s text:c="20"/>}</text:p>
        <text:p text:style-name="P1"><text:s text:c="20"/>if ( $#dest &gt;= 0 ) {</text:p>
        <text:p text:style-name="P1"><text:s text:c="24"/>qlog "+++ '$grch &lt;- $to'\n", LOG_DEBUG;</text:p>
        <text:p text:style-name="P1"><text:s text:c="24"/>if ( $down_ch{$ch} ) {</text:p>
        <text:p text:style-name="P1"><text:s text:c="28"/>$t = join( ",", @dest );</text:p>
        <text:p text:style-name="P1"><text:s text:c="28"/>qlog "Forwarding to '$ch' for '$t'\n", LOG_DEBUG;</text:p>
        <text:p text:style-name="P1"><text:s text:c="28"/>$down_ch{$ch}-&gt;send( "*" . "$from:$t:$hash\n" );</text:p>
        <text:p text:style-name="P1"><text:s text:c="28"/>$down_ch{$ch}-&gt;send("$type\n");</text:p>
        <text:p text:style-name="P1"><text:s text:c="28"/>for $t ( keys(%p_args) ) {</text:p>
        <text:p text:style-name="P1"><text:s text:c="32"/>qlog "Forwarding: $t [$p_args{$t}]\n", LOG_DEBUG;</text:p>
        <text:p text:style-name="P1"><text:s text:c="32"/>$down_ch{$ch}-&gt;send("$t: $p_args{$t}\n");</text:p>
        <text:p text:style-name="P1"><text:s text:c="28"/>}</text:p>
        <text:p text:style-name="P1"><text:s text:c="28"/>$down_ch{$ch}-&gt;send("end\n");</text:p>
        <text:p text:style-name="P1"><text:s text:c="24"/>}</text:p>
        <text:p text:style-name="P1"><text:s text:c="20"/>}</text:p>
        <text:p text:style-name="P1"><text:s text:c="16"/>}</text:p>
        <text:p text:style-name="P1"><text:s text:c="16"/>foreach $t ( keys(%to) ) {</text:p>
        <text:p text:style-name="P1"><text:s text:c="20"/>qlog( "No such subcluster to forward! '$t'\n", LOG_WARN )</text:p>
        <text:p text:style-name="P1"><text:s text:c="20"/>if ( $to{$t} &lt; 2 );</text:p>
        <text:p text:style-name="P1"><text:s text:c="16"/>}</text:p>
        <text:p text:style-name="P1"><text:s text:c="12"/>}</text:p>
        <text:p text:style-name="P1"><text:s text:c="8"/>} <text:s text:c="3"/># messages reading loop</text:p>
        <text:p text:style-name="P1"><text:s text:c="8"/>@messages_to_self = ();</text:p>
        <text:p text:style-name="P1"><text:s text:c="8"/>%p_args <text:s text:c="10"/>= ();</text:p>
        <text:p text:style-name="P1">} <text:s text:c="3"/># rcv_from_parent</text:p>
        <text:p text:style-name="P1">sub kill_mons() {</text:p>
        <text:p text:style-name="P1"><text:soft-page-break/><text:s text:c="4"/>my ( $i, %e );</text:p>
        <text:p text:style-name="P1"><text:s text:c="4"/>new_req_to_mon( 'exit', \%e, '__all__', SUCC_ANY | SUCC_OK,</text:p>
        <text:p text:style-name="P1"><text:s text:c="8"/>\&amp;nil_sub, undef, 1, \&amp;nil_sub );</text:p>
        <text:p text:style-name="P1"><text:s text:c="4"/>flush_to_mons();</text:p>
        <text:p text:style-name="P1">}</text:p>
        <text:p text:style-name="P1">sub get_parsed_block_x( $$ ) {</text:p>
        <text:p text:style-name="P1"><text:s text:c="4"/>my ( $handle, $out ) = @_;</text:p>
        <text:p text:style-name="P1"><text:s text:c="4"/>my ( $o, $type, $from, $to, $tmp, $hash, $i );</text:p>
        <text:p text:style-name="P1"><text:s text:c="4"/>$o = get_block_x($handle);</text:p>
        <text:p text:style-name="P1"><text:s text:c="4"/>return '-' unless defined $o;</text:p>
        <text:p text:style-name="P1"><text:s text:c="4"/>return '' <text:s/>unless ( scalar(@$o) != 0 );</text:p>
        <text:p text:style-name="P1"><text:s text:c="4"/>if ( scalar(@$o) == 1 ) {</text:p>
        <text:p text:style-name="P1"><text:s text:c="8"/>qlog "Strange end of message... [$#$o] Skipping.\n", LOG_ERR;</text:p>
        <text:p text:style-name="P1"><text:s text:c="8"/>qlog join( ";;", @$o ) . "\n", LOG_ERR;</text:p>
        <text:p text:style-name="P1"><text:s text:c="8"/>@$o = ();</text:p>
        <text:p text:style-name="P1"><text:s text:c="8"/>return '-';</text:p>
        <text:p text:style-name="P1"><text:s text:c="4"/>}</text:p>
        <text:p text:style-name="P1"><text:s text:c="4"/>chomp @$o;</text:p>
        <text:p text:style-name="P1"><text:s text:c="4"/>$tmp = shift @$o;</text:p>
        <text:p text:style-name="P1"><text:s text:c="4"/>( $from, $to, $hash ) = ( $tmp =~ /^\*([^:]+)\s*:([^:]+)\s*:(\S+)$/ );</text:p>
        <text:p text:style-name="P1"><text:s text:c="4"/>unless ( $from &amp;&amp; $to ) {</text:p>
        <text:p text:style-name="P1"><text:s text:c="8"/>qlog "Strange message. No from or to. ($o-&gt;[0]) Skipping.\n", LOG_ERR;</text:p>
        <text:p text:style-name="P1"><text:s text:c="8"/>qlog join( ";;", @$o ) . "\n", LOG_ERR;</text:p>
        <text:p text:style-name="P1"><text:s text:c="8"/>@$o = ();</text:p>
        <text:p text:style-name="P1"><text:s text:c="8"/>return '-';</text:p>
        <text:p text:style-name="P1"><text:s text:c="4"/>}</text:p>
        <text:p text:style-name="P1"><text:s text:c="4"/>$type = shift @$o;</text:p>
        <text:p text:style-name="P1"><text:s text:c="4"/>qlog( "Message from $from to $to &lt;$type&gt; ($hash)\n", LOG_DEBUG )</text:p>
        <text:p text:style-name="P1"><text:s text:c="4"/>unless ( $_d_nolog_type{$type} );</text:p>
        <text:p text:style-name="P1"><text:s text:c="4"/>foreach $i (@$o) {</text:p>
        <text:p text:style-name="P1"><text:s text:c="8"/>next unless ( $i =~ /^([^:]+)\s*:\s*(.*?)\s*$/ );</text:p>
        <text:p text:style-name="P1"><text:s text:c="8"/>if ( $1 eq '' ) {</text:p>
        <text:p text:style-name="P1"><text:s text:c="12"/>qlog( "Bad line: '$i'\n", LOG_WARN );</text:p>
        <text:p text:style-name="P1"><text:s text:c="12"/>next;</text:p>
        <text:p text:style-name="P1"><text:s text:c="8"/>}</text:p>
        <text:p text:style-name="P1"><text:s text:c="8"/>$out-&gt;{$1} = $2;</text:p>
        <text:p text:style-name="P1"><text:s text:c="4"/>}</text:p>
        <text:p text:style-name="P1"><text:s text:c="4"/>$out-&gt;{_from} = $from;</text:p>
        <text:p text:style-name="P1"><text:s text:c="4"/>$out-&gt;{_to} <text:s text:c="2"/>= $to;</text:p>
        <text:p text:style-name="P1"><text:s text:c="4"/>$out-&gt;{_hash} = $hash;</text:p>
        <text:p text:style-name="P1"><text:s text:c="4"/>$out-&gt;{_type} = $type;</text:p>
        <text:p text:style-name="P1"><text:s text:c="4"/>@$o <text:s text:c="10"/>= ();</text:p>
        <text:p text:style-name="P1"><text:s text:c="4"/>return $hash;</text:p>
        <text:p text:style-name="P1">} <text:s text:c="3"/># get_parsed_block_x</text:p>
        <text:p text:style-name="P1">sub def_timeout_child_proc() {</text:p>
        <text:p text:style-name="P1"><text:s text:c="4"/>qlog "TIMED OUT CHILD\n", LOG_INFO;</text:p>
        <text:p text:style-name="P1">}</text:p>
        <text:p text:style-name="P1">sub def_timeout_mon_proc() {</text:p>
        <text:p text:style-name="P1"><text:s text:c="4"/>qlog "TIMED OUT MON\n", LOG_INFO;</text:p>
        <text:p text:style-name="P1">}</text:p>
        <text:p text:style-name="P1">sub mon_attach_handler($$$$$$ ) {</text:p>
        <text:p text:style-name="P1"><text:s text:c="4"/>my ( $hash, $succ, $args, $user_v, $from, $ret_args ) = @_;</text:p>
        <text:p text:style-name="P1"><text:s text:c="4"/>if ( $succ == SUCC_OK ) {</text:p>
        <text:p text:style-name="P1"><text:s text:c="8"/>qlog</text:p>
        <text:p text:style-name="P1"><text:s text:c="8"/>"Attach comleted! ($args-&gt;{status}) id=$args-&gt;{id}:$args-&gt;{owner}\n",</text:p>
        <text:p text:style-name="P1"><text:s text:c="8"/>LOG_INFO;</text:p>
        <text:p text:style-name="P1"><text:s text:c="4"/>} else {</text:p>
        <text:p text:style-name="P1"><text:s text:c="8"/>qlog</text:p>
        <text:p text:style-name="P1"><text:s text:c="8"/>"Attach FAILED! ($args-&gt;{status}) id=$args-&gt;{id}:$args-&gt;{owner}\n",</text:p>
        <text:p text:style-name="P1"><text:s text:c="8"/>LOG_INFO;</text:p>
        <text:p text:style-name="P1"><text:s text:c="4"/>}</text:p>
        <text:p text:style-name="P1"><text:s text:c="4"/>return $user_v;</text:p>
        <text:p text:style-name="P1">}</text:p>
        <text:p text:style-name="P1">sub mon_ping_handler($$$$$$ ) {</text:p>
        <text:p text:style-name="P1"><text:s text:c="4"/>my ( $hash, $succ, $args, $user_v, $from, $ret_args ) = @_;</text:p>
        <text:p text:style-name="P1"><text:s text:c="4"/>if ( $args-&gt;{status} eq 'timed out' ) {</text:p>
        <text:p text:style-name="P1"><text:s text:c="8"/>return;</text:p>
        <text:p text:style-name="P1"><text:s text:c="4"/>}</text:p>
        <text:p text:style-name="P1"><text:s text:c="4"/>qlog( "!!! $from pong\n", LOG_DEBUG ) unless ( $_d_nolog_type{'ping'} );</text:p>
        <text:p text:style-name="P1"><text:s text:c="4"/>return $user_v;</text:p>
        <text:p text:style-name="P1">}</text:p>
        <text:p text:style-name="P1">sub mon_run_handler($$$$$$ ) {</text:p>
        <text:p text:style-name="P1"><text:s text:c="4"/>my ( $hash, $succ, $args, $user_v, $from, $ret_args ) = @_;</text:p>
        <text:p text:style-name="P1"><text:s text:c="4"/>if ( defined( $mons{$from} ) ) {</text:p>
        <text:p text:style-name="P1"><text:s text:c="8"/>if ( $args-&gt;{status} eq 'timed out' ) {</text:p>
        <text:p text:style-name="P1"><text:s text:c="12"/>qlog "RUN TIMED OUT ($from,$args-&gt;{id})!!!\n", LOG_ERR;</text:p>
        <text:p text:style-name="P1"><text:s text:c="12"/>my %del_arg = ( 'id' <text:s text:c="6"/>=&gt; $args-&gt;{id},</text:p>
        <text:p text:style-name="P1"><text:s text:c="16"/>'user' <text:s text:c="4"/>=&gt; 0,</text:p>
        <text:p text:style-name="P1"><text:s text:c="16"/>'mask' <text:s text:c="4"/>=&gt; '',</text:p>
        <text:p text:style-name="P1"><text:s text:c="16"/>'userlist' =&gt; '',</text:p>
        <text:p text:style-name="P1"><text:s text:c="16"/>'rmask' <text:s text:c="3"/>=&gt; '',</text:p>
        <text:p text:style-name="P1"><text:s text:c="16"/>'force' <text:s text:c="3"/>=&gt; 1 );</text:p>
        <text:p text:style-name="P1"><text:s text:c="12"/>new_req_to_child( 'del_local', <text:s text:c="7"/>\%del_arg,</text:p>
        <text:p text:style-name="P1"><text:s text:c="16"/>$args-&gt;{owner}, <text:s text:c="4"/>0,</text:p>
        <text:p text:style-name="P1"><text:s text:c="16"/>SUCC_ANY | SUCC_OK, \&amp;nil_sub,</text:p>
        <text:p text:style-name="P1"><text:s text:c="16"/>\&amp;every_nil_sub, <text:s text:c="3"/>1,</text:p>
        <text:p text:style-name="P1"><text:s text:c="16"/>\&amp;nil_sub );</text:p>
        <text:p text:style-name="P1"><text:s text:c="8"/>} else {</text:p>
        <text:p text:style-name="P1"><text:s text:c="12"/>if ($succ) {</text:p>
        <text:p text:style-name="P1"><text:s text:c="16"/>if ( $args-&gt;{owner} eq 'main' ) {</text:p>
        <text:p text:style-name="P1"><text:s text:c="20"/>if ( !exists $childs_info{ $args-&gt;{id} } ) {</text:p>
        <text:p text:style-name="P1"><text:s text:c="24"/>qlog "Rsh runned for already dead task. Kill it.\n",</text:p>
        <text:p text:style-name="P1"><text:s text:c="24"/>LOG_WARN;</text:p>
        <text:p text:style-name="P1"><text:s text:c="24"/>my %req = ( 'id' <text:s text:c="3"/>=&gt; $args-&gt;{id},</text:p>
        <text:p text:style-name="P1"><text:s text:c="28"/>'owner' =&gt; $args-&gt;{owner} );</text:p>
        <text:p text:style-name="P1"><text:s text:c="24"/>new_req_to_mon( 'kill', \%req, $from,</text:p>
        <text:p text:style-name="P1"><text:s text:c="28"/>SUCC_ANY | SUCC_OK,</text:p>
        <text:p text:style-name="P1"><text:s text:c="28"/>\&amp;nil_sub, undef, 0, \&amp;nil_sub );</text:p>
        <text:p text:style-name="P1"><text:s text:c="24"/>return $user_v;</text:p>
        <text:p text:style-name="P1"><text:s text:c="20"/>}</text:p>
        <text:p text:style-name="P1"><text:s text:c="16"/>}</text:p>
        <text:p text:style-name="P1"><text:s text:c="16"/>if ( $args-&gt;{is_rsh} ) {</text:p>
        <text:p text:style-name="P1"><text:s text:c="20"/>$rsh_pids{"$args-&gt;{id}::$args-&gt;{owner}"}</text:p>
        <text:p text:style-name="P1"><text:s text:c="20"/>-&gt;{"$from::$ret_args-&gt;{pid}"} = $args-&gt;{pid};</text:p>
        <text:p text:style-name="P1"><text:s text:c="20"/>qlog</text:p>
        <text:p text:style-name="P1"><text:s text:c="20"/>"rsh $args-&gt;{id}::$args-&gt;{owner} runned on $from $ret_args-&gt;{pid} ($args-&gt;{pid})\n",</text:p>
        <text:p text:style-name="P1"><text:s text:c="20"/>LOG_INFO;</text:p>
        <text:p text:style-name="P1"><text:s text:c="16"/>} else {</text:p>
        <text:p text:style-name="P1"><text:s text:c="20"/>my %run_arg = ( 'id' =&gt; $args-&gt;{id} . 'node' =&gt; $from );</text:p>
        <text:p text:style-name="P1"><text:s text:c="20"/>qlog "Run $args-&gt;{id} [$args-&gt;{owner}] succesfull\n",</text:p>
        <text:p text:style-name="P1"><text:s text:c="20"/>LOG_INFO;</text:p>
        <text:p text:style-name="P1"><text:s text:c="20"/>new_req_to_child( 'run', <text:s text:c="13"/>\%run_arg,</text:p>
        <text:p text:style-name="P1"><text:s text:c="24"/>$args-&gt;{owner}, <text:s text:c="4"/>0,</text:p>
        <text:p text:style-name="P1"><text:soft-page-break/><text:s text:c="24"/>SUCC_ANY | SUCC_OK, \&amp;nil_sub,</text:p>
        <text:p text:style-name="P1"><text:s text:c="24"/>\&amp;every_nil_sub, <text:s text:c="3"/>1,</text:p>
        <text:p text:style-name="P1"><text:s text:c="24"/>\&amp;nil_sub );</text:p>
        <text:p text:style-name="P1"><text:s text:c="16"/>}</text:p>
        <text:p text:style-name="P1"><text:s text:c="12"/>} else { <text:s text:c="3"/># NOT successfully</text:p>
        <text:p text:style-name="P1"><text:s text:c="16"/>unless ( $args-&gt;{is_rsh} ) {</text:p>
        <text:p text:style-name="P1"><text:s text:c="20"/>$childs_info{ $args-&gt;{id} }-&gt;{special} .= " run failed";</text:p>
        <text:p text:style-name="P1"><text:s text:c="20"/>del_task( $args-&gt;{id}, '__internal__' );</text:p>
        <text:p text:style-name="P1"><text:s text:c="16"/>}</text:p>
        <text:p text:style-name="P1"><text:s text:c="12"/>}</text:p>
        <text:p text:style-name="P1"><text:s text:c="8"/>}</text:p>
        <text:p text:style-name="P1"><text:s text:c="4"/>} else {</text:p>
        <text:p text:style-name="P1"><text:s text:c="8"/>unless ( $args-&gt;{status} eq 'timed out' ) {</text:p>
        <text:p text:style-name="P1"><text:s text:c="12"/>qlog "Unexpected RUNNED from $from\n", LOG_ERR;</text:p>
        <text:p text:style-name="P1"><text:s text:c="8"/>}</text:p>
        <text:p text:style-name="P1"><text:s text:c="4"/>}</text:p>
        <text:p text:style-name="P1"><text:s text:c="4"/>return $user_v;</text:p>
        <text:p text:style-name="P1">}</text:p>
        <text:p text:style-name="P1">sub mon_every_int_handler($$$$$$ ) {</text:p>
        <text:p text:style-name="P1"><text:s text:c="4"/>my ( $hash, $succ, $args, $user_v, $from, $ret_args ) = @_;</text:p>
        <text:p text:style-name="P1"><text:s text:c="4"/>my @tasks;</text:p>
        <text:p text:style-name="P1"><text:s text:c="4"/>my $i;</text:p>
        <text:p text:style-name="P1"><text:s text:c="4"/>qlog "internal data from $from\n", LOG_INFO;</text:p>
        <text:p text:style-name="P1"><text:s text:c="4"/>if ( $args-&gt;{status} ne 'timed out' ) {</text:p>
        <text:p text:style-name="P1"><text:s text:c="8"/>if ( $run_fase &gt; 0 ) {</text:p>
        <text:p text:style-name="P1"><text:s text:c="12"/>@tasks = split( /\#/, $ret_args-&gt;{val} );</text:p>
        <text:p text:style-name="P1"><text:s text:c="12"/>foreach $i (@tasks) {</text:p>
        <text:p text:style-name="P1"><text:s text:c="16"/>if ( $i =~ /id:(\d*)\sowner:(\S*)\sis_rsh:(\S*)\spid:(\d*)/ )</text:p>
        <text:p text:style-name="P1"><text:s text:c="16"/>{</text:p>
        <text:p text:style-name="P1"><text:s text:c="20"/>qlog</text:p>
        <text:p text:style-name="P1"><text:s text:c="20"/>"MON::::::: $from; id=$1, owner=$2, is_rsh=$3, pid=$4\n",</text:p>
        <text:p text:style-name="P1"><text:s text:c="20"/>LOG_DEBUG;</text:p>
        <text:p text:style-name="P1"><text:s text:c="20"/>$__by_mons{$from}-&gt;{$2}-&gt;{$1} = $4;</text:p>
        <text:p text:style-name="P1"><text:s text:c="16"/>} elsif ( $i =~ /ver:\s*(\S+)/ ) {</text:p>
        <text:p text:style-name="P1"><text:s text:c="20"/>qlog "mon_ver $from = $1\n", LOG_INFO;</text:p>
        <text:p text:style-name="P1"><text:s text:c="20"/>$mons{$from}-&gt;{ver} = $1;</text:p>
        <text:p text:style-name="P1"><text:s text:c="16"/>} else {</text:p>
        <text:p text:style-name="P1"><text:s text:c="20"/>qlog "Bad string in internal state of $from: '$i'\n",</text:p>
        <text:p text:style-name="P1"><text:s text:c="20"/>LOG_WARN;</text:p>
        <text:p text:style-name="P1"><text:s text:c="20"/>next;</text:p>
        <text:p text:style-name="P1"><text:s text:c="16"/>}</text:p>
        <text:p text:style-name="P1"><text:s text:c="12"/>}</text:p>
        <text:p text:style-name="P1"><text:s text:c="8"/>}</text:p>
        <text:p text:style-name="P1"><text:s text:c="4"/>}</text:p>
        <text:p text:style-name="P1"><text:s text:c="4"/>return $user_v;</text:p>
        <text:p text:style-name="P1">} <text:s text:c="3"/># ~mon_every_int_handler</text:p>
        <text:p text:style-name="P1">sub mon_int_info_handler($$$$$$ ) {</text:p>
        <text:p text:style-name="P1"><text:s text:c="4"/>my ( $hash, $succ, $args, $user_v, $from, $ret_args ) = @_;</text:p>
        <text:p text:style-name="P1"><text:s text:c="4"/>my ( $pid, $node, $q, $id, %by_own_copy, $i );</text:p>
        <text:p text:style-name="P1"><text:s text:c="4"/>if ( $run_fase &gt; 0 ) {</text:p>
        <text:p text:style-name="P1"><text:s text:c="8"/>qlog "Finished collecting data from monitors!\n", LOG_INFO;</text:p>
        <text:p text:style-name="P1"><text:s text:c="8"/>foreach $q ( keys(%by_owner) ) {</text:p>
        <text:p text:style-name="P1"><text:s text:c="12"/>foreach $id ( keys( %{ $by_owner{$q} } ) ) {</text:p>
        <text:p text:style-name="P1"><text:s text:c="16"/>foreach $node ( keys( %{ $by_owner{$q}-&gt;{$id} } ) ) {</text:p>
        <text:p text:style-name="P1"><text:s text:c="20"/>$by_own_copy{$q}-&gt;{$id}-&gt;{$node} =</text:p>
        <text:p text:style-name="P1"><text:s text:c="20"/>$by_owner{$q}-&gt;{$id}-&gt;{$node};</text:p>
        <text:p text:style-name="P1"><text:s text:c="16"/>}</text:p>
        <text:p text:style-name="P1"><text:s text:c="12"/>}</text:p>
        <text:p text:style-name="P1"><text:s text:c="8"/>}</text:p>
        <text:p text:style-name="P1"><text:s text:c="8"/>foreach $node ( keys(%__by_mons) ) {</text:p>
        <text:p text:style-name="P1"><text:s text:c="12"/>foreach $q ( keys( %{ $__by_mons{$node} } ) ) {</text:p>
        <text:p text:style-name="P1"><text:s text:c="16"/>foreach $id ( keys( %{ $__by_mons{$node}-&gt;{$q} } ) ) {</text:p>
        <text:p text:style-name="P1"><text:s text:c="20"/>if ( exists( $by_owner{$q}-&gt;{$id} ) ) {</text:p>
        <text:p text:style-name="P1"><text:s text:c="24"/>if ( exists( $by_owner{$q}-&gt;{$id}-&gt;{$node} ) ) {</text:p>
        <text:p text:style-name="P1"><text:s text:c="28"/>delete $by_own_copy{$q}-&gt;{$id}-&gt;{$node};</text:p>
        <text:p text:style-name="P1"><text:s text:c="28"/>qlog "Monitor $node confirms task $id on $q.\n",</text:p>
        <text:p text:style-name="P1"><text:s text:c="28"/>LOG_INFO;</text:p>
        <text:p text:style-name="P1"><text:s text:c="24"/>}</text:p>
        <text:p text:style-name="P1"><text:s text:c="20"/>} else {</text:p>
        <text:p text:style-name="P1"><text:s text:c="24"/>qlog</text:p>
        <text:p text:style-name="P1"><text:s text:c="24"/>"Warning! Monitor $node executes dead task ($id on $q). DELETING\n",</text:p>
        <text:p text:style-name="P1"><text:s text:c="24"/>LOG_WARN;</text:p>
        <text:p text:style-name="P1"><text:s text:c="24"/>my %req = ( 'id' =&gt; $id, 'owner' =&gt; $q );</text:p>
        <text:p text:style-name="P1"><text:s text:c="24"/>new_req_to_mon( 'kill', \%req, $node,</text:p>
        <text:p text:style-name="P1"><text:s text:c="28"/>SUCC_ANY | SUCC_OK,</text:p>
        <text:p text:style-name="P1"><text:s text:c="28"/>\&amp;nil_sub, undef, 0, \&amp;nil_sub );</text:p>
        <text:p text:style-name="P1"><text:s text:c="20"/>}</text:p>
        <text:p text:style-name="P1"><text:s text:c="16"/>}</text:p>
        <text:p text:style-name="P1"><text:s text:c="12"/>}</text:p>
        <text:p text:style-name="P1"><text:s text:c="8"/>}</text:p>
        <text:p text:style-name="P1"><text:s text:c="8"/>foreach $q ( keys(%by_own_copy) ) {</text:p>
        <text:p text:style-name="P1"><text:s text:c="12"/>MON_INT_H_LOOP:</text:p>
        <text:p text:style-name="P1"><text:s text:c="12"/>foreach $id ( keys( %{ $by_own_copy{$q} } ) ) {</text:p>
        <text:p text:style-name="P1"><text:s text:c="16"/>foreach $node ( keys( %{ $by_own_copy{$q}-&gt;{$id} } ) ) {</text:p>
        <text:p text:style-name="P1"><text:s text:c="20"/>qlog "Task $id on $q is not running on $node. DELETING\n",</text:p>
        <text:p text:style-name="P1"><text:s text:c="20"/>LOG_WARN;</text:p>
        <text:p text:style-name="P1"><text:s text:c="20"/>new_req_to_child( 'del_local',</text:p>
        <text:p text:style-name="P1"><text:s text:c="24"/>{ <text:s/>'id' <text:s text:c="2"/>=&gt; $id,</text:p>
        <text:p text:style-name="P1"><text:s text:c="24"/>'user' =&gt; '__internal__' },</text:p>
        <text:p text:style-name="P1"><text:s text:c="24"/>$q, 0,</text:p>
        <text:p text:style-name="P1"><text:s text:c="24"/>SUCC_ALL | SUCC_OK,</text:p>
        <text:p text:style-name="P1"><text:s text:c="24"/>\&amp;chld_del_loc_handler,</text:p>
        <text:p text:style-name="P1"><text:s text:c="24"/>\&amp;chld_every_del_loc_handler,</text:p>
        <text:p text:style-name="P1"><text:s text:c="24"/>get_setting('intra_timeout'),</text:p>
        <text:p text:style-name="P1"><text:s text:c="24"/>\&amp;chld_del_loc_handler );</text:p>
        <text:p text:style-name="P1"><text:s text:c="20"/>last MON_INT_H_LOOP;</text:p>
        <text:p text:style-name="P1"><text:s text:c="16"/>}</text:p>
        <text:p text:style-name="P1"><text:s text:c="12"/>}</text:p>
        <text:p text:style-name="P1"><text:s text:c="8"/>}</text:p>
        <text:p text:style-name="P1"><text:s text:c="8"/>$run_fase = 0;</text:p>
        <text:p text:style-name="P1"><text:s text:c="8"/>$may_go <text:s text:c="2"/>= 1;</text:p>
        <text:p text:style-name="P1"><text:s text:c="8"/>qlog "Start real work! version $VERSION ($VARIANT)\n", LOG_ALL;</text:p>
        <text:p text:style-name="P1"><text:s text:c="8"/>new_req_to_child( 'start', {},</text:p>
        <text:p text:style-name="P1"><text:s text:c="12"/>'__ALL__', <text:s text:c="9"/>1,</text:p>
        <text:p text:style-name="P1"><text:s text:c="12"/>SUCC_ALL | SUCC_OK, \&amp;nil_sub,</text:p>
        <text:p text:style-name="P1"><text:s text:c="12"/>\&amp;every_nil_sub, <text:s text:c="3"/>0,</text:p>
        <text:p text:style-name="P1"><text:s text:c="12"/>\&amp;nil_sub );</text:p>
        <text:p text:style-name="P1"><text:s text:c="8"/>undef %__by_mons;</text:p>
        <text:p text:style-name="P1"><text:s text:c="8"/>undef %by_own_copy;</text:p>
        <text:p text:style-name="P1"><text:s text:c="4"/>} else {</text:p>
        <text:p text:style-name="P1"><text:s text:c="8"/>qlog "Got internal data from $from.\n", LOG_DEBUG;</text:p>
        <text:p text:style-name="P1"><text:s text:c="8"/>my @tasks = split( /\#/, $ret_args-&gt;{val} );</text:p>
        <text:p text:style-name="P1"><text:s text:c="8"/>my %mon_ids = ();</text:p>
        <text:p text:style-name="P1"><text:soft-page-break/><text:s text:c="8"/>foreach $i (@tasks) {</text:p>
        <text:p text:style-name="P1"><text:s text:c="12"/>if ( $i =~ /id:(\d+)\sowner:(\S+)\sis_rsh:(\S+)\spid:(\d+)/ ) {</text:p>
        <text:p text:style-name="P1"><text:s text:c="16"/>next if ( exists $mon_ids{"$1:$2"} );</text:p>
        <text:p text:style-name="P1"><text:s text:c="16"/>$mon_ids{"$1:$2"} = 1;</text:p>
        <text:p text:style-name="P1"><text:s text:c="16"/>qlog "INT_STATE $from: id=$1, owner=$2, is_rsh=$3, pid=$4\n",</text:p>
        <text:p text:style-name="P1"><text:s text:c="16"/>LOG_DEBUG;</text:p>
        <text:p text:style-name="P1"><text:s text:c="16"/>new_req_to_child(</text:p>
        <text:p text:style-name="P1"><text:s text:c="20"/>'test_id', { 'id' =&gt; $1 },</text:p>
        <text:p text:style-name="P1"><text:s text:c="20"/>$2, <text:s text:c="16"/>0,</text:p>
        <text:p text:style-name="P1"><text:s text:c="20"/>SUCC_ALL | SUCC_OK, \&amp;chld_test_id1,</text:p>
        <text:p text:style-name="P1"><text:s text:c="20"/>\&amp;every_nil_sub, get_setting('intra_timeout'),</text:p>
        <text:p text:style-name="P1"><text:s text:c="20"/>\&amp;chld_test_id1, 'mon' =&gt; $from );</text:p>
        <text:p text:style-name="P1"><text:s text:c="12"/>} elsif ( $i =~ /ver:\s*(\S+)/ ) {</text:p>
        <text:p text:style-name="P1"><text:s text:c="12"/>} else {</text:p>
        <text:p text:style-name="P1"><text:s text:c="16"/>qlog "Bad string in internal state of $from: '$i'\n",</text:p>
        <text:p text:style-name="P1"><text:s text:c="16"/>LOG_WARN;</text:p>
        <text:p text:style-name="P1"><text:s text:c="16"/>next;</text:p>
        <text:p text:style-name="P1"><text:s text:c="12"/>}</text:p>
        <text:p text:style-name="P1"><text:s text:c="8"/>}</text:p>
        <text:p text:style-name="P1"><text:s text:c="4"/>}</text:p>
        <text:p text:style-name="P1"><text:s text:c="4"/>return $user_v;</text:p>
        <text:p text:style-name="P1">} <text:s text:c="3"/># ~mon_int_handler</text:p>
        <text:p text:style-name="P1">sub mon_every_run_handler($$$$$$ ) {</text:p>
        <text:p text:style-name="P1"><text:s text:c="4"/>my ( $hash, $succ, $args, $user_v, $from, $ret_args ) = @_;</text:p>
        <text:p text:style-name="P1"><text:s text:c="4"/>if ( $args-&gt;{status} ne 'timed out' ) {</text:p>
        <text:p text:style-name="P1"><text:s text:c="8"/>if ( $succ != 0 ) {</text:p>
        <text:p text:style-name="P1"><text:s text:c="12"/>qlog "&gt;&gt;&gt; $from runned!\n", LOG_DEBUG;</text:p>
        <text:p text:style-name="P1"><text:s text:c="8"/>} else {</text:p>
        <text:p text:style-name="P1"><text:s text:c="12"/>qlog "&gt;&gt;&gt; $from run failed!\n", LOG_DEBUG;</text:p>
        <text:p text:style-name="P1"><text:s text:c="8"/>}</text:p>
        <text:p text:style-name="P1"><text:s text:c="4"/>}</text:p>
        <text:p text:style-name="P1"><text:s text:c="4"/>return $user_v;</text:p>
        <text:p text:style-name="P1">}</text:p>
        <text:p text:style-name="P1">sub mon_every_kill_handler($$$$$$ ) {</text:p>
        <text:p text:style-name="P1"><text:s text:c="4"/>my ( $hash, $succ, $args, $user_v, $from, $ret_args ) = @_;</text:p>
        <text:p text:style-name="P1"><text:s text:c="4"/>if ( $args-&gt;{status} ne 'timed out' ) {</text:p>
        <text:p text:style-name="P1"><text:s text:c="8"/>qlog "&gt;&gt;&gt; $from kill!\n", LOG_DEBUG;</text:p>
        <text:p text:style-name="P1"><text:s text:c="4"/>}</text:p>
        <text:p text:style-name="P1"><text:s text:c="4"/>return $user_v;</text:p>
        <text:p text:style-name="P1">}</text:p>
        <text:p text:style-name="P1">sub mon_kill_handler($$$$$$ ) {</text:p>
        <text:p text:style-name="P1"><text:s text:c="4"/>my ( $hash, $succ, $a, $user_v, $from, $ret_args ) = @_;</text:p>
        <text:p text:style-name="P1"><text:s text:c="4"/>my $args = Storable::thaw( Storable::freeze($a) ); <text:s text:c="3"/># clone args</text:p>
        <text:p text:style-name="P1"><text:s text:c="4"/>if ( $args-&gt;{status} eq 'timed out' ) {</text:p>
        <text:p text:style-name="P1"><text:s text:c="8"/>qlog</text:p>
        <text:p text:style-name="P1"><text:s text:c="8"/>"KILL TIMED OUT ($from)!!! Now kill this task ($args-&gt;{id}/$args-&gt;{owner}) anyway...\n",</text:p>
        <text:p text:style-name="P1"><text:s text:c="8"/>LOG_WARN;</text:p>
        <text:p text:style-name="P1"><text:s text:c="4"/>} else {</text:p>
        <text:p text:style-name="P1"><text:s text:c="8"/>if ( $succ != 0 ) {</text:p>
        <text:p text:style-name="P1"><text:s text:c="12"/>qlog "Kill $args-&gt;{id}/$args-&gt;{owner} succesfull\n", LOG_INFO;</text:p>
        <text:p text:style-name="P1"><text:s text:c="8"/>} else {</text:p>
        <text:p text:style-name="P1"><text:s text:c="12"/>qlog "Kill $args-&gt;{id}/$args-&gt;{owner} failed\n", LOG_INFO;</text:p>
        <text:p text:style-name="P1"><text:s text:c="8"/>}</text:p>
        <text:p text:style-name="P1"><text:s text:c="4"/>}</text:p>
        <text:p text:style-name="P1"><text:s text:c="4"/>if ( $args-&gt;{owner} eq cleosupport::get_setting('root_cluster_name') ) {</text:p>
        <text:p text:style-name="P1"><text:s text:c="8"/>push @dead, $args-&gt;{id};</text:p>
        <text:p text:style-name="P1"><text:s text:c="4"/>} else {</text:p>
        <text:p text:style-name="P1"><text:s text:c="8"/>$args-&gt;{success} = ( $succ ? SUCC_OK : SUCC_FAIL );</text:p>
        <text:p text:style-name="P1"><text:s text:c="8"/>new_req_to_child( 'del_mon_task', <text:s text:c="4"/>$args,</text:p>
        <text:p text:style-name="P1"><text:s text:c="12"/>$args-&gt;{owner}, <text:s text:c="4"/>0,</text:p>
        <text:p text:style-name="P1"><text:s text:c="12"/>SUCC_ANY | SUCC_OK, \&amp;nil_sub,</text:p>
        <text:p text:style-name="P1"><text:s text:c="12"/>\&amp;every_nil_sub, <text:s text:c="3"/>1,</text:p>
        <text:p text:style-name="P1"><text:s text:c="12"/>\&amp;nil_sub );</text:p>
        <text:p text:style-name="P1"><text:s text:c="4"/>}</text:p>
        <text:p text:style-name="P1"><text:s text:c="4"/>return $user_v;</text:p>
        <text:p text:style-name="P1">}</text:p>
        <text:p text:style-name="P1">sub mon_init_attach_handler($$$$$$ ) {</text:p>
        <text:p text:style-name="P1"><text:s text:c="4"/>my ( $hash, $succ, $a, $user_v, $from, $ret_args ) = @_;</text:p>
        <text:p text:style-name="P1"><text:s text:c="4"/>my $args = Storable::thaw( Storable::freeze($a) ); <text:s text:c="3"/># clone args</text:p>
        <text:p text:style-name="P1"><text:s text:c="4"/>my @nodes = cpulist2nodes( $user_v-&gt;{nodes} );</text:p>
        <text:p text:style-name="P1"><text:s text:c="4"/>delete $args-&gt;{exe_mask};</text:p>
        <text:p text:style-name="P1"><text:s text:c="4"/>delete $args-&gt;{parent_mask};</text:p>
        <text:p text:style-name="P1"><text:s text:c="4"/>qlog "Init_attach finished... id=$user_v-&gt;{id} owner=$user_v-&gt;{owner}\n",</text:p>
        <text:p text:style-name="P1"><text:s text:c="4"/>LOG_DEBUG2;</text:p>
        <text:p text:style-name="P1"><text:s text:c="4"/>$args-&gt;{id} <text:s text:c="3"/>= $user_v-&gt;{id};</text:p>
        <text:p text:style-name="P1"><text:s text:c="4"/>$args-&gt;{tmout} = get_setting('attach_tmout');</text:p>
        <text:p text:style-name="P1"><text:s text:c="4"/>$args-&gt;{all} <text:s text:c="2"/>= 1;</text:p>
        <text:p text:style-name="P1"><text:s text:c="4"/>if ( $args-&gt;{status} eq 'timed out' ) {</text:p>
        <text:p text:style-name="P1"><text:s text:c="8"/>qlog "Some nodes timed out! id=$user_v-&gt;{id} owner=$user_v-&gt;{owner}\n",</text:p>
        <text:p text:style-name="P1"><text:s text:c="8"/>LOG_ERR;</text:p>
        <text:p text:style-name="P1"><text:s text:c="8"/>if($user_v-&gt;{owner} eq cleosupport::get_setting('root_cluster_name')){</text:p>
        <text:p text:style-name="P1"><text:s text:c="12"/>new_req_to_mon( 'cancel_attach',</text:p>
        <text:p text:style-name="P1"><text:s text:c="16"/>$args,</text:p>
        <text:p text:style-name="P1"><text:s text:c="16"/>\@nodes,</text:p>
        <text:p text:style-name="P1"><text:s text:c="16"/>SUCC_ALL | SUCC_OK,</text:p>
        <text:p text:style-name="P1"><text:s text:c="16"/>undef,</text:p>
        <text:p text:style-name="P1"><text:s text:c="16"/>undef);</text:p>
        <text:p text:style-name="P1"><text:s text:c="12"/>rerun_task( $args-&gt;{id},</text:p>
        <text:p text:style-name="P1"><text:s text:c="16"/>get_setting( 'rerun_delay', $user_v-&gt;{user},</text:p>
        <text:p text:style-name="P1"><text:s text:c="20"/>'', <text:s text:c="11"/>$user_v-&gt;{owner} ),</text:p>
        <text:p text:style-name="P1"><text:s text:c="16"/>'init nodes timed out' );</text:p>
        <text:p text:style-name="P1"><text:s text:c="8"/>} else {</text:p>
        <text:p text:style-name="P1"><text:s text:c="12"/>new_req_to_child(</text:p>
        <text:p text:style-name="P1"><text:s text:c="16"/>'attach', <text:s text:c="13"/>$args,</text:p>
        <text:p text:style-name="P1"><text:s text:c="16"/>$user_v-&gt;{owner}, <text:s text:c="5"/>0,</text:p>
        <text:p text:style-name="P1"><text:s text:c="16"/>SUCC_ANY | SUCC_OK, <text:s text:c="3"/>\&amp;chld_attach_handler,</text:p>
        <text:p text:style-name="P1"><text:s text:c="16"/>\&amp;every_nil_sub, <text:s text:c="6"/>get_setting('intra_timeout'),</text:p>
        <text:p text:style-name="P1"><text:s text:c="16"/>\&amp;chld_attach_handler, 'nodes',</text:p>
        <text:p text:style-name="P1"><text:s text:c="16"/>$user_v-&gt;{nodes} );</text:p>
        <text:p text:style-name="P1"><text:s text:c="8"/>}</text:p>
        <text:p text:style-name="P1"><text:s text:c="8"/>return $user_v;</text:p>
        <text:p text:style-name="P1"><text:s text:c="4"/>}</text:p>
        <text:p text:style-name="P1"><text:s text:c="4"/>if ( $user_v-&gt;{owner} eq cleosupport::get_setting('root_cluster_name') ) {</text:p>
        <text:p text:style-name="P1"><text:s text:c="8"/>if ( !defined $childs_info{ $user_v-&gt;{id} } ) {</text:p>
        <text:p text:style-name="P1"><text:s text:c="12"/>qlog</text:p>
        <text:p text:style-name="P1"><text:s text:c="12"/>"Init_attach for id=$user_v-&gt;{id} finished. But task is already dead. Skip it.\n",</text:p>
        <text:p text:style-name="P1"><text:s text:c="12"/>LOG_INFO;</text:p>
        <text:p text:style-name="P1"><text:s text:c="12"/>return $user_v;</text:p>
        <text:p text:style-name="P1"><text:s text:c="8"/>}</text:p>
        <text:p text:style-name="P1"><text:s text:c="8"/>$args-&gt;{owner} = $user_v-&gt;{owner};</text:p>
        <text:p text:style-name="P1"><text:s text:c="8"/>if ( cleosupport::execute_task( $childs_info{ $user_v-&gt;{id} } ) &lt; 0 )</text:p>
        <text:p text:style-name="P1"><text:s text:c="8"/>{</text:p>
        <text:p text:style-name="P1"><text:soft-page-break/><text:s text:c="12"/>new_req_to_mon( 'kill',</text:p>
        <text:p text:style-name="P1"><text:s text:c="16"/>$args,</text:p>
        <text:p text:style-name="P1"><text:s text:c="16"/>\@nodes,</text:p>
        <text:p text:style-name="P1"><text:s text:c="16"/>SUCC_ALL | SUCC_OK,</text:p>
        <text:p text:style-name="P1"><text:s text:c="16"/>\&amp;main::mon_kill_handler,</text:p>
        <text:p text:style-name="P1"><text:s text:c="16"/>undef,</text:p>
        <text:p text:style-name="P1"><text:s text:c="16"/>cleosupport::get_setting('mon_timeout'),</text:p>
        <text:p text:style-name="P1"><text:s text:c="16"/>\&amp;main::mon_kill_handler );</text:p>
        <text:p text:style-name="P1"><text:s text:c="12"/>return $user_v;</text:p>
        <text:p text:style-name="P1"><text:s text:c="8"/>}</text:p>
        <text:p text:style-name="P1"><text:s text:c="8"/>new_req_to_mon( 'attach', <text:s text:c="18"/>$args,</text:p>
        <text:p text:style-name="P1"><text:s text:c="12"/>\@nodes, <text:s text:c="19"/>SUCC_ALL | SUCC_OK,</text:p>
        <text:p text:style-name="P1"><text:s text:c="12"/>\&amp;mon_attach_handler, <text:s text:c="6"/>undef,</text:p>
        <text:p text:style-name="P1"><text:s text:c="12"/>get_setting('mon_timeout'), \&amp;mon_attach_handler );</text:p>
        <text:p text:style-name="P1"><text:s text:c="4"/>} else {</text:p>
        <text:p text:style-name="P1"><text:s text:c="8"/>new_req_to_child( 'attach', <text:s text:c="13"/>$args,</text:p>
        <text:p text:style-name="P1"><text:s text:c="12"/>$user_v-&gt;{owner}, <text:s text:c="5"/>0,</text:p>
        <text:p text:style-name="P1"><text:s text:c="12"/>SUCC_ANY | SUCC_OK, <text:s text:c="3"/>\&amp;chld_attach_handler,</text:p>
        <text:p text:style-name="P1"><text:s text:c="12"/>\&amp;every_nil_sub, <text:s text:c="6"/>get_setting('intra_timeout'),</text:p>
        <text:p text:style-name="P1"><text:s text:c="12"/>\&amp;chld_attach_handler, 'nodes',</text:p>
        <text:p text:style-name="P1"><text:s text:c="12"/>$user_v-&gt;{nodes} );</text:p>
        <text:p text:style-name="P1"><text:s text:c="4"/>}</text:p>
        <text:p text:style-name="P1"><text:s text:c="4"/>return $user_v;</text:p>
        <text:p text:style-name="P1">}</text:p>
        <text:p text:style-name="P1">sub mon_message_process($$$$ ) {</text:p>
        <text:p text:style-name="P1"><text:s text:c="4"/>my ( $what, $from, $status, $args ) = @_;</text:p>
        <text:p text:style-name="P1"><text:s text:c="4"/>my %answer;</text:p>
        <text:p text:style-name="P1"><text:s text:c="4"/>my $filter_alive = 1;</text:p>
        <text:p text:style-name="P1"><text:s text:c="4"/>if ( $what eq 'run_sh' ) { <text:s text:c="3"/># new_rshell</text:p>
        <text:p text:style-name="P1"><text:s text:c="8"/>FILTER_COMM:</text:p>
        <text:p text:style-name="P1"><text:s text:c="8"/>{</text:p>
        <text:p text:style-name="P1"><text:s text:c="12"/>my %args2 = %$args;</text:p>
        <text:p text:style-name="P1"><text:s text:c="12"/>$args2{is_rsh} = 1;</text:p>
        <text:p text:style-name="P1"><text:s text:c="12"/>filter_rsh( \%args2 );</text:p>
        <text:p text:style-name="P1"><text:s text:c="12"/>if ( $args2{rsh_host} eq '' ) {</text:p>
        <text:p text:style-name="P1"><text:s text:c="16"/>qlog "EMPTY HOST in rsh!!! [$args2{rsh_string}]\n", LOG_WARN;</text:p>
        <text:p text:style-name="P1"><text:s text:c="12"/>} else {</text:p>
        <text:p text:style-name="P1"><text:s text:c="16"/>qlog</text:p>
        <text:p text:style-name="P1"><text:s text:c="16"/>"Node requested: $args2{rsh_host}; RUN: '$args2{com_line}'\n";</text:p>
        <text:p text:style-name="P1"><text:s text:c="16"/>if ( $rsh_data{"$args2{id}::$args2{owner}"}-&gt;{"np_free"} &lt; 0 )</text:p>
        <text:p text:style-name="P1"><text:s text:c="16"/>{</text:p>
        <text:p text:style-name="P1"><text:s text:c="20"/>qlog</text:p>
        <text:p text:style-name="P1"><text:s text:c="20"/>"EXTRA PROCESSOR IS REQUESTED BY $from for $args2{id}::$args2{owner}. Fail\n",</text:p>
        <text:p text:style-name="P1"><text:s text:c="20"/>LOG_ERR;</text:p>
        <text:p text:style-name="P1"><text:s text:c="16"/>} else {</text:p>
        <text:p text:style-name="P1"><text:s text:c="20"/>my $found = 0;</text:p>
        <text:p text:style-name="P1"><text:s text:c="20"/>foreach my $node (</text:p>
        <text:p text:style-name="P1"><text:s text:c="24"/>@{ $rsh_data{"$args2{id}::$args2{owner}"}-&gt;{nodes} } )</text:p>
        <text:p text:style-name="P1"><text:s text:c="20"/>{</text:p>
        <text:p text:style-name="P1"><text:s text:c="24"/>if ( $node eq $args2{rsh_host} ) {</text:p>
        <text:p text:style-name="P1"><text:s text:c="28"/>$found = 1;</text:p>
        <text:p text:style-name="P1"><text:s text:c="28"/>last;</text:p>
        <text:p text:style-name="P1"><text:s text:c="24"/>}</text:p>
        <text:p text:style-name="P1"><text:s text:c="20"/>}</text:p>
        <text:p text:style-name="P1"><text:s text:c="20"/>if ($found) {</text:p>
        <text:p text:style-name="P1"><text:s text:c="24"/>qlog "REQUESTING3: $args2{com_line}\n", LOG_DEBUG;</text:p>
        <text:p text:style-name="P1"><text:s text:c="24"/>main::new_req_to_mon(</text:p>
        <text:p text:style-name="P1"><text:s text:c="28"/>'run',</text:p>
        <text:p text:style-name="P1"><text:s text:c="28"/>\%args2,</text:p>
        <text:p text:style-name="P1"><text:s text:c="28"/>$args2{rsh_host},</text:p>
        <text:p text:style-name="P1"><text:s text:c="28"/>SUCC_ALL | SUCC_OK,</text:p>
        <text:p text:style-name="P1"><text:s text:c="28"/>\&amp;main::mon_run_handler,</text:p>
        <text:p text:style-name="P1"><text:s text:c="28"/>undef,</text:p>
        <text:p text:style-name="P1"><text:s text:c="28"/>cleosupport::get_setting('mon_timeout'),</text:p>
        <text:p text:style-name="P1"><text:s text:c="28"/>\&amp;main::mon_run_handler );</text:p>
        <text:p text:style-name="P1"><text:s text:c="24"/>--$rsh_data{"$args2{id}::$args2{owner}"}-&gt;{"np_free"};</text:p>
        <text:p text:style-name="P1"><text:s text:c="20"/>} else {</text:p>
        <text:p text:style-name="P1"><text:s text:c="24"/>qlog</text:p>
        <text:p text:style-name="P1"><text:s text:c="24"/>"BAD node requested by $from : $args2{rsh_host} for $args2{id}::$args2{owner}.\n",</text:p>
        <text:p text:style-name="P1"><text:s text:c="24"/>LOG_ERR;</text:p>
        <text:p text:style-name="P1"><text:s text:c="24"/>qlog "Allowed nodes are: "</text:p>
        <text:p text:style-name="P1"><text:s text:c="24"/>. join( ';',</text:p>
        <text:p text:style-name="P1"><text:s text:c="28"/>@{ <text:s/>$rsh_data{"$args2{id}::$args2{owner}"}</text:p>
        <text:p text:style-name="P1"><text:s text:c="20"/>-&gt;{nodes} } ) . "\n", LOG_ERR;</text:p>
        <text:p text:style-name="P1"><text:s text:c="16"/>}</text:p>
        <text:p text:style-name="P1"><text:s text:c="12"/>}</text:p>
        <text:p text:style-name="P1"><text:s text:c="8"/>}</text:p>
        <text:p text:style-name="P1"><text:s text:c="4"/>}</text:p>
        <text:p text:style-name="P1">}</text:p>
        <text:p text:style-name="P1">elsif ( $what eq 'finished' ) { <text:s text:c="3"/># the task or rshell ended</text:p>
        <text:p text:style-name="P1"><text:s text:c="4"/>if (1) {</text:p>
        <text:p text:style-name="P1"><text:s text:c="8"/>finished_from_mon_processor( $args, $from );</text:p>
        <text:p text:style-name="P1"><text:s text:c="4"/>} else {</text:p>
        <text:p text:style-name="P1"><text:s text:c="8"/>if ( $args-&gt;{is_rsh} ne '' ) {</text:p>
        <text:p text:style-name="P1"><text:s text:c="12"/>my $pid =</text:p>
        <text:p text:style-name="P1"><text:s text:c="12"/>$rsh_pids{"$args-&gt;{id}::$args-&gt;{owner}"}</text:p>
        <text:p text:style-name="P1"><text:s text:c="12"/>-&gt;{"$from::$args-&gt;{pid}"};</text:p>
        <text:p text:style-name="P1"><text:s text:c="12"/>qlog</text:p>
        <text:p text:style-name="P1"><text:s text:c="12"/>"&gt;Pseudo-rsh finished ($args-&gt;{id}::$args-&gt;{owner}) $pid\n",</text:p>
        <text:p text:style-name="P1"><text:s text:c="12"/>LOG_INFO;</text:p>
        <text:p text:style-name="P1"><text:s text:c="12"/>qlog "&gt;master node is "</text:p>
        <text:p text:style-name="P1"><text:s text:c="12"/>. $rsh_pids{"$args-&gt;{id}::$args-&gt;{owner}"}-&gt;{master}</text:p>
        <text:p text:style-name="P1"><text:s text:c="12"/>. "\n", LOG_DEBUG;</text:p>
        <text:p text:style-name="P1"><text:s text:c="12"/>my %req = (</text:p>
        <text:p text:style-name="P1"><text:s text:c="16"/>'pid' <text:s text:c="6"/>=&gt; $pid,</text:p>
        <text:p text:style-name="P1"><text:s text:c="16"/>'wait_secs' =&gt; get_setting('wait_secs_to_kill_base_rsh')</text:p>
        <text:p text:style-name="P1"><text:s text:c="16"/>);</text:p>
        <text:p text:style-name="P1"><text:s text:c="12"/>new_req_to_mon(</text:p>
        <text:p text:style-name="P1"><text:s text:c="16"/>'kill_pid', \%req,</text:p>
        <text:p text:style-name="P1"><text:s text:c="16"/>$rsh_pids{"$args-&gt;{id}::$args-&gt;{owner}"}-&gt;{master},</text:p>
        <text:p text:style-name="P1"><text:s text:c="16"/>SUCC_ANY | SUCC_OK,</text:p>
        <text:p text:style-name="P1"><text:s text:c="16"/>\&amp;nil_sub, undef, 0, \&amp;nil_sub );</text:p>
        <text:p text:style-name="P1"><text:s text:c="12"/>return;</text:p>
        <text:p text:style-name="P1"><text:s text:c="8"/>}</text:p>
        <text:p text:style-name="P1"><text:s text:c="8"/>if (1)</text:p>
        <text:p text:style-name="P1"><text:s text:c="8"/>{ # or (defined $childs_info{$args-&gt;{id}} &amp;&amp; !is_in_list($args-&gt;{id},\@dead))) {</text:p>
        <text:p text:style-name="P1"><text:s text:c="12"/>qlog</text:p>
        <text:p text:style-name="P1"><text:s text:c="12"/>"FINished task $args-&gt;{id}::$args-&gt;{owner} on $from with code $args-&gt;{code}\n",</text:p>
        <text:p text:style-name="P1"><text:s text:c="12"/>LOG_INFO;</text:p>
        <text:p text:style-name="P1"><text:s text:c="12"/>if ( defined(</text:p>
        <text:p text:style-name="P1"><text:soft-page-break/><text:s text:c="16"/>$rsh_pids{"$args-&gt;{id}::$args-&gt;{owner}"}-&gt;{master}</text:p>
        <text:p text:style-name="P1"><text:s text:c="16"/>)</text:p>
        <text:p text:style-name="P1"><text:s text:c="16"/>) {</text:p>
        <text:p text:style-name="P1"><text:s text:c="12"/>qlog "Kill child rsh\n", LOG_DEBUG;</text:p>
        <text:p text:style-name="P1"><text:s text:c="12"/>foreach my $i (</text:p>
        <text:p text:style-name="P1"><text:s text:c="16"/>keys( %{ $rsh_pids{"$args-&gt;{id}::$args-&gt;{owner}"} } )</text:p>
        <text:p text:style-name="P1"><text:s text:c="16"/>) {</text:p>
        <text:p text:style-name="P1"><text:s text:c="12"/>$i =~ /^\S+::\S+$/;</text:p>
        <text:p text:style-name="P1"><text:s text:c="12"/>next if ( $1 eq '' );</text:p>
        <text:p text:style-name="P1"><text:s text:c="12"/>my %req = (</text:p>
        <text:p text:style-name="P1"><text:s text:c="16"/>'pid' =&gt; $2,</text:p>
        <text:p text:style-name="P1"><text:s text:c="16"/>'wait_secs' =&gt;</text:p>
        <text:p text:style-name="P1"><text:s text:c="16"/>get_setting('wait_secs_to_kill_base_rsh')</text:p>
        <text:p text:style-name="P1"><text:s text:c="16"/>);</text:p>
        <text:p text:style-name="P1"><text:s text:c="12"/>new_req_to_mon( 'kill_pid', \%req, $1,</text:p>
        <text:p text:style-name="P1"><text:s text:c="16"/>SUCC_ANY | SUCC_OK,</text:p>
        <text:p text:style-name="P1"><text:s text:c="16"/>\&amp;nil_sub, undef, 0, \&amp;nil_sub );</text:p>
        <text:p text:style-name="P1"><text:s text:c="16"/>}</text:p>
        <text:p text:style-name="P1"><text:s text:c="16"/>delete $rsh_pids{"$args-&gt;{id}::$args-&gt;{owner}"};</text:p>
        <text:p text:style-name="P1"><text:s text:c="16"/>}</text:p>
        <text:p text:style-name="P1"><text:s text:c="16"/>qlog join( ';', %$args, "\n" ), LOG_DEBUG;</text:p>
        <text:p text:style-name="P1"><text:s text:c="16"/>$answer{id} = $args-&gt;{id};</text:p>
        <text:p text:style-name="P1"><text:s text:c="16"/>if ( $args-&gt;{owner} eq</text:p>
        <text:p text:style-name="P1"><text:s text:c="20"/>cleosupport::get_setting('root_cluster_name') ) {</text:p>
        <text:p text:style-name="P1"><text:s text:c="16"/>$childs_info{ $args-&gt;{id} }-&gt;{status} = $args-&gt;{code}</text:p>
        <text:p text:style-name="P1"><text:s text:c="16"/>if exists $childs_info{ $args-&gt;{id} };</text:p>
        <text:p text:style-name="P1"><text:s text:c="16"/>task_node_dead( $args-&gt;{id}, $from );</text:p>
        <text:p text:style-name="P1"><text:s text:c="20"/>} else {</text:p>
        <text:p text:style-name="P1"><text:s text:c="24"/>qlog "!!! ($args-&gt;{owner})\n", LOG_DEBUG;</text:p>
        <text:p text:style-name="P1"><text:s text:c="24"/>$answer{id} <text:s text:c="2"/>= $args-&gt;{id};</text:p>
        <text:p text:style-name="P1"><text:s text:c="24"/>$answer{node} = $from;</text:p>
        <text:p text:style-name="P1"><text:s text:c="24"/>$answer{code} = $args-&gt;{code};</text:p>
        <text:p text:style-name="P1"><text:s text:c="24"/>new_req_to_child( 'finished', <text:s text:c="8"/>\%answer,</text:p>
        <text:p text:style-name="P1"><text:s text:c="28"/>$args-&gt;{owner}, <text:s text:c="4"/>0,</text:p>
        <text:p text:style-name="P1"><text:s text:c="28"/>SUCC_ANY | SUCC_OK, \&amp;nil_sub,</text:p>
        <text:p text:style-name="P1"><text:s text:c="28"/>\&amp;every_nil_sub, <text:s text:c="3"/>0,</text:p>
        <text:p text:style-name="P1"><text:s text:c="28"/>\&amp;nil_sub );</text:p>
        <text:p text:style-name="P1"><text:s text:c="20"/>}</text:p>
        <text:p text:style-name="P1"><text:s text:c="8"/>} else {</text:p>
        <text:p text:style-name="P1"><text:s text:c="12"/>qlog</text:p>
        <text:p text:style-name="P1"><text:s text:c="12"/>"Another finished from $from for $args-&gt;{id}::$args-&gt;{owner}\n",</text:p>
        <text:p text:style-name="P1"><text:s text:c="12"/>LOG_DEBUG;</text:p>
        <text:p text:style-name="P1"><text:s text:c="8"/>}</text:p>
        <text:p text:style-name="P1"><text:s text:c="4"/>}</text:p>
        <text:p text:style-name="P1">} else {</text:p>
        <text:p text:style-name="P1"><text:s text:c="4"/>qlog "Unexpected message from $from ($what)\n", LOG_ERR;</text:p>
        <text:p text:style-name="P1">}</text:p>
        <text:p text:style-name="P1">return;</text:p>
        <text:p text:style-name="P1">} <text:s text:c="3"/># ~mon_message_process</text:p>
        <text:p text:style-name="P1">sub chld_test_id1($$$$$$ ) {</text:p>
        <text:p text:style-name="P1"><text:s text:c="4"/>my ( $hash, $succ, $a, $user_v, $from, $ret_args ) = @_;</text:p>
        <text:p text:style-name="P1"><text:s text:c="4"/>if ( $a-&gt;{status} eq 'timed out' ) {</text:p>
        <text:p text:style-name="P1"><text:s text:c="8"/>qlog "test_id request for $a-&gt;{id} to $from timed out\n", LOG_ERR;</text:p>
        <text:p text:style-name="P1"><text:s text:c="8"/>return;</text:p>
        <text:p text:style-name="P1"><text:s text:c="4"/>}</text:p>
        <text:p text:style-name="P1"><text:s text:c="4"/>if ( $succ == SUCC_OK ) {</text:p>
        <text:p text:style-name="P1"><text:s text:c="8"/>qlog "test_id $from::$a-&gt;{id} -&gt; yes.\n", LOG_DEBUG;</text:p>
        <text:p text:style-name="P1"><text:s text:c="8"/>return;</text:p>
        <text:p text:style-name="P1"><text:s text:c="4"/>} else {</text:p>
        <text:p text:style-name="P1"><text:s text:c="8"/>qlog "test_id $from::$a-&gt;{id} -&gt; NO.\n", LOG_DEBUG;</text:p>
        <text:p text:style-name="P1"><text:s text:c="8"/>main::new_req_to_mon( 'kill',</text:p>
        <text:p text:style-name="P1"><text:s text:c="12"/>{ 'id' =&gt; $a-&gt;{id}, 'owner' =&gt; $from },</text:p>
        <text:p text:style-name="P1"><text:s text:c="12"/>$user_v-&gt;{mon},</text:p>
        <text:p text:style-name="P1"><text:s text:c="12"/>SUCC_ALL | SUCC_OK,</text:p>
        <text:p text:style-name="P1"><text:s text:c="12"/>\&amp;mon_kill_handler,</text:p>
        <text:p text:style-name="P1"><text:s text:c="12"/>undef,</text:p>
        <text:p text:style-name="P1"><text:s text:c="12"/>cleosupport::get_setting('mon_timeout'),</text:p>
        <text:p text:style-name="P1"><text:s text:c="12"/>\&amp;mon_kill_handler );</text:p>
        <text:p text:style-name="P1"><text:s text:c="4"/>}</text:p>
        <text:p text:style-name="P1">}</text:p>
        <text:p text:style-name="P1">sub chld_attach_handler($$$$$$ ) {</text:p>
        <text:p text:style-name="P1"><text:s text:c="4"/>my ( $hash, $succ, $a, $user_v, $from, $ret_args ) = @_;</text:p>
        <text:p text:style-name="P1"><text:s text:c="4"/>my $args = Storable::thaw( Storable::freeze($a) ); <text:s text:c="3"/># clone args</text:p>
        <text:p text:style-name="P1"><text:s text:c="4"/>my @nodes = cpulist2nodes( $args-&gt;{nodes} );</text:p>
        <text:p text:style-name="P1"><text:s text:c="4"/>if ( $args-&gt;{status} eq 'timed out' ) {</text:p>
        <text:p text:style-name="P1"><text:s text:c="8"/>qlog "Attach request to $from timed out\n", LOG_ERR;</text:p>
        <text:p text:style-name="P1"><text:s text:c="8"/>return;</text:p>
        <text:p text:style-name="P1"><text:s text:c="4"/>}</text:p>
        <text:p text:style-name="P1"><text:s text:c="4"/>qlog "Attach2 $args-&gt;{id}.\n", LOG_DEBUG2;</text:p>
        <text:p text:style-name="P1"><text:s text:c="4"/>$args-&gt;{lastowner} = $from;</text:p>
        <text:p text:style-name="P1"><text:s text:c="4"/>if ( $args-&gt;{owner} eq '' ) {</text:p>
        <text:p text:style-name="P1"><text:s text:c="8"/>$args-&gt;{owner} = $from;</text:p>
        <text:p text:style-name="P1"><text:s text:c="4"/>}</text:p>
        <text:p text:style-name="P1"><text:s text:c="4"/>$args-&gt;{all} <text:s text:c="2"/>= 1;</text:p>
        <text:p text:style-name="P1"><text:s text:c="4"/>$args-&gt;{tmout} = get_setting('attach_tmout');</text:p>
        <text:p text:style-name="P1"><text:s text:c="4"/>new_req_to_mon( 'attach', <text:s text:c="18"/>$args,</text:p>
        <text:p text:style-name="P1"><text:s text:c="8"/>\@nodes, <text:s text:c="19"/>SUCC_ALL | SUCC_OK,</text:p>
        <text:p text:style-name="P1"><text:s text:c="8"/>\&amp;mon_attach_handler, <text:s text:c="6"/>undef,</text:p>
        <text:p text:style-name="P1"><text:s text:c="8"/>get_setting('mon_timeout'), \&amp;mon_attach_handler );</text:p>
        <text:p text:style-name="P1">}</text:p>
        <text:p text:style-name="P1">sub chld_ablock_handler($$$$$$ ) {</text:p>
        <text:p text:style-name="P1"><text:s text:c="4"/>my ( $hash, $succ, $args, $user_v, $from, $ret_args ) = @_;</text:p>
        <text:p text:style-name="P1"><text:s text:c="4"/>my $out;</text:p>
        <text:p text:style-name="P1"><text:s text:c="4"/>qlog "AUTOBLOCK: ($args-&gt;{status})\n", LOG_INFO;</text:p>
        <text:p text:style-name="P1"><text:s text:c="4"/>if ( $args-&gt;{queue} eq $cluster_name ) {</text:p>
        <text:p text:style-name="P1"><text:s text:c="8"/>$out =</text:p>
        <text:p text:style-name="P1"><text:s text:c="8"/>&amp;cleosupport::autoblock( $args-&gt;{users}, $args-&gt;{val},</text:p>
        <text:p text:style-name="P1"><text:s text:c="12"/>$args-&gt;{username} );</text:p>
        <text:p text:style-name="P1"><text:s text:c="8"/>$out = substr( $out, 1 ) . "\n";</text:p>
        <text:p text:style-name="P1"><text:s text:c="4"/>} else {</text:p>
        <text:p text:style-name="P1"><text:s text:c="8"/>$out = $user_v-&gt;{answers}-&gt;{ $args-&gt;{queue} };</text:p>
        <text:p text:style-name="P1"><text:s text:c="4"/>}</text:p>
        <text:p text:style-name="P1"><text:s text:c="4"/>if ( $args-&gt;{status} eq 'timed out' ) {</text:p>
        <text:p text:style-name="P1"><text:s text:c="8"/>if ( $args-&gt;{queue} eq $cluster_name ) {</text:p>
        <text:p text:style-name="P1"><text:s text:c="12"/>$user_v-&gt;{channel}-&gt;send(</text:p>
        <text:p text:style-name="P1"><text:s text:c="16"/>"+ok\n$out\nFailed for some queues. May be they have troubles?\n"</text:p>
        <text:p text:style-name="P1"><text:s text:c="16"/>);</text:p>
        <text:p text:style-name="P1"><text:s text:c="12"/>$user_v-&gt;{channel}-&gt;disconnect;</text:p>
        <text:p text:style-name="P1"><text:s text:c="8"/>} else {</text:p>
        <text:p text:style-name="P1"><text:s text:c="12"/>qlog "AUTOBLOCK: Failed for childs\n", LOG_WARN;</text:p>
        <text:p text:style-name="P1"><text:s text:c="12"/>$user_v-&gt;{channel}-&gt;send(</text:p>
        <text:p text:style-name="P1"><text:s text:c="16"/>"-fail\nFailed for $args-&gt;{queue}. May be there are troubles?\n"</text:p>
        <text:p text:style-name="P1"><text:s text:c="16"/>);</text:p>
        <text:p text:style-name="P1"><text:s text:c="12"/>$user_v-&gt;{channel}-&gt;disconnect;</text:p>
        <text:p text:style-name="P1"><text:soft-page-break/><text:s text:c="8"/>}</text:p>
        <text:p text:style-name="P1"><text:s text:c="4"/>} <text:s text:c="3"/># ~timed out</text:p>
        <text:p text:style-name="P1"><text:s text:c="4"/>else {</text:p>
        <text:p text:style-name="P1"><text:s text:c="8"/>$out .= &amp;glue_queues_replies( $args-&gt;{queue}, $user_v-&gt;{answers} );</text:p>
        <text:p text:style-name="P1"><text:s text:c="8"/>qlog "ABLOCK: OK!\n", LOG_INFO;</text:p>
        <text:p text:style-name="P1"><text:s text:c="8"/>$user_v-&gt;{channel}-&gt;send("+ok\n$out\n");</text:p>
        <text:p text:style-name="P1"><text:s text:c="8"/>$user_v-&gt;{channel}-&gt;disconnect;</text:p>
        <text:p text:style-name="P1"><text:s text:c="4"/>}</text:p>
        <text:p text:style-name="P1">}</text:p>
        <text:p text:style-name="P1">sub chld_every_ablock_handler($$$$$$ ) {</text:p>
        <text:p text:style-name="P1"><text:s text:c="4"/>my ( $hash, $succ, $args, $user_v, $from, $ret_args ) = @_;</text:p>
        <text:p text:style-name="P1"><text:s text:c="4"/>qlog "EVERY_AUTOBLOCK: $from ($args-&gt;{status})\n", LOG_INFO;</text:p>
        <text:p text:style-name="P1"><text:s text:c="4"/>if ( $succ == SUCC_OK ) {</text:p>
        <text:p text:style-name="P1"><text:s text:c="8"/>$user_v-&gt;{answers}-&gt;{$from} = substr( $ret_args-&gt;{data}, 1 ) . "\n";</text:p>
        <text:p text:style-name="P1"><text:s text:c="4"/>} else {</text:p>
        <text:p text:style-name="P1"><text:s text:c="8"/>$user_v-&gt;{answers}-&gt;{$from} =</text:p>
        <text:p text:style-name="P1"><text:s text:c="8"/>"Queue: $from\nFailed. Reason: $ret_args-&gt;{reason}\n";</text:p>
        <text:p text:style-name="P1"><text:s text:c="4"/>}</text:p>
        <text:p text:style-name="P1"><text:s text:c="4"/>return $user_v;</text:p>
        <text:p text:style-name="P1">}</text:p>
        <text:p text:style-name="P1">sub chld_view_handler($$$$$$ ) {</text:p>
        <text:p text:style-name="P1"><text:s text:c="4"/>my ( $hash, $succ, $args, $user_v, $from, $ret_args ) = @_;</text:p>
        <text:p text:style-name="P1"><text:s text:c="4"/>my $out;</text:p>
        <text:p text:style-name="P1"><text:s text:c="4"/>qlog "VIEW: ($args-&gt;{status})\n", LOG_INFO;</text:p>
        <text:p text:style-name="P1"><text:s text:c="4"/>if ( $args-&gt;{queue} eq $cluster_name ) {</text:p>
        <text:p text:style-name="P1"><text:s text:c="8"/>$out = get_task_list_w_flags( $args-&gt;{user}, $args-&gt;{flags} );</text:p>
        <text:p text:style-name="P1"><text:s text:c="4"/>} else {</text:p>
        <text:p text:style-name="P1"><text:s text:c="8"/>$out = $user_v-&gt;{answers}-&gt;{ $args-&gt;{queue} };</text:p>
        <text:p text:style-name="P1"><text:s text:c="4"/>}</text:p>
        <text:p text:style-name="P1"><text:s text:c="4"/>if ( $args-&gt;{status} eq 'timed out' ) {</text:p>
        <text:p text:style-name="P1"><text:s text:c="8"/>if ( $args-&gt;{queue} eq $cluster_name ) {</text:p>
        <text:p text:style-name="P1"><text:s text:c="12"/>$user_v-&gt;{channel}-&gt;send( "+ok\n$out\n"</text:p>
        <text:p text:style-name="P1"><text:s text:c="16"/>. "No info available about other queues. May be they have troubles?\n"</text:p>
        <text:p text:style-name="P1"><text:s text:c="16"/>);</text:p>
        <text:p text:style-name="P1"><text:s text:c="12"/>$user_v-&gt;{channel}-&gt;disconnect;</text:p>
        <text:p text:style-name="P1"><text:s text:c="8"/>} else {</text:p>
        <text:p text:style-name="P1"><text:s text:c="12"/>qlog "VIEW: Failed on childs\n", LOG_WARN;</text:p>
        <text:p text:style-name="P1"><text:s text:c="12"/>$user_v-&gt;{channel}-&gt;send(</text:p>
        <text:p text:style-name="P1"><text:s text:c="16"/>"-fail\nNo info available about $args-&gt;{queue}. May be there are troubles?\n"</text:p>
        <text:p text:style-name="P1"><text:s text:c="16"/>);</text:p>
        <text:p text:style-name="P1"><text:s text:c="12"/>$user_v-&gt;{channel}-&gt;disconnect;</text:p>
        <text:p text:style-name="P1"><text:s text:c="8"/>}</text:p>
        <text:p text:style-name="P1"><text:s text:c="4"/>} <text:s text:c="3"/># ~timed out</text:p>
        <text:p text:style-name="P1"><text:s text:c="4"/>else {</text:p>
        <text:p text:style-name="P1"><text:s text:c="8"/>$out .= &amp;glue_queues_replies( $args-&gt;{queue}, $user_v-&gt;{answers} );</text:p>
        <text:p text:style-name="P1"><text:s text:c="8"/>qlog "VIEW: OK!($args-&gt;{queue})\n", LOG_INFO;</text:p>
        <text:p text:style-name="P1"><text:s text:c="8"/>$user_v-&gt;{channel}-&gt;send("+ok\n$out\n");</text:p>
        <text:p text:style-name="P1"><text:s text:c="8"/>$user_v-&gt;{channel}-&gt;disconnect;</text:p>
        <text:p text:style-name="P1"><text:s text:c="4"/>}</text:p>
        <text:p text:style-name="P1">}</text:p>
        <text:p text:style-name="P1">sub chld_every_view_handler($$$$$$ ) {</text:p>
        <text:p text:style-name="P1"><text:s text:c="4"/>my ( $hash, $succ, $args, $user_v, $from, $ret_args ) = @_;</text:p>
        <text:p text:style-name="P1"><text:s text:c="4"/>qlog "EVERY_VIEW: $from ($args-&gt;{status})\n", LOG_INFO;</text:p>
        <text:p text:style-name="P1"><text:s text:c="4"/>if ( $succ == SUCC_OK ) {</text:p>
        <text:p text:style-name="P1"><text:s text:c="8"/>$user_v-&gt;{answers}-&gt;{$from} = $ret_args-&gt;{data};</text:p>
        <text:p text:style-name="P1"><text:s text:c="4"/>} else {</text:p>
        <text:p text:style-name="P1"><text:s text:c="8"/>$user_v-&gt;{answers}-&gt;{$from} =</text:p>
        <text:p text:style-name="P1"><text:s text:c="8"/>"Queue: $from\nNo info available. Reason: $ret_args-&gt;{reason}\n";</text:p>
        <text:p text:style-name="P1"><text:s text:c="4"/>}</text:p>
        <text:p text:style-name="P1"><text:s text:c="4"/>return $user_v;</text:p>
        <text:p text:style-name="P1">}</text:p>
        <text:p text:style-name="P1">sub chld_mode_handler($$$$$$ ) {</text:p>
        <text:p text:style-name="P1"><text:s text:c="4"/>my ( $hash, $succ, $args, $user_v, $from, $ret_args ) = @_;</text:p>
        <text:p text:style-name="P1"><text:s text:c="4"/>my $out;</text:p>
        <text:p text:style-name="P1"><text:s text:c="4"/>qlog "MODE: ($args-&gt;{status})[" . join( ':', %$user_v ) . "]\n", LOG_INFO;</text:p>
        <text:p text:style-name="P1"><text:s text:c="4"/>if ( $args-&gt;{queue} eq $cluster_name ) {</text:p>
        <text:p text:style-name="P1"><text:s text:c="8"/>$out = "Queue $cluster_name: "</text:p>
        <text:p text:style-name="P1"><text:s text:c="8"/>. &amp;new_mode( $args-&gt;{user}, $args-&gt;{set}, $args-&gt;{clear} );</text:p>
        <text:p text:style-name="P1"><text:s text:c="8"/>qlog "OUT NOW: $out", LOG_DEBUG;</text:p>
        <text:p text:style-name="P1"><text:s text:c="4"/>}</text:p>
        <text:p text:style-name="P1"><text:s text:c="4"/>if ( $args-&gt;{status} eq 'timed out' ) {</text:p>
        <text:p text:style-name="P1"><text:s text:c="8"/>if ( $args-&gt;{queue} eq $cluster_name ) {</text:p>
        <text:p text:style-name="P1"><text:s text:c="12"/>$user_v-&gt;{channel}-&gt;send( "+ok\n$out\n"</text:p>
        <text:p text:style-name="P1"><text:s text:c="16"/>. "Not available mode of other queues. May be they have troubles?\n"</text:p>
        <text:p text:style-name="P1"><text:s text:c="16"/>);</text:p>
        <text:p text:style-name="P1"><text:s text:c="12"/>$user_v-&gt;{channel}-&gt;disconnect;</text:p>
        <text:p text:style-name="P1"><text:s text:c="8"/>} else {</text:p>
        <text:p text:style-name="P1"><text:s text:c="12"/>qlog "MODE: Failed on childs\n", LOG_WARN;</text:p>
        <text:p text:style-name="P1"><text:s text:c="12"/>$user_v-&gt;{channel}-&gt;send(</text:p>
        <text:p text:style-name="P1"><text:s text:c="16"/>"-fail\nMode failed for $args-&gt;{queue}. May be there are troubles?\n"</text:p>
        <text:p text:style-name="P1"><text:s text:c="16"/>);</text:p>
        <text:p text:style-name="P1"><text:s text:c="12"/>$user_v-&gt;{channel}-&gt;disconnect;</text:p>
        <text:p text:style-name="P1"><text:s text:c="8"/>}</text:p>
        <text:p text:style-name="P1"><text:s text:c="4"/>} <text:s text:c="3"/># ~timed out</text:p>
        <text:p text:style-name="P1"><text:s text:c="4"/>else {</text:p>
        <text:p text:style-name="P1"><text:s text:c="8"/>qlog "ANSWERS:" . join( ':', %{ $user_v-&gt;{answers} } ) . ";\n",</text:p>
        <text:p text:style-name="P1"><text:s text:c="8"/>LOG_DEBUG;</text:p>
        <text:p text:style-name="P1"><text:s text:c="8"/>foreach my $i ( keys( %{ $user_v-&gt;{answers} } ) ) {</text:p>
        <text:p text:style-name="P1"><text:s text:c="12"/>$out .= "Queue $i: $user_v-&gt;{answers}-&gt;{$i}";</text:p>
        <text:p text:style-name="P1"><text:s text:c="12"/>qlog "NEW OUT: $out", LOG_DEBUG;</text:p>
        <text:p text:style-name="P1"><text:s text:c="8"/>}</text:p>
        <text:p text:style-name="P1"><text:s text:c="8"/>qlog "MODE: OK!\n", LOG_INFO;</text:p>
        <text:p text:style-name="P1"><text:s text:c="8"/>$user_v-&gt;{channel}-&gt;send("+ok\n$out\n");</text:p>
        <text:p text:style-name="P1"><text:s text:c="8"/>$user_v-&gt;{channel}-&gt;disconnect;</text:p>
        <text:p text:style-name="P1"><text:s text:c="4"/>}</text:p>
        <text:p text:style-name="P1">}</text:p>
        <text:p text:style-name="P1">sub chld_every_mode_handler($$$$$$ ) {</text:p>
        <text:p text:style-name="P1"><text:s text:c="4"/>my ( $hash, $succ, $args, $user_v, $from, $ret_args ) = @_;</text:p>
        <text:p text:style-name="P1"><text:s text:c="4"/>qlog "EVERY_MODE: $from ($args-&gt;{status})\n", LOG_INFO;</text:p>
        <text:p text:style-name="P1"><text:s text:c="4"/>if ( $succ == SUCC_OK ) {</text:p>
        <text:p text:style-name="P1"><text:s text:c="8"/>$user_v-&gt;{answers}-&gt;{$from} = $ret_args-&gt;{data};</text:p>
        <text:p text:style-name="P1"><text:s text:c="4"/>} else {</text:p>
        <text:p text:style-name="P1"><text:s text:c="8"/>$user_v-&gt;{answers}-&gt;{$from} =</text:p>
        <text:p text:style-name="P1"><text:s text:c="8"/>"No mode info available. Reason: $ret_args-&gt;{reason}\n";</text:p>
        <text:p text:style-name="P1"><text:s text:c="4"/>}</text:p>
        <text:p text:style-name="P1"><text:s text:c="4"/>return $user_v;</text:p>
        <text:p text:style-name="P1">}</text:p>
        <text:p text:style-name="P1">sub chld_block_pe_handler($$$$$$ ) {</text:p>
        <text:p text:style-name="P1"><text:s text:c="4"/>my ( $hash, $succ, $args, $user_v, $from, $ret_args ) = @_;</text:p>
        <text:p text:style-name="P1"><text:s text:c="4"/>my $out;</text:p>
        <text:p text:style-name="P1"><text:s text:c="4"/>qlog "BPE $args-&gt;{pe},$args-&gt;{val} [$out] ($args-&gt;{status})\n", LOG_INFO;</text:p>
        <text:p text:style-name="P1">}</text:p>
        <text:p text:style-name="P1">sub chld_block_handler($$$$$$ ) {</text:p>
        <text:p text:style-name="P1"><text:soft-page-break/><text:s text:c="4"/>my ( $hash, $succ, $args, $user_v, $from, $ret_args ) = @_;</text:p>
        <text:p text:style-name="P1"><text:s text:c="4"/>qlog "BLOCK: ($args-&gt;{status})\n", LOG_INFO;</text:p>
        <text:p text:style-name="P1"><text:s text:c="4"/>if ( $args-&gt;{status} eq 'timed out' ) {</text:p>
        <text:p text:style-name="P1"><text:s text:c="8"/>$user_v-&gt;{channel}-&gt;send(</text:p>
        <text:p text:style-name="P1"><text:s text:c="12"/>"-fail\nYour request timed out. May be you've mistyped queue name? Or we probably have internal troubles.\n"</text:p>
        <text:p text:style-name="P1"><text:s text:c="12"/>);</text:p>
        <text:p text:style-name="P1"><text:s text:c="8"/>$user_v-&gt;{channel}-&gt;disconnect;</text:p>
        <text:p text:style-name="P1"><text:s text:c="4"/>} <text:s text:c="3"/># ~timed out</text:p>
        <text:p text:style-name="P1"><text:s text:c="4"/>elsif ( $succ == SUCC_OK ) {</text:p>
        <text:p text:style-name="P1"><text:s text:c="8"/>$user_v-&gt;{channel}</text:p>
        <text:p text:style-name="P1"><text:s text:c="8"/>-&gt;send( "+ok\n" . unpack( 'u', $args-&gt;{reason} ) . "\n" );</text:p>
        <text:p text:style-name="P1"><text:s text:c="8"/>$user_v-&gt;{channel}-&gt;disconnect;</text:p>
        <text:p text:style-name="P1"><text:s text:c="4"/>} else {</text:p>
        <text:p text:style-name="P1"><text:s text:c="8"/>$user_v-&gt;{channel}</text:p>
        <text:p text:style-name="P1"><text:s text:c="8"/>-&gt;send( "-fail\n" . unpack( 'u', $args-&gt;{reason} ) . "\n" );</text:p>
        <text:p text:style-name="P1"><text:s text:c="8"/>$user_v-&gt;{channel}-&gt;disconnect;</text:p>
        <text:p text:style-name="P1"><text:s text:c="4"/>}</text:p>
        <text:p text:style-name="P1">}</text:p>
        <text:p text:style-name="P1">sub chld_pri_handler($$$$$$ ) {</text:p>
        <text:p text:style-name="P1"><text:s text:c="4"/>my ( $hash, $succ, $args, $user_v, $from, $ret_args ) = @_;</text:p>
        <text:p text:style-name="P1"><text:s text:c="4"/>qlog "PRI: ($args-&gt;{status})\n", LOG_INFO;</text:p>
        <text:p text:style-name="P1"><text:s text:c="4"/>if ( $args-&gt;{status} eq 'timed out' ) {</text:p>
        <text:p text:style-name="P1"><text:s text:c="8"/>$user_v-&gt;{channel}-&gt;send(</text:p>
        <text:p text:style-name="P1"><text:s text:c="12"/>"-fail\nYour request timed out. May be you've mistyped queue name? Or we probably have internal troubles.\n"</text:p>
        <text:p text:style-name="P1"><text:s text:c="12"/>);</text:p>
        <text:p text:style-name="P1"><text:s text:c="8"/>$user_v-&gt;{channel}-&gt;disconnect;</text:p>
        <text:p text:style-name="P1"><text:s text:c="4"/>} <text:s text:c="3"/># ~timed out</text:p>
        <text:p text:style-name="P1"><text:s text:c="4"/>elsif ( $succ == SUCC_OK ) {</text:p>
        <text:p text:style-name="P1"><text:s text:c="8"/>$user_v-&gt;{channel}-&gt;send("+ok\nDone.\n");</text:p>
        <text:p text:style-name="P1"><text:s text:c="8"/>$user_v-&gt;{channel}-&gt;disconnect;</text:p>
        <text:p text:style-name="P1"><text:s text:c="4"/>} else {</text:p>
        <text:p text:style-name="P1"><text:s text:c="8"/>$user_v-&gt;{channel}-&gt;send("-fail\n$args-&gt;{reason}\n");</text:p>
        <text:p text:style-name="P1"><text:s text:c="8"/>$user_v-&gt;{channel}-&gt;disconnect;</text:p>
        <text:p text:style-name="P1"><text:s text:c="4"/>}</text:p>
        <text:p text:style-name="P1">}</text:p>
        <text:p text:style-name="P1">sub chld_chattr_handler($$$$$$ ) {</text:p>
        <text:p text:style-name="P1"><text:s text:c="4"/>my ( $hash, $succ, $args, $user_v, $from, $ret_args ) = @_;</text:p>
        <text:p text:style-name="P1"><text:s text:c="4"/>qlog "ATTR: ($args-&gt;{status})\n", LOG_INFO;</text:p>
        <text:p text:style-name="P1"><text:s text:c="4"/>if ( $args-&gt;{status} eq 'timed out' ) {</text:p>
        <text:p text:style-name="P1"><text:s text:c="8"/>$user_v-&gt;{channel}-&gt;send(</text:p>
        <text:p text:style-name="P1"><text:s text:c="12"/>"-fail\nYour request timed out. May be you've mistyped queue name? Or we probably have internal troubles.\n"</text:p>
        <text:p text:style-name="P1"><text:s text:c="12"/>);</text:p>
        <text:p text:style-name="P1"><text:s text:c="8"/>$user_v-&gt;{channel}-&gt;disconnect;</text:p>
        <text:p text:style-name="P1"><text:s text:c="4"/>} <text:s text:c="3"/># ~timed out</text:p>
        <text:p text:style-name="P1"><text:s text:c="4"/>elsif ( $succ == SUCC_OK ) {</text:p>
        <text:p text:style-name="P1"><text:s text:c="8"/>$user_v-&gt;{channel}-&gt;send("+ok\n");</text:p>
        <text:p text:style-name="P1"><text:s text:c="8"/>$user_v-&gt;{channel}-&gt;disconnect;</text:p>
        <text:p text:style-name="P1"><text:s text:c="4"/>} else {</text:p>
        <text:p text:style-name="P1"><text:s text:c="8"/>$user_v-&gt;{channel}-&gt;send("-fail\n$args-&gt;{reason}\n");</text:p>
        <text:p text:style-name="P1"><text:s text:c="8"/>$user_v-&gt;{channel}-&gt;disconnect;</text:p>
        <text:p text:style-name="P1"><text:s text:c="4"/>}</text:p>
        <text:p text:style-name="P1">}</text:p>
        <text:p text:style-name="P1">sub chld_init_attach_handler($$$$$$ ) {</text:p>
        <text:p text:style-name="P1"><text:s text:c="4"/>my ( $hash, $succ, $a, $user_v, $from, $ret_args ) = @_;</text:p>
        <text:p text:style-name="P1"><text:s text:c="4"/>my $args <text:s/>= Storable::thaw( Storable::freeze($a) ); <text:s text:c="3"/># clone args</text:p>
        <text:p text:style-name="P1"><text:s text:c="4"/>my @nodes = cpulist2nodes( $args-&gt;{nodes} );</text:p>
        <text:p text:style-name="P1"><text:s text:c="4"/>my $nodes = join( ',', sort(@nodes) );</text:p>
        <text:p text:style-name="P1"><text:s text:c="4"/>if(get_setting('use_monitors')&gt;0){</text:p>
        <text:p text:style-name="P1"><text:s text:c="8"/>qlog "Init_attach $nodes;" . join( ':', %{$args} ) . ".\n", LOG_DEBUG;</text:p>
        <text:p text:style-name="P1"><text:s text:c="8"/>delete $args-&gt;{nodes};</text:p>
        <text:p text:style-name="P1"><text:s text:c="8"/>if ( $args-&gt;{parent_mask} eq '' ) {</text:p>
        <text:p text:style-name="P1"><text:s text:c="12"/>$args-&gt;{parent_mask} = '.*';</text:p>
        <text:p text:style-name="P1"><text:s text:c="8"/>}</text:p>
        <text:p text:style-name="P1"><text:s text:c="8"/>%$ret_args = ( 'owner', $from, 'nodes', $nodes );</text:p>
        <text:p text:style-name="P1"><text:s text:c="8"/>new_req_to_mon( 'init_attach',</text:p>
        <text:p text:style-name="P1"><text:s text:c="12"/>$args,</text:p>
        <text:p text:style-name="P1"><text:s text:c="12"/>\@nodes,</text:p>
        <text:p text:style-name="P1"><text:s text:c="12"/>SUCC_ALL | SUCC_OK,</text:p>
        <text:p text:style-name="P1"><text:s text:c="12"/>\&amp;mon_init_attach_handler,</text:p>
        <text:p text:style-name="P1"><text:s text:c="12"/>undef,</text:p>
        <text:p text:style-name="P1"><text:s text:c="12"/>get_setting('mon_timeout'),</text:p>
        <text:p text:style-name="P1"><text:s text:c="12"/>\&amp;mon_init_attach_handler,</text:p>
        <text:p text:style-name="P1"><text:s text:c="12"/>'owner', $from, 'nodes', $nodes, 'id',</text:p>
        <text:p text:style-name="P1"><text:s text:c="12"/>$args-&gt;{id},</text:p>
        <text:p text:style-name="P1"><text:s text:c="12"/>'tmout',</text:p>
        <text:p text:style-name="P1"><text:s text:c="12"/>get_setting( 'attach_timeout', $args-&gt;{user},</text:p>
        <text:p text:style-name="P1"><text:s text:c="16"/>$args-&gt;{profile} ) );</text:p>
        <text:p text:style-name="P1"><text:s text:c="4"/>}</text:p>
        <text:p text:style-name="P1"><text:s text:c="4"/>else{</text:p>
        <text:p text:style-name="P1"><text:s text:c="8"/>qlog "Attach not needed.\n", LOG_DEBUG;</text:p>
        <text:p text:style-name="P1"><text:s text:c="8"/>cleosupport::execute_task( $childs_info{ $args-&gt;{id} } );</text:p>
        <text:p text:style-name="P1"><text:s text:c="4"/>}</text:p>
        <text:p text:style-name="P1">}</text:p>
        <text:p text:style-name="P1">sub chld_stop_task_handler($$$$$$ ) {</text:p>
        <text:p text:style-name="P1"><text:s text:c="4"/>my ( $hash, $succ, $a, $user_v, $from, $ret_args ) = @_;</text:p>
        <text:p text:style-name="P1"><text:s text:c="4"/>my $args <text:s/>= Storable::thaw( Storable::freeze($a) ); <text:s text:c="3"/># clone args</text:p>
        <text:p text:style-name="P1"><text:s text:c="4"/>my $nodes = $args-&gt;{nodes};</text:p>
        <text:p text:style-name="P1"><text:s text:c="4"/>my @nodes = cpulist2nodes( $args-&gt;{nodes} );</text:p>
        <text:p text:style-name="P1"><text:s text:c="4"/>qlog "Stop task on $nodes;" . join( ':', %{$args} ) . ".\n", LOG_INFO;</text:p>
        <text:p text:style-name="P1"><text:s text:c="4"/>delete $args-&gt;{nodes};</text:p>
        <text:p text:style-name="P1"><text:s text:c="4"/>%$ret_args = ( 'owner', $from, 'nodes', $nodes );</text:p>
        <text:p text:style-name="P1"><text:s text:c="4"/>new_req_to_mon( 'stop_task', <text:s text:c="15"/>$args,</text:p>
        <text:p text:style-name="P1"><text:s text:c="8"/>\@nodes, <text:s text:c="19"/>SUCC_ALL | SUCC_OK,</text:p>
        <text:p text:style-name="P1"><text:s text:c="8"/>\&amp;mon_stop_task_handler, <text:s text:c="3"/>undef,</text:p>
        <text:p text:style-name="P1"><text:s text:c="8"/>get_setting('mon_timeout'), \&amp;mon_stop_task_handler,</text:p>
        <text:p text:style-name="P1"><text:s text:c="8"/>'owner', <text:s text:c="19"/>$from,</text:p>
        <text:p text:style-name="P1"><text:s text:c="8"/>'nodes', <text:s text:c="19"/>$nodes,</text:p>
        <text:p text:style-name="P1"><text:s text:c="8"/>'id', <text:s text:c="22"/>$args-&gt;{id} );</text:p>
        <text:p text:style-name="P1">}</text:p>
        <text:p text:style-name="P1">sub child_message_process( $$$$ ) {</text:p>
        <text:p text:style-name="P1"><text:s text:c="4"/>my ( $type, $from, $status, $e ) = @_;</text:p>
        <text:p text:style-name="P1"><text:s text:c="4"/>my $entry = Storable::thaw( Storable::freeze($e) ); <text:s text:c="3"/># clone entry</text:p>
        <text:p text:style-name="P1"><text:s text:c="4"/>if ( $type eq 'run_via_mons' ) {</text:p>
        <text:p text:style-name="P1"><text:s text:c="8"/>my ( %n, @nodes );</text:p>
        <text:p text:style-name="P1"><text:s text:c="8"/>my ( $i, $j, $n );</text:p>
        <text:p text:style-name="P1"><text:s text:c="8"/>qlog</text:p>
        <text:p text:style-name="P1"><text:s text:c="8"/>"$from requests $entry-&gt;{np} processors via mons (task $entry-&gt;{id})\n",</text:p>
        <text:p text:style-name="P1"><text:s text:c="8"/>LOG_DEBUG;</text:p>
        <text:p text:style-name="P1"><text:s text:c="8"/>foreach $i ( split( /\,/, $entry-&gt;{nodes} ) ) {</text:p>
        <text:p text:style-name="P1"><text:s text:c="12"/>($n) = ( $i =~ /^([^:]+)/ );</text:p>
        <text:p text:style-name="P1"><text:s text:c="12"/>next if $n eq '';</text:p>
        <text:p text:style-name="P1"><text:soft-page-break/><text:s text:c="12"/>++$n{$n};</text:p>
        <text:p text:style-name="P1"><text:s text:c="8"/>}</text:p>
        <text:p text:style-name="P1"><text:s text:c="8"/>@nodes = sort( keys(%n) );</text:p>
        <text:p text:style-name="P1"><text:s text:c="8"/>qlog "NODES: " . join( ';', @nodes ) . "\n", LOG_DEBUG;</text:p>
        <text:p text:style-name="P1"><text:s text:c="8"/>if ( <text:s text:c="3"/>$entry-&gt;{use_rsh_filter} eq ''</text:p>
        <text:p text:style-name="P1"><text:s text:c="12"/>or $entry-&gt;{use_rsh_filter} eq '0' ) {</text:p>
        <text:p text:style-name="P1"><text:s text:c="8"/>$rsh_data{"$entry-&gt;{id}::$entry-&gt;{owner}"}-&gt;{'master'} =</text:p>
        <text:p text:style-name="P1"><text:s text:c="8"/>$nodes[0];</text:p>
        <text:p text:style-name="P1"><text:s text:c="8"/>@{ $rsh_data{"$entry-&gt;{id}::$entry-&gt;{owner}"}-&gt;{'nodes'} } =</text:p>
        <text:p text:style-name="P1"><text:s text:c="8"/>@nodes;</text:p>
        <text:p text:style-name="P1"><text:s text:c="8"/>my $tmp = $entry-&gt;{com_line};</text:p>
        <text:p text:style-name="P1"><text:s text:c="8"/>foreach $i (@nodes) {</text:p>
        <text:p text:style-name="P1"><text:s text:c="12"/>for ( $j = 0; $j &lt; $n{$i}; ++$j ) {</text:p>
        <text:p text:style-name="P1"><text:s text:c="16"/>undef %subst_args if ( $entry-&gt;{second_run} eq '' );</text:p>
        <text:p text:style-name="P1"><text:s text:c="16"/>$entry-&gt;{node} <text:s text:c="4"/>= $i;</text:p>
        <text:p text:style-name="P1"><text:s text:c="16"/>$entry-&gt;{com_line} = $tmp;</text:p>
        <text:p text:style-name="P1"><text:s text:c="16"/>$entry-&gt;{n} <text:s text:c="7"/>= $n{$i};</text:p>
        <text:p text:style-name="P1"><text:s text:c="16"/>$entry-&gt;{nid} <text:s text:c="5"/>= $j;</text:p>
        <text:p text:style-name="P1"><text:s text:c="16"/>subst_task_prop( \$entry-&gt;{com_line}, $entry, 0, "" );</text:p>
        <text:p text:style-name="P1"><text:s text:c="16"/>{</text:p>
        <text:p text:style-name="P1"><text:s text:c="20"/>my %request = %$entry;</text:p>
        <text:p text:style-name="P1"><text:s text:c="20"/>qlog "REQUESTING2($i): $request{com_line}\n",</text:p>
        <text:p text:style-name="P1"><text:s text:c="20"/>LOG_DEBUG2;</text:p>
        <text:p text:style-name="P1"><text:s text:c="20"/>main::new_req_to_mon(</text:p>
        <text:p text:style-name="P1"><text:s text:c="24"/>'run',</text:p>
        <text:p text:style-name="P1"><text:s text:c="24"/>\%request,</text:p>
        <text:p text:style-name="P1"><text:s text:c="24"/>$i,</text:p>
        <text:p text:style-name="P1"><text:s text:c="24"/>SUCC_ALL | SUCC_OK,</text:p>
        <text:p text:style-name="P1"><text:s text:c="24"/>\&amp;main::mon_run_handler,</text:p>
        <text:p text:style-name="P1"><text:s text:c="24"/>undef,</text:p>
        <text:p text:style-name="P1"><text:s text:c="24"/>cleosupport::get_setting('mon_timeout'),</text:p>
        <text:p text:style-name="P1"><text:s text:c="24"/>\&amp;main::mon_run_handler );</text:p>
        <text:p text:style-name="P1"><text:s text:c="16"/>}</text:p>
        <text:p text:style-name="P1"><text:s text:c="12"/>}</text:p>
        <text:p text:style-name="P1"><text:s text:c="8"/>}</text:p>
        <text:p text:style-name="P1"><text:s text:c="12"/>} else {</text:p>
        <text:p text:style-name="P1"><text:s text:c="16"/>subst_task_prop( \$entry-&gt;{com_line}, $entry, 0, "" );</text:p>
        <text:p text:style-name="P1"><text:s text:c="16"/>main::new_req_to_mon( 'run',</text:p>
        <text:p text:style-name="P1"><text:s text:c="20"/>$entry,</text:p>
        <text:p text:style-name="P1"><text:s text:c="20"/>$nodes[0],</text:p>
        <text:p text:style-name="P1"><text:s text:c="20"/>SUCC_ALL | SUCC_OK,</text:p>
        <text:p text:style-name="P1"><text:s text:c="20"/>\&amp;main::mon_run_handler,</text:p>
        <text:p text:style-name="P1"><text:s text:c="20"/>undef,</text:p>
        <text:p text:style-name="P1"><text:s text:c="20"/>cleosupport::get_setting('mon_timeout'),</text:p>
        <text:p text:style-name="P1"><text:s text:c="20"/>\&amp;main::mon_run_handler );</text:p>
        <text:p text:style-name="P1"><text:s text:c="16"/>$rsh_data{"$entry-&gt;{id}::$entry-&gt;{owner}"}-&gt;{"np_free"} =</text:p>
        <text:p text:style-name="P1"><text:s text:c="16"/>$entry-&gt;{np} - 1;</text:p>
        <text:p text:style-name="P1"><text:s text:c="16"/>$rsh_data{"$entry-&gt;{id}::$entry-&gt;{owner}"}-&gt;{"master"} =</text:p>
        <text:p text:style-name="P1"><text:s text:c="16"/>$nodes[0];</text:p>
        <text:p text:style-name="P1"><text:s text:c="16"/>@{ $rsh_data{"$entry-&gt;{id}::$entry-&gt;{owner}"}-&gt;{"nodes"} } =</text:p>
        <text:p text:style-name="P1"><text:s text:c="16"/>@nodes;</text:p>
        <text:p text:style-name="P1"><text:s text:c="16"/>qlog "ADD NODES for $entry-&gt;{id}::$entry-&gt;{owner}: "</text:p>
        <text:p text:style-name="P1"><text:s text:c="16"/>. join( ';', @nodes ) . "\n";</text:p>
        <text:p text:style-name="P1"><text:s text:c="12"/>}</text:p>
        <text:p text:style-name="P1"><text:s text:c="12"/>$rsh_pids{"$entry-&gt;{id}::$entry-&gt;{owner}"}-&gt;{master} = $nodes[0];</text:p>
        <text:p text:style-name="P1"><text:s text:c="12"/>qlog "Head node: $entry-&gt;{id}::$entry-&gt;{owner} =$nodes[0]\n",</text:p>
        <text:p text:style-name="P1"><text:s text:c="12"/>LOG_DEBUG;</text:p>
        <text:p text:style-name="P1"><text:s text:c="12"/>$entry-&gt;{success} = SUCC_OK;</text:p>
        <text:p text:style-name="P1"><text:s text:c="12"/>new_req_to_child( $type, <text:s text:c="13"/>$entry,</text:p>
        <text:p text:style-name="P1"><text:s text:c="16"/>$from, <text:s text:c="13"/>0,</text:p>
        <text:p text:style-name="P1"><text:s text:c="16"/>SUCC_OK | SUCC_ANY, \&amp;nil_sub,</text:p>
        <text:p text:style-name="P1"><text:s text:c="16"/>\&amp;every_nil_sub, <text:s text:c="3"/>0,</text:p>
        <text:p text:style-name="P1"><text:s text:c="16"/>\&amp;every_nil_sub );</text:p>
        <text:p text:style-name="P1"><text:s text:c="4"/>} elsif ( $type eq 'del_mon_task' ) {</text:p>
        <text:p text:style-name="P1"><text:s text:c="8"/>my @nodes = cpulist2nodes( $entry-&gt;{mons} );</text:p>
        <text:p text:style-name="P1"><text:s text:c="8"/>qlog "$from requests del on mons task $entry-&gt;{id} (nodes: "</text:p>
        <text:p text:style-name="P1"><text:s text:c="8"/>. join( ',', @nodes )</text:p>
        <text:p text:style-name="P1"><text:s text:c="8"/>. "/$entry-&gt;{mons};\n", LOG_DEBUG;</text:p>
        <text:p text:style-name="P1"><text:s text:c="8"/>$entry-&gt;{owner} = $from;</text:p>
        <text:p text:style-name="P1"><text:s text:c="8"/>main::new_req_to_mon( 'kill',</text:p>
        <text:p text:style-name="P1"><text:s text:c="12"/>$entry,</text:p>
        <text:p text:style-name="P1"><text:s text:c="12"/>\@nodes,</text:p>
        <text:p text:style-name="P1"><text:s text:c="12"/>SUCC_ALL | SUCC_OK,</text:p>
        <text:p text:style-name="P1"><text:s text:c="12"/>\&amp;main::mon_kill_handler,</text:p>
        <text:p text:style-name="P1"><text:s text:c="12"/>undef,</text:p>
        <text:p text:style-name="P1"><text:s text:c="12"/>cleosupport::get_setting('mon_timeout'),</text:p>
        <text:p text:style-name="P1"><text:s text:c="12"/>\&amp;main::mon_kill_handler );</text:p>
        <text:p text:style-name="P1"><text:s text:c="8"/>sc_task_in( get_setting('wait_secs_to_kill_base_rsh') + 15,</text:p>
        <text:p text:style-name="P1"><text:s text:c="12"/>\&amp;main::final_kill_mon_task,</text:p>
        <text:p text:style-name="P1"><text:s text:c="12"/>\@nodes,</text:p>
        <text:p text:style-name="P1"><text:s text:c="12"/>$entry-&gt;{owner},</text:p>
        <text:p text:style-name="P1"><text:s text:c="12"/>$entry-&gt;{id} );</text:p>
        <text:p text:style-name="P1"><text:s text:c="4"/>} elsif ( $type eq 'init_attach' ) {</text:p>
        <text:p text:style-name="P1"><text:s text:c="8"/>chld_init_attach_handler( undef, $status, $entry, undef,</text:p>
        <text:p text:style-name="P1"><text:s text:c="12"/>$from, undef );</text:p>
        <text:p text:style-name="P1"><text:s text:c="4"/>} elsif ( $type eq 'stop_task' ) {</text:p>
        <text:p text:style-name="P1"><text:s text:c="8"/>chld_stop_task_handler( undef, $status, $entry, undef, $from, undef );</text:p>
        <text:p text:style-name="P1"><text:s text:c="4"/>} elsif ( $type eq 'got' ) {</text:p>
        <text:p text:style-name="P1"><text:s text:c="8"/>chld_got_handler( undef, $status, $entry, undef, $from, undef );</text:p>
        <text:p text:style-name="P1"><text:s text:c="4"/>} elsif ( $type eq 'clean_task' ) {</text:p>
        <text:p text:style-name="P1"><text:s text:c="8"/>chld_clean_task_handler( undef, $status, $entry, undef, $from,</text:p>
        <text:p text:style-name="P1"><text:s text:c="12"/>undef );</text:p>
        <text:p text:style-name="P1"><text:s text:c="4"/>} elsif ( $type eq 'mon_request' ) {</text:p>
        <text:p text:style-name="P1"><text:s text:c="4"/>} else {</text:p>
        <text:p text:style-name="P1"><text:s text:c="8"/>qlog "Unsupported message from child... '$type'\n", LOG_ERR;</text:p>
        <text:p text:style-name="P1"><text:s text:c="4"/>}</text:p>
        <text:p text:style-name="P1">} <text:s text:c="3"/>#~child_message_process</text:p>
        <text:p text:style-name="P1">sub chld_forward_handler($$$$$$ ) {</text:p>
        <text:p text:style-name="P1"><text:s text:c="4"/>my ( $hash, $succ, $args, $user_v, $from, $ret_args ) = @_;</text:p>
        <text:p text:style-name="P1"><text:s text:c="4"/>if ( defined( $mons{$from} ) ) {</text:p>
        <text:p text:style-name="P1"><text:s text:c="8"/>$ret_args-&gt;{__hash}=$user_v-&gt;{hash};</text:p>
        <text:p text:style-name="P1"><text:s text:c="8"/>$ret_args-&gt;{__type}=$user_v-&gt;{type};</text:p>
        <text:p text:style-name="P1"><text:s text:c="8"/>$ret_args-&gt;{__succ}=$succ;</text:p>
        <text:p text:style-name="P1"><text:s text:c="8"/>new_req_to_child( 'mon_request',</text:p>
        <text:p text:style-name="P1"><text:s text:c="12"/>$ret_args,</text:p>
        <text:p text:style-name="P1"><text:s text:c="12"/>$user_v-&gt;{from}, <text:s text:c="4"/>0,</text:p>
        <text:p text:style-name="P1"><text:s text:c="12"/>SUCC_ANY | SUCC_OK, \&amp;nil_sub,</text:p>
        <text:p text:style-name="P1"><text:s text:c="12"/>\&amp;every_nil_sub, <text:s text:c="3"/>1,</text:p>
        <text:p text:style-name="P1"><text:s text:c="12"/>\&amp;nil_sub );</text:p>
        <text:p text:style-name="P1"><text:s text:c="4"/>} else {</text:p>
        <text:p text:style-name="P1"><text:s text:c="8"/>unless ( $args-&gt;{status} eq 'timed out' ) {</text:p>
        <text:p text:style-name="P1"><text:s text:c="12"/>qlog "Unwanted forward answer ($user_v-&gt;{type}/$from)\n", LOG_DEBUG;</text:p>
        <text:p text:style-name="P1"><text:s text:c="8"/>}</text:p>
        <text:p text:style-name="P1"><text:s text:c="4"/>}</text:p>
        <text:p text:style-name="P1"><text:soft-page-break/><text:s text:c="4"/>return $user_v;</text:p>
        <text:p text:style-name="P1">}</text:p>
        <text:p text:style-name="P1">sub chld_got_handler($$$$$$ ) {</text:p>
        <text:p text:style-name="P1"><text:s text:c="4"/>my ( undef, $succ, $args, undef, $from, undef ) = @_;</text:p>
        <text:p text:style-name="P1"><text:s text:c="4"/>my ( $i, <text:s text:c="6"/>$child_id, $our_id, @list, <text:s text:c="4"/>$e,</text:p>
        <text:p text:style-name="P1"><text:s text:c="8"/>$runflag, $cpu, <text:s text:c="5"/>$np, <text:s text:c="4"/>@use_cpus, @free_cpus );</text:p>
        <text:p text:style-name="P1"><text:s text:c="4"/>$child_id = $args-&gt;{id};</text:p>
        <text:p text:style-name="P1"><text:s text:c="4"/>@list = split( /\,/, $args-&gt;{nodes} );</text:p>
        <text:p text:style-name="P1"><text:s text:c="4"/>$our_id = $wait_run{$from}-&gt;{$child_id};</text:p>
        <text:p text:style-name="P1"><text:s text:c="4"/>qlog "_Got for id=$child_id "</text:p>
        <text:p text:style-name="P1"><text:s text:c="4"/>. scalar(@list)</text:p>
        <text:p text:style-name="P1"><text:s text:c="4"/>. " nodes from $from ourid=$our_id; res=$reserved_shared\n",</text:p>
        <text:p text:style-name="P1"><text:s text:c="4"/>LOG_INFO;</text:p>
        <text:p text:style-name="P1"><text:s text:c="4"/>if ( exists( $ids{$our_id} ) ) {</text:p>
        <text:p text:style-name="P1"><text:s text:c="8"/>$e = $ids{$our_id};</text:p>
        <text:p text:style-name="P1"><text:s text:c="4"/>} else {</text:p>
        <text:p text:style-name="P1"><text:s text:c="8"/>delete $wait_run{$from}-&gt;{$our_id}; <text:s text:c="3"/>#????</text:p>
        <text:p text:style-name="P1"><text:s text:c="8"/>qlog</text:p>
        <text:p text:style-name="P1"><text:s text:c="8"/>"Nodes for unknown task - $our_id ($child_id on $from) Delete it...\n",</text:p>
        <text:p text:style-name="P1"><text:s text:c="8"/>LOG_ERR;</text:p>
        <text:p text:style-name="P1"><text:s text:c="8"/>new_req_to_child( 'del',</text:p>
        <text:p text:style-name="P1"><text:s text:c="12"/>{ 'id' =&gt; $our_id },</text:p>
        <text:p text:style-name="P1"><text:s text:c="12"/>$from,</text:p>
        <text:p text:style-name="P1"><text:s text:c="12"/>0,</text:p>
        <text:p text:style-name="P1"><text:s text:c="12"/>SUCC_ALL | SUCC_OK,</text:p>
        <text:p text:style-name="P1"><text:s text:c="12"/>\&amp;chld_del_handler,</text:p>
        <text:p text:style-name="P1"><text:s text:c="12"/>\&amp;chld_every_del_handler,</text:p>
        <text:p text:style-name="P1"><text:s text:c="12"/>get_setting('intra_timeout'),</text:p>
        <text:p text:style-name="P1"><text:s text:c="12"/>\&amp;chld_del_handler );</text:p>
        <text:p text:style-name="P1"><text:s text:c="8"/>return;</text:p>
        <text:p text:style-name="P1"><text:s text:c="4"/>}</text:p>
        <text:p text:style-name="P1"><text:s text:c="4"/>if ( $e-&gt;{state} eq 'run' ) {</text:p>
        <text:p text:style-name="P1"><text:s text:c="8"/>delete $wait_run{$from}-&gt;{$our_id}; <text:s text:c="3"/>#???</text:p>
        <text:p text:style-name="P1"><text:s text:c="8"/>qlog( "extra nodes... They arent needed.\n", LOG_INFO );</text:p>
        <text:p text:style-name="P1"><text:s text:c="8"/>new_req_to_child( 'del',</text:p>
        <text:p text:style-name="P1"><text:s text:c="12"/>{ 'id' =&gt; $our_id },</text:p>
        <text:p text:style-name="P1"><text:s text:c="12"/>$from,</text:p>
        <text:p text:style-name="P1"><text:s text:c="12"/>0,</text:p>
        <text:p text:style-name="P1"><text:s text:c="12"/>SUCC_ALL | SUCC_OK,</text:p>
        <text:p text:style-name="P1"><text:s text:c="12"/>\&amp;chld_del_handler,</text:p>
        <text:p text:style-name="P1"><text:s text:c="12"/>\&amp;chld_every_del_handler,</text:p>
        <text:p text:style-name="P1"><text:s text:c="12"/>get_setting('intra_timeout'),</text:p>
        <text:p text:style-name="P1"><text:s text:c="12"/>\&amp;chld_del_handler );</text:p>
        <text:p text:style-name="P1"><text:s text:c="8"/>return;</text:p>
        <text:p text:style-name="P1"><text:s text:c="4"/>}</text:p>
        <text:p text:style-name="P1"><text:s text:c="4"/>my @new = ();</text:p>
        <text:p text:style-name="P1"><text:s text:c="4"/>$runflag = 0;</text:p>
        <text:p text:style-name="P1"><text:s text:c="4"/>$may_go <text:s/>= 1;</text:p>
        <text:p text:style-name="P1"><text:s text:c="4"/>qlog "_Using these nodes!\n", LOG_DEBUG;</text:p>
        <text:p text:style-name="P1"><text:s text:c="4"/>for my $node (@list) {</text:p>
        <text:p text:style-name="P1"><text:s text:c="8"/>if ( <text:s text:c="3"/>!defined( $e-&gt;{wait_for}-&gt;{$node} )</text:p>
        <text:p text:style-name="P1"><text:s text:c="12"/>or !defined( $e-&gt;{wait_for}-&gt;{$node}-&gt;{$from} ) ) {</text:p>
        <text:p text:style-name="P1"><text:s text:c="8"/>qlog</text:p>
        <text:p text:style-name="P1"><text:s text:c="8"/>"BAD answer - this node is not awaited ($node on $from)!\n",</text:p>
        <text:p text:style-name="P1"><text:s text:c="8"/>LOG_ERR;</text:p>
        <text:p text:style-name="P1"><text:s text:c="8"/>next;</text:p>
        <text:p text:style-name="P1"><text:s text:c="12"/>}</text:p>
        <text:p text:style-name="P1"><text:s text:c="12"/>delete $e-&gt;{wait_for}-&gt;{$node}-&gt;{$from};</text:p>
        <text:p text:style-name="P1"><text:s text:c="12"/>if ( scalar( %{ $e-&gt;{wait_for}-&gt;{$node} } ) == 0 ) {</text:p>
        <text:p text:style-name="P1"><text:s text:c="16"/>push @new, $node;</text:p>
        <text:p text:style-name="P1"><text:s text:c="12"/>}</text:p>
        <text:p text:style-name="P1"><text:s text:c="4"/>}</text:p>
        <text:p text:style-name="P1"><text:s text:c="4"/>if ( @new &gt; 0 ) {</text:p>
        <text:p text:style-name="P1"><text:s text:c="8"/>if ( $log_level &gt;= LOG_DEBUG2 ) {</text:p>
        <text:p text:style-name="P1"><text:s text:c="12"/>qlog "Got Shared now: "</text:p>
        <text:p text:style-name="P1"><text:s text:c="12"/>. join( ';', sort( @{ $e-&gt;{shared} }, @new ) ) . "\n",</text:p>
        <text:p text:style-name="P1"><text:s text:c="12"/>LOG_DEBUG2;</text:p>
        <text:p text:style-name="P1"><text:s text:c="8"/>}</text:p>
        <text:p text:style-name="P1"><text:s text:c="8"/>$e-&gt;{own} = [];</text:p>
        <text:p text:style-name="P1"><text:s text:c="8"/>foreach my $cpu ( keys(%own) ) {</text:p>
        <text:p text:style-name="P1"><text:s text:c="12"/>next if ( $own{$cpu}-&gt;{blocked} );</text:p>
        <text:p text:style-name="P1"><text:s text:c="12"/>delete $own{$cpu}-&gt;{ids}-&gt;{$our_id};</text:p>
        <text:p text:style-name="P1"><text:s text:c="8"/>}</text:p>
        <text:p text:style-name="P1"><text:s text:c="8"/>@free_own = ();</text:p>
        <text:p text:style-name="P1"><text:s text:c="8"/>count_free( \@free_own, \%own );</text:p>
        <text:p text:style-name="P1"><text:s text:c="8"/>$np = $e-&gt;{np};</text:p>
        <text:p text:style-name="P1"><text:s text:c="8"/>if ( @new + @free_own &gt;= $np ) {</text:p>
        <text:p text:style-name="P1"><text:s text:c="12"/>$runflag = 1;</text:p>
        <text:p text:style-name="P1"><text:s text:c="12"/>qlog "GOT ALL CPUS. ($e-&gt;{np})\n", LOG_INFO;</text:p>
        <text:p text:style-name="P1"><text:s text:c="12"/>my $alg = cleosupport::get_setting( 'pe_select', $e-&gt;{user},</text:p>
        <text:p text:style-name="P1"><text:s text:c="16"/>$e-&gt;{profile}, $cluster_name );</text:p>
        <text:p text:style-name="P1"><text:s text:c="12"/>push @free_cpus, @free_own, @new;</text:p>
        <text:p text:style-name="P1"><text:s text:c="12"/>if ( $alg eq 'scheduler' ) {</text:p>
        <text:p text:style-name="P1"><text:s text:c="16"/>my @out_cpus;</text:p>
        <text:p text:style-name="P1"><text:s text:c="16"/>@out_cpus =</text:p>
        <text:p text:style-name="P1"><text:s text:c="16"/>do_external_schedule_cpus_select(</text:p>
        <text:p text:style-name="P1"><text:s text:c="20"/>get_setting( 'scheduler', <text:s text:c="2"/>$e-&gt;{user},</text:p>
        <text:p text:style-name="P1"><text:s text:c="24"/>$e-&gt;{profile}, $cluster_name</text:p>
        <text:p text:style-name="P1"><text:s text:c="24"/>),</text:p>
        <text:p text:style-name="P1"><text:s text:c="20"/>$our_id,</text:p>
        <text:p text:style-name="P1"><text:s text:c="20"/>\@free_cpus );</text:p>
        <text:p text:style-name="P1"><text:s text:c="16"/>if ( @out_cpus &gt; 0 ) {</text:p>
        <text:p text:style-name="P1"><text:s text:c="20"/>if ( $out_cpus[0] =~ m/^!(.*)/ ) {</text:p>
        <text:p text:style-name="P1"><text:s text:c="24"/>block_task( $our_id, 1, '__internal__', $1 );</text:p>
        <text:p text:style-name="P1"><text:s text:c="24"/>return 0;</text:p>
        <text:p text:style-name="P1"><text:s text:c="20"/>}</text:p>
        <text:p text:style-name="P1"><text:s text:c="20"/>foreach $cpu (@out_cpus) {</text:p>
        <text:p text:style-name="P1"><text:s text:c="24"/>if ( <text:s text:c="3"/>exists( $own{$cpu} )</text:p>
        <text:p text:style-name="P1"><text:s text:c="28"/>or exists( $shared{$cpu} ) ) {</text:p>
        <text:p text:style-name="P1"><text:s text:c="24"/>push @use_cpus, $cpu;</text:p>
        <text:p text:style-name="P1"><text:s text:c="24"/>$pe{$cpu}-&gt;{ids}-&gt;{$our_id} = -1;</text:p>
        <text:p text:style-name="P1"><text:s text:c="24"/>last if ( --$np &lt; 1 );</text:p>
        <text:p text:style-name="P1"><text:s text:c="28"/>} else {</text:p>
        <text:p text:style-name="P1"><text:s text:c="32"/>qlog</text:p>
        <text:p text:style-name="P1"><text:s text:c="32"/>"Error! Scheduler requests selector not existent cpu: $cpu.\n",</text:p>
        <text:p text:style-name="P1"><text:s text:c="32"/>LOG_ERR;</text:p>
        <text:p text:style-name="P1"><text:s text:c="28"/>}</text:p>
        <text:p text:style-name="P1"><text:s text:c="20"/>}</text:p>
        <text:p text:style-name="P1"><text:s text:c="16"/>}</text:p>
        <text:p text:style-name="P1"><text:s text:c="12"/>} else {</text:p>
        <text:p text:style-name="P1"><text:s text:c="16"/>if ( exists $shuffle_algorithms{$alg} ) {</text:p>
        <text:p text:style-name="P1"><text:s text:c="20"/>qlog "PE_SELECT USE $alg\n", LOG_DEBUG;</text:p>
        <text:p text:style-name="P1"><text:s text:c="20"/>$shuffle_algorithms{$alg}-&gt;( \@free_cpus );</text:p>
        <text:p text:style-name="P1"><text:soft-page-break/><text:s text:c="16"/>} else {</text:p>
        <text:p text:style-name="P1"><text:s text:c="20"/>qlog "PE_SELECT USE the EXTERN $alg\n", LOG_DEBUG;</text:p>
        <text:p text:style-name="P1"><text:s text:c="20"/>&amp;extern_shuffle( $alg, $np, \@free_cpus );</text:p>
        <text:p text:style-name="P1"><text:s text:c="20"/>qlog "USE: " . join( ';', @free_cpus ) . "\n", LOG_DEBUG;</text:p>
        <text:p text:style-name="P1"><text:s text:c="16"/>}</text:p>
        <text:p text:style-name="P1"><text:s text:c="16"/>my %nodes_used;</text:p>
        <text:p text:style-name="P1"><text:s text:c="16"/>while ( $np &gt; 0 ) {</text:p>
        <text:p text:style-name="P1"><text:s text:c="20"/>$tmp = shift(@free_cpus) or last;</text:p>
        <text:p text:style-name="P1"><text:s text:c="20"/>if ( exists $nodes_used{$tmp} ) {</text:p>
        <text:p text:style-name="P1"><text:s text:c="24"/>qlog "SHUFFLE: Node $tmp is already used!\n",</text:p>
        <text:p text:style-name="P1"><text:s text:c="24"/>LOG_WARN;</text:p>
        <text:p text:style-name="P1"><text:s text:c="24"/>next;</text:p>
        <text:p text:style-name="P1"><text:s text:c="20"/>}</text:p>
        <text:p text:style-name="P1"><text:s text:c="20"/>$nodes_used{$tmp} = 1;</text:p>
        <text:p text:style-name="P1"><text:s text:c="20"/>push @use_cpus, $tmp;</text:p>
        <text:p text:style-name="P1"><text:s text:c="20"/>$pe{$tmp}-&gt;{ids}-&gt;{$our_id} = -1;</text:p>
        <text:p text:style-name="P1"><text:s text:c="20"/>--$np unless ( $e-&gt;{gummy} );</text:p>
        <text:p text:style-name="P1"><text:s text:c="16"/>}</text:p>
        <text:p text:style-name="P1"><text:s text:c="16"/>qlog "USED: " . join( ',', sort(@use_cpus) ) . "\n", LOG_INFO;</text:p>
        <text:p text:style-name="P1"><text:s text:c="12"/>}</text:p>
        <text:p text:style-name="P1"><text:s text:c="12"/>if ( $np &gt; 0 and !$e-&gt;{gummy} ) {</text:p>
        <text:p text:style-name="P1"><text:s text:c="16"/>qlog "Not all cpus fit. Try next time.\n", LOG_WARN;</text:p>
        <text:p text:style-name="P1"><text:s text:c="16"/>$runflag = 0;</text:p>
        <text:p text:style-name="P1"><text:s text:c="12"/>}</text:p>
        <text:p text:style-name="P1"><text:s text:c="8"/>} <text:s text:c="3"/># ~enough cpus?</text:p>
        <text:p text:style-name="P1"><text:s text:c="8"/>if ($runflag) {</text:p>
        <text:p text:style-name="P1"><text:s text:c="12"/>foreach $tmp (@use_cpus) {</text:p>
        <text:p text:style-name="P1"><text:s text:c="16"/>$pe{$tmp}-&gt;{ids}-&gt;{ $e-&gt;{id} } = 1;</text:p>
        <text:p text:style-name="P1"><text:s text:c="16"/>if ( exists( $own{$tmp} ) ) {</text:p>
        <text:p text:style-name="P1"><text:s text:c="20"/>push @{ $e-&gt;{own} }, $tmp;</text:p>
        <text:p text:style-name="P1"><text:s text:c="16"/>} else {</text:p>
        <text:p text:style-name="P1"><text:s text:c="20"/>push @{ $e-&gt;{shared} }, $tmp;</text:p>
        <text:p text:style-name="P1"><text:s text:c="16"/>}</text:p>
        <text:p text:style-name="P1"><text:s text:c="12"/>}</text:p>
        <text:p text:style-name="P1"><text:s text:c="8"/>}</text:p>
        <text:p text:style-name="P1"><text:s text:c="4"/>} <text:s text:c="3"/># ~ @new&gt;0</text:p>
        <text:p text:style-name="P1"><text:s text:c="4"/>else {</text:p>
        <text:p text:style-name="P1"><text:s text:c="8"/>qlog "No new cpus.\n", LOG_DEBUG;</text:p>
        <text:p text:style-name="P1"><text:s text:c="8"/>return;</text:p>
        <text:p text:style-name="P1"><text:s text:c="4"/>}</text:p>
        <text:p text:style-name="P1"><text:s text:c="4"/>unless ($runflag) {</text:p>
        <text:p text:style-name="P1"><text:s text:c="8"/>my ( $i, $node, $j, $wait, $str );</text:p>
        <text:p text:style-name="P1"><text:s text:c="8"/>while ( ( $i, $node ) = each( %{ $e-&gt;{wait_for} } ) ) {</text:p>
        <text:p text:style-name="P1"><text:s text:c="12"/>while ( ( $j, $wait ) = each(%$node) ) {</text:p>
        <text:p text:style-name="P1"><text:s text:c="16"/>$str .= "$i/$j ";</text:p>
        <text:p text:style-name="P1"><text:s text:c="12"/>}</text:p>
        <text:p text:style-name="P1"><text:s text:c="8"/>}</text:p>
        <text:p text:style-name="P1"><text:s text:c="8"/>qlog "Still wait: $str\n", LOG_DEBUG2;</text:p>
        <text:p text:style-name="P1"><text:s text:c="4"/>}</text:p>
        <text:p text:style-name="P1"><text:s text:c="4"/>if ( ( $e-&gt;{lastowner} ne $cluster_name ) and ( scalar(@new) &gt; 0 ) ) {</text:p>
        <text:p text:style-name="P1"><text:s text:c="8"/>answer_to_parent( $e-&gt;{lastowner}, 0, 'got', SUCC_OK, 'id', $our_id,</text:p>
        <text:p text:style-name="P1"><text:s text:c="12"/>'nodes', join( ',', @new ) );</text:p>
        <text:p text:style-name="P1"><text:s text:c="4"/>}</text:p>
        <text:p text:style-name="P1"><text:s text:c="4"/>if ( $runflag and ( $e-&gt;{lastowner} eq $cluster_name ) ) {</text:p>
        <text:p text:style-name="P1"><text:s text:c="8"/>$e-&gt;{nodes} = join( ',', sort( @{ $e-&gt;{own} }, @{ $e-&gt;{shared} } ) );</text:p>
        <text:p text:style-name="P1"><text:s text:c="8"/>undef $e-&gt;{wait_for};</text:p>
        <text:p text:style-name="P1"><text:s text:c="8"/>if ( run_id($our_id) &lt; 0 ) {</text:p>
        <text:p text:style-name="P1"><text:s text:c="12"/>qlog "Failed run task '$e-&gt;{task_args}-&gt;[0]'"</text:p>
        <text:p text:style-name="P1"><text:s text:c="12"/>. " for user $e-&gt;{user} ($our_id)\n", LOG_ERR;</text:p>
        <text:p text:style-name="P1"><text:s text:c="8"/>}</text:p>
        <text:p text:style-name="P1"><text:s text:c="4"/>}</text:p>
        <text:p text:style-name="P1"><text:s text:c="4"/>qlog "_Got2 for id=$our_id "</text:p>
        <text:p text:style-name="P1"><text:s text:c="4"/>. scalar(@list)</text:p>
        <text:p text:style-name="P1"><text:s text:c="4"/>. " cpus from $from child_id=$child_id; res=$reserved_shared\n",</text:p>
        <text:p text:style-name="P1"><text:s text:c="4"/>LOG_DEBUG;</text:p>
        <text:p text:style-name="P1"><text:s text:c="4"/>$may_go <text:s text:c="2"/>= 1;</text:p>
        <text:p text:style-name="P1"><text:s text:c="4"/>$q_change = 1;</text:p>
        <text:p text:style-name="P1"><text:s text:c="4"/>$dump_flag=1;</text:p>
        <text:p text:style-name="P1">}</text:p>
        <text:p text:style-name="P1">sub chld_clean_task_handler($$$$$$ ) {</text:p>
        <text:p text:style-name="P1"><text:s text:c="4"/>my ( undef, $succ, $args, undef, $from, undef ) = @_;</text:p>
        <text:p text:style-name="P1"><text:s text:c="4"/>qlog "Cleaning...\n", LOG_DEBUG;</text:p>
        <text:p text:style-name="P1"><text:s text:c="4"/>if ( exists( $local_rshells{ "$from" . ":" . $args-&gt;{id} } ) ) {</text:p>
        <text:p text:style-name="P1"><text:s text:c="8"/>for my $i ( @{ $local_rshells{ "$from" . ":" . $args-&gt;{id} } } ) {</text:p>
        <text:p text:style-name="P1"><text:s text:c="12"/>kill_tree( 9, $i-&gt;{pid} );</text:p>
        <text:p text:style-name="P1"><text:s text:c="12"/>my %e;</text:p>
        <text:p text:style-name="P1"><text:s text:c="12"/>$e{owner} = $from;</text:p>
        <text:p text:style-name="P1"><text:s text:c="12"/>$e{id} <text:s text:c="3"/>= $args-&gt;{id};</text:p>
        <text:p text:style-name="P1"><text:s text:c="12"/>new_req_to_mon( 'kill',</text:p>
        <text:p text:style-name="P1"><text:s text:c="16"/>\%e,</text:p>
        <text:p text:style-name="P1"><text:s text:c="16"/>$i-&gt;{host},</text:p>
        <text:p text:style-name="P1"><text:s text:c="16"/>SUCC_ALL | SUCC_OK,</text:p>
        <text:p text:style-name="P1"><text:s text:c="16"/>\&amp;nil_sub,</text:p>
        <text:p text:style-name="P1"><text:s text:c="16"/>undef,</text:p>
        <text:p text:style-name="P1"><text:s text:c="16"/>cleosupport::get_setting('mon_timeout'),</text:p>
        <text:p text:style-name="P1"><text:s text:c="16"/>\&amp;nil_sub );</text:p>
        <text:p text:style-name="P1"><text:s text:c="8"/>}</text:p>
        <text:p text:style-name="P1"><text:s text:c="8"/>delete $local_rshells{ "$from" . ":" . $args-&gt;{id} };</text:p>
        <text:p text:style-name="P1"><text:s text:c="4"/>} else {</text:p>
        <text:p text:style-name="P1"><text:s text:c="8"/>qlog "No such rshell!!! ($from $args-&gt;{id})\n", LOG_WARN;</text:p>
        <text:p text:style-name="P1"><text:s text:c="4"/>}</text:p>
        <text:p text:style-name="P1">}</text:p>
        <text:p text:style-name="P1">sub chld_del_loc_handler($$$$$$ ) {</text:p>
        <text:p text:style-name="P1"><text:s text:c="4"/>my ( $hash, $succ, $args, $user_v, $from, $ret_args ) = @_;</text:p>
        <text:p text:style-name="P1"><text:s text:c="4"/>unless ( $user_v-&gt;{channel} ) {</text:p>
        <text:p text:style-name="P1"><text:s text:c="8"/>qlog "Del_local $args-&gt;{status}\n", LOG_INFO;</text:p>
        <text:p text:style-name="P1"><text:s text:c="8"/>return;</text:p>
        <text:p text:style-name="P1"><text:s text:c="4"/>}</text:p>
        <text:p text:style-name="P1"><text:s text:c="4"/>if ( $args-&gt;{status} eq 'timed out' ) {</text:p>
        <text:p text:style-name="P1"><text:s text:c="8"/>qlog "DEL_LOCAL TIMED OUT ($from)!!!\n", LOG_WARN;</text:p>
        <text:p text:style-name="P1"><text:s text:c="8"/>$user_v-&gt;{channel}</text:p>
        <text:p text:style-name="P1"><text:s text:c="8"/>-&gt;send("-Internal error. Your request is timed out.\n");</text:p>
        <text:p text:style-name="P1"><text:s text:c="4"/>} else {</text:p>
        <text:p text:style-name="P1"><text:s text:c="8"/>if ( $succ == SUCC_OK ) {</text:p>
        <text:p text:style-name="P1"><text:s text:c="12"/>$user_v-&gt;{channel}-&gt;send("+ $user_v-&gt;{num} task(s) deleted\n");</text:p>
        <text:p text:style-name="P1"><text:s text:c="8"/>} else {</text:p>
        <text:p text:style-name="P1"><text:s text:c="12"/>$user_v-&gt;{channel}-&gt;send("- $ret_args-&gt;{reason}\n");</text:p>
        <text:p text:style-name="P1"><text:s text:c="8"/>}</text:p>
        <text:p text:style-name="P1"><text:s text:c="4"/>}</text:p>
        <text:p text:style-name="P1"><text:s text:c="4"/>$user_v-&gt;{channel}-&gt;disconnect;</text:p>
        <text:p text:style-name="P1"><text:s text:c="4"/>$may_go = 1;</text:p>
        <text:p text:style-name="P1">}</text:p>
        <text:p text:style-name="P1">sub chld_every_del_loc_handler($$$$$$ ) {</text:p>
        <text:p text:style-name="P1"><text:s text:c="4"/>my ( $hash, $succ, $args, $user_v, $from, $ret_args ) = @_;</text:p>
        <text:p text:style-name="P1"><text:soft-page-break/><text:s text:c="4"/>if ( $succ == SUCC_OK ) {</text:p>
        <text:p text:style-name="P1"><text:s text:c="8"/>my $n;</text:p>
        <text:p text:style-name="P1"><text:s text:c="8"/>($n) = ( $ret_args-&gt;{reason} =~ /Deleted\s+(\d+)\s+task/ );</text:p>
        <text:p text:style-name="P1"><text:s text:c="8"/>$user_v-&gt;{num} += $n;</text:p>
        <text:p text:style-name="P1"><text:s text:c="8"/>qlog "EVERY_DEL: $n\n", LOG_INFO;</text:p>
        <text:p text:style-name="P1"><text:s text:c="4"/>}</text:p>
        <text:p text:style-name="P1"><text:s text:c="4"/>return $user_v;</text:p>
        <text:p text:style-name="P1">}</text:p>
        <text:p text:style-name="P1">sub del_local_handler($$$$ ) {</text:p>
        <text:p text:style-name="P1"><text:s text:c="4"/>my ( $type, $hash, $from, $args ) = @_;</text:p>
        <text:p text:style-name="P1"><text:s text:c="4"/>my ( $status, $answer );</text:p>
        <text:p text:style-name="P1"><text:s text:c="4"/>( $status, $answer ) = (</text:p>
        <text:p text:style-name="P1"><text:s text:c="8"/>del_task( $args-&gt;{id}, <text:s text:c="6"/>$args-&gt;{user}, <text:s/>$args-&gt;{mask},</text:p>
        <text:p text:style-name="P1"><text:s text:c="12"/>$args-&gt;{userlist}, $args-&gt;{rmask}, $args-&gt;{forced}</text:p>
        <text:p text:style-name="P1"><text:s text:c="12"/>) ) =~ /(.)(.*)/;</text:p>
        <text:p text:style-name="P1"><text:s text:c="12"/>answer_to_parent( $from, $hash, 'del_local',</text:p>
        <text:p text:style-name="P1"><text:s text:c="16"/>( $status eq '+' ) ? SUCC_OK : SUCC_FAIL,</text:p>
        <text:p text:style-name="P1"><text:s text:c="16"/>'reason', $answer );</text:p>
        <text:p text:style-name="P1"><text:s text:c="12"/>$dump_flag=1;</text:p>
        <text:p text:style-name="P1"><text:s text:c="12"/>$may_go = 1;</text:p>
        <text:p text:style-name="P1">}</text:p>
        <text:p text:style-name="P1">sub chld_del_handler($$$$$$ ) {</text:p>
        <text:p text:style-name="P1"><text:s text:c="4"/>my ( $hash, $succ, $args, $user_v, $from, $ret_args ) = @_;</text:p>
        <text:p text:style-name="P1"><text:s text:c="4"/>if ( $args-&gt;{status} eq 'timed out' ) {</text:p>
        <text:p text:style-name="P1"><text:s text:c="8"/>qlog "DEL TIMED OUT ($from)!!!\n", LOG_WARN;</text:p>
        <text:p text:style-name="P1"><text:s text:c="4"/>} else {</text:p>
        <text:p text:style-name="P1"><text:s text:c="8"/>if ( $succ == SUCC_OK ) {</text:p>
        <text:p text:style-name="P1"><text:s text:c="12"/>qlog "Del $args-&gt;{id} succeed on childs.\n", LOG_INFO;</text:p>
        <text:p text:style-name="P1"><text:s text:c="8"/>} else {</text:p>
        <text:p text:style-name="P1"><text:s text:c="12"/>qlog "Failed to delete $args-&gt;{id}.\n", LOG_WARN;</text:p>
        <text:p text:style-name="P1"><text:s text:c="8"/>}</text:p>
        <text:p text:style-name="P1"><text:s text:c="4"/>}</text:p>
        <text:p text:style-name="P1">}</text:p>
        <text:p text:style-name="P1">sub chld_every_del_handler($$$$$$ ) {</text:p>
        <text:p text:style-name="P1"><text:s text:c="4"/>my ( $hash, $succ, $args, $user_v, $from, $ret_args ) = @_;</text:p>
        <text:p text:style-name="P1"><text:s text:c="4"/>return $user_v;</text:p>
        <text:p text:style-name="P1">}</text:p>
        <text:p text:style-name="P1">sub chld_every_int_info_handler($$$$$$ ) {</text:p>
        <text:p text:style-name="P1"><text:s text:c="4"/>my ( $hash, $succ, $args, $user_v, $from, $ret_args ) = @_;</text:p>
        <text:p text:style-name="P1"><text:s text:c="4"/>my ( $i, @j );</text:p>
        <text:p text:style-name="P1"><text:s text:c="4"/>qlog "INT_INFO FROM $from ($succ)\n", LOG_ALL;</text:p>
        <text:p text:style-name="P1"><text:s text:c="4"/>qlog "::: " . join( ';', %$ret_args, "\n" ), LOG_DEBUG;</text:p>
        <text:p text:style-name="P1"><text:s text:c="4"/>if ( $succ == SUCC_OK ) {</text:p>
        <text:p text:style-name="P1"><text:s text:c="8"/>foreach $i ( keys(%$ret_args) ) {</text:p>
        <text:p text:style-name="P1"><text:s text:c="12"/>next if ( $i eq 'success' );</text:p>
        <text:p text:style-name="P1"><text:s text:c="12"/>if ( $i !~ /^\d+$/ ) {</text:p>
        <text:p text:style-name="P1"><text:s text:c="16"/>qlog</text:p>
        <text:p text:style-name="P1"><text:s text:c="16"/>"Invalid key while receiving int_info from $from: '$i'\n",</text:p>
        <text:p text:style-name="P1"><text:s text:c="16"/>LOG_ERR;</text:p>
        <text:p text:style-name="P1"><text:s text:c="16"/>next;</text:p>
        <text:p text:style-name="P1"><text:s text:c="12"/>}</text:p>
        <text:p text:style-name="P1"><text:s text:c="12"/>@j = sort( split( /\,/, $ret_args-&gt;{$i} ) );</text:p>
        <text:p text:style-name="P1"><text:s text:c="12"/>qlog "CHLD::::::: $from: id=$i nodes: $ret_args-&gt;{$i};\n",</text:p>
        <text:p text:style-name="P1"><text:s text:c="12"/>LOG_INFO;</text:p>
        <text:p text:style-name="P1"><text:s text:c="12"/>foreach my $k (@j) {</text:p>
        <text:p text:style-name="P1"><text:s text:c="16"/>$by_owner{$from}-&gt;{$i}-&gt;{$k} = 1;</text:p>
        <text:p text:style-name="P1"><text:s text:c="16"/>qlog "&gt; $i: $k.\n", LOG_DEBUG;</text:p>
        <text:p text:style-name="P1"><text:s text:c="12"/>}</text:p>
        <text:p text:style-name="P1"><text:s text:c="8"/>}</text:p>
        <text:p text:style-name="P1"><text:s text:c="4"/>}</text:p>
        <text:p text:style-name="P1"><text:s text:c="4"/>return $user_v;</text:p>
        <text:p text:style-name="P1">}</text:p>
        <text:p text:style-name="P1">sub chld_int_info_handler($$$$$$ ) {</text:p>
        <text:p text:style-name="P1"><text:s text:c="4"/>my ( $hash, $succ, $args, $user_v, $from, $ret_args ) = @_;</text:p>
        <text:p text:style-name="P1"><text:s text:c="4"/>$run_fase = 3;</text:p>
        <text:p text:style-name="P1"><text:s text:c="4"/>qlog "All agents are internal info sent!\n", LOG_DEBUG;</text:p>
        <text:p text:style-name="P1"><text:s text:c="4"/>main::new_req_to_mon( 'internal_info',</text:p>
        <text:p text:style-name="P1"><text:s text:c="8"/>{},</text:p>
        <text:p text:style-name="P1"><text:s text:c="8"/>'__all__',</text:p>
        <text:p text:style-name="P1"><text:s text:c="8"/>SUCC_ALL | SUCC_OK,</text:p>
        <text:p text:style-name="P1"><text:s text:c="8"/>\&amp;main::mon_int_info_handler,</text:p>
        <text:p text:style-name="P1"><text:s text:c="8"/>\&amp;main::mon_every_int_handler,</text:p>
        <text:p text:style-name="P1"><text:s text:c="8"/>cleosupport::get_setting('mon_timeout'),</text:p>
        <text:p text:style-name="P1"><text:s text:c="8"/>\&amp;main::mon_every_int_handler );</text:p>
        <text:p text:style-name="P1">}</text:p>
        <text:p text:style-name="P1">sub chld_every_add_handler($$$$$$ ) {</text:p>
        <text:p text:style-name="P1"><text:s text:c="4"/>my ( $hash, $succ, $args, $user_v, $from, $ret_args ) = @_;</text:p>
        <text:p text:style-name="P1"><text:s text:c="4"/>if ( $succ == SUCC_OK ) {</text:p>
        <text:p text:style-name="P1"><text:s text:c="8"/>$wait_run{$from}-&gt;{ $ret_args-&gt;{id} } = $args-&gt;{id};</text:p>
        <text:p text:style-name="P1"><text:s text:c="4"/>}</text:p>
        <text:p text:style-name="P1"><text:s text:c="4"/>qlog</text:p>
        <text:p text:style-name="P1"><text:s text:c="4"/>"Added to $from $wait_run{$from}-&gt;{$ret_args-&gt;{id}} as $ret_args-&gt;{id} "</text:p>
        <text:p text:style-name="P1"><text:s text:c="4"/>. ( ( $succ == SUCC_OK ) ? "ok" : "fail" )</text:p>
        <text:p text:style-name="P1"><text:s text:c="4"/>. "\n", LOG_INFO;</text:p>
        <text:p text:style-name="P1"><text:s text:c="4"/>return $user_v;</text:p>
        <text:p text:style-name="P1">}</text:p>
        <text:p text:style-name="P1">sub chld_add_handler($$$$$$ ) {</text:p>
        <text:p text:style-name="P1"><text:s text:c="4"/>my ( $hash, $succ, $args, $user_v, $from, $ret_args ) = @_;</text:p>
        <text:p text:style-name="P1"><text:s text:c="4"/>if ( $args-&gt;{status} eq 'timed out' ) {</text:p>
        <text:p text:style-name="P1"><text:s text:c="8"/>qlog "ADD TIMED OUT ($from)!!!\n", LOG_WARN;</text:p>
        <text:p text:style-name="P1"><text:s text:c="8"/>return;</text:p>
        <text:p text:style-name="P1"><text:s text:c="4"/>}</text:p>
        <text:p text:style-name="P1"><text:s text:c="4"/>if ( $succ == SUCC_OK ) {</text:p>
        <text:p text:style-name="P1"><text:s text:c="8"/>$wait_run{$from}-&gt;{ $ret_args-&gt;{id} } = $args-&gt;{id};</text:p>
        <text:p text:style-name="P1"><text:s text:c="8"/>if ( $user_v-&gt;{channel} ) {</text:p>
        <text:p text:style-name="P1"><text:s text:c="12"/>qlog</text:p>
        <text:p text:style-name="P1"><text:s text:c="12"/>"Added finally to $from '$args-&gt;{id}' as '$ret_args-&gt;{id}' (answer to user)\n",</text:p>
        <text:p text:style-name="P1"><text:s text:c="12"/>LOG_INFO;</text:p>
        <text:p text:style-name="P1"><text:s text:c="12"/>$user_v-&gt;{channel}-&gt;send(</text:p>
        <text:p text:style-name="P1"><text:s text:c="16"/>"+Successfully added to queue $from (ID=$ret_args-&gt;{id})\n" );</text:p>
        <text:p text:style-name="P1"><text:s text:c="12"/>if ( $ret_args-&gt;{comment} ne '' ) {</text:p>
        <text:p text:style-name="P1"><text:s text:c="16"/>$user_v-&gt;{channel}-&gt;send( $ret_args-&gt;{comment} . "\n" );</text:p>
        <text:p text:style-name="P1"><text:s text:c="12"/>}</text:p>
        <text:p text:style-name="P1"><text:s text:c="12"/>$user_v-&gt;{channel}-&gt;disconnect;</text:p>
        <text:p text:style-name="P1"><text:s text:c="8"/>} else {</text:p>
        <text:p text:style-name="P1"><text:s text:c="12"/>qlog</text:p>
        <text:p text:style-name="P1"><text:s text:c="12"/>"Added finally to $from '$wait_run{$from}-&gt;{$ret_args-&gt;{id}}' as '$ret_args-&gt;{id}'\n",</text:p>
        <text:p text:style-name="P1"><text:s text:c="12"/>LOG_INFO;</text:p>
        <text:p text:style-name="P1"><text:s text:c="8"/>}</text:p>
        <text:p text:style-name="P1"><text:s text:c="4"/>} else {</text:p>
        <text:p text:style-name="P1"><text:s text:c="8"/>if ( $user_v-&gt;{channel} ) {</text:p>
        <text:p text:style-name="P1"><text:s text:c="12"/>qlog</text:p>
        <text:p text:style-name="P1"><text:soft-page-break/><text:s text:c="12"/>"Add to $from failed ($ret_args-&gt;{reason}) (answer to user)\n",</text:p>
        <text:p text:style-name="P1"><text:s text:c="12"/>LOG_INFO;</text:p>
        <text:p text:style-name="P1"><text:s text:c="12"/>$user_v-&gt;{channel}-&gt;send( "-" . $ret_args-&gt;{reason} . "\n" );</text:p>
        <text:p text:style-name="P1"><text:s text:c="12"/>if ( $ret_args-&gt;{comment} ne '' ) {</text:p>
        <text:p text:style-name="P1"><text:s text:c="16"/>$user_v-&gt;{channel}-&gt;send( $ret_args-&gt;{comment} . "\n" );</text:p>
        <text:p text:style-name="P1"><text:s text:c="12"/>}</text:p>
        <text:p text:style-name="P1"><text:s text:c="12"/>$user_v-&gt;{channel}-&gt;disconnect;</text:p>
        <text:p text:style-name="P1"><text:s text:c="8"/>} else {</text:p>
        <text:p text:style-name="P1"><text:s text:c="12"/>qlog "Add to $from failed ($ret_args-&gt;{reason})\n", LOG_INFO;</text:p>
        <text:p text:style-name="P1"><text:s text:c="8"/>}</text:p>
        <text:p text:style-name="P1"><text:s text:c="4"/>}</text:p>
        <text:p text:style-name="P1">}</text:p>
        <text:p text:style-name="P1">sub chld_get_io_handler($$$$$$ ) {</text:p>
        <text:p text:style-name="P1"><text:s text:c="4"/>my ( undef, $succ, $args, $user_v, undef, $ret_args ) = @_;</text:p>
        <text:p text:style-name="P1"><text:s text:c="4"/>qlog "GET_IO: ($args-&gt;{status}/$args-&gt;{queue}/$args-&gt;{id})\n", LOG_INFO;</text:p>
        <text:p text:style-name="P1"><text:s text:c="4"/>if ( $succ == SUCC_FAIL ) {</text:p>
        <text:p text:style-name="P1"><text:s text:c="8"/>$user_v-&gt;{channel}-&gt;send("-fail\n$ret_args-&gt;{reason}\n");</text:p>
        <text:p text:style-name="P1"><text:s text:c="4"/>} else {</text:p>
        <text:p text:style-name="P1"><text:s text:c="8"/>$user_v-&gt;{channel}</text:p>
        <text:p text:style-name="P1"><text:s text:c="8"/>-&gt;send("+ok\nin=$ret_args-&gt;{in}\nout=$ret_args-&gt;{out}\n");</text:p>
        <text:p text:style-name="P1"><text:s text:c="4"/>}</text:p>
        <text:p text:style-name="P1"><text:s text:c="4"/>$user_v-&gt;{channel}-&gt;disconnect;</text:p>
        <text:p text:style-name="P1">}</text:p>
        <text:p text:style-name="P1">sub chld_freeze_handler($$$$$$ ) {</text:p>
        <text:p text:style-name="P1"><text:s text:c="4"/>my ( undef, $succ, $args, $user_v, undef, $ret_args ) = @_;</text:p>
        <text:p text:style-name="P1"><text:s text:c="4"/>if ( $args-&gt;{status} eq 'timed out' ) {</text:p>
        <text:p text:style-name="P1"><text:s text:c="8"/>$user_v-&gt;{channel}-&gt;send("-fail\nTimed out.\n");</text:p>
        <text:p text:style-name="P1"><text:s text:c="4"/>} else {</text:p>
        <text:p text:style-name="P1"><text:s text:c="8"/>qlog</text:p>
        <text:p text:style-name="P1"><text:s text:c="8"/>"FREEZE answer: ($args-&gt;{status}/$args-&gt;{queue}/$args-&gt;{id})\n",</text:p>
        <text:p text:style-name="P1"><text:s text:c="8"/>LOG_INFO;</text:p>
        <text:p text:style-name="P1"><text:s text:c="8"/>if ( $succ == SUCC_FAIL ) {</text:p>
        <text:p text:style-name="P1"><text:s text:c="12"/>$user_v-&gt;{channel}-&gt;send("-fail\n$ret_args-&gt;{reason}\n");</text:p>
        <text:p text:style-name="P1"><text:s text:c="8"/>} else {</text:p>
        <text:p text:style-name="P1"><text:s text:c="12"/>$user_v-&gt;{channel}-&gt;send("+ok\n");</text:p>
        <text:p text:style-name="P1"><text:s text:c="12"/>my %e = ( 'id' <text:s text:c="3"/>=&gt; $ret_args-&gt;{id},</text:p>
        <text:p text:style-name="P1"><text:s text:c="16"/>'owner' =&gt; $ret_args-&gt;{owner},</text:p>
        <text:p text:style-name="P1"><text:s text:c="16"/>'user' <text:s/>=&gt; $ret_args-&gt;{user},</text:p>
        <text:p text:style-name="P1"><text:s text:c="16"/>'val' <text:s text:c="2"/>=&gt; $ret_args-&gt;{val} ? 'STOP' : 'CONT' );</text:p>
        <text:p text:style-name="P1"><text:s text:c="12"/>my @nodes = cpulist2nodes( $ret_args-&gt;{nodes} );</text:p>
        <text:p text:style-name="P1"><text:s text:c="12"/>new_req_to_mon(</text:p>
        <text:p text:style-name="P1"><text:s text:c="16"/>'signal', \%e, \@nodes, <text:s text:c="3"/>#$ret_args-&gt;{nodes},</text:p>
        <text:p text:style-name="P1"><text:s text:c="16"/>SUCC_ALL | SUCC_OK,</text:p>
        <text:p text:style-name="P1"><text:s text:c="16"/>undef, undef, 0, undef );</text:p>
        <text:p text:style-name="P1"><text:s text:c="8"/>}</text:p>
        <text:p text:style-name="P1"><text:s text:c="4"/>}</text:p>
        <text:p text:style-name="P1"><text:s text:c="4"/>$user_v-&gt;{channel}-&gt;disconnect;</text:p>
        <text:p text:style-name="P1">}</text:p>
        <text:p text:style-name="P1">sub get_warnings() {</text:p>
        <text:p text:style-name="P1"><text:s text:c="4"/>my $ret;</text:p>
        <text:p text:style-name="P1"><text:s text:c="4"/>unless ( $mode &amp; MODE_RUN_ALLOW ) {</text:p>
        <text:p text:style-name="P1"><text:s text:c="8"/>$ret = "Warning: Queue $cluster_name is BLOCKED for run new tasks\n";</text:p>
        <text:p text:style-name="P1"><text:s text:c="8"/>if ( $norun_reason ne '' ) {</text:p>
        <text:p text:style-name="P1"><text:s text:c="12"/>$ret .= " Reason: $norun_reason\n";</text:p>
        <text:p text:style-name="P1"><text:s text:c="8"/>}</text:p>
        <text:p text:style-name="P1"><text:s text:c="4"/>}</text:p>
        <text:p text:style-name="P1">}</text:p>
        <text:p text:style-name="P1">sub mon_request_handler($$$$ ) {</text:p>
        <text:p text:style-name="P1"><text:s text:c="4"/>my ( $type, $hash, $from, $args ) = @_;</text:p>
        <text:p text:style-name="P1"><text:s text:c="4"/>if ( exists($parent_reqests{$hash}) ) {</text:p>
        <text:p text:style-name="P1"><text:s text:c="8"/>if($args-&gt;{__}){</text:p>
        <text:p text:style-name="P1"><text:s text:c="8"/>} else {</text:p>
        <text:p text:style-name="P1"><text:s text:c="12"/>qlog "Nonexistent answer from mon received ($args-&gt;{__from}/$args-&gt;{__type})\n", LOG_DEBUG;</text:p>
        <text:p text:style-name="P1"><text:s text:c="8"/>}</text:p>
        <text:p text:style-name="P1"><text:s text:c="4"/>}</text:p>
        <text:p text:style-name="P1">}</text:p>
        <text:p text:style-name="P1">sub add_handler($$$$ ) {</text:p>
        <text:p text:style-name="P1"><text:s text:c="4"/>my ( $type, $hash, $from, $args ) = @_;</text:p>
        <text:p text:style-name="P1"><text:s text:c="4"/>qlog "Add new task request\n", LOG_INFO;</text:p>
        <text:p text:style-name="P1"><text:s text:c="4"/>if ( $args-&gt;{lastowner} eq $cluster_name ) {</text:p>
        <text:p text:style-name="P1"><text:s text:c="8"/>unless ( $mode &amp; MODE_QUEUE_ALLOW ) {</text:p>
        <text:p text:style-name="P1"><text:s text:c="12"/>qlog "Queueing is disabled.\n", LOG_WARN;</text:p>
        <text:p text:style-name="P1"><text:s text:c="12"/>answer_to_parent( $from, $hash, 'add', SUCC_FAIL, 'reason',</text:p>
        <text:p text:style-name="P1"><text:s text:c="16"/>"Queueing is disabled." );</text:p>
        <text:p text:style-name="P1"><text:s text:c="12"/>return;</text:p>
        <text:p text:style-name="P1"><text:s text:c="8"/>}</text:p>
        <text:p text:style-name="P1"><text:s text:c="8"/>if ( $#queue &gt; cleosupport::get_setting(</text:p>
        <text:p text:style-name="P1"><text:s text:c="12"/>'max_queue', $args-&gt;{user}, $args-&gt;{profile}</text:p>
        <text:p text:style-name="P1"><text:s text:c="12"/>)</text:p>
        <text:p text:style-name="P1"><text:s text:c="12"/>) {</text:p>
        <text:p text:style-name="P1"><text:s text:c="8"/>qlog "Queue is full for $args-&gt;{user}.\n", LOG_WARN;</text:p>
        <text:p text:style-name="P1"><text:s text:c="8"/>answer_to_parent( $from, $hash, 'add', SUCC_FAIL, 'reason',</text:p>
        <text:p text:style-name="P1"><text:s text:c="12"/>"Queue is full for $args-&gt;{user}." );</text:p>
        <text:p text:style-name="P1"><text:s text:c="8"/>return;</text:p>
        <text:p text:style-name="P1"><text:s text:c="12"/>}</text:p>
        <text:p text:style-name="P1"><text:s text:c="12"/>my $s = cleosupport::get_setting( 'max_tasks', $args-&gt;{user},</text:p>
        <text:p text:style-name="P1"><text:s text:c="16"/>$args-&gt;{profile} );</text:p>
        <text:p text:style-name="P1"><text:s text:c="12"/>if ( defined $s ) {</text:p>
        <text:p text:style-name="P1"><text:s text:c="16"/>my $c = count_user_tasks( $args-&gt;{user} );</text:p>
        <text:p text:style-name="P1"><text:s text:c="16"/>if ( $c &gt;= $s ) {</text:p>
        <text:p text:style-name="P1"><text:s text:c="20"/>qlog</text:p>
        <text:p text:style-name="P1"><text:s text:c="20"/>"Limit of tasks is reached for $args-&gt;{user} [$c;$s]\n",</text:p>
        <text:p text:style-name="P1"><text:s text:c="20"/>LOG_WARN;</text:p>
        <text:p text:style-name="P1"><text:s text:c="20"/>answer_to_parent( $from, $hash, 'add', SUCC_FAIL, 'reason',</text:p>
        <text:p text:style-name="P1"><text:s text:c="24"/>"Limit of tasks in queue is reached by $args-&gt;{user}." );</text:p>
        <text:p text:style-name="P1"><text:s text:c="20"/>return;</text:p>
        <text:p text:style-name="P1"><text:s text:c="16"/>}</text:p>
        <text:p text:style-name="P1"><text:s text:c="12"/>}</text:p>
        <text:p text:style-name="P1"><text:s text:c="4"/>}</text:p>
        <text:p text:style-name="P1"><text:s text:c="4"/>$may_go <text:s text:c="2"/>= 1;</text:p>
        <text:p text:style-name="P1"><text:s text:c="4"/>$q_change = 1;</text:p>
        <text:p text:style-name="P1"><text:s text:c="4"/>if ( $args-&gt;{np} =~ s/^([+-])// ) {</text:p>
        <text:p text:style-name="P1"><text:s text:c="8"/>$args-&gt;{gummy} = 1;</text:p>
        <text:p text:style-name="P1"><text:s text:c="4"/>}</text:p>
        <text:p text:style-name="P1"><text:s text:c="4"/>$args-&gt;{status} = 0;</text:p>
        <text:p text:style-name="P1"><text:s text:c="4"/>$args-&gt;{state} <text:s/>= 'queued';</text:p>
        <text:p text:style-name="P1"><text:s text:c="4"/>$args-&gt;{qtype} <text:s/>= NATIVE_QUEUE;</text:p>
        <text:p text:style-name="P1"><text:s text:c="4"/>$args-&gt;{core} <text:s text:c="2"/>= 0;</text:p>
        <text:p text:style-name="P1"><text:s text:c="4"/>$args-&gt;{signal} = 0;</text:p>
        <text:p text:style-name="P1"><text:s text:c="4"/>qlog "_Got add from $from ($args-&gt;{lastowner}) oldid=$args-&gt;{oldid}, "</text:p>
        <text:p text:style-name="P1"><text:s text:c="4"/>. "$args-&gt;{np} cpus '$args-&gt;{task_args}-&gt;[0]' "</text:p>
        <text:p text:style-name="P1"><text:s text:c="4"/>. "pri=$args-&gt;{priority}; res=$reserved_shared\n",</text:p>
        <text:p text:style-name="P1"><text:s text:c="4"/>LOG_DEBUG;</text:p>
        <text:p text:style-name="P1"><text:soft-page-break/><text:s text:c="4"/>if ( $args-&gt;{lastowner} ne $cluster_name ) {</text:p>
        <text:p text:style-name="P1"><text:s text:c="8"/>$args-&gt;{priority} =</text:p>
        <text:p text:style-name="P1"><text:s text:c="8"/>get_setting( 'def_priority', $args-&gt;{user} ) +</text:p>
        <text:p text:style-name="P1"><text:s text:c="8"/>get_setting('add_pri_on_chld');</text:p>
        <text:p text:style-name="P1"><text:s text:c="4"/>}</text:p>
        <text:p text:style-name="P1"><text:s text:c="4"/>my $newid = push_to_queue($args);</text:p>
        <text:p text:style-name="P1"><text:s text:c="4"/>if ( $newid &lt; 1 ) {</text:p>
        <text:p text:style-name="P1"><text:s text:c="8"/>qlog "Cannot push to queue.\n", LOG_ERR;</text:p>
        <text:p text:style-name="P1"><text:s text:c="8"/>answer_to_parent( $from, $hash, 'add', SUCC_FAIL,</text:p>
        <text:p text:style-name="P1"><text:s text:c="12"/>'reason', 'Queue is full');</text:p>
        <text:p text:style-name="P1"><text:s text:c="8"/>return;</text:p>
        <text:p text:style-name="P1"><text:s text:c="4"/>}</text:p>
        <text:p text:style-name="P1"><text:s text:c="4"/>qlog "From parent ($args-&gt;{lastowner}:$args-&gt;{oldid}) "</text:p>
        <text:p text:style-name="P1"><text:s text:c="4"/>. "new ($newid): u=$args-&gt;{user} np=$args-&gt;{np} "</text:p>
        <text:p text:style-name="P1"><text:s text:c="4"/>. "g=$args-&gt;{gummy} c='"</text:p>
        <text:p text:style-name="P1"><text:s text:c="4"/>. join( "' '", @{ $args-&gt;{task_args} } )</text:p>
        <text:p text:style-name="P1"><text:s text:c="4"/>. "'\n", LOG_DEBUG;</text:p>
        <text:p text:style-name="P1"><text:s text:c="4"/>$extern_ids{ $args-&gt;{lastowner} }-&gt;{ $args-&gt;{oldid} } = $newid</text:p>
        <text:p text:style-name="P1"><text:s text:c="4"/>if ( $args-&gt;{oldid} );</text:p>
        <text:p text:style-name="P1"><text:s text:c="4"/>if ( $log_level &gt;= LOG_DEBUG2 ) {</text:p>
        <text:p text:style-name="P1"><text:s text:c="8"/>qlog( "ENV= " . join( ';', @{ $ids{$newid}{env} } ) . "\n",</text:p>
        <text:p text:style-name="P1"><text:s text:c="12"/>LOG_DEBUG2 )</text:p>
        <text:p text:style-name="P1"><text:s text:c="8"/>if $args-&gt;{env};</text:p>
        <text:p text:style-name="P1"><text:s text:c="4"/>}</text:p>
        <text:p text:style-name="P1"><text:s text:c="4"/>if ( $args-&gt;{wait_for_run} ) {</text:p>
        <text:p text:style-name="P1"><text:s text:c="8"/>for my $x ( split( ',', $args-&gt;{wait_for_run} ) ) {</text:p>
        <text:p text:style-name="P1"><text:s text:c="12"/>$x =~ y/\0\n\r\t\ //d;</text:p>
        <text:p text:style-name="P1"><text:s text:c="12"/>$x =~ s/^$cluster_name\@//;</text:p>
        <text:p text:style-name="P1"><text:s text:c="12"/>push @{ $ids{$newid}-&gt;{wait_for_run} }, $x;</text:p>
        <text:p text:style-name="P1"><text:s text:c="8"/>}</text:p>
        <text:p text:style-name="P1"><text:s text:c="4"/>}</text:p>
        <text:p text:style-name="P1"><text:s text:c="4"/>if ( $args-&gt;{wait_for_ok} ) {</text:p>
        <text:p text:style-name="P1"><text:s text:c="8"/>for my $x ( split( ',', $args-&gt;{wait_for_ok} ) ) {</text:p>
        <text:p text:style-name="P1"><text:s text:c="12"/>$x =~ y/\0\n\r\t\ //d;</text:p>
        <text:p text:style-name="P1"><text:s text:c="12"/>$x =~ s/^$cluster_name\@//;</text:p>
        <text:p text:style-name="P1"><text:s text:c="12"/>push @{ $ids{$newid}-&gt;{wait_for_ok} }, $x;</text:p>
        <text:p text:style-name="P1"><text:s text:c="8"/>}</text:p>
        <text:p text:style-name="P1"><text:s text:c="4"/>}</text:p>
        <text:p text:style-name="P1"><text:s text:c="4"/>if ( $args-&gt;{wait_for_fail} ) {</text:p>
        <text:p text:style-name="P1"><text:s text:c="8"/>for my $x ( split( ',', $args-&gt;{wait_for_fail} ) ) {</text:p>
        <text:p text:style-name="P1"><text:s text:c="12"/>$x =~ y/\0\n\r\t\ //d;</text:p>
        <text:p text:style-name="P1"><text:s text:c="12"/>$x =~ s/^$cluster_name\@//;</text:p>
        <text:p text:style-name="P1"><text:s text:c="12"/>push @{ $ids{$newid}-&gt;{wait_for_fail} }, $x;</text:p>
        <text:p text:style-name="P1"><text:s text:c="8"/>}</text:p>
        <text:p text:style-name="P1"><text:s text:c="4"/>}</text:p>
        <text:p text:style-name="P1"><text:s text:c="4"/>$args-&gt;{wait_cond_type} |= 'a';</text:p>
        <text:p text:style-name="P1"><text:s text:c="4"/>$ids{$newid}-&gt;{wait_cond_type} = $args-&gt;{wait_cond_type};</text:p>
        <text:p text:style-name="P1"><text:s text:c="4"/>$ids{$newid}-&gt;{uniqid} = "$cluster_name-$last_time-$newid";</text:p>
        <text:p text:style-name="P1"><text:s text:c="4"/>do_all_exec_modules('add',$ids{$newid},$ids{$newid}-&gt;{user});</text:p>
        <text:p text:style-name="P1"><text:s text:c="4"/>if($exec_mod_cancel ne ''){</text:p>
        <text:p text:style-name="P1"><text:s text:c="8"/>qlog "Module cancels adding task $args-&gt;{lastowner}/$args-&gt;{oldid}: ${exec_mod_cancel}.\n", LOG_ERR;</text:p>
        <text:p text:style-name="P1"><text:s text:c="8"/>answer_to_parent( $from, $hash, 'add', SUCC_FAIL,</text:p>
        <text:p text:style-name="P1"><text:s text:c="12"/>'reason', $exec_mod_cancel);</text:p>
        <text:p text:style-name="P1"><text:s text:c="8"/>delete $ids{$newid};</text:p>
        <text:p text:style-name="P1"><text:s text:c="8"/>return;</text:p>
        <text:p text:style-name="P1"><text:s text:c="4"/>}</text:p>
        <text:p text:style-name="P1"><text:s text:c="4"/>qlog "Added $args-&gt;{lastowner}/$args-&gt;{oldid} = $ids{$newid}{uniqid}\n", LOG_INFO;</text:p>
        <text:p text:style-name="P1"><text:s text:c="4"/>slog "ADDED $ids{$newid}-&gt;{uniqid}; $args-&gt;{lastowner};$args-&gt;{oldid}; "</text:p>
        <text:p text:style-name="P1"><text:s text:c="4"/>. "$args-&gt;{user}; $args-&gt;{np}; "</text:p>
        <text:p text:style-name="P1"><text:s text:c="4"/>. join( ' ', @{ $args-&gt;{task_args} } ) . "\n";</text:p>
        <text:p text:style-name="P1"><text:s text:c="4"/>answer_to_parent( $from, $hash, 'add', SUCC_OK, 'id', $newid );</text:p>
        <text:p text:style-name="P1"><text:s text:c="4"/>my $is_own = ( ( $args-&gt;{lastowner} eq $cluster_name ) ? 1 : 0 );</text:p>
        <text:p text:style-name="P1"><text:s text:c="4"/>scheduler_event( 'add',</text:p>
        <text:p text:style-name="P1"><text:s text:c="8"/>{ <text:s/>id <text:s text:c="7"/>=&gt; $newid,</text:p>
        <text:p text:style-name="P1"><text:s text:c="12"/>user <text:s text:c="5"/>=&gt; $args-&gt;{user},</text:p>
        <text:p text:style-name="P1"><text:s text:c="12"/>np <text:s text:c="7"/>=&gt; $args-&gt;{np},</text:p>
        <text:p text:style-name="P1"><text:s text:c="12"/>timelimit =&gt; $args-&gt;{timelimit},</text:p>
        <text:p text:style-name="P1"><text:s text:c="8"/>is_own <text:s text:c="3"/>=&gt; $is_own } );</text:p>
        <text:p text:style-name="P1"><text:s text:c="4"/>$dump_flag=1;</text:p>
        <text:p text:style-name="P1">}</text:p>
        <text:p text:style-name="P1">sub int_info_handler($$$$ ) {</text:p>
        <text:p text:style-name="P1"><text:s text:c="4"/>my ( $type, $hash, $from, $args ) = @_;</text:p>
        <text:p text:style-name="P1"><text:s text:c="4"/>my ( $i, $j, %nodes, %lines );</text:p>
        <text:p text:style-name="P1"><text:s text:c="4"/>qlog "INT_INFO received.\n", LOG_ALL;</text:p>
        <text:p text:style-name="P1"><text:s text:c="4"/>foreach $i (@running) {</text:p>
        <text:p text:style-name="P1"><text:s text:c="8"/>%nodes = ();</text:p>
        <text:p text:style-name="P1"><text:s text:c="8"/>foreach $j ( split( /\,/, $i-&gt;{nodes} ) ) {</text:p>
        <text:p text:style-name="P1"><text:s text:c="12"/>$j =~ /^([^:]+)/ or next;</text:p>
        <text:p text:style-name="P1"><text:s text:c="12"/>++$nodes{$1};</text:p>
        <text:p text:style-name="P1"><text:s text:c="8"/>}</text:p>
        <text:p text:style-name="P1"><text:s text:c="8"/>$lines{ $i-&gt;{id} } = join( ',', keys(%nodes) );</text:p>
        <text:p text:style-name="P1"><text:s text:c="8"/>qlog "$i-&gt;{id}: $lines{$i-&gt;{id}}\n", LOG_DEBUG;</text:p>
        <text:p text:style-name="P1"><text:s text:c="4"/>}</text:p>
        <text:p text:style-name="P1"><text:s text:c="4"/>answer_to_parent( $from, $hash, 'internal_info', SUCC_OK, %lines );</text:p>
        <text:p text:style-name="P1">}</text:p>
        <text:p text:style-name="P1">sub test_id_handler($$$$ ) {</text:p>
        <text:p text:style-name="P1"><text:s text:c="4"/>my ( $type, $hash, $from, $args ) = @_;</text:p>
        <text:p text:style-name="P1"><text:s text:c="4"/>qlog "TEST_ID $args-&gt;{id} received.\n", LOG_ALL;</text:p>
        <text:p text:style-name="P1"><text:s text:c="4"/>if ( exists $ids{ $args-&gt;{id} } ) {</text:p>
        <text:p text:style-name="P1"><text:s text:c="8"/>qlog "Task present.\n", LOG_ALL;</text:p>
        <text:p text:style-name="P1"><text:s text:c="8"/>answer_to_parent( $from, $hash, 'test_id', SUCC_OK, 'state',</text:p>
        <text:p text:style-name="P1"><text:s text:c="12"/>$ids{ $args-&gt;{id} }-&gt;{state} );</text:p>
        <text:p text:style-name="P1"><text:s text:c="4"/>} else {</text:p>
        <text:p text:style-name="P1"><text:s text:c="8"/>qlog "Task absent.\n", LOG_ALL;</text:p>
        <text:p text:style-name="P1"><text:s text:c="8"/>answer_to_parent( $from, $hash, 'test_id', SUCC_FAIL, 'state',</text:p>
        <text:p text:style-name="P1"><text:s text:c="12"/>'none' );</text:p>
        <text:p text:style-name="P1"><text:s text:c="4"/>}</text:p>
        <text:p text:style-name="P1">}</text:p>
        <text:p text:style-name="P1">sub chattr_handler($$$$ ) {</text:p>
        <text:p text:style-name="P1"><text:s text:c="4"/>my ( $type, $hash, $from, $args ) = @_;</text:p>
        <text:p text:style-name="P1"><text:s text:c="4"/>my $state;</text:p>
        <text:p text:style-name="P1"><text:s text:c="4"/>qlog "ATTR $args-&gt;{id} received.\n", LOG_DEBUG;</text:p>
        <text:p text:style-name="P1"><text:s text:c="4"/>if ( exists $ids{ $args-&gt;{id} } ) {</text:p>
        <text:p text:style-name="P1"><text:s text:c="8"/>do_all_exec_modules('attr', $ids{ $args-&gt;{id} }, $args-&gt;{user},</text:p>
        <text:p text:style-name="P1"><text:s text:c="12"/>$args-&gt;{attribute}, $args-&gt;{val});</text:p>
        <text:p text:style-name="P1"><text:s text:c="8"/>if($exec_mod_cancel ne ''){</text:p>
        <text:p text:style-name="P1"><text:s text:c="12"/>qlog("Module cancels chattr $args-&gt;{id} $args-&gt;{attribute}=".</text:p>
        <text:p text:style-name="P1"><text:s text:c="16"/>"$args-&gt;{val} by $args-&gt;{user} ($exec_mod_cancel)\n";</text:p>
        <text:p text:style-name="P1"><text:s text:c="12"/>answer_to_parent( $from, $hash, 'chattr', SUCC_FAIL, 'reason',</text:p>
        <text:p text:style-name="P1"><text:s text:c="16"/>$exec_mod_cancel );</text:p>
        <text:p text:style-name="P1"><text:s text:c="12"/>return;</text:p>
        <text:p text:style-name="P1"><text:s text:c="8"/>}</text:p>
        <text:p text:style-name="P1"><text:s text:c="8"/>$state = cleosupport::set_attribute( $args-&gt;{id}, $args-&gt;{attribute},</text:p>
        <text:p text:style-name="P1"><text:soft-page-break/><text:s text:c="12"/>$args-&gt;{val}, $args-&gt;{user} );</text:p>
        <text:p text:style-name="P1"><text:s text:c="8"/>answer_to_parent( $from, $hash, 'chattr',</text:p>
        <text:p text:style-name="P1"><text:s text:c="12"/>( substr( $state, 0, 1 ) eq '+' ) ? SUCC_OK : SUCC_FAIL,</text:p>
        <text:p text:style-name="P1"><text:s text:c="12"/>'reason', $state );</text:p>
        <text:p text:style-name="P1"><text:s text:c="4"/>} else {</text:p>
        <text:p text:style-name="P1"><text:s text:c="8"/>qlog "Task absent.\n", LOG_ALL;</text:p>
        <text:p text:style-name="P1"><text:s text:c="8"/>answer_to_parent( $from, $hash, 'chattr', SUCC_FAIL, 'reason',</text:p>
        <text:p text:style-name="P1"><text:s text:c="12"/>'-No such task' );</text:p>
        <text:p text:style-name="P1"><text:s text:c="4"/>}</text:p>
        <text:p text:style-name="P1">}</text:p>
        <text:p text:style-name="P1">sub del_handler($$$$ ) {</text:p>
        <text:p text:style-name="P1"><text:s text:c="4"/>my ( $type, $hash, $from, $args ) = @_;</text:p>
        <text:p text:style-name="P1"><text:s text:c="4"/>my ( $status, $answer );</text:p>
        <text:p text:style-name="P1"><text:s text:c="4"/>my $id;</text:p>
        <text:p text:style-name="P1"><text:s text:c="4"/>$id = $extern_ids{$from}-&gt;{ $args-&gt;{id} }</text:p>
        <text:p text:style-name="P1"><text:s text:c="4"/>if exists $extern_ids{$from}-&gt;{ $args-&gt;{id} };</text:p>
        <text:p text:style-name="P1"><text:s text:c="4"/>unless ( defined $id ) {</text:p>
        <text:p text:style-name="P1"><text:s text:c="8"/>qlog "Del: No such extern id: $args-&gt;{id}\n", LOG_WARN;</text:p>
        <text:p text:style-name="P1"><text:s text:c="8"/>answer_to_parent( $from, $hash, 'del', SUCC_FAIL, 'reason',</text:p>
        <text:p text:style-name="P1"><text:s text:c="12"/>'No such task' );</text:p>
        <text:p text:style-name="P1"><text:s text:c="8"/>return;</text:p>
        <text:p text:style-name="P1"><text:s text:c="4"/>}</text:p>
        <text:p text:style-name="P1"><text:s text:c="4"/>do_all_exec_modules('del', $ids{$id}, $args-&gt;{user});</text:p>
        <text:p text:style-name="P1"><text:s text:c="4"/>$status = del_task( $id, '__internal__', '', '', '' );</text:p>
        <text:p text:style-name="P1"><text:s text:c="4"/>$status =~ /(.)(.*)/;</text:p>
        <text:p text:style-name="P1"><text:s text:c="4"/>( $status, $answer ) = ( $1, $2 );</text:p>
        <text:p text:style-name="P1"><text:s text:c="4"/>qlog "del $status:$answer\n", LOG_DEBUG;</text:p>
        <text:p text:style-name="P1"><text:s text:c="4"/>if ( $status eq '+' ) {</text:p>
        <text:p text:style-name="P1"><text:s text:c="8"/>answer_to_parent( $from, $hash, 'del', SUCC_OK );</text:p>
        <text:p text:style-name="P1"><text:s text:c="4"/>} else {</text:p>
        <text:p text:style-name="P1"><text:s text:c="8"/>answer_to_parent( $from, $hash, 'del', SUCC_FAIL, 'reason', $answer );</text:p>
        <text:p text:style-name="P1"><text:s text:c="4"/>}</text:p>
        <text:p text:style-name="P1"><text:s text:c="4"/>$dump_flag=1 if ( $status eq '+' );</text:p>
        <text:p text:style-name="P1">}</text:p>
        <text:p text:style-name="P1">sub update_restrictions_handler($$$$ ) {</text:p>
        <text:p text:style-name="P1"><text:s text:c="4"/>load_restrictions( cleosupport::get_setting('time_restrict_file') );</text:p>
        <text:p text:style-name="P1"><text:s text:c="4"/>correct_time_restrictions(1);</text:p>
        <text:p text:style-name="P1">}</text:p>
        <text:p text:style-name="P1">sub reload_conf_handler($$$$ ) {</text:p>
        <text:p text:style-name="P1"><text:s text:c="4"/>stop_scheduler();</text:p>
        <text:p text:style-name="P1"><text:s text:c="4"/>load_conf_file();</text:p>
        <text:p text:style-name="P1"><text:s text:c="4"/>start_scheduler();</text:p>
        <text:p text:style-name="P1">}</text:p>
        <text:p text:style-name="P1">sub reopen_logs_handler($$$$ ) {</text:p>
        <text:p text:style-name="P1"><text:s text:c="4"/>reopen_logs();</text:p>
        <text:p text:style-name="P1"><text:s text:c="4"/>main::new_req_to_child( 'reopen_logs', {},</text:p>
        <text:p text:style-name="P1"><text:s text:c="8"/>'__all__', <text:s text:c="9"/>1,</text:p>
        <text:p text:style-name="P1"><text:s text:c="8"/>SUCC_ALL | SUCC_OK, \&amp;nil_sub,</text:p>
        <text:p text:style-name="P1"><text:s text:c="8"/>\&amp;every_nil_sub, <text:s text:c="3"/>1,</text:p>
        <text:p text:style-name="P1"><text:s text:c="8"/>\&amp;nil_sub );</text:p>
        <text:p text:style-name="P1">}</text:p>
        <text:p text:style-name="P1">sub reload_users_handler($$$$ ) {</text:p>
        <text:p text:style-name="P1"><text:s text:c="4"/>reload_users(1);</text:p>
        <text:p text:style-name="P1">}</text:p>
        <text:p text:style-name="P1">sub reload_sched_handler($$$$ ) {</text:p>
        <text:p text:style-name="P1"><text:s text:c="4"/>save_state();</text:p>
        <text:p text:style-name="P1"><text:s text:c="4"/>stop_scheduler();</text:p>
        <text:p text:style-name="P1"><text:s text:c="4"/>load_schedulers();</text:p>
        <text:p text:style-name="P1"><text:s text:c="4"/>start_scheduler();</text:p>
        <text:p text:style-name="P1"><text:s text:c="4"/>$q_change=1;</text:p>
        <text:p text:style-name="P1">}</text:p>
        <text:p text:style-name="P1">sub attach_handler($$$$ ) {</text:p>
        <text:p text:style-name="P1"><text:s text:c="4"/>my ( $type, $hash, $from, $args ) = @_;</text:p>
        <text:p text:style-name="P1"><text:s text:c="4"/>my ( $status, $answer );</text:p>
        <text:p text:style-name="P1"><text:s text:c="4"/>my $id = $args-&gt;{id};</text:p>
        <text:p text:style-name="P1"><text:s text:c="4"/>if ( $log_level &gt;= LOG_DEBUG2 ) {</text:p>
        <text:p text:style-name="P1"><text:s text:c="8"/>qlog "ATTACH: " . join( ':', %$args ) . ";\n", LOG_DEBUG2;</text:p>
        <text:p text:style-name="P1"><text:s text:c="4"/>}</text:p>
        <text:p text:style-name="P1"><text:s text:c="4"/>unless ( defined $childs_info{$id} ) {</text:p>
        <text:p text:style-name="P1"><text:s text:c="8"/>qlog "Attach: No such id: $id\n", LOG_ERR;</text:p>
        <text:p text:style-name="P1"><text:s text:c="8"/>answer_to_parent( $from, $hash, 'attach', SUCC_FAIL, 'reason',</text:p>
        <text:p text:style-name="P1"><text:s text:c="12"/>'No such task' );</text:p>
        <text:p text:style-name="P1"><text:s text:c="8"/>return;</text:p>
        <text:p text:style-name="P1"><text:s text:c="4"/>}</text:p>
        <text:p text:style-name="P1"><text:s text:c="4"/>if ( $args-&gt;{status} eq 'timed out' ) {</text:p>
        <text:p text:style-name="P1"><text:s text:c="8"/>qlog "INIT_ATTACH: timed out $id\n", LOG_DEBUG;</text:p>
        <text:p text:style-name="P1"><text:s text:c="8"/>answer_to_parent( cleosupport::get_setting('root_cluster_name'),</text:p>
        <text:p text:style-name="P1"><text:s text:c="12"/>0,</text:p>
        <text:p text:style-name="P1"><text:s text:c="12"/>'del_mon_task',</text:p>
        <text:p text:style-name="P1"><text:s text:c="12"/>SUCC_OK,</text:p>
        <text:p text:style-name="P1"><text:s text:c="12"/>'id',</text:p>
        <text:p text:style-name="P1"><text:s text:c="12"/>$id,</text:p>
        <text:p text:style-name="P1"><text:s text:c="12"/>'mons',</text:p>
        <text:p text:style-name="P1"><text:s text:c="12"/>$childs_info{$id}-&gt;{nodes} );</text:p>
        <text:p text:style-name="P1"><text:s text:c="8"/>rerun_task( $id,</text:p>
        <text:p text:style-name="P1"><text:s text:c="12"/>get_setting( 'rerun_delay', $childs_info{$id}-&gt;{user} ),</text:p>
        <text:p text:style-name="P1"><text:s text:c="12"/>'attach on nodes timed out' );</text:p>
        <text:p text:style-name="P1"><text:s text:c="8"/>return;</text:p>
        <text:p text:style-name="P1"><text:s text:c="4"/>}</text:p>
        <text:p text:style-name="P1"><text:s text:c="4"/>&amp;cleosupport::execute_task( $childs_info{$id} );</text:p>
        <text:p text:style-name="P1"><text:s text:c="4"/>answer_to_parent( $from, $hash, 'attach', SUCC_OK,</text:p>
        <text:p text:style-name="P1"><text:s text:c="8"/>'all' <text:s text:c="2"/>=&gt; '1',</text:p>
        <text:p text:style-name="P1"><text:s text:c="8"/>'owner' =&gt; $cluster_name,</text:p>
        <text:p text:style-name="P1"><text:s text:c="8"/>'id' <text:s text:c="3"/>=&gt; $id,</text:p>
        <text:p text:style-name="P1"><text:s text:c="8"/>'user' <text:s/>=&gt; $childs_info{$id}-&gt;{user},</text:p>
        <text:p text:style-name="P1"><text:s text:c="8"/>'tmout' =&gt; get_setting('attach_tmout') );</text:p>
        <text:p text:style-name="P1">}</text:p>
        <text:p text:style-name="P1">sub start_handler($$$$ ) {</text:p>
        <text:p text:style-name="P1"><text:s text:c="4"/>qlog "Start work!\n", LOG_ALL;</text:p>
        <text:p text:style-name="P1"><text:s text:c="4"/>reload_users(1);</text:p>
        <text:p text:style-name="P1"><text:s text:c="4"/>$run_fase = 0;</text:p>
        <text:p text:style-name="P1"><text:s text:c="4"/>$may_go <text:s text:c="2"/>= 1;</text:p>
        <text:p text:style-name="P1">}</text:p>
        <text:p text:style-name="P1">sub stop_handler($$$$ ) {</text:p>
        <text:p text:style-name="P1"><text:s text:c="4"/>$run_fase = 10;</text:p>
        <text:p text:style-name="P1">}</text:p>
        <text:p text:style-name="P1">sub freeze_handler($$$$ ) {</text:p>
        <text:p text:style-name="P1"><text:s text:c="4"/>my ( $type, $hash, $from, $args ) = @_;</text:p>
        <text:p text:style-name="P1"><text:s text:c="4"/>my ( $cpu, @nodes, $node );</text:p>
        <text:p text:style-name="P1"><text:s text:c="4"/>my $id = $args-&gt;{id};</text:p>
        <text:p text:style-name="P1"><text:s text:c="4"/>qlog "FREEZE: " . join( ':', %$args ) . ";\n", LOG_DEBUG;</text:p>
        <text:p text:style-name="P1"><text:s text:c="4"/>unless ( defined $childs_info{$id} ) {</text:p>
        <text:p text:style-name="P1"><text:s text:c="8"/>qlog "Freeze: No such id: $id\n", LOG_ERR;</text:p>
        <text:p text:style-name="P1"><text:s text:c="8"/>answer_to_parent( $from, $hash, 'freeze', SUCC_FAIL, 'reason',</text:p>
        <text:p text:style-name="P1"><text:soft-page-break/><text:s text:c="12"/>'No such task' );</text:p>
        <text:p text:style-name="P1"><text:s text:c="8"/>return;</text:p>
        <text:p text:style-name="P1"><text:s text:c="4"/>}</text:p>
        <text:p text:style-name="P1"><text:s text:c="4"/>if ( <text:s text:c="4"/>$childs_info{$id}-&gt;{frozen} == 0</text:p>
        <text:p text:style-name="P1"><text:s text:c="8"/>and $args-&gt;{val} != 0 ) {</text:p>
        <text:p text:style-name="P1"><text:s text:c="4"/>$childs_info{$id}-&gt;{frozen_timelimit} =</text:p>
        <text:p text:style-name="P1"><text:s text:c="4"/>$childs_info{$id}-&gt;{timelimit} - $last_time;</text:p>
        <text:p text:style-name="P1"><text:s text:c="4"/>$childs_info{$id}-&gt;{timelimit} = 0;</text:p>
        <text:p text:style-name="P1"><text:s text:c="8"/>}</text:p>
        <text:p text:style-name="P1"><text:s text:c="8"/>elsif ( <text:s text:c="4"/>$childs_info{$id}-&gt;{frozen} != 0</text:p>
        <text:p text:style-name="P1"><text:s text:c="12"/>and $args-&gt;{val} == 0 ) {</text:p>
        <text:p text:style-name="P1"><text:s text:c="8"/>$childs_info{$id}-&gt;{timelimit} =</text:p>
        <text:p text:style-name="P1"><text:s text:c="8"/>$childs_info{$id}-&gt;{frozen_timelimit} + $last_time;</text:p>
        <text:p text:style-name="P1"><text:s text:c="12"/>}</text:p>
        <text:p text:style-name="P1"><text:s text:c="12"/>$childs_info{$id}-&gt;{frozen} = $args-&gt;{val};</text:p>
        <text:p text:style-name="P1"><text:s text:c="12"/>foreach $cpu ( sort( @{ $childs_info{$id}-&gt;{own} },</text:p>
        <text:p text:style-name="P1"><text:s text:c="16"/>@{ $childs_info{$id}-&gt;{shared} },</text:p>
        <text:p text:style-name="P1"><text:s text:c="16"/>@{ $childs_info{$id}-&gt;{extranodes} } )</text:p>
        <text:p text:style-name="P1"><text:s text:c="16"/>) {</text:p>
        <text:p text:style-name="P1"><text:s text:c="12"/>$cpu =~ /^(.*):(.*)$/;</text:p>
        <text:p text:style-name="P1"><text:s text:c="12"/>next if ( $1 eq $node );</text:p>
        <text:p text:style-name="P1"><text:s text:c="12"/>$node = $1;</text:p>
        <text:p text:style-name="P1"><text:s text:c="12"/>push @nodes, $node;</text:p>
        <text:p text:style-name="P1"><text:s text:c="16"/>}</text:p>
        <text:p text:style-name="P1"><text:s text:c="16"/>answer_to_parent( $from, $hash, 'freeze', SUCC_OK,</text:p>
        <text:p text:style-name="P1"><text:s text:c="20"/>'owner' =&gt; $cluster_name,</text:p>
        <text:p text:style-name="P1"><text:s text:c="20"/>'id' <text:s text:c="3"/>=&gt; $id,</text:p>
        <text:p text:style-name="P1"><text:s text:c="20"/>'user' <text:s/>=&gt; $childs_info{$id}-&gt;{user},</text:p>
        <text:p text:style-name="P1"><text:s text:c="20"/>'nodes' =&gt; \@nodes,</text:p>
        <text:p text:style-name="P1"><text:s text:c="20"/>'val' <text:s text:c="2"/>=&gt; $args-&gt;{val} );</text:p>
        <text:p text:style-name="P1">}</text:p>
        <text:p text:style-name="P1">sub view_handler($$$$ ) {</text:p>
        <text:p text:style-name="P1"><text:s text:c="4"/>my ( $type, $hash, $from, $args ) = @_;</text:p>
        <text:p text:style-name="P1"><text:s text:c="4"/>my $o;</text:p>
        <text:p text:style-name="P1"><text:s text:c="4"/>qlog "VIEW: $hash,$from '$args-&gt;{flags}'\n", LOG_INFO;</text:p>
        <text:p text:style-name="P1"><text:s text:c="4"/>answer_to_parent( $from, $hash, $type, SUCC_OK, 'data',</text:p>
        <text:p text:style-name="P1"><text:s text:c="8"/>get_task_list_w_flags( $args-&gt;{user}, $args-&gt;{flags} ) );</text:p>
        <text:p text:style-name="P1">}</text:p>
        <text:p text:style-name="P1">sub ablock_handler($$$$ ) {</text:p>
        <text:p text:style-name="P1"><text:s text:c="4"/>my ( $type, $hash, $from, $args ) = @_;</text:p>
        <text:p text:style-name="P1"><text:s text:c="4"/>qlog "ABLOCK: $hash,$from '$args-&gt;{users}' by $args-&gt;{name}\n", LOG_INFO;</text:p>
        <text:p text:style-name="P1"><text:s text:c="4"/>answer_to_parent( $from, $hash, $type, SUCC_OK, 'data',</text:p>
        <text:p text:style-name="P1"><text:s text:c="8"/>&amp;cleosupport::autoblock(</text:p>
        <text:p text:style-name="P1"><text:s text:c="12"/>$args-&gt;{users}, $args-&gt;{val}, $args-&gt;{username}</text:p>
        <text:p text:style-name="P1"><text:s text:c="12"/>) );</text:p>
        <text:p text:style-name="P1">}</text:p>
        <text:p text:style-name="P1">sub mode_handler($$$$ ) {</text:p>
        <text:p text:style-name="P1"><text:s text:c="4"/>my ( $type, $hash, $from, $args ) = @_;</text:p>
        <text:p text:style-name="P1"><text:s text:c="4"/>my $o;</text:p>
        <text:p text:style-name="P1"><text:s text:c="4"/>qlog "MODE_C: $hash,$from '$args-&gt;{flags}'\n", LOG_INFO;</text:p>
        <text:p text:style-name="P1"><text:s text:c="4"/>answer_to_parent( $from, $hash, $type, SUCC_OK, 'data',</text:p>
        <text:p text:style-name="P1"><text:s text:c="8"/>new_mode( $args-&gt;{user}, $args-&gt;{set}, $args-&gt;{clear} ) );</text:p>
        <text:p text:style-name="P1">}</text:p>
        <text:p text:style-name="P1">sub rvm_handler($$$$ ) {</text:p>
        <text:p text:style-name="P1"><text:s text:c="4"/>my ( $type, $hash, $from, $args ) = @_;</text:p>
        <text:p text:style-name="P1"><text:s text:c="4"/>if ( !exists( $ids{ $args-&gt;{id} } ) ) {</text:p>
        <text:p text:style-name="P1"><text:s text:c="8"/>qlog "Already dead. Skip.\n", LOG_DEBUG;</text:p>
        <text:p text:style-name="P1"><text:s text:c="8"/>return;</text:p>
        <text:p text:style-name="P1"><text:s text:c="4"/>}</text:p>
        <text:p text:style-name="P1"><text:s text:c="4"/>if ( $args-&gt;{success} eq SUCC_OK ) {</text:p>
        <text:p text:style-name="P1"><text:s text:c="8"/>qlog "Run $args-&gt;{id} via mons succesfull\n", LOG_INFO;</text:p>
        <text:p text:style-name="P1"><text:s text:c="8"/>if ( $ids{ $args-&gt;{id} }-&gt;{state} ne 'run' ) {</text:p>
        <text:p text:style-name="P1"><text:s text:c="12"/>qlog</text:p>
        <text:p text:style-name="P1"><text:s text:c="12"/>"MUST BE RUNNED ALREADY! State=$ids{$args-&gt;{id}}-&gt;{state}\n",</text:p>
        <text:p text:style-name="P1"><text:s text:c="12"/>LOG_ERR;</text:p>
        <text:p text:style-name="P1"><text:s text:c="12"/>remove_id( $args-&gt;{id} );</text:p>
        <text:p text:style-name="P1"><text:s text:c="12"/>push @running, $ids{ $args-&gt;{id} };</text:p>
        <text:p text:style-name="P1"><text:s text:c="12"/>$ids{ $args-&gt;{id} }-&gt;{state} = 'run';</text:p>
        <text:p text:style-name="P1"><text:s text:c="12"/>$childs_info{ $args-&gt;{id} }-&gt;{time} = $last_time;</text:p>
        <text:p text:style-name="P1"><text:s text:c="12"/>if ( $childs_info{ $args-&gt;{id} }-&gt;{timelimit} ) {</text:p>
        <text:p text:style-name="P1"><text:s text:c="16"/>$childs_info{ $args-&gt;{id} }-&gt;{timelimit} +=</text:p>
        <text:p text:style-name="P1"><text:s text:c="16"/>$childs_info{ $args-&gt;{id} }-&gt;{time};</text:p>
        <text:p text:style-name="P1"><text:s text:c="16"/>qlog</text:p>
        <text:p text:style-name="P1"><text:s text:c="16"/>"TIMELIMIT: $childs_info{$args-&gt;{id}}-&gt;{timelimit} ($childs_info{$args-&gt;{id}}-&gt;{time})\n",</text:p>
        <text:p text:style-name="P1"><text:s text:c="16"/>LOG_DEBUG;</text:p>
        <text:p text:style-name="P1"><text:s text:c="12"/>} else {</text:p>
        <text:p text:style-name="P1"><text:s text:c="16"/>qlog "TIMELIMIT: UNLIMITED\n", LOG_DEBUG;</text:p>
        <text:p text:style-name="P1"><text:s text:c="12"/>}</text:p>
        <text:p text:style-name="P1"><text:s text:c="8"/>}</text:p>
        <text:p text:style-name="P1"><text:s text:c="4"/>} else {</text:p>
        <text:p text:style-name="P1"><text:s text:c="8"/>$childs_info{ $args-&gt;{id} }-&gt;{status} = -1;</text:p>
        <text:p text:style-name="P1"><text:s text:c="8"/>push @dead, $args-&gt;{id};</text:p>
        <text:p text:style-name="P1"><text:s text:c="4"/>}</text:p>
        <text:p text:style-name="P1"><text:s text:c="4"/>$dump_flag=1;</text:p>
        <text:p text:style-name="P1">}</text:p>
        <text:p text:style-name="P1">sub block_pe_handler($$$$ ) {</text:p>
        <text:p text:style-name="P1"><text:s text:c="4"/>my ( $type, $hash, $from, $args ) = @_;</text:p>
        <text:p text:style-name="P1"><text:s text:c="4"/>my $ret;</text:p>
        <text:p text:style-name="P1"><text:s text:c="4"/>my $o;</text:p>
        <text:p text:style-name="P1"><text:s text:c="4"/>qlog</text:p>
        <text:p text:style-name="P1"><text:s text:c="4"/>"BLOCK_PE=$args-&gt;{val} $args-&gt;{pe} safe=$args-&gt;{safe} reasons=$args-&gt;{reason}\n",</text:p>
        <text:p text:style-name="P1"><text:s text:c="4"/>LOG_INFO;</text:p>
        <text:p text:style-name="P1"><text:s text:c="4"/>$ret =</text:p>
        <text:p text:style-name="P1"><text:s text:c="4"/>cleosupport::block_pe( $args-&gt;{pe}, <text:s text:c="2"/>$args-&gt;{val},</text:p>
        <text:p text:style-name="P1"><text:s text:c="8"/>$args-&gt;{safe}, $args-&gt;{reason} );</text:p>
        <text:p text:style-name="P1"><text:s text:c="4"/>$last_del = $last_time;</text:p>
        <text:p text:style-name="P1"><text:s text:c="4"/>if ( substr( $ret, 0, 1 ) eq '+' ) {</text:p>
        <text:p text:style-name="P1"><text:s text:c="8"/>answer_to_parent( $from, $hash, $type, SUCC_OK, 'data', $ret );</text:p>
        <text:p text:style-name="P1"><text:s text:c="4"/>} else {</text:p>
        <text:p text:style-name="P1"><text:s text:c="8"/>answer_to_parent( $from, $hash, $type, SUCC_FAIL, 'data', $ret );</text:p>
        <text:p text:style-name="P1"><text:s text:c="4"/>}</text:p>
        <text:p text:style-name="P1"><text:s text:c="4"/>qlog</text:p>
        <text:p text:style-name="P1"><text:s text:c="4"/>"_Exit block_pe from pe=$args-&gt;{pe} val=$args-&gt;{val} $args-&gt;{safe} ($args-&gt;{reason})\n",</text:p>
        <text:p text:style-name="P1"><text:s text:c="4"/>LOG_DEBUG;</text:p>
        <text:p text:style-name="P1"><text:s text:c="4"/>$dump_flag=1;</text:p>
        <text:p text:style-name="P1">}</text:p>
        <text:p text:style-name="P1">sub dmt_handler($$$$ ) {</text:p>
        <text:p text:style-name="P1"><text:s text:c="4"/>my ( $type, $hash, $from, $args ) = @_;</text:p>
        <text:p text:style-name="P1"><text:s text:c="4"/>qlog "DMT: $type,$hash,$from '$args-&gt;{id}'\n", LOG_DEBUG;</text:p>
        <text:p text:style-name="P1"><text:s text:c="4"/>if ( $args-&gt;{success} ) {</text:p>
        <text:p text:style-name="P1"><text:s text:c="8"/>qlog "Del mon task: $args-&gt;{id} succesfull\n", LOG_INFO;</text:p>
        <text:p text:style-name="P1"><text:s text:c="4"/>} else {</text:p>
        <text:p text:style-name="P1"><text:soft-page-break/><text:s text:c="8"/>if ( exists( $childs_info{ $args-&gt;{id} } ) ) {</text:p>
        <text:p text:style-name="P1"><text:s text:c="12"/>del_task( $args-&gt;{id}, '__internal__' );</text:p>
        <text:p text:style-name="P1"><text:s text:c="12"/>push @dead, $args-&gt;{id};</text:p>
        <text:p text:style-name="P1"><text:s text:c="8"/>}</text:p>
        <text:p text:style-name="P1"><text:s text:c="4"/>}</text:p>
        <text:p text:style-name="P1">}</text:p>
        <text:p text:style-name="P1">sub finished_handler($$$$ ) {</text:p>
        <text:p text:style-name="P1"><text:s text:c="4"/>my ( $type, $hash, $from, $args ) = @_;</text:p>
        <text:p text:style-name="P1"><text:s text:c="4"/>if ( exists $childs_info{ $args-&gt;{id} } ) {</text:p>
        <text:p text:style-name="P1"><text:s text:c="8"/>qlog</text:p>
        <text:p text:style-name="P1"><text:s text:c="8"/>"Task $args-&gt;{id}: node '$args-&gt;{node}' ($args-&gt;{code}) finished\n",</text:p>
        <text:p text:style-name="P1"><text:s text:c="8"/>LOG_INFO;</text:p>
        <text:p text:style-name="P1"><text:s text:c="8"/>task_node_dead( $args-&gt;{id}, $args-&gt;{node} );</text:p>
        <text:p text:style-name="P1"><text:s text:c="8"/>$childs_info{ $args-&gt;{id} }-&gt;{status} <text:s/>= $args-&gt;{code};</text:p>
        <text:p text:style-name="P1"><text:s text:c="8"/>$childs_info{ $args-&gt;{id} }-&gt;{special} = $args-&gt;{special}</text:p>
        <text:p text:style-name="P1"><text:s text:c="8"/>if ( $args-&gt;{special} ne '' );</text:p>
        <text:p text:style-name="P1"><text:s text:c="4"/>}</text:p>
        <text:p text:style-name="P1">}</text:p>
        <text:p text:style-name="P1">sub run_handler($$$$ ) {</text:p>
        <text:p text:style-name="P1"><text:s text:c="4"/>my ( $type, $hash, $from, $args ) = @_;</text:p>
        <text:p text:style-name="P1"><text:s text:c="4"/>if ( $args-&gt;{success} ) {</text:p>
        <text:p text:style-name="P1"><text:s text:c="8"/>qlog "Task $args-&gt;{id}: node '$args-&gt;{node}' runned.\n", LOG_INFO;</text:p>
        <text:p text:style-name="P1"><text:s text:c="4"/>} else {</text:p>
        <text:p text:style-name="P1"><text:s text:c="8"/>qlog "Task $args-&gt;{id}: node '$args-&gt;{node}' run failed.\n", LOG_INFO;</text:p>
        <text:p text:style-name="P1"><text:s text:c="8"/>if ( exists( $childs_info{ $args-&gt;{id} } ) ) {</text:p>
        <text:p text:style-name="P1"><text:s text:c="12"/>del_task( $args-&gt;{id}, '__internal__', '', '', '', 0,</text:p>
        <text:p text:style-name="P1"><text:s text:c="16"/>'Run on node failed' );</text:p>
        <text:p text:style-name="P1"><text:s text:c="12"/>push @dead, $args-&gt;{id};</text:p>
        <text:p text:style-name="P1"><text:s text:c="8"/>}</text:p>
        <text:p text:style-name="P1"><text:s text:c="4"/>}</text:p>
        <text:p text:style-name="P1">}</text:p>
        <text:p text:style-name="P1">sub debug_handler($$$$ ) {</text:p>
        <text:p text:style-name="P1"><text:s text:c="4"/>my ( $type, $hash, $from, $a ) = @_;</text:p>
        <text:p text:style-name="P1"><text:s text:c="4"/>my $args = Storable::thaw( Storable::freeze($a) ); <text:s text:c="3"/># clone args</text:p>
        <text:p text:style-name="P1"><text:s text:c="4"/>return unless candebug( $args-&gt;{user} );</text:p>
        <text:p text:style-name="P1"><text:s text:c="4"/>if ( $args-&gt;{recurse} &gt; 0 ) {</text:p>
        <text:p text:style-name="P1"><text:s text:c="8"/>new_req_to_child( 'debug', <text:s text:c="11"/>$args,</text:p>
        <text:p text:style-name="P1"><text:s text:c="12"/>'__all__', <text:s text:c="9"/>1,</text:p>
        <text:p text:style-name="P1"><text:s text:c="12"/>SUCC_ALL | SUCC_OK, \&amp;nil_sub,</text:p>
        <text:p text:style-name="P1"><text:s text:c="12"/>\&amp;nil_every_sub, <text:s text:c="3"/>0,</text:p>
        <text:p text:style-name="P1"><text:s text:c="12"/>\&amp;nil_sub );</text:p>
        <text:p text:style-name="P1"><text:s text:c="4"/>}</text:p>
        <text:p text:style-name="P1"><text:s text:c="4"/>qlog "Debug: exec '$args-&gt;{command}'\n", LOG_ALL;</text:p>
        <text:p text:style-name="P1"><text:s text:c="4"/>eval "{no strict; sub qlog(\$;\$); $args-&gt;{command};}";</text:p>
        <text:p text:style-name="P1"><text:s text:c="4"/>qlog "Debug: done ($@)\n", LOG_ALL;</text:p>
        <text:p text:style-name="P1">}</text:p>
        <text:p text:style-name="P1">sub pri_handler($$$$ ) {</text:p>
        <text:p text:style-name="P1"><text:s text:c="4"/>my ( $type, $hash, $from, $args ) = @_;</text:p>
        <text:p text:style-name="P1"><text:s text:c="4"/>my $old;</text:p>
        <text:p text:style-name="P1"><text:s text:c="4"/>if ( exists( $ids{ $args-&gt;{id} } ) ) {</text:p>
        <text:p text:style-name="P1"><text:s text:c="8"/>$old = $ids{ $args-&gt;{id} }-&gt;{priority};</text:p>
        <text:p text:style-name="P1"><text:s text:c="4"/>}</text:p>
        <text:p text:style-name="P1"><text:s text:c="4"/>do_all_exec_modules('attr', $ids{$args-&gt;{id}}, $args-&gt;{user},</text:p>
        <text:p text:style-name="P1"><text:s text:c="8"/>'priority', $args-&gt;{val});</text:p>
        <text:p text:style-name="P1"><text:s text:c="4"/>if($exec_mod_cancel ne ''){</text:p>
        <text:p text:style-name="P1"><text:s text:c="8"/>answer_to_parent( $from, $hash, $type, SUCC_FAIL, 'reason', $exec_mod_cancel );</text:p>
        <text:p text:style-name="P1"><text:s text:c="8"/>return;</text:p>
        <text:p text:style-name="P1"><text:s text:c="4"/>}</text:p>
        <text:p text:style-name="P1"><text:s text:c="4"/>my $out =</text:p>
        <text:p text:style-name="P1"><text:s text:c="4"/>&amp;cleosupport::set_priority( $args-&gt;{id}, $args-&gt;{val},</text:p>
        <text:p text:style-name="P1"><text:s text:c="8"/>$args-&gt;{user} );</text:p>
        <text:p text:style-name="P1"><text:s text:c="4"/>$out =~ s/^(.)//;</text:p>
        <text:p text:style-name="P1"><text:s text:c="4"/>my $succ = $1;</text:p>
        <text:p text:style-name="P1"><text:s text:c="4"/>my $o;</text:p>
        <text:p text:style-name="P1"><text:s text:c="4"/>qlog "GOT: '$out',$succ;\b", LOG_DEBUG;</text:p>
        <text:p text:style-name="P1"><text:s text:c="4"/>if ( $succ eq '+' ) {</text:p>
        <text:p text:style-name="P1"><text:s text:c="8"/>scheduler_event( 'priority',</text:p>
        <text:p text:style-name="P1"><text:s text:c="12"/>{ <text:s/>id <text:s text:c="7"/>=&gt; $args-&gt;{id},</text:p>
        <text:p text:style-name="P1"><text:s text:c="16"/>user <text:s text:c="5"/>=&gt; $args-&gt;{user},</text:p>
        <text:p text:style-name="P1"><text:s text:c="16"/>np <text:s text:c="7"/>=&gt; $args-&gt;{np},</text:p>
        <text:p text:style-name="P1"><text:s text:c="16"/>timelimit =&gt; $args-&gt;{timelimit},</text:p>
        <text:p text:style-name="P1"><text:s text:c="16"/>is_own =&gt; ( $args-&gt;{lastowner} eq $cluster_name )</text:p>
        <text:p text:style-name="P1"><text:s text:c="16"/>? 1</text:p>
        <text:p text:style-name="P1"><text:s text:c="16"/>: 0,</text:p>
        <text:p text:style-name="P1"><text:s text:c="16"/>old_priority =&gt; $old,</text:p>
        <text:p text:style-name="P1"><text:s text:c="12"/>new_priority =&gt; $args-&gt;{val} } );</text:p>
        <text:p text:style-name="P1"><text:s text:c="8"/>answer_to_parent( $from, $hash, $type, SUCC_OK );</text:p>
        <text:p text:style-name="P1"><text:s text:c="4"/>} else {</text:p>
        <text:p text:style-name="P1"><text:s text:c="8"/>answer_to_parent( $from, $hash, $type, SUCC_FAIL, 'reason', $out );</text:p>
        <text:p text:style-name="P1"><text:s text:c="4"/>}</text:p>
        <text:p text:style-name="P1">}</text:p>
        <text:p text:style-name="P1">sub block_handler($$$$ ) {</text:p>
        <text:p text:style-name="P1"><text:s text:c="4"/>my ( $type, $hash, $from, $args ) = @_;</text:p>
        <text:p text:style-name="P1"><text:s text:c="4"/>my $id;</text:p>
        <text:p text:style-name="P1"><text:s text:c="4"/>my @ids;</text:p>
        <text:p text:style-name="P1"><text:s text:c="4"/>my @answer;</text:p>
        <text:p text:style-name="P1"><text:s text:c="4"/>my $num <text:s text:c="3"/>= 0;</text:p>
        <text:p text:style-name="P1"><text:s text:c="4"/>my $failed = 0;</text:p>
        <text:p text:style-name="P1"><text:s text:c="4"/>if ( $args-&gt;{origid} ) {</text:p>
        <text:p text:style-name="P1"><text:s text:c="8"/>push @ids, $extern_ids{$from}-&gt;{ $args-&gt;{origid} }</text:p>
        <text:p text:style-name="P1"><text:s text:c="8"/>if exists $extern_ids{$from}-&gt;{ $args-&gt;{origid} };</text:p>
        <text:p text:style-name="P1"><text:s text:c="4"/>} else {</text:p>
        <text:p text:style-name="P1"><text:s text:c="8"/>@ids = split( /,/, $args-&gt;{id} );</text:p>
        <text:p text:style-name="P1"><text:s text:c="4"/>}</text:p>
        <text:p text:style-name="P1"><text:s text:c="4"/>foreach $id (@ids) {</text:p>
        <text:p text:style-name="P1"><text:s text:c="8"/>my $out =</text:p>
        <text:p text:style-name="P1"><text:s text:c="8"/>&amp;cleosupport::block_task( $id, <text:s text:c="14"/>$args-&gt;{val},</text:p>
        <text:p text:style-name="P1"><text:s text:c="12"/>$args-&gt;{username}, $args-&gt;{reason},</text:p>
        <text:p text:style-name="P1"><text:s text:c="12"/>$args-&gt;{users}, <text:s text:c="3"/>$args-&gt;{mask}, );</text:p>
        <text:p text:style-name="P1"><text:s text:c="8"/>$out =~ s/^(.)//;</text:p>
        <text:p text:style-name="P1"><text:s text:c="8"/>my $succ = $1;</text:p>
        <text:p text:style-name="P1"><text:s text:c="8"/>qlog "BLOCK_TASK returns: '$out',$succ;\b", LOG_DEBUG;</text:p>
        <text:p text:style-name="P1"><text:s text:c="8"/>if ( $succ eq '+' ) {</text:p>
        <text:p text:style-name="P1"><text:s text:c="12"/>++$num;</text:p>
        <text:p text:style-name="P1"><text:s text:c="12"/>$q_change = 1;</text:p>
        <text:p text:style-name="P1"><text:s text:c="12"/>do_all_exec_modules('block', $ids{$id}, $args-&gt;{user}, $args-&gt;{val},</text:p>
        <text:p text:style-name="P1"><text:s text:c="16"/>$args-&gt;{reason});</text:p>
        <text:p text:style-name="P1"><text:s text:c="8"/>} else {</text:p>
        <text:p text:style-name="P1"><text:s text:c="12"/>++$failed;</text:p>
        <text:p text:style-name="P1"><text:s text:c="12"/>my $o = pack( 'u', "$id: $out;" );</text:p>
        <text:p text:style-name="P1"><text:s text:c="12"/>$o =~ s/\n//g;</text:p>
        <text:p text:style-name="P1"><text:s text:c="12"/>push @answer, $o;</text:p>
        <text:p text:style-name="P1"><text:s text:c="8"/>}</text:p>
        <text:p text:style-name="P1"><text:soft-page-break/><text:s text:c="4"/>}</text:p>
        <text:p text:style-name="P1"><text:s text:c="4"/>answer_to_parent( $from,</text:p>
        <text:p text:style-name="P1"><text:s text:c="8"/>$hash,</text:p>
        <text:p text:style-name="P1"><text:s text:c="8"/>$type,</text:p>
        <text:p text:style-name="P1"><text:s text:c="8"/>$num &gt; 0 ? SUCC_OK : SUCC_FAIL,</text:p>
        <text:p text:style-name="P1"><text:s text:c="8"/>'reason',</text:p>
        <text:p text:style-name="P1"><text:s text:c="8"/>"$num tasks "</text:p>
        <text:p text:style-name="P1"><text:s text:c="8"/>. ( $args-&gt;{val} == 0 ? 'un' : '' )</text:p>
        <text:p text:style-name="P1"><text:s text:c="8"/>. "blocked, $failed failed.",</text:p>
        <text:p text:style-name="P1"><text:s text:c="8"/>@answer );</text:p>
        <text:p text:style-name="P1">}</text:p>
        <text:p text:style-name="P1">sub run_pre_handler($$$$ ) {</text:p>
        <text:p text:style-name="P1"><text:s text:c="4"/>my ( $type, $hash, $from, $args ) = @_;</text:p>
        <text:p text:style-name="P1"><text:s text:c="4"/>my ( @nodes, $q, $p, $time, @oldshared, $id );</text:p>
        <text:p text:style-name="P1"><text:s text:c="4"/>$may_go <text:s text:c="2"/>= 1;</text:p>
        <text:p text:style-name="P1"><text:s text:c="4"/>$q_change = 1;</text:p>
        <text:p text:style-name="P1"><text:s text:c="4"/>$id = $extern_ids{$from}-&gt;{ $args-&gt;{id} };</text:p>
        <text:p text:style-name="P1"><text:s text:c="4"/>qlog "Run_pre $args-&gt;{id} [our $id]. Nodes: '$args-&gt;{nodes}'\n", LOG_INFO;</text:p>
        <text:p text:style-name="P1"><text:s text:c="4"/>$q = get_entry($id);</text:p>
        <text:p text:style-name="P1"><text:s text:c="4"/>if ($q) {</text:p>
        <text:p text:style-name="P1"><text:s text:c="8"/>if ( $q-&gt;{state} eq 'run' ) {</text:p>
        <text:p text:style-name="P1"><text:s text:c="12"/>qlog "Duplicated 'run_pre' request!\n", LOG_WARN;</text:p>
        <text:p text:style-name="P1"><text:s text:c="12"/>return;</text:p>
        <text:p text:style-name="P1"><text:s text:c="8"/>}</text:p>
        <text:p text:style-name="P1"><text:s text:c="8"/>qlog "Now-run: reserved: $reserved_shared; req_shared: "</text:p>
        <text:p text:style-name="P1"><text:s text:c="8"/>. scalar( @{ $q-&gt;{shared} } )</text:p>
        <text:p text:style-name="P1"><text:s text:c="8"/>. "\n", LOG_DEBUG;</text:p>
        <text:p text:style-name="P1"><text:s text:c="8"/>my $our = 0;</text:p>
        <text:p text:style-name="P1"><text:s text:c="8"/>qlog "hh1 id=$id res=$reserved_shared - $q-&gt;{reserved}\n", LOG_DEBUG;</text:p>
        <text:p text:style-name="P1"><text:s text:c="8"/>$q-&gt;{reserved} = 0;</text:p>
        <text:p text:style-name="P1"><text:s text:c="8"/>$q-&gt;{time} <text:s text:c="4"/>= $args-&gt;{time};</text:p>
        <text:p text:style-name="P1"><text:s text:c="8"/>for $p ( keys(%pe) ) {</text:p>
        <text:p text:style-name="P1"><text:s text:c="12"/>delete $pe{$p}-&gt;{ids}-&gt;{$id} <text:s text:c="4"/>if exists $pe{$p};</text:p>
        <text:p text:style-name="P1"><text:s text:c="12"/>delete $own{$p}-&gt;{ids}-&gt;{$id} <text:s text:c="3"/>if exists $own{$p};</text:p>
        <text:p text:style-name="P1"><text:s text:c="12"/>delete $shared{$p}-&gt;{ids}-&gt;{$id} if exists $shared{$p};</text:p>
        <text:p text:style-name="P1"><text:s text:c="8"/>}</text:p>
        <text:p text:style-name="P1"><text:s text:c="8"/>$q-&gt;{shared} = [];</text:p>
        <text:p text:style-name="P1"><text:s text:c="8"/>$q-&gt;{own} <text:s text:c="3"/>= [];</text:p>
        <text:p text:style-name="P1"><text:s text:c="8"/>for $p ( keys(%shared) ) {</text:p>
        <text:p text:style-name="P1"><text:s text:c="12"/>if ( $args-&gt;{nodes} =~ /\b$p\b/ ) {</text:p>
        <text:p text:style-name="P1"><text:s text:c="16"/>$shared{$p}-&gt;{ids}-&gt;{$id} = $our = -1;</text:p>
        <text:p text:style-name="P1"><text:s text:c="16"/>push @{ $q-&gt;{shared} }, $p;</text:p>
        <text:p text:style-name="P1"><text:s text:c="12"/>}</text:p>
        <text:p text:style-name="P1"><text:s text:c="8"/>}</text:p>
        <text:p text:style-name="P1"><text:s text:c="8"/>for $p ( keys(%own) ) {</text:p>
        <text:p text:style-name="P1"><text:s text:c="12"/>if ( $args-&gt;{nodes} =~ /\b$p\b/ ) {</text:p>
        <text:p text:style-name="P1"><text:s text:c="16"/>$own{$p}-&gt;{ids}-&gt;{$id} = $our = -1;</text:p>
        <text:p text:style-name="P1"><text:s text:c="16"/>push @{ $q-&gt;{own} }, $p;</text:p>
        <text:p text:style-name="P1"><text:s text:c="12"/>}</text:p>
        <text:p text:style-name="P1"><text:s text:c="8"/>}</text:p>
        <text:p text:style-name="P1"><text:s text:c="8"/>qlog "Now-run: now reserved: $reserved_shared\n", LOG_DEBUG;</text:p>
        <text:p text:style-name="P1"><text:s text:c="8"/>if ( $our != 0 ) {</text:p>
        <text:p text:style-name="P1"><text:s text:c="12"/>my @nodes = split( /\,/, $args-&gt;{nodes} );</text:p>
        <text:p text:style-name="P1"><text:s text:c="12"/>my %nodes_used;</text:p>
        <text:p text:style-name="P1"><text:s text:c="12"/>{</text:p>
        <text:p text:style-name="P1"><text:s text:c="16"/>local $, = ';;';</text:p>
        <text:p text:style-name="P1"><text:s text:c="16"/>qlog "Requested to run on nodes: @nodes\n", LOG_DEBUG;</text:p>
        <text:p text:style-name="P1"><text:s text:c="12"/>}</text:p>
        <text:p text:style-name="P1"><text:s text:c="12"/>@oldshared = @{ $q-&gt;{shared} };</text:p>
        <text:p text:style-name="P1"><text:s text:c="12"/>@{ $q-&gt;{own} } <text:s text:c="3"/>= ();</text:p>
        <text:p text:style-name="P1"><text:s text:c="12"/>@{ $q-&gt;{shared} } = ();</text:p>
        <text:p text:style-name="P1"><text:s text:c="12"/>for my $p (@nodes) {</text:p>
        <text:p text:style-name="P1"><text:s text:c="16"/>if ( exists $own{$p} ) {</text:p>
        <text:p text:style-name="P1"><text:s text:c="20"/>if ( exists( $nodes_used{$p} ) ) {</text:p>
        <text:p text:style-name="P1"><text:s text:c="24"/>qlog "Node $p is already used\n", LOG_ERR;</text:p>
        <text:p text:style-name="P1"><text:s text:c="24"/>next;</text:p>
        <text:p text:style-name="P1"><text:s text:c="20"/>}</text:p>
        <text:p text:style-name="P1"><text:s text:c="20"/>$nodes_used{$p} = 1;</text:p>
        <text:p text:style-name="P1"><text:s text:c="20"/>push @{ $q-&gt;{own} }, $p;</text:p>
        <text:p text:style-name="P1"><text:s text:c="16"/>} elsif ( exists $shared{$p} ) {</text:p>
        <text:p text:style-name="P1"><text:s text:c="20"/>if ( exists( $nodes_used{$p} ) ) {</text:p>
        <text:p text:style-name="P1"><text:s text:c="24"/>qlog "Node $p is already used\n", LOG_ERR;</text:p>
        <text:p text:style-name="P1"><text:s text:c="24"/>next;</text:p>
        <text:p text:style-name="P1"><text:s text:c="20"/>}</text:p>
        <text:p text:style-name="P1"><text:s text:c="20"/>$nodes_used{$p} = 1;</text:p>
        <text:p text:style-name="P1"><text:s text:c="20"/>push @{ $q-&gt;{shared} }, $p;</text:p>
        <text:p text:style-name="P1"><text:s text:c="16"/>}</text:p>
        <text:p text:style-name="P1"><text:s text:c="12"/>}</text:p>
        <text:p text:style-name="P1"><text:s text:c="12"/>if ( @{ $q-&gt;{shared} } + @{ $q-&gt;{own} } ) {</text:p>
        <text:p text:style-name="P1"><text:s text:c="16"/>remove_id($id);</text:p>
        <text:p text:style-name="P1"><text:s text:c="16"/>push @running, $ids{$id};</text:p>
        <text:p text:style-name="P1"><text:s text:c="16"/>$ids{$id}-&gt;{state} = 'run';</text:p>
        <text:p text:style-name="P1"><text:s text:c="16"/>$childs_info{$id}-&gt;{time} = $last_time;</text:p>
        <text:p text:style-name="P1"><text:s text:c="16"/>if ( $childs_info{$id}-&gt;{timelimit} ) {</text:p>
        <text:p text:style-name="P1"><text:s text:c="20"/>$childs_info{$id}-&gt;{timelimit} +=</text:p>
        <text:p text:style-name="P1"><text:s text:c="20"/>$childs_info{$id}-&gt;{time};</text:p>
        <text:p text:style-name="P1"><text:s text:c="20"/>qlog</text:p>
        <text:p text:style-name="P1"><text:s text:c="20"/>"TIMELIMIT: $childs_info{$id}-&gt;{timelimit} ($childs_info{$id}-&gt;{time})\n",</text:p>
        <text:p text:style-name="P1"><text:s text:c="20"/>LOG_DEBUG;</text:p>
        <text:p text:style-name="P1"><text:s text:c="16"/>} else {</text:p>
        <text:p text:style-name="P1"><text:s text:c="20"/>qlog "TIMELIMIT: UNLIMITED\n", LOG_DEBUG;</text:p>
        <text:p text:style-name="P1"><text:s text:c="16"/>}</text:p>
        <text:p text:style-name="P1"><text:s text:c="16"/>$childs_info{$id}-&gt;{np} = @{ $q-&gt;{shared} } + @{ $q-&gt;{own} };</text:p>
        <text:p text:style-name="P1"><text:s text:c="16"/>slog "RUN2 $childs_info{$id}-&gt;{uniqid}; $q-&gt;{user}; $q-&gt;{np}; "</text:p>
        <text:p text:style-name="P1"><text:s text:c="16"/>. join( ' ', @{ $q-&gt;{task_args} } ) . "\n";</text:p>
        <text:p text:style-name="P1"><text:s text:c="16"/>qlog "RUNING foreign task - ($childs_info{$id}-&gt;{uniqid}/$args-&gt;{id}) on "</text:p>
        <text:p text:style-name="P1"><text:s text:c="16"/>. join( ',', @{ $q-&gt;{own} } ) . ";;"</text:p>
        <text:p text:style-name="P1"><text:s text:c="16"/>. join( ',', @{ $q-&gt;{shared} } )</text:p>
        <text:p text:style-name="P1"><text:s text:c="16"/>. "\n", LOG_INFO;</text:p>
        <text:p text:style-name="P1"><text:s text:c="16"/>qlog "reservedshared: $reserved_shared\n", LOG_DEBUG;</text:p>
        <text:p text:style-name="P1"><text:s text:c="16"/>run_or_del( $q, \@oldshared );</text:p>
        <text:p text:style-name="P1"><text:s text:c="12"/>} else {</text:p>
        <text:p text:style-name="P1"><text:s text:c="16"/>del_from_queue($id);</text:p>
        <text:p text:style-name="P1"><text:s text:c="16"/>qlog</text:p>
        <text:p text:style-name="P1"><text:s text:c="16"/>"No one our processor used! delete this task! ($id/$args-&gt;{id}) [$q-&gt;{lastowner}]\n",</text:p>
        <text:p text:style-name="P1"><text:s text:c="16"/>LOG_INFO;</text:p>
        <text:p text:style-name="P1"><text:s text:c="12"/>}</text:p>
        <text:p text:style-name="P1"><text:s text:c="8"/>} else {</text:p>
        <text:p text:style-name="P1"><text:s text:c="12"/>qlog</text:p>
        <text:p text:style-name="P1"><text:s text:c="12"/>"No one our processor used... delete this task! ($id/$args-&gt;{id}) [$q-&gt;{lastowner}]\n",</text:p>
        <text:p text:style-name="P1"><text:soft-page-break/><text:s text:c="12"/>LOG_INFO;</text:p>
        <text:p text:style-name="P1"><text:s text:c="12"/>del_from_queue($id);</text:p>
        <text:p text:style-name="P1"><text:s text:c="8"/>}</text:p>
        <text:p text:style-name="P1"><text:s text:c="8"/>answer_to_parent( $from, $hash, 'run_pre', SUCC_OK );</text:p>
        <text:p text:style-name="P1"><text:s text:c="8"/>$dump_flag=1;</text:p>
        <text:p text:style-name="P1"><text:s text:c="4"/>} else {</text:p>
        <text:p text:style-name="P1"><text:s text:c="8"/>answer_to_parent( $from, $hash, 'run_pre', SUCC_FAIL );</text:p>
        <text:p text:style-name="P1"><text:s text:c="8"/>qlog "Run_pre: No such entry ($args-&gt;{id} on $from)\n", LOG_ERR;</text:p>
        <text:p text:style-name="P1"><text:s text:c="4"/>}</text:p>
        <text:p text:style-name="P1">} <text:s text:c="3"/># ~run_pre_handler</text:p>
        <text:p text:style-name="P1">sub get_io_handler($$$$ ) {</text:p>
        <text:p text:style-name="P1"><text:s text:c="4"/>my ( $type, $hash, $from, $args ) = @_;</text:p>
        <text:p text:style-name="P1"><text:s text:c="4"/>my ( $q, $inp );</text:p>
        <text:p text:style-name="P1"><text:s text:c="4"/>$q = get_entry( $args-&gt;{id} );</text:p>
        <text:p text:style-name="P1"><text:s text:c="4"/>if ($q) {</text:p>
        <text:p text:style-name="P1"><text:s text:c="8"/>if ( $args-&gt;{user} ne $q-&gt;{user} ) {</text:p>
        <text:p text:style-name="P1"><text:s text:c="12"/>if ( !isadmin( $args-&gt;{user} ) ) {</text:p>
        <text:p text:style-name="P1"><text:s text:c="16"/>answer_to_parent( $from, $hash, 'get_io', SUCC_FAIL, 'reason',</text:p>
        <text:p text:style-name="P1"><text:s text:c="20"/>'You have no permission to communicate with this task' );</text:p>
        <text:p text:style-name="P1"><text:s text:c="16"/>return;</text:p>
        <text:p text:style-name="P1"><text:s text:c="12"/>}</text:p>
        <text:p text:style-name="P1"><text:s text:c="8"/>}</text:p>
        <text:p text:style-name="P1"><text:s text:c="8"/>if ( $q-&gt;{state} ne 'run' ) {</text:p>
        <text:p text:style-name="P1"><text:s text:c="12"/>qlog "Finished task io parameters requested.\n", LOG_WARN;</text:p>
        <text:p text:style-name="P1"><text:s text:c="12"/>answer_to_parent( $from, $hash, 'get_io', SUCC_FAIL, 'reason',</text:p>
        <text:p text:style-name="P1"><text:s text:c="16"/>'Task is not running yet.' );</text:p>
        <text:p text:style-name="P1"><text:s text:c="12"/>return;</text:p>
        <text:p text:style-name="P1"><text:s text:c="8"/>}</text:p>
        <text:p text:style-name="P1"><text:s text:c="8"/>if ( defined( $q-&gt;{empty_input} ) ) {</text:p>
        <text:p text:style-name="P1"><text:s text:c="12"/>$inp = $q-&gt;{empty_input};</text:p>
        <text:p text:style-name="P1"><text:s text:c="8"/>} else {</text:p>
        <text:p text:style-name="P1"><text:s text:c="12"/>$inp = '';</text:p>
        <text:p text:style-name="P1"><text:s text:c="8"/>}</text:p>
        <text:p text:style-name="P1"><text:s text:c="8"/>answer_to_parent( $from, $hash, 'get_io', SUCC_OK, 'out',</text:p>
        <text:p text:style-name="P1"><text:s text:c="12"/>$q-&gt;{outfile}, 'in', $inp );</text:p>
        <text:p text:style-name="P1"><text:s text:c="4"/>}</text:p>
        <text:p text:style-name="P1"><text:s text:c="4"/>answer_to_parent( $from, $hash, 'get_io', SUCC_FAIL, 'reason',</text:p>
        <text:p text:style-name="P1"><text:s text:c="8"/>'No such task. Probably it is finished already.' );</text:p>
        <text:p text:style-name="P1">} <text:s text:c="3"/># ~get_io_handler</text:p>
        <text:p text:style-name="P1">sub task_after_death($$ ) {</text:p>
        <text:p text:style-name="P1"><text:s text:c="4"/>my ( $theid, $entry ) = @_;</text:p>
        <text:p text:style-name="P1"><text:s text:c="4"/>my ( $username, $sec, $min, $hour, $text, $text2 );</text:p>
        <text:p text:style-name="P1"><text:s text:c="4"/>$username = $entry-&gt;{user};</text:p>
        <text:p text:style-name="P1"><text:s text:c="4"/>unless ( exists $entry-&gt;{id} ) {</text:p>
        <text:p text:style-name="P1"><text:s text:c="8"/>qlog "After death failed\n", LOG_ERR;</text:p>
        <text:p text:style-name="P1"><text:s text:c="8"/>return;</text:p>
        <text:p text:style-name="P1"><text:s text:c="4"/>}</text:p>
        <text:p text:style-name="P1"><text:s text:c="4"/>if ( $entry-&gt;{use_empty} ne '' ) {</text:p>
        <text:p text:style-name="P1"><text:s text:c="8"/>if ( open( PIDFILE, "&lt;$entry-&gt;{pidfile}" ) ) {</text:p>
        <text:p text:style-name="P1"><text:s text:c="12"/>my $line;</text:p>
        <text:p text:style-name="P1"><text:s text:c="12"/>while ( $line = &lt;PIDFILE&gt; ) {</text:p>
        <text:p text:style-name="P1"><text:s text:c="16"/>if ( $line =~ /CODE=(\d+)/ ) {</text:p>
        <text:p text:style-name="P1"><text:s text:c="20"/>qlog "Got exit code from empty: $1\n", LOG_DEBUG;</text:p>
        <text:p text:style-name="P1"><text:s text:c="20"/>$entry-&gt;{status}=$1;</text:p>
        <text:p text:style-name="P1"><text:s text:c="20"/>last;</text:p>
        <text:p text:style-name="P1"><text:s text:c="16"/>}</text:p>
        <text:p text:style-name="P1"><text:s text:c="12"/>}</text:p>
        <text:p text:style-name="P1"><text:s text:c="12"/>close(PIDFILE);</text:p>
        <text:p text:style-name="P1"><text:s text:c="12"/>unlink($entry-&gt;{pidfile});</text:p>
        <text:p text:style-name="P1"><text:s text:c="8"/>}</text:p>
        <text:p text:style-name="P1"><text:s text:c="4"/>}</text:p>
        <text:p text:style-name="P1"><text:s text:c="4"/>unlink "/tmp/cleo-launch.just-$cluster_name.$theid"; <text:s/># cancel just_exec</text:p>
        <text:p text:style-name="P1"><text:s text:c="4"/>unlink</text:p>
        <text:p text:style-name="P1"><text:s text:c="4"/>"/tmp/cleo-launch.q_just-$cluster_name.$theid"; <text:s text:c="2"/># cancel q_just_exec</text:p>
        <text:p text:style-name="P1"><text:s text:c="4"/>if ( $entry-&gt;{status} &gt; 0 ) {</text:p>
        <text:p text:style-name="P1"><text:s text:c="8"/>do_all_exec_modules('ok', $entry, $username);</text:p>
        <text:p text:style-name="P1"><text:s text:c="8"/>$text = cleosupport::get_setting( 'q_fail_exec', $username,</text:p>
        <text:p text:style-name="P1"><text:s text:c="12"/>$entry-&gt;{profile} );</text:p>
        <text:p text:style-name="P1"><text:s text:c="8"/>if ( $text ne '' ) {</text:p>
        <text:p text:style-name="P1"><text:s text:c="12"/>undef %subst_args;</text:p>
        <text:p text:style-name="P1"><text:s text:c="12"/>subst_task_prop( \$text, $entry, $entry-&gt;{time}, "" );</text:p>
        <text:p text:style-name="P1"><text:s text:c="12"/>qlog "run q_fail_exec: '$text'\n", LOG_INFO;</text:p>
        <text:p text:style-name="P1"><text:s text:c="12"/>launch( 0, "$text", '' );</text:p>
        <text:p text:style-name="P1"><text:s text:c="8"/>}</text:p>
        <text:p text:style-name="P1"><text:s text:c="4"/>} else {</text:p>
        <text:p text:style-name="P1"><text:s text:c="8"/>do_all_exec_modules('fail', $entry, $username);</text:p>
        <text:p text:style-name="P1"><text:s text:c="8"/>$text = cleosupport::get_setting( 'q_ok_exec', $username,</text:p>
        <text:p text:style-name="P1"><text:s text:c="12"/>$entry-&gt;{profile} );</text:p>
        <text:p text:style-name="P1"><text:s text:c="8"/>if ( $text ne '' ) {</text:p>
        <text:p text:style-name="P1"><text:s text:c="12"/>undef %subst_args;</text:p>
        <text:p text:style-name="P1"><text:s text:c="12"/>subst_task_prop( \$text, $entry, $entry-&gt;{time}, "" );</text:p>
        <text:p text:style-name="P1"><text:s text:c="12"/>qlog "run q_ok_exec: '$text'\n", LOG_INFO;</text:p>
        <text:p text:style-name="P1"><text:s text:c="12"/>launch( 0, "$text", '' );</text:p>
        <text:p text:style-name="P1"><text:s text:c="8"/>}</text:p>
        <text:p text:style-name="P1"><text:s text:c="4"/>}</text:p>
        <text:p text:style-name="P1"><text:s text:c="4"/>$text = cleosupport::get_setting( 'kill_script', $username,</text:p>
        <text:p text:style-name="P1"><text:s text:c="8"/>$entry-&gt;{profile} );</text:p>
        <text:p text:style-name="P1"><text:s text:c="4"/>$text2 = cleosupport::get_setting( 'user_kill_script', $username,</text:p>
        <text:p text:style-name="P1"><text:s text:c="8"/>$entry-&gt;{profile} );</text:p>
        <text:p text:style-name="P1"><text:s text:c="4"/>qlog "KILLSCRIPT='$text' USER_KILLSCRIPT='$text2'\n", LOG_DEBUG;</text:p>
        <text:p text:style-name="P1"><text:s text:c="4"/>qlog( "!!! " . join( '#', %$entry, "\n" ), LOG_DEBUG )</text:p>
        <text:p text:style-name="P1"><text:s text:c="4"/>if ( $debug{'tsk'} );</text:p>
        <text:p text:style-name="P1"><text:s text:c="4"/>if ( $text ne '' ) {</text:p>
        <text:p text:style-name="P1"><text:s text:c="8"/>undef %subst_args;</text:p>
        <text:p text:style-name="P1"><text:s text:c="8"/>subst_task_prop( \$text, $entry, $entry-&gt;{time},</text:p>
        <text:p text:style-name="P1"><text:s text:c="12"/>"$hour hours $min minutes $sec seconds" );</text:p>
        <text:p text:style-name="P1"><text:s text:c="8"/>qlog "run killscript: '$text'\n", LOG_INFO;</text:p>
        <text:p text:style-name="P1"><text:s text:c="8"/>launch( 0, $text, '' );</text:p>
        <text:p text:style-name="P1"><text:s text:c="4"/>} elsif ( $entry-&gt;{run_via_mons} ) {</text:p>
        <text:p text:style-name="P1"><text:s text:c="8"/>qlog "Task, runned via mons finished!\n", LOG_INFO;</text:p>
        <text:p text:style-name="P1"><text:s text:c="4"/>} elsif ( $text2 eq '' ) {</text:p>
        <text:p text:style-name="P1"><text:s text:c="8"/>qlog "Killing task $entry-&gt;{id} by pid $entry-&gt;{pid}\n", LOG_INFO;</text:p>
        <text:p text:style-name="P1"><text:s text:c="8"/>if ( $entry-&gt;{pid} &gt; 0 ) {</text:p>
        <text:p text:style-name="P1"><text:s text:c="12"/>if ( $entry-&gt;{final_kill} ) {</text:p>
        <text:p text:style-name="P1"><text:s text:c="16"/>kill_tree( 9, $entry-&gt;{pid} );</text:p>
        <text:p text:style-name="P1"><text:s text:c="12"/>} else {</text:p>
        <text:p text:style-name="P1"><text:s text:c="16"/>kill_tree( 15, $entry-&gt;{pid} ); <text:s text:c="3"/>#TERM</text:p>
        <text:p text:style-name="P1"><text:s text:c="12"/>}</text:p>
        <text:p text:style-name="P1"><text:s text:c="8"/>}</text:p>
        <text:p text:style-name="P1"><text:s text:c="4"/>}</text:p>
        <text:p text:style-name="P1"><text:s text:c="4"/>qlog "Kill rshells, if they were\n", LOG_DEBUG2;</text:p>
        <text:p text:style-name="P1"><text:s text:c="4"/>if ( exists( $entry-&gt;{rsh_was_used} ) ) {</text:p>
        <text:p text:style-name="P1"><text:s text:c="8"/>answer_to_parent( cleosupport::get_setting('root_cluster_name'),</text:p>
        <text:p text:style-name="P1"><text:s text:c="12"/>0, 'clean_task', SUCC_OK, 'id', $entry-&gt;{id} );</text:p>
        <text:p text:style-name="P1"><text:soft-page-break/><text:s text:c="4"/>}</text:p>
        <text:p text:style-name="P1"><text:s text:c="4"/>qlog</text:p>
        <text:p text:style-name="P1"><text:s text:c="4"/>"Was used by $username: $user_np_used{$username} ($entry-&gt;{np}+$entry-&gt;{npextra})\n",</text:p>
        <text:p text:style-name="P1"><text:s text:c="4"/>LOG_DEBUG;</text:p>
        <text:p text:style-name="P1"><text:s text:c="4"/>qlog "Will be used by $username NOW: "</text:p>
        <text:p text:style-name="P1"><text:s text:c="4"/>. ( $user_np_used{$username} - $entry-&gt;{np} - $entry-&gt;{npextra} )</text:p>
        <text:p text:style-name="P1"><text:s text:c="4"/>. "\n", LOG_DEBUG;</text:p>
        <text:p text:style-name="P1"><text:s text:c="4"/>unless ( $entry-&gt;{run_via_mons} ) {</text:p>
        <text:p text:style-name="P1"><text:s text:c="8"/>unless ( deldir( $entry-&gt;{temp_dir}, $entry-&gt;{user} ) ) {</text:p>
        <text:p text:style-name="P1"><text:s text:c="12"/>qlog "Cannot delete temp dir "</text:p>
        <text:p text:style-name="P1"><text:s text:c="12"/>. $entry-&gt;{temp_dir} . "\n",</text:p>
        <text:p text:style-name="P1"><text:s text:c="12"/>LOG_WARN;</text:p>
        <text:p text:style-name="P1"><text:s text:c="8"/>}</text:p>
        <text:p text:style-name="P1"><text:s text:c="4"/>}</text:p>
        <text:p text:style-name="P1"><text:s text:c="4"/>sub_exec( get_uid( $entry-&gt;{user} ),</text:p>
        <text:p text:style-name="P1"><text:s text:c="8"/>$usergid{ $entry-&gt;{user} },</text:p>
        <text:p text:style-name="P1"><text:s text:c="8"/>\&amp;after_death_user_part, $theid, $entry, $text2 );</text:p>
        <text:p text:style-name="P1"><text:s text:c="4"/>$text = cleosupport::get_setting( 'post_exec_write', $username,</text:p>
        <text:p text:style-name="P1"><text:s text:c="8"/>$entry-&gt;{profile} );</text:p>
        <text:p text:style-name="P1"><text:s text:c="4"/>if ( $text ne '' ) {</text:p>
        <text:p text:style-name="P1"><text:s text:c="8"/>undef %subst_args;</text:p>
        <text:p text:style-name="P1"><text:s text:c="8"/>subst_task_prop( \$text, $entry, $entry-&gt;{time},</text:p>
        <text:p text:style-name="P1"><text:s text:c="12"/>"$hour hours $min minutes $sec seconds" );</text:p>
        <text:p text:style-name="P1"><text:s text:c="8"/>$text =~ s/\0//g;</text:p>
        <text:p text:style-name="P1"><text:s text:c="8"/>qlog "echo '$text' | /usr/bin/write $username &amp;\n";</text:p>
        <text:p text:style-name="P1"><text:s text:c="8"/>open( WR, "|/usr/bin/write $username" );</text:p>
        <text:p text:style-name="P1"><text:s text:c="8"/>print WR "$text\n";</text:p>
        <text:p text:style-name="P1"><text:s text:c="8"/>close WR;</text:p>
        <text:p text:style-name="P1"><text:s text:c="4"/>}</text:p>
        <text:p text:style-name="P1"><text:s text:c="4"/>do_all_exec_modules( 'post', $entry, $username );</text:p>
        <text:p text:style-name="P1"><text:s text:c="4"/>$text = cleosupport::get_setting( 'q_post_exec', $username,</text:p>
        <text:p text:style-name="P1"><text:s text:c="8"/>$entry-&gt;{profile} );</text:p>
        <text:p text:style-name="P1"><text:s text:c="4"/>if ( $text ne '' ) {</text:p>
        <text:p text:style-name="P1"><text:s text:c="8"/>undef %subst_args;</text:p>
        <text:p text:style-name="P1"><text:s text:c="8"/>subst_task_prop( \$text, $entry, $entry-&gt;{time},</text:p>
        <text:p text:style-name="P1"><text:s text:c="12"/>"$hour hours $min minutes $sec seconds" );</text:p>
        <text:p text:style-name="P1"><text:s text:c="8"/>qlog "exec q_post: $text\n";</text:p>
        <text:p text:style-name="P1"><text:s text:c="8"/>launch( 0, "$text", '' );</text:p>
        <text:p text:style-name="P1"><text:s text:c="4"/>}</text:p>
        <text:p text:style-name="P1"><text:s text:c="4"/>qlog "Task '$entry-&gt;{task_args}-&gt;[0]'"</text:p>
        <text:p text:style-name="P1"><text:s text:c="4"/>. " for user $entry-&gt;{user}"</text:p>
        <text:p text:style-name="P1"><text:s text:c="4"/>. " on $entry-&gt;{np}"</text:p>
        <text:p text:style-name="P1"><text:s text:c="4"/>. " proc is finished (status $entry-&gt;{status}) "</text:p>
        <text:p text:style-name="P1"><text:s text:c="4"/>. ( $entry-&gt;{signal} ? "signalled by $entry-&gt;{signal}" : '' )</text:p>
        <text:p text:style-name="P1"><text:s text:c="4"/>. "\n", LOG_INFO;</text:p>
        <text:p text:style-name="P1"><text:s text:c="4"/>slog "END_TASK $entry-&gt;{uniqid}; $entry-&gt;{user}; "</text:p>
        <text:p text:style-name="P1"><text:s text:c="4"/>. "$entry-&gt;{status}; $entry-&gt;{signal}; $hour:$min:$sec\n";</text:p>
        <text:p text:style-name="P1"><text:s text:c="4"/>slog "END_TASK_NODES $entry-&gt;{uniqid}; $entry-&gt;{nodes}\n";</text:p>
        <text:p text:style-name="P1"><text:s text:c="4"/>actualize_cpu_blocks( split( /,/, $entry-&gt;{nodes} ) );</text:p>
        <text:p text:style-name="P1"><text:s text:c="4"/>scheduler_event( 'event',</text:p>
        <text:p text:style-name="P1"><text:s text:c="8"/>{ <text:s/>type <text:s text:c="5"/>=&gt; 'finish',</text:p>
        <text:p text:style-name="P1"><text:s text:c="12"/>id <text:s text:c="7"/>=&gt; $entry-&gt;{id},</text:p>
        <text:p text:style-name="P1"><text:s text:c="12"/>user <text:s text:c="5"/>=&gt; $entry-&gt;{user},</text:p>
        <text:p text:style-name="P1"><text:s text:c="12"/>signal <text:s text:c="3"/>=&gt; $entry-&gt;{signal},</text:p>
        <text:p text:style-name="P1"><text:s text:c="12"/>status <text:s text:c="3"/>=&gt; $entry-&gt;{status},</text:p>
        <text:p text:style-name="P1"><text:s text:c="12"/>np <text:s text:c="7"/>=&gt; $entry-&gt;{np},</text:p>
        <text:p text:style-name="P1"><text:s text:c="12"/>npextra <text:s text:c="2"/>=&gt; $entry-&gt;{npextra},</text:p>
        <text:p text:style-name="P1"><text:s text:c="12"/>special <text:s text:c="2"/>=&gt; $entry-&gt;{special},</text:p>
        <text:p text:style-name="P1"><text:s text:c="12"/>core <text:s text:c="5"/>=&gt; $entry-&gt;{core},</text:p>
        <text:p text:style-name="P1"><text:s text:c="12"/>start <text:s text:c="4"/>=&gt; $entry-&gt;{time},</text:p>
        <text:p text:style-name="P1"><text:s text:c="12"/>worktime <text:s/>=&gt; $last_time - $entry-&gt;{time},</text:p>
        <text:p text:style-name="P1"><text:s text:c="12"/>timelimit =&gt; $entry-&gt;{timelimit},</text:p>
        <text:p text:style-name="P1"><text:s text:c="12"/>timedout =&gt;</text:p>
        <text:p text:style-name="P1"><text:s text:c="12"/>( $entry-&gt;{special} eq 'Time limit exceeded' )</text:p>
        <text:p text:style-name="P1"><text:s text:c="12"/>? 1</text:p>
        <text:p text:style-name="P1"><text:s text:c="12"/>: 0,</text:p>
        <text:p text:style-name="P1"><text:s text:c="8"/>nodes =&gt; $entry-&gt;{nodes} } );</text:p>
        <text:p text:style-name="P1">}</text:p>
        <text:p text:style-name="P1">sub after_death_user_part( $$$ ) {</text:p>
        <text:p text:style-name="P1"><text:s text:c="4"/>my ( $theid, $entry, $text2 ) = @_;</text:p>
        <text:p text:style-name="P1"><text:s text:c="4"/>my ( $text, $sec, $min, $hour, $yday );</text:p>
        <text:p text:style-name="P1"><text:s text:c="4"/>qlog</text:p>
        <text:p text:style-name="P1"><text:s text:c="4"/>"Creating report for id=$entry-&gt;{id} user=$entry-&gt;{user} ($useruid{$entry-&gt;{user}}), uid=$&lt;, $&gt;\n",</text:p>
        <text:p text:style-name="P1"><text:s text:c="4"/>LOG_INFO;</text:p>
        <text:p text:style-name="P1"><text:s text:c="4"/>my $REP = new IO::File;</text:p>
        <text:p text:style-name="P1"><text:s text:c="4"/>unless ( $REP-&gt;open( $entry-&gt;{repfile},</text:p>
        <text:p text:style-name="P1"><text:s text:c="8"/>O_WRONLY | O_CREAT | O_APPEND | O_LARGEFILE )</text:p>
        <text:p text:style-name="P1"><text:s text:c="8"/>) {</text:p>
        <text:p text:style-name="P1"><text:s text:c="4"/>qlog "Cannot open $entry-&gt;{repfile} for writing report!\n", LOG_ERR;</text:p>
        <text:p text:style-name="P1"><text:s text:c="4"/>$REP-&gt;open( "/dev/null", "w" );</text:p>
        <text:p text:style-name="P1"><text:s text:c="8"/>}</text:p>
        <text:p text:style-name="P1"><text:s text:c="8"/>my $end = scalar( @{ $entry-&gt;{task_args} } );</text:p>
        <text:p text:style-name="P1"><text:s text:c="8"/>$REP-&gt;print("Task <text:s text:c="4"/>: $entry-&gt;{task_args}-&gt;[0]\n");</text:p>
        <text:p text:style-name="P1"><text:s text:c="8"/>$REP-&gt;print( <text:s text:c="2"/>"Args <text:s text:c="4"/>: "</text:p>
        <text:p text:style-name="P1"><text:s text:c="12"/>. join( ' ', $entry-&gt;{task_args}-&gt;[ 1 .. $end ] )</text:p>
        <text:p text:style-name="P1"><text:s text:c="12"/>. "\n" );</text:p>
        <text:p text:style-name="P1"><text:s text:c="8"/>$REP-&gt;print("Nproc <text:s text:c="3"/>: $entry-&gt;{np}\n");</text:p>
        <text:p text:style-name="P1"><text:s text:c="8"/>if ( $entry-&gt;{status} == 255 ) {</text:p>
        <text:p text:style-name="P1"><text:s text:c="12"/>$REP-&gt;print("Exit code: unknown");</text:p>
        <text:p text:style-name="P1"><text:s text:c="8"/>} else {</text:p>
        <text:p text:style-name="P1"><text:s text:c="12"/>$REP-&gt;print("Exit code: $entry-&gt;{status}");</text:p>
        <text:p text:style-name="P1"><text:s text:c="8"/>}</text:p>
        <text:p text:style-name="P1"><text:s text:c="8"/>$REP-&gt;print(" (core dumped)") if ( $entry-&gt;{core} );</text:p>
        <text:p text:style-name="P1"><text:s text:c="8"/>$REP-&gt;print(" (killed by $entry-&gt;{signal})")</text:p>
        <text:p text:style-name="P1"><text:s text:c="8"/>if ( $entry-&gt;{signal} );</text:p>
        <text:p text:style-name="P1"><text:s text:c="8"/>$REP-&gt;print("\nNote <text:s text:c="4"/>: $entry-&gt;{special}")</text:p>
        <text:p text:style-name="P1"><text:s text:c="8"/>if ( $entry-&gt;{special} );</text:p>
        <text:p text:style-name="P1"><text:s text:c="8"/>$REP-&gt;print("\nOutput in: $entry-&gt;{outfile}\n");</text:p>
        <text:p text:style-name="P1"><text:s text:c="8"/>$REP-&gt;print("Work dir : $entry-&gt;{dir}\n");</text:p>
        <text:p text:style-name="P1"><text:s text:c="8"/>( $sec, $min, $hour, undef, undef, undef, undef, $yday ) =</text:p>
        <text:p text:style-name="P1"><text:s text:c="8"/>gmtime( $last_time - $entry-&gt;{time} );</text:p>
        <text:p text:style-name="P1"><text:s text:c="8"/>$hour += 24 * $yday;</text:p>
        <text:p text:style-name="P1"><text:s text:c="8"/>$REP-&gt;print("Work time: $hour hours $min minutes $sec seconds\n");</text:p>
        <text:p text:style-name="P1"><text:s text:c="8"/>$REP-&gt;print( "Started <text:s/>: " . localtime( $entry-&gt;{time} ) . "\n" );</text:p>
        <text:p text:style-name="P1"><text:s text:c="8"/>$REP-&gt;print("Nodes <text:s text:c="3"/>: $entry-&gt;{nodes}\n\n");</text:p>
        <text:p text:style-name="P1"><text:s text:c="8"/>$REP-&gt;close();</text:p>
        <text:p text:style-name="P1"><text:s text:c="8"/>{</text:p>
        <text:p text:style-name="P1"><text:s text:c="12"/>local %ENV;</text:p>
        <text:p text:style-name="P1"><text:s text:c="12"/>if ( $entry-&gt;{env} ) {</text:p>
        <text:p text:style-name="P1"><text:s text:c="16"/>if ( ref( $entry-&gt;{env} ) eq 'ARRAY' ) {</text:p>
        <text:p text:style-name="P1"><text:s text:c="20"/>my @new_env;</text:p>
        <text:p text:style-name="P1"><text:s text:c="20"/>my $e;</text:p>
        <text:p text:style-name="P1"><text:soft-page-break/><text:s text:c="20"/>@new_env = @{ $entry-&gt;{env} };</text:p>
        <text:p text:style-name="P1"><text:s text:c="20"/>foreach $e (@new_env) {</text:p>
        <text:p text:style-name="P1"><text:s text:c="24"/>$e =~ /(\S+)\s*\=(.*)/;</text:p>
        <text:p text:style-name="P1"><text:s text:c="24"/>qlog( "ENV '$1' =&gt; '$2'\n", LOG_DEBUG )</text:p>
        <text:p text:style-name="P1"><text:s text:c="24"/>if ( $debug{'env'} );</text:p>
        <text:p text:style-name="P1"><text:s text:c="24"/>$ENV{$1} = $2 if ( $1 ne '' );</text:p>
        <text:p text:style-name="P1"><text:s text:c="20"/>}</text:p>
        <text:p text:style-name="P1"><text:s text:c="16"/>} else {</text:p>
        <text:p text:style-name="P1"><text:s text:c="20"/>qlog "Bad env :" . ref( $entry-&gt;{env} ) . "\n", LOG_ERR;</text:p>
        <text:p text:style-name="P1"><text:s text:c="16"/>}</text:p>
        <text:p text:style-name="P1"><text:s text:c="12"/>}</text:p>
        <text:p text:style-name="P1"><text:s text:c="12"/>$text = cleosupport::get_setting( 'user_post_exec', $entry-&gt;{user},</text:p>
        <text:p text:style-name="P1"><text:s text:c="16"/>$entry-&gt;{profile} );</text:p>
        <text:p text:style-name="P1"><text:s text:c="12"/>if ( $text ne '' ) {</text:p>
        <text:p text:style-name="P1"><text:s text:c="16"/>undef %subst_args;</text:p>
        <text:p text:style-name="P1"><text:s text:c="16"/>subst_task_prop( \$text, $entry, $entry-&gt;{time},</text:p>
        <text:p text:style-name="P1"><text:s text:c="20"/>"$hour hours $min minutes $sec seconds" );</text:p>
        <text:p text:style-name="P1"><text:s text:c="16"/>qlog "user exec post: $text\n";</text:p>
        <text:p text:style-name="P1"><text:s text:c="16"/>launch( 0, $text, '' );</text:p>
        <text:p text:style-name="P1"><text:s text:c="12"/>}</text:p>
        <text:p text:style-name="P1"><text:s text:c="8"/>};</text:p>
        <text:p text:style-name="P1"><text:s text:c="8"/>if ( $text2 ne '' ) {</text:p>
        <text:p text:style-name="P1"><text:s text:c="12"/>undef %subst_args;</text:p>
        <text:p text:style-name="P1"><text:s text:c="12"/>subst_task_prop( \$text2, $entry, $entry-&gt;{time},</text:p>
        <text:p text:style-name="P1"><text:s text:c="16"/>"$hour hours $min minutes $sec seconds" );</text:p>
        <text:p text:style-name="P1"><text:s text:c="12"/>qlog "run users killscript: '$text2'\n", LOG_INFO;</text:p>
        <text:p text:style-name="P1"><text:s text:c="12"/>launch( 0, $text2, '' );</text:p>
        <text:p text:style-name="P1"><text:s text:c="8"/>}</text:p>
        <text:p text:style-name="P1"><text:s text:c="8"/>if ( $entry-&gt;{status} &gt; 0 ) {</text:p>
        <text:p text:style-name="P1"><text:s text:c="12"/>$text = cleosupport::get_setting( 'user_fail_exec', $entry-&gt;{user},</text:p>
        <text:p text:style-name="P1"><text:s text:c="16"/>$entry-&gt;{profile} );</text:p>
        <text:p text:style-name="P1"><text:s text:c="12"/>if ( $text ne '' ) {</text:p>
        <text:p text:style-name="P1"><text:s text:c="16"/>undef %subst_args;</text:p>
        <text:p text:style-name="P1"><text:s text:c="16"/>subst_task_prop( \$text, $entry, $entry-&gt;{time}, "" );</text:p>
        <text:p text:style-name="P1"><text:s text:c="16"/>qlog "run user_fail_exec: '$text'\n", LOG_INFO;</text:p>
        <text:p text:style-name="P1"><text:s text:c="16"/>launch( 0, "$text", '' );</text:p>
        <text:p text:style-name="P1"><text:s text:c="12"/>}</text:p>
        <text:p text:style-name="P1"><text:s text:c="8"/>} else {</text:p>
        <text:p text:style-name="P1"><text:s text:c="12"/>$text = cleosupport::get_setting( 'user_ok_exec', $entry-&gt;{user},</text:p>
        <text:p text:style-name="P1"><text:s text:c="16"/>$entry-&gt;{profile} );</text:p>
        <text:p text:style-name="P1"><text:s text:c="12"/>if ( $text ne '' ) {</text:p>
        <text:p text:style-name="P1"><text:s text:c="16"/>undef %subst_args;</text:p>
        <text:p text:style-name="P1"><text:s text:c="16"/>subst_task_prop( \$text, $entry, $entry-&gt;{time}, "" );</text:p>
        <text:p text:style-name="P1"><text:s text:c="16"/>qlog "run user_ok_exec: '$text'\n", LOG_INFO;</text:p>
        <text:p text:style-name="P1"><text:s text:c="16"/>launch( 0, "$text", "$cluster_name.uu-$theid" );</text:p>
        <text:p text:style-name="P1"><text:s text:c="12"/>}</text:p>
        <text:p text:style-name="P1"><text:s text:c="8"/>}</text:p>
        <text:p text:style-name="P1"><text:s text:c="8"/>my $conf_file = get_setting( 'use_file',</text:p>
        <text:p text:style-name="P1"><text:s text:c="12"/>$entry-&gt;{user}, $entry-&gt;{profile} );</text:p>
        <text:p text:style-name="P1"><text:s text:c="8"/>undef %subst_args;</text:p>
        <text:p text:style-name="P1"><text:s text:c="8"/>subst_task_prop( \$conf_file, $entry, 0, 0 );</text:p>
        <text:p text:style-name="P1"><text:s text:c="8"/>if ( ( $conf_file ne '' ) and ( -f $conf_file ) ) {</text:p>
        <text:p text:style-name="P1"><text:s text:c="12"/>if ( unlink $conf_file ) {</text:p>
        <text:p text:style-name="P1"><text:s text:c="16"/>qlog "Deleted conf-file $conf_file\n", LOG_INFO;</text:p>
        <text:p text:style-name="P1"><text:s text:c="12"/>} else {</text:p>
        <text:p text:style-name="P1"><text:s text:c="16"/>qlog "Cannot delete conf-file $conf_file\n", LOG_WARN;</text:p>
        <text:p text:style-name="P1"><text:s text:c="12"/>}</text:p>
        <text:p text:style-name="P1"><text:s text:c="8"/>}</text:p>
        <text:p text:style-name="P1">}</text:p>
        <text:p text:style-name="P1">sub task_node_dead( $$ ) {</text:p>
        <text:p text:style-name="P1"><text:s text:c="4"/>my ( $id, $node ) = @_;</text:p>
        <text:p text:style-name="P1"><text:s text:c="4"/>my @foo;</text:p>
        <text:p text:style-name="P1"><text:s text:c="4"/>return if ( $id &lt; 1 );</text:p>
        <text:p text:style-name="P1"><text:s text:c="4"/>unless ( exists( $childs_info{$id} ) ) {</text:p>
        <text:p text:style-name="P1"><text:s text:c="8"/>qlog "task_node_dead: No such task id: $id\n", LOG_ERR;</text:p>
        <text:p text:style-name="P1"><text:s text:c="8"/>return;</text:p>
        <text:p text:style-name="P1"><text:s text:c="4"/>}</text:p>
        <text:p text:style-name="P1"><text:s text:c="4"/>push @dead, $id;</text:p>
        <text:p text:style-name="P1"><text:s text:c="4"/>qlog "Completely dead $id\n", LOG_INFO;</text:p>
        <text:p text:style-name="P1">}</text:p>
        <text:p text:style-name="P1">sub count_user_tasks( $ ) {</text:p>
        <text:p text:style-name="P1"><text:s text:c="4"/>my $user = $_[0];</text:p>
        <text:p text:style-name="P1"><text:s text:c="4"/>my ( $q, $ret );</text:p>
        <text:p text:style-name="P1"><text:s text:c="4"/>foreach $q ( @running, @queue, @pending, @foreign ) {</text:p>
        <text:p text:style-name="P1"><text:s text:c="8"/>++$ret if ( $q-&gt;{user} eq $user );</text:p>
        <text:p text:style-name="P1"><text:s text:c="4"/>}</text:p>
        <text:p text:style-name="P1"><text:s text:c="4"/>return $ret;</text:p>
        <text:p text:style-name="P1">}</text:p>
        <text:p text:style-name="P1">sub glue_queues_replies( $$;$ ) {</text:p>
        <text:p text:style-name="P1"><text:s text:c="4"/>my ( $queue, $answ, $delim ) = @_;</text:p>
        <text:p text:style-name="P1"><text:s text:c="4"/>my ( $cur, $out, $g );</text:p>
        <text:p text:style-name="P1"><text:s text:c="4"/>foreach $cur ( @{ $clusters{$queue}-&gt;{childs} } ) {</text:p>
        <text:p text:style-name="P1"><text:s text:c="8"/>if ( exists $answ-&gt;{$cur} ) {</text:p>
        <text:p text:style-name="P1"><text:s text:c="12"/>$out .= $delim if ( $out ne '' );</text:p>
        <text:p text:style-name="P1"><text:s text:c="12"/>$out .= $answ-&gt;{$cur};</text:p>
        <text:p text:style-name="P1"><text:s text:c="8"/>}</text:p>
        <text:p text:style-name="P1"><text:s text:c="8"/>$g = glue_queues_replies( $cur, $answ );</text:p>
        <text:p text:style-name="P1"><text:s text:c="8"/>if ( $g ne '' ) {</text:p>
        <text:p text:style-name="P1"><text:s text:c="12"/>$out .= $delim if ( $out ne '' );</text:p>
        <text:p text:style-name="P1"><text:s text:c="12"/>$out .= $g;</text:p>
        <text:p text:style-name="P1"><text:s text:c="8"/>}</text:p>
        <text:p text:style-name="P1"><text:s text:c="4"/>}</text:p>
        <text:p text:style-name="P1"><text:s text:c="4"/>return $out;</text:p>
        <text:p text:style-name="P1">}</text:p>
        <text:p text:style-name="P1">{</text:p>
        <text:p text:style-name="P1"><text:s text:c="4"/>my @rfq <text:s text:c="2"/>= ();</text:p>
        <text:p text:style-name="P1"><text:s text:c="4"/>my %rfn <text:s text:c="2"/>= ();</text:p>
        <text:p text:style-name="P1"><text:s text:c="4"/>my $count = 0;</text:p>
        <text:p text:style-name="P1"><text:s text:c="4"/>sub add_run_first_request( $ ) {</text:p>
        <text:p text:style-name="P1"><text:s text:c="8"/>push @rfq, $_[0];</text:p>
        <text:p text:style-name="P1"><text:s text:c="8"/>qlog "&gt;&gt;&gt; req $_[0] $_[0]-&gt;{node} ($_[0]-&gt;{id} "</text:p>
        <text:p text:style-name="P1"><text:s text:c="8"/>. ( caller(1) )[2] . "/"</text:p>
        <text:p text:style-name="P1"><text:s text:c="8"/>. ( caller(1) )[3]</text:p>
        <text:p text:style-name="P1"><text:s text:c="8"/>. ")\n", LOG_DEBUG;</text:p>
        <text:p text:style-name="P1"><text:s text:c="4"/>}</text:p>
        <text:p text:style-name="P1"><text:s text:c="4"/>sub run_first_done( $ ) {</text:p>
        <text:p text:style-name="P1"><text:s text:c="8"/>qlog "&gt;&gt;&gt; $_[0] run_finished "</text:p>
        <text:p text:style-name="P1"><text:s text:c="8"/>. ( caller(1) )[2] . "/"</text:p>
        <text:p text:style-name="P1"><text:s text:c="8"/>. ( caller(1) )[3]</text:p>
        <text:p text:style-name="P1"><text:s text:c="8"/>. ")\n", LOG_DEBUG;</text:p>
        <text:p text:style-name="P1"><text:s text:c="8"/>delete $rfn{ $_[0] };</text:p>
        <text:p text:style-name="P1"><text:s text:c="4"/>}</text:p>
        <text:p text:style-name="P1"><text:s text:c="4"/>sub try_to_send_run_first {</text:p>
        <text:p text:style-name="P1"><text:s text:c="8"/>my $i;</text:p>
        <text:p text:style-name="P1"><text:soft-page-break/><text:s text:c="8"/>++$count;</text:p>
        <text:p text:style-name="P1"><text:s text:c="8"/>if ( $count &gt; 60 ) {</text:p>
        <text:p text:style-name="P1"><text:s text:c="12"/>$count = 0;</text:p>
        <text:p text:style-name="P1"><text:s text:c="12"/>if ( $log_level &gt;= LOG_DEBUG2 ) {</text:p>
        <text:p text:style-name="P1"><text:s text:c="16"/>qlog "&gt;&gt;&gt;! "</text:p>
        <text:p text:style-name="P1"><text:s text:c="16"/>. join( ';', keys(%rfn) ) . "&lt;&gt;"</text:p>
        <text:p text:style-name="P1"><text:s text:c="16"/>. join( ';', map { $_-&gt;{node}; } @rfq )</text:p>
        <text:p text:style-name="P1"><text:s text:c="16"/>. "\n", LOG_DEBUG2;</text:p>
        <text:p text:style-name="P1"><text:s text:c="12"/>}</text:p>
        <text:p text:style-name="P1"><text:s text:c="8"/>}</text:p>
        <text:p text:style-name="P1"><text:s text:c="8"/>for ( $i = 0; $i &lt;= $#rfq; ++$i ) {</text:p>
        <text:p text:style-name="P1"><text:s text:c="12"/>next if ( !defined $rfq[$i] );</text:p>
        <text:p text:style-name="P1"><text:s text:c="12"/>next if ( exists $rfn{ $rfq[$i]-&gt;{node} } );</text:p>
        <text:p text:style-name="P1"><text:s text:c="12"/>main::new_req_to_mon( 'run_first',</text:p>
        <text:p text:style-name="P1"><text:s text:c="16"/>$rfq[$i],</text:p>
        <text:p text:style-name="P1"><text:s text:c="16"/>$rfq[$i]-&gt;{node},</text:p>
        <text:p text:style-name="P1"><text:s text:c="16"/>SUCC_ALL | SUCC_OK,</text:p>
        <text:p text:style-name="P1"><text:s text:c="16"/>\&amp;mon_run_first_handler,</text:p>
        <text:p text:style-name="P1"><text:s text:c="16"/>undef,</text:p>
        <text:p text:style-name="P1"><text:s text:c="16"/>get_setting('mon_timeout'),</text:p>
        <text:p text:style-name="P1"><text:s text:c="16"/>\&amp;mon_run_first_handler );</text:p>
        <text:p text:style-name="P1"><text:s text:c="12"/>$rfn{ $rfq[$i]-&gt;{node} } = 1;</text:p>
        <text:p text:style-name="P1"><text:s text:c="12"/>$rfq[$i]-&gt;{first_node} = $rfq[$i]-&gt;{node};</text:p>
        <text:p text:style-name="P1"><text:s text:c="12"/>qlog "&gt;&gt;&gt; $rfq[$i]-&gt;{node} run_in_progress\n", LOG_DEBUG;</text:p>
        <text:p text:style-name="P1"><text:s text:c="12"/>splice( @rfq, $i, 1 );</text:p>
        <text:p text:style-name="P1"><text:s text:c="12"/>redo;</text:p>
        <text:p text:style-name="P1"><text:s text:c="8"/>}</text:p>
        <text:p text:style-name="P1"><text:s text:c="4"/>}</text:p>
        <text:p text:style-name="P1">};</text:p>
        <text:p text:style-name="P1">sub filter_rsh( $ ) {</text:p>
        <text:p text:style-name="P1"><text:s text:c="4"/>my $args = $_[0];</text:p>
        <text:p text:style-name="P1"><text:s text:c="4"/>my $i;</text:p>
        <text:p text:style-name="P1"><text:s text:c="4"/>my @words = split( /\s+/, $args-&gt;{rsh_string} );</text:p>
        <text:p text:style-name="P1"><text:s text:c="4"/>qlog "RSH_STRING: " . join( ';', @words ) . "\n";</text:p>
        <text:p text:style-name="P1"><text:s text:c="4"/>$args-&gt;{rsh_host} = $words[0];</text:p>
        <text:p text:style-name="P1"><text:s text:c="4"/>for ( $i = 1; $i &lt;= $#words; ++$i ) {</text:p>
        <text:p text:style-name="P1"><text:s text:c="8"/>if ( ( $words[$i] eq '-l' ) or ( $words[$i] eq '-k' ) ) {</text:p>
        <text:p text:style-name="P1"><text:s text:c="12"/>++$i;</text:p>
        <text:p text:style-name="P1"><text:s text:c="12"/>next;</text:p>
        <text:p text:style-name="P1"><text:s text:c="8"/>} elsif ( <text:s text:c="3"/>( $words[$i] eq '-K' )</text:p>
        <text:p text:style-name="P1"><text:s text:c="12"/>or ( $words[$i] eq '-d' )</text:p>
        <text:p text:style-name="P1"><text:s text:c="12"/>or ( $words[$i] eq '-n' ) ) {</text:p>
        <text:p text:style-name="P1"><text:s text:c="8"/>next;</text:p>
        <text:p text:style-name="P1"><text:s text:c="12"/>}</text:p>
        <text:p text:style-name="P1"><text:s text:c="12"/>last;</text:p>
        <text:p text:style-name="P1"><text:s text:c="4"/>}</text:p>
        <text:p text:style-name="P1"><text:s text:c="4"/>$args-&gt;{com_line} = join( ' ', @words[ $i .. $#words ] );</text:p>
        <text:p text:style-name="P1"><text:s text:c="4"/>qlog "RSH_STRING2: '$args-&gt;{com_line} ($i)'\n";</text:p>
        <text:p text:style-name="P1">}</text:p>
        <text:p text:style-name="P1">sub do_external_schedule( $ ) {</text:p>
        <text:p text:style-name="P1"><text:s text:c="4"/>my $sched = $_[0];</text:p>
        <text:p text:style-name="P1"><text:s text:c="4"/>my $res;</text:p>
        <text:p text:style-name="P1"><text:s text:c="4"/>my $iter;</text:p>
        <text:p text:style-name="P1"><text:s text:c="4"/>my $q_change_save=$q_change;</text:p>
        <text:p text:style-name="P1"><text:s text:c="4"/>for($iter=MAX_SCHED_ITERATIONS; $iter&gt;0; --$iter){</text:p>
        <text:p text:style-name="P1"><text:s text:c="8"/>$res=do_external_schedule_once($sched);</text:p>
        <text:p text:style-name="P1"><text:s text:c="8"/>if($res!=0 or $q_change==0){</text:p>
        <text:p text:style-name="P1"><text:s text:c="12"/>$q_change=$q_change_save;</text:p>
        <text:p text:style-name="P1"><text:s text:c="12"/>return $res;</text:p>
        <text:p text:style-name="P1"><text:s text:c="8"/>}</text:p>
        <text:p text:style-name="P1"><text:s text:c="8"/>$q_change=0;</text:p>
        <text:p text:style-name="P1"><text:s text:c="4"/>}</text:p>
        <text:p text:style-name="P1"><text:s text:c="4"/>$q_change=$q_change_save;</text:p>
        <text:p text:style-name="P1"><text:s text:c="4"/>return 0;</text:p>
        <text:p text:style-name="P1">}</text:p>
        <text:p text:style-name="P1">sub do_external_schedule_once( $ ) {</text:p>
        <text:p text:style-name="P1"><text:s text:c="4"/>my $sched = $_[0];</text:p>
        <text:p text:style-name="P1"><text:s text:c="4"/>my ( $ret, $n, $starttime );</text:p>
        <text:p text:style-name="P1"><text:s text:c="4"/>qlog "Do external scheduler '$sched'\n", LOG_DEBUG;</text:p>
        <text:p text:style-name="P1"><text:s text:c="4"/>$starttime = time;</text:p>
        <text:p text:style-name="P1"><text:s text:c="4"/>unless ( exists( $ext_sched{$sched} ) ) {</text:p>
        <text:p text:style-name="P1"><text:s text:c="8"/>qlog</text:p>
        <text:p text:style-name="P1"><text:s text:c="8"/>"Warning: external scheduler '$sched' does not exisis. Ignore.\n",</text:p>
        <text:p text:style-name="P1"><text:s text:c="8"/>LOG_WARN;</text:p>
        <text:p text:style-name="P1"><text:s text:c="8"/>return 1;</text:p>
        <text:p text:style-name="P1"><text:s text:c="4"/>}</text:p>
        <text:p text:style-name="P1"><text:s text:c="4"/>check_blocked_by_res();</text:p>
        <text:p text:style-name="P1"><text:s text:c="4"/>{</text:p>
        <text:p text:style-name="P1"><text:s text:c="8"/>my @free_sh;</text:p>
        <text:p text:style-name="P1"><text:s text:c="8"/>my @tasks;</text:p>
        <text:p text:style-name="P1"><text:s text:c="8"/>@free_own = ();</text:p>
        <text:p text:style-name="P1"><text:s text:c="8"/>count_free( \@free_own, \%own );</text:p>
        <text:p text:style-name="P1"><text:s text:c="8"/>count_free( \@free_sh, <text:s/>\%shared );</text:p>
        <text:p text:style-name="P1"><text:s text:c="8"/>foreach my $i ( @pending, @queue ) { <text:s text:c="3"/># <text:s/>@foreign</text:p>
        <text:p text:style-name="P1"><text:s text:c="12"/>next if ( $i-&gt;{state} eq 'prerun' );</text:p>
        <text:p text:style-name="P1"><text:s text:c="12"/>push @tasks,</text:p>
        <text:p text:style-name="P1"><text:s text:c="12"/>{ id <text:s text:c="7"/>=&gt; $i-&gt;{id},</text:p>
        <text:p text:style-name="P1"><text:s text:c="16"/>user <text:s text:c="5"/>=&gt; $i-&gt;{user},</text:p>
        <text:p text:style-name="P1"><text:s text:c="16"/>np <text:s text:c="7"/>=&gt; $i-&gt;{np},</text:p>
        <text:p text:style-name="P1"><text:s text:c="16"/>timelimit =&gt; $i-&gt;{timelimit},</text:p>
        <text:p text:style-name="P1"><text:s text:c="16"/>blocked <text:s text:c="2"/>=&gt; (</text:p>
        <text:p text:style-name="P1"><text:s text:c="20"/>defined $i-&gt;{blocks}</text:p>
        <text:p text:style-name="P1"><text:s text:c="20"/>? scalar( @{ $i-&gt;{blocks} } )</text:p>
        <text:p text:style-name="P1"><text:s text:c="20"/>: 0 ),</text:p>
        <text:p text:style-name="P1"><text:s text:c="12"/>is_own =&gt; ( ( $i-&gt;{owner} eq $cluster_name ) ? 1 : 0 ) };</text:p>
        <text:p text:style-name="P1"><text:s text:c="12"/>qlog "To scheduler - task $i-&gt;{id}\n", LOG_DEBUG2;</text:p>
        <text:p text:style-name="P1"><text:s text:c="8"/>}</text:p>
        <text:p text:style-name="P1"><text:s text:c="8"/>return 1 unless (@tasks);</text:p>
        <text:p text:style-name="P1"><text:s text:c="8"/>$global_log_prefix =~ /Sched(\d)*/;</text:p>
        <text:p text:style-name="P1"><text:s text:c="8"/>$n = $1 + 1;</text:p>
        <text:p text:style-name="P1"><text:s text:c="8"/>local $global_log_prefix = "Sched${n}&gt; ";</text:p>
        <text:p text:style-name="P1"><text:s text:c="8"/>no strict "refs";</text:p>
        <text:p text:style-name="P1"><text:s text:c="8"/>eval {</text:p>
        <text:p text:style-name="P1"><text:s text:c="12"/>alarm get_setting('scheduler_timeout');</text:p>
        <text:p text:style-name="P1"><text:s text:c="12"/>$SIG{ALRM} = sub { die "scheduler\n"; };</text:p>
        <text:p text:style-name="P1"><text:s text:c="12"/>${"CleoScheduler::${sched}::__cleo_mod_error"} = 0;</text:p>
        <text:p text:style-name="P1"><text:s text:c="12"/>if ( $log_level &gt;= LOG_DEBUG2 ) {</text:p>
        <text:p text:style-name="P1"><text:s text:c="16"/>qlog "nodes: "</text:p>
        <text:p text:style-name="P1"><text:s text:c="16"/>. join( ";", @free_own, @free_sh ) . "\n",</text:p>
        <text:p text:style-name="P1"><text:s text:c="16"/>LOG_DEBUG2;</text:p>
        <text:p text:style-name="P1"><text:s text:c="12"/>}</text:p>
        <text:p text:style-name="P1"><text:s text:c="12"/>$reserved_shared = 0;</text:p>
        <text:p text:style-name="P1"><text:s text:c="12"/>$ret =</text:p>
        <text:p text:style-name="P1"><text:s text:c="12"/>( "CleoScheduler::${sched}" . "::do_schedule" )</text:p>
        <text:p text:style-name="P1"><text:soft-page-break/><text:s text:c="12"/>-&gt;( \@tasks, $reserved_shared, @free_own, @free_sh );</text:p>
        <text:p text:style-name="P1"><text:s text:c="12"/>$ret += ${"CleoScheduler::${sched}::__cleo_mod_error"};</text:p>
        <text:p text:style-name="P1"><text:s text:c="8"/>};</text:p>
        <text:p text:style-name="P1"><text:s text:c="8"/>alarm 0;</text:p>
        <text:p text:style-name="P1"><text:s text:c="8"/>if ($@) {</text:p>
        <text:p text:style-name="P1"><text:s text:c="12"/>qlog "Scheduler timed out.\n", LOG_WARN;</text:p>
        <text:p text:style-name="P1"><text:s text:c="12"/>$ret = 1;</text:p>
        <text:p text:style-name="P1"><text:s text:c="8"/>}</text:p>
        <text:p text:style-name="P1"><text:s text:c="8"/>if ($ret) {</text:p>
        <text:p text:style-name="P1"><text:s text:c="12"/>qlog "Scheduler has errors...\n", LOG_WARN;</text:p>
        <text:p text:style-name="P1"><text:s text:c="12"/>if ( ++$ext_sched{$sched} &gt; get_setting('max_ext_sched_err') ) {</text:p>
        <text:p text:style-name="P1"><text:s text:c="16"/>qlog "Disable it!\n", LOG_ERR;</text:p>
        <text:p text:style-name="P1"><text:s text:c="16"/>stop_scheduler();</text:p>
        <text:p text:style-name="P1"><text:s text:c="16"/>delete $ext_sched{$sched};</text:p>
        <text:p text:style-name="P1"><text:s text:c="12"/>}</text:p>
        <text:p text:style-name="P1"><text:s text:c="12"/>return 1;</text:p>
        <text:p text:style-name="P1"><text:s text:c="8"/>}</text:p>
        <text:p text:style-name="P1"><text:s text:c="4"/>};</text:p>
        <text:p text:style-name="P1"><text:s text:c="4"/>qlog "Scheduler done.\n", LOG_DEBUG;</text:p>
        <text:p text:style-name="P1"><text:s text:c="4"/>return 0;</text:p>
        <text:p text:style-name="P1">}</text:p>
        <text:p text:style-name="P1">sub do_external_schedule_cpus_select( $$$ ) {</text:p>
        <text:p text:style-name="P1"><text:s text:c="4"/>my ( $sched, $id, $cpus ) = @_;</text:p>
        <text:p text:style-name="P1"><text:s text:c="4"/>my ( $ret, $n, $starttime, @out_cpus );</text:p>
        <text:p text:style-name="P1"><text:s text:c="4"/>qlog "External scheduler '$sched' select cpus, task id = $id\n",</text:p>
        <text:p text:style-name="P1"><text:s text:c="4"/>LOG_DEBUG;</text:p>
        <text:p text:style-name="P1"><text:s text:c="4"/>$starttime = time;</text:p>
        <text:p text:style-name="P1"><text:s text:c="4"/>unless ( exists( $ext_sched{$sched} ) ) {</text:p>
        <text:p text:style-name="P1"><text:s text:c="8"/>qlog</text:p>
        <text:p text:style-name="P1"><text:s text:c="8"/>"Warning: external scheduler '$sched' does not exisis. Ignore.\n",</text:p>
        <text:p text:style-name="P1"><text:s text:c="8"/>LOG_WARN;</text:p>
        <text:p text:style-name="P1"><text:s text:c="8"/>return undef;</text:p>
        <text:p text:style-name="P1"><text:s text:c="4"/>}</text:p>
        <text:p text:style-name="P1"><text:s text:c="4"/>{</text:p>
        <text:p text:style-name="P1"><text:s text:c="8"/>$global_log_prefix =~ /Sched(\d)*/;</text:p>
        <text:p text:style-name="P1"><text:s text:c="8"/>$n = $1 + 1;</text:p>
        <text:p text:style-name="P1"><text:s text:c="8"/>local $global_log_prefix = "Sched${n}&gt; ";</text:p>
        <text:p text:style-name="P1"><text:s text:c="8"/>no strict "refs";</text:p>
        <text:p text:style-name="P1"><text:s text:c="8"/>eval {</text:p>
        <text:p text:style-name="P1"><text:s text:c="12"/>alarm get_setting('scheduler_timeout');</text:p>
        <text:p text:style-name="P1"><text:s text:c="12"/>$SIG{ALRM} = sub { die "scheduler\n"; };</text:p>
        <text:p text:style-name="P1"><text:s text:c="12"/>${"CleoScheduler::${sched}::__cleo_mod_error"} = 0;</text:p>
        <text:p text:style-name="P1"><text:s text:c="12"/>$ret =</text:p>
        <text:p text:style-name="P1"><text:s text:c="12"/>("CleoScheduler::${sched}::select_cpus")</text:p>
        <text:p text:style-name="P1"><text:s text:c="12"/>-&gt;( $id, $cpus, \@out_cpus );</text:p>
        <text:p text:style-name="P1"><text:s text:c="12"/>$ret += ${"CleoScheduler::${sched}::__cleo_mod_error"};</text:p>
        <text:p text:style-name="P1"><text:s text:c="8"/>};</text:p>
        <text:p text:style-name="P1"><text:s text:c="8"/>alarm 0;</text:p>
        <text:p text:style-name="P1"><text:s text:c="8"/>if ($@) {</text:p>
        <text:p text:style-name="P1"><text:s text:c="12"/>qlog "Scheduler cpus_select timed out.\n", LOG_WARN;</text:p>
        <text:p text:style-name="P1"><text:s text:c="12"/>$ret = 1;</text:p>
        <text:p text:style-name="P1"><text:s text:c="8"/>}</text:p>
        <text:p text:style-name="P1"><text:s text:c="8"/>if ($ret) {</text:p>
        <text:p text:style-name="P1"><text:s text:c="12"/>qlog "Scheduler has errors...\n", LOG_WARN;</text:p>
        <text:p text:style-name="P1"><text:s text:c="12"/>if ( ++$ext_sched{$sched} &gt; get_setting('max_ext_sched_err') ) {</text:p>
        <text:p text:style-name="P1"><text:s text:c="16"/>qlog "Disable it!\n", LOG_ERR;</text:p>
        <text:p text:style-name="P1"><text:s text:c="16"/>stop_scheduler();</text:p>
        <text:p text:style-name="P1"><text:s text:c="16"/>delete $ext_sched{$sched};</text:p>
        <text:p text:style-name="P1"><text:s text:c="12"/>}</text:p>
        <text:p text:style-name="P1"><text:s text:c="12"/>return undef;</text:p>
        <text:p text:style-name="P1"><text:s text:c="8"/>}</text:p>
        <text:p text:style-name="P1"><text:s text:c="4"/>};</text:p>
        <text:p text:style-name="P1"><text:s text:c="4"/>qlog "Scheduler select_cpus done.\n", LOG_DEBUG;</text:p>
        <text:p text:style-name="P1"><text:s text:c="4"/>return @out_cpus;</text:p>
        <text:p text:style-name="P1">}</text:p>
        <text:p text:style-name="P1">sub scheduler_event( $;$ ) {</text:p>
        <text:p text:style-name="P1"><text:s text:c="4"/>my $sched = get_setting('scheduler');</text:p>
        <text:p text:style-name="P1"><text:s text:c="4"/>return if ( ( $sched eq 'default' ) or ( $sched eq '' ) );</text:p>
        <text:p text:style-name="P1"><text:s text:c="4"/>return unless defined $ext_sched{$sched};</text:p>
        <text:p text:style-name="P1"><text:s text:c="4"/>my $ret;</text:p>
        <text:p text:style-name="P1"><text:s text:c="4"/>my $tmp = defined $_[1]-&gt;{type} ? $_[1]-&gt;{type} : '';</text:p>
        <text:p text:style-name="P1"><text:s text:c="4"/>qlog "Scheduler event '$_[0]($tmp)'.\n", LOG_DEBUG;</text:p>
        <text:p text:style-name="P1"><text:s text:c="4"/>{</text:p>
        <text:p text:style-name="P1"><text:s text:c="8"/>local $global_log_prefix = "Sched_event($_[0])&gt; ";</text:p>
        <text:p text:style-name="P1"><text:s text:c="8"/>no strict "refs";</text:p>
        <text:p text:style-name="P1"><text:s text:c="8"/>eval {</text:p>
        <text:p text:style-name="P1"><text:s text:c="12"/>alarm get_setting('scheduler_timeout');</text:p>
        <text:p text:style-name="P1"><text:s text:c="12"/>$SIG{ALRM} = sub { die "scheduler\n"; };</text:p>
        <text:p text:style-name="P1"><text:s text:c="12"/>${"CleoScheduler::${sched}::__cleo_mod_error"} = 0;</text:p>
        <text:p text:style-name="P1"><text:s text:c="12"/>$tmp = ( $_[0] eq 'event' ) ? $_[1]-&gt;{type} : $_[0];</text:p>
        <text:p text:style-name="P1"><text:s text:c="12"/>$ret = ( "CleoScheduler::${sched}" . "::event" )-&gt;( $tmp, $_[1] );</text:p>
        <text:p text:style-name="P1"><text:s text:c="12"/>$ret += ${"CleoScheduler::${sched}::__cleo_mod_error"};</text:p>
        <text:p text:style-name="P1"><text:s text:c="8"/>};</text:p>
        <text:p text:style-name="P1"><text:s text:c="8"/>alarm 0;</text:p>
        <text:p text:style-name="P1"><text:s text:c="8"/>if ($@) {</text:p>
        <text:p text:style-name="P1"><text:s text:c="12"/>qlog "Scheduler event timed out.\n", LOG_WARN;</text:p>
        <text:p text:style-name="P1"><text:s text:c="12"/>$ret = 1;</text:p>
        <text:p text:style-name="P1"><text:s text:c="8"/>}</text:p>
        <text:p text:style-name="P1"><text:s text:c="8"/>if ($ret) {</text:p>
        <text:p text:style-name="P1"><text:s text:c="12"/>qlog "Scheduler event has errors...\n", LOG_WARN;</text:p>
        <text:p text:style-name="P1"><text:s text:c="12"/>if ( ++$ext_sched{$sched} &gt; get_setting('max_ext_sched_err') ) {</text:p>
        <text:p text:style-name="P1"><text:s text:c="16"/>qlog "Disable it!\n", LOG_ERR;</text:p>
        <text:p text:style-name="P1"><text:s text:c="16"/>stop_scheduler();</text:p>
        <text:p text:style-name="P1"><text:s text:c="16"/>delete $ext_sched{$sched};</text:p>
        <text:p text:style-name="P1"><text:s text:c="12"/>}</text:p>
        <text:p text:style-name="P1"><text:s text:c="12"/>return 1;</text:p>
        <text:p text:style-name="P1"><text:s text:c="8"/>}</text:p>
        <text:p text:style-name="P1"><text:s text:c="4"/>};</text:p>
        <text:p text:style-name="P1"><text:s text:c="4"/>qlog "Scheduler event done.\n", LOG_DEBUG;</text:p>
        <text:p text:style-name="P1">}</text:p>
        <text:p text:style-name="P1">sub stop_scheduler() {</text:p>
        <text:p text:style-name="P1"><text:s text:c="4"/>my $sched = get_setting('scheduler');</text:p>
        <text:p text:style-name="P1"><text:s text:c="4"/>return if ( $sched eq 'default' or $sched eq '' );</text:p>
        <text:p text:style-name="P1"><text:s text:c="4"/>return unless defined $ext_sched{$sched};</text:p>
        <text:p text:style-name="P1"><text:s text:c="4"/>my $ret;</text:p>
        <text:p text:style-name="P1"><text:s text:c="4"/>qlog "Stop scheduler.\n", LOG_DEBUG;</text:p>
        <text:p text:style-name="P1"><text:s text:c="4"/>{</text:p>
        <text:p text:style-name="P1"><text:s text:c="8"/>my %info = ( queue <text:s text:c="2"/>=&gt; $cluster_name,</text:p>
        <text:p text:style-name="P1"><text:s text:c="12"/>version =&gt; $VERSION );</text:p>
        <text:p text:style-name="P1"><text:s text:c="8"/>local $global_log_prefix = "Sched_stop&gt; ";</text:p>
        <text:p text:style-name="P1"><text:s text:c="8"/>no strict "refs";</text:p>
        <text:p text:style-name="P1"><text:s text:c="8"/>eval {</text:p>
        <text:p text:style-name="P1"><text:s text:c="12"/>alarm get_setting('scheduler_timeout');</text:p>
        <text:p text:style-name="P1"><text:s text:c="12"/>$SIG{ALRM} = sub { die "scheduler\n"; };</text:p>
        <text:p text:style-name="P1"><text:soft-page-break/><text:s text:c="12"/>${"CleoScheduler::${sched}::__cleo_mod_error"} = 0;</text:p>
        <text:p text:style-name="P1"><text:s text:c="12"/>$ret = ( "CleoScheduler::${sched}" . "::stop" )-&gt;( \%info );</text:p>
        <text:p text:style-name="P1"><text:s text:c="12"/>$ret += ${"CleoScheduler::${sched}::__cleo_mod_error"};</text:p>
        <text:p text:style-name="P1"><text:s text:c="8"/>};</text:p>
        <text:p text:style-name="P1"><text:s text:c="8"/>alarm 0;</text:p>
        <text:p text:style-name="P1"><text:s text:c="8"/>if ($@) {</text:p>
        <text:p text:style-name="P1"><text:s text:c="12"/>qlog "Stop scheduler timed out.\n", LOG_WARN;</text:p>
        <text:p text:style-name="P1"><text:s text:c="8"/>}</text:p>
        <text:p text:style-name="P1"><text:s text:c="4"/>};</text:p>
        <text:p text:style-name="P1"><text:s text:c="4"/>qlog "Scheduler stopped.\n", LOG_DEBUG;</text:p>
        <text:p text:style-name="P1">}</text:p>
        <text:p text:style-name="P1">sub start_scheduler() {</text:p>
        <text:p text:style-name="P1"><text:s text:c="4"/>my $sched = get_setting('scheduler');</text:p>
        <text:p text:style-name="P1"><text:s text:c="4"/>return if ( $sched eq 'default' or $sched eq '' );</text:p>
        <text:p text:style-name="P1"><text:s text:c="4"/>return unless defined $ext_sched{$sched};</text:p>
        <text:p text:style-name="P1"><text:s text:c="4"/>my $ret;</text:p>
        <text:p text:style-name="P1"><text:s text:c="4"/>qlog "Start scheduler.\n", LOG_DEBUG;</text:p>
        <text:p text:style-name="P1"><text:s text:c="4"/>{</text:p>
        <text:p text:style-name="P1"><text:s text:c="8"/>my %info = ( queue <text:s text:c="2"/>=&gt; $cluster_name,</text:p>
        <text:p text:style-name="P1"><text:s text:c="12"/>version =&gt; $VERSION );</text:p>
        <text:p text:style-name="P1"><text:s text:c="8"/>local $global_log_prefix = "Sched_start&gt; ";</text:p>
        <text:p text:style-name="P1"><text:s text:c="8"/>no strict "refs";</text:p>
        <text:p text:style-name="P1"><text:s text:c="8"/>eval {</text:p>
        <text:p text:style-name="P1"><text:s text:c="12"/>alarm get_setting('scheduler_timeout');</text:p>
        <text:p text:style-name="P1"><text:s text:c="12"/>$SIG{ALRM} = sub { die "scheduler\n"; };</text:p>
        <text:p text:style-name="P1"><text:s text:c="12"/>${"CleoScheduler::${sched}::__cleo_mod_error"} = 0;</text:p>
        <text:p text:style-name="P1"><text:s text:c="12"/>$ret = ( "CleoScheduler::${sched}" . "::start" )-&gt;( \%info );</text:p>
        <text:p text:style-name="P1"><text:s text:c="12"/>$ret += ${"CleoScheduler::${sched}::__cleo_mod_error"};</text:p>
        <text:p text:style-name="P1"><text:s text:c="8"/>};</text:p>
        <text:p text:style-name="P1"><text:s text:c="8"/>alarm 0;</text:p>
        <text:p text:style-name="P1"><text:s text:c="8"/>if ($@) {</text:p>
        <text:p text:style-name="P1"><text:s text:c="12"/>qlog "Start scheduler timed out. Ignore.\n", LOG_WARN;</text:p>
        <text:p text:style-name="P1"><text:s text:c="12"/>++$ret;</text:p>
        <text:p text:style-name="P1"><text:s text:c="8"/>}</text:p>
        <text:p text:style-name="P1"><text:s text:c="4"/>};</text:p>
        <text:p text:style-name="P1"><text:s text:c="4"/>if ($ret) {</text:p>
        <text:p text:style-name="P1"><text:s text:c="8"/>qlog "Scheduler start has errors...\n", LOG_ERR;</text:p>
        <text:p text:style-name="P1"><text:s text:c="8"/>qlog "Disable it!\n", <text:s text:c="18"/>LOG_ERR;</text:p>
        <text:p text:style-name="P1"><text:s text:c="8"/>stop_scheduler();</text:p>
        <text:p text:style-name="P1"><text:s text:c="8"/>delete $ext_sched{$sched};</text:p>
        <text:p text:style-name="P1"><text:s text:c="8"/>return;</text:p>
        <text:p text:style-name="P1"><text:s text:c="4"/>}</text:p>
        <text:p text:style-name="P1"><text:s text:c="4"/>$ext_sched{$sched} = 0;</text:p>
        <text:p text:style-name="P1"><text:s text:c="4"/>qlog "Scheduler started.\n", LOG_DEBUG;</text:p>
        <text:p text:style-name="P1">}</text:p>
        <text:p text:style-name="P1">sub check_time_restrictions( $ ) {</text:p>
        <text:p text:style-name="P1"><text:s text:c="4"/>my $q = $_[0];</text:p>
        <text:p text:style-name="P1"><text:s text:c="4"/>my $restricted = 0;</text:p>
        <text:p text:style-name="P1"><text:s text:c="4"/>my $i;</text:p>
        <text:p text:style-name="P1"><text:s text:c="4"/>foreach $i (@time_restrictions) {</text:p>
        <text:p text:style-name="P1"><text:s text:c="8"/>if (( $i-&gt;{timeb} &gt; $i-&gt;{timee} )</text:p>
        <text:p text:style-name="P1"><text:s text:c="12"/>|| <text:s text:c="29"/># restriction is in action now</text:p>
        <text:p text:style-name="P1"><text:s text:c="12"/>( <text:s/>( $i-&gt;{timeb} &lt;= $last_time + $q-&gt;{timelimit} )</text:p>
        <text:p text:style-name="P1"><text:s text:c="16"/>&amp;&amp; <text:s text:c="29"/># restriction will affect task</text:p>
        <text:p text:style-name="P1"><text:s text:c="16"/>( $i-&gt;{timee} &gt; $last_time ) <text:s text:c="3"/># surely will</text:p>
        <text:p text:style-name="P1"><text:s text:c="16"/>)</text:p>
        <text:p text:style-name="P1"><text:s text:c="12"/>) {</text:p>
        <text:p text:style-name="P1"><text:s text:c="8"/>qlog( "Fall into interval of restriction ("</text:p>
        <text:p text:style-name="P1"><text:s text:c="12"/>. localtime( $i-&gt;{timeb} ) . "-"</text:p>
        <text:p text:style-name="P1"><text:s text:c="12"/>. localtime( $i-&gt;{timee} ) . ")\n",</text:p>
        <text:p text:style-name="P1"><text:s text:c="12"/>LOG_DEBUG ) if $debug{tr};</text:p>
        <text:p text:style-name="P1"><text:s text:c="8"/>if ( $i-&gt;{allow} &gt; 0 )</text:p>
        <text:p text:style-name="P1"><text:s text:c="8"/>{ # 'users' field MUST be non-empty - we force to allow them to run</text:p>
        <text:p text:style-name="P1"><text:s text:c="12"/>if ( $i-&gt;{users} =~ /\b$q-&gt;{user}\b/ ) {</text:p>
        <text:p text:style-name="P1"><text:s text:c="16"/>qlog</text:p>
        <text:p text:style-name="P1"><text:s text:c="16"/>"Forced Allow for $q-&gt;{user}! ($i-&gt;{users})\n",</text:p>
        <text:p text:style-name="P1"><text:s text:c="16"/>LOG_INFO;</text:p>
        <text:p text:style-name="P1"><text:s text:c="16"/>$restricted = 0;</text:p>
        <text:p text:style-name="P1"><text:s text:c="16"/>last;</text:p>
        <text:p text:style-name="P1"><text:s text:c="12"/>}</text:p>
        <text:p text:style-name="P1"><text:s text:c="8"/>} else { <text:s text:c="3"/># we DENY some users (or all of them) to run...</text:p>
        <text:p text:style-name="P1"><text:s text:c="12"/>if ( $i-&gt;{users} ne '' ) { <text:s text:c="3"/># list of users is given</text:p>
        <text:p text:style-name="P1"><text:s text:c="16"/>if ( $i-&gt;{users} =~ /\b$q-&gt;{user}\b/ ) {</text:p>
        <text:p text:style-name="P1"><text:s text:c="20"/>qlog</text:p>
        <text:p text:style-name="P1"><text:s text:c="20"/>"Deny for for $q-&gt;{user} ($i-&gt;{users})\n",</text:p>
        <text:p text:style-name="P1"><text:s text:c="20"/>LOG_INFO;</text:p>
        <text:p text:style-name="P1"><text:s text:c="20"/>$restricted = 1;</text:p>
        <text:p text:style-name="P1"><text:s text:c="16"/>}</text:p>
        <text:p text:style-name="P1"><text:s text:c="12"/>} else { <text:s text:c="21"/># deny to ALL</text:p>
        <text:p text:style-name="P1"><text:s text:c="16"/>qlog "Deny all users to run ($q-&gt;{user})!\n", LOG_INFO;</text:p>
        <text:p text:style-name="P1"><text:s text:c="16"/>$restricted = 1;</text:p>
        <text:p text:style-name="P1"><text:s text:c="12"/>}</text:p>
        <text:p text:style-name="P1"><text:s text:c="8"/>}</text:p>
        <text:p text:style-name="P1"><text:s text:c="12"/>}</text:p>
        <text:p text:style-name="P1"><text:s text:c="4"/>}</text:p>
        <text:p text:style-name="P1"><text:s text:c="4"/>qlog "Time restriction for $q-&gt;{id}: $restricted\n", LOG_INFO;</text:p>
        <text:p text:style-name="P1"><text:s text:c="4"/>return $restricted;</text:p>
        <text:p text:style-name="P1">}</text:p>
        <text:p text:style-name="P1">{</text:p>
        <text:p text:style-name="P1"><text:s text:c="4"/>my ( $year, $wday, $month, $mday, $i, $t, $newtime );</text:p>
        <text:p text:style-name="P1"><text:s text:c="4"/>sub correct_time_restrictions( ;$$ ) {</text:p>
        <text:p text:style-name="P1"><text:s text:c="8"/>my $first_time <text:s text:c="4"/>= $_[0];</text:p>
        <text:p text:style-name="P1"><text:s text:c="8"/>my $next_rule_date = $_[1];</text:p>
        <text:p text:style-name="P1"><text:s text:c="8"/>return</text:p>
        <text:p text:style-name="P1"><text:s text:c="8"/>if ( $next_restriction_time &gt; $last_time</text:p>
        <text:p text:style-name="P1"><text:s text:c="12"/>and !$first_time );</text:p>
        <text:p text:style-name="P1"><text:s text:c="8"/>$year = 0;</text:p>
        <text:p text:style-name="P1"><text:s text:c="8"/>$i <text:s text:c="3"/>= 0;</text:p>
        <text:p text:style-name="P1"><text:s text:c="8"/>$next_restriction_time <text:s text:c="3"/>= 0;</text:p>
        <text:p text:style-name="P1"><text:s text:c="8"/>$restriction_time_changed = 0;</text:p>
        <text:p text:style-name="P1"><text:s text:c="8"/>while ( $i &lt; @time_restrictions ) {</text:p>
        <text:p text:style-name="P1"><text:s text:c="12"/>qlog "RESTRICT: begin="</text:p>
        <text:p text:style-name="P1"><text:s text:c="12"/>. localtime( $time_restrictions[$i]-&gt;{timeb} ) . " end="</text:p>
        <text:p text:style-name="P1"><text:s text:c="12"/>. localtime( $time_restrictions[$i]-&gt;{timee} )</text:p>
        <text:p text:style-name="P1"><text:s text:c="12"/>. "\n", LOG_INFO;</text:p>
        <text:p text:style-name="P1"><text:s text:c="12"/>unless ( $time_restrictions[$i]-&gt;{enabled} ) {</text:p>
        <text:p text:style-name="P1"><text:s text:c="16"/>splice( @time_restrictions, $i, 1 );</text:p>
        <text:p text:style-name="P1"><text:s text:c="16"/>qlog "RESTRICT: delete it.\n", LOG_INFO;</text:p>
        <text:p text:style-name="P1"><text:s text:c="16"/>next;</text:p>
        <text:p text:style-name="P1"><text:s text:c="12"/>}</text:p>
        <text:p text:style-name="P1"><text:s text:c="12"/>if ( $last_time &gt; $time_restrictions[$i]-&gt;{timeb} ) {</text:p>
        <text:p text:style-name="P1"><text:s text:c="16"/>$time_restrictions[$i]-&gt;{timeb} =</text:p>
        <text:p text:style-name="P1"><text:s text:c="16"/>next_time( $time_restrictions[$i]-&gt;{timeb_every} );</text:p>
        <text:p text:style-name="P1"><text:s text:c="12"/>}</text:p>
        <text:p text:style-name="P1"><text:soft-page-break/><text:s text:c="12"/>if ( $last_time &gt; $time_restrictions[$i]-&gt;{timee} ) {</text:p>
        <text:p text:style-name="P1"><text:s text:c="16"/>$time_restrictions[$i]-&gt;{timee} =</text:p>
        <text:p text:style-name="P1"><text:s text:c="16"/>next_time( $time_restrictions[$i]-&gt;{timee_every} );</text:p>
        <text:p text:style-name="P1"><text:s text:c="12"/>}</text:p>
        <text:p text:style-name="P1"><text:s text:c="12"/>if (( $time_restrictions[$i]-&gt;{timeb} &gt;</text:p>
        <text:p text:style-name="P1"><text:s text:c="16"/>$last_time ) <text:s text:c="3"/># time in the future</text:p>
        <text:p text:style-name="P1"><text:s text:c="16"/>and ( $time_restrictions[$i]-&gt;{timeb} &lt; $next_restriction_time</text:p>
        <text:p text:style-name="P1"><text:s text:c="20"/>or $next_restriction_time == 0 ) <text:s text:c="3"/># time is minimum</text:p>
        <text:p text:style-name="P1"><text:s text:c="16"/>) {</text:p>
        <text:p text:style-name="P1"><text:s text:c="12"/>$next_restriction_time <text:s text:c="3"/>= $time_restrictions[$i]-&gt;{timeb};</text:p>
        <text:p text:style-name="P1"><text:s text:c="12"/>$restriction_time_changed = 1;</text:p>
        <text:p text:style-name="P1"><text:s text:c="16"/>}</text:p>
        <text:p text:style-name="P1"><text:s text:c="16"/>if (( $time_restrictions[$i]-&gt;{timee} &gt;</text:p>
        <text:p text:style-name="P1"><text:s text:c="20"/>$last_time ) <text:s text:c="26"/># time in the future</text:p>
        <text:p text:style-name="P1"><text:s text:c="20"/>and ( $time_restrictions[$i]-&gt;{timee} &lt; $next_restriction_time</text:p>
        <text:p text:style-name="P1"><text:s text:c="24"/>or $next_restriction_time == 0 ) <text:s text:c="3"/># time is minimum</text:p>
        <text:p text:style-name="P1"><text:s text:c="20"/>) {</text:p>
        <text:p text:style-name="P1"><text:s text:c="16"/>$next_restriction_time <text:s text:c="3"/>= $time_restrictions[$i]-&gt;{timee};</text:p>
        <text:p text:style-name="P1"><text:s text:c="16"/>$restriction_time_changed = 1;</text:p>
        <text:p text:style-name="P1"><text:s text:c="20"/>}</text:p>
        <text:p text:style-name="P1"><text:s text:c="20"/>++$i;</text:p>
        <text:p text:style-name="P1"><text:s text:c="8"/>}</text:p>
        <text:p text:style-name="P1"><text:s text:c="8"/>qlog "RESTRICT: <text:s/>next="</text:p>
        <text:p text:style-name="P1"><text:s text:c="8"/>. localtime($next_restriction_time) . "\n",</text:p>
        <text:p text:style-name="P1"><text:s text:c="8"/>LOG_ALL;</text:p>
        <text:p text:style-name="P1"><text:s text:c="8"/>if ( ref($next_rule_date) == 'SCALAR' ) {</text:p>
        <text:p text:style-name="P1"><text:s text:c="12"/>if ( $next_restriction_time != 0 ) {</text:p>
        <text:p text:style-name="P1"><text:s text:c="16"/>$$next_rule_date = localtime($next_restriction_time);</text:p>
        <text:p text:style-name="P1"><text:s text:c="12"/>}</text:p>
        <text:p text:style-name="P1"><text:s text:c="8"/>}</text:p>
        <text:p text:style-name="P1"><text:s text:c="4"/>} <text:s text:c="3"/>#~correct_time_restrictions</text:p>
        <text:p text:style-name="P1"><text:s text:c="4"/>sub next_time( $ ) {</text:p>
        <text:p text:style-name="P1"><text:s text:c="8"/>$t = $_[0];</text:p>
        <text:p text:style-name="P1"><text:s text:c="8"/>unless ($year) {</text:p>
        <text:p text:style-name="P1"><text:s text:c="12"/>( undef, undef, undef, $mday, $month, $year, $wday ) =</text:p>
        <text:p text:style-name="P1"><text:s text:c="12"/>localtime($last_time);</text:p>
        <text:p text:style-name="P1"><text:s text:c="8"/>}</text:p>
        <text:p text:style-name="P1"><text:s text:c="8"/>unless ( $t =~ /(\d+):(\d+)\s+(\d+)(\s(\d+))?/ ) {</text:p>
        <text:p text:style-name="P1"><text:s text:c="12"/>qlog "BAD TIME RESTRICTION: $t\n", LOG_WARN;</text:p>
        <text:p text:style-name="P1"><text:s text:c="12"/>return 0;</text:p>
        <text:p text:style-name="P1"><text:s text:c="8"/>}</text:p>
        <text:p text:style-name="P1"><text:s text:c="8"/>if ( $4 &gt; 0 ) { <text:s text:c="3"/># hh:mm day month</text:p>
        <text:p text:style-name="P1"><text:s text:c="12"/>my $ret = timelocal( 0, $2, $1, $3, $4 - 1, $year );</text:p>
        <text:p text:style-name="P1"><text:s text:c="12"/>return $ret;</text:p>
        <text:p text:style-name="P1"><text:s text:c="8"/>}</text:p>
        <text:p text:style-name="P1"><text:s text:c="8"/>my $newwday = $3;</text:p>
        <text:p text:style-name="P1"><text:s text:c="8"/>my $ret = timelocal( 0, $2, $1, $mday, $month, $year );</text:p>
        <text:p text:style-name="P1"><text:s text:c="8"/>$ret += 86400 * ( $newwday - $wday );</text:p>
        <text:p text:style-name="P1"><text:s text:c="8"/>qlog "day of week given ($newwday). $ret ("</text:p>
        <text:p text:style-name="P1"><text:s text:c="8"/>. localtime($ret) . ")\n",</text:p>
        <text:p text:style-name="P1"><text:s text:c="8"/>LOG_DEBUG;</text:p>
        <text:p text:style-name="P1"><text:s text:c="8"/>if ( $last_time &gt;= $ret ) {</text:p>
        <text:p text:style-name="P1"><text:s text:c="12"/>qlog "Next week\n", LOG_DEBUG;</text:p>
        <text:p text:style-name="P1"><text:s text:c="12"/>$ret += 7 * 86400;</text:p>
        <text:p text:style-name="P1"><text:s text:c="8"/>}</text:p>
        <text:p text:style-name="P1"><text:s text:c="8"/>qlog "Time is: $ret (" . localtime($ret) . ")\n", LOG_DEBUG;</text:p>
        <text:p text:style-name="P1"><text:s text:c="8"/>return $ret;</text:p>
        <text:p text:style-name="P1"><text:s text:c="4"/>} <text:s text:c="3"/>#~next_time</text:p>
        <text:p text:style-name="P1">};</text:p>
        <text:p text:style-name="P1">sub load_restrictions( $ ) {</text:p>
        <text:p text:style-name="P1"><text:s text:c="4"/>my $cl;</text:p>
        <text:p text:style-name="P1"><text:s text:c="4"/>qlog "Loading restrictions: $_[0]\n", LOG_INFO;</text:p>
        <text:p text:style-name="P1"><text:s text:c="4"/>return 1 unless open( R, "&lt;$_[0]" );</text:p>
        <text:p text:style-name="P1"><text:s text:c="4"/>@time_restrictions <text:s text:c="7"/>= ();</text:p>
        <text:p text:style-name="P1"><text:s text:c="4"/>$restriction_time_changed = 1;</text:p>
        <text:p text:style-name="P1"><text:s text:c="4"/>while (&lt;R&gt;) {</text:p>
        <text:p text:style-name="P1"><text:s text:c="8"/>next if (/^\s*(\#.*)?$/); <text:s text:c="3"/># skip comments and empty lines</text:p>
        <text:p text:style-name="P1"><text:s text:c="8"/>unless (</text:p>
        <text:p text:style-name="P1"><text:s text:c="12"/>/^\s*(\S+:)? <text:s text:c="17"/>#1 cluster</text:p>
        <text:p text:style-name="P1"><text:s text:c="12"/>\s*(\d+)\s+ <text:s text:c="17"/>#2 enabled</text:p>
        <text:p text:style-name="P1"><text:s text:c="12"/>(\d+)\s+ <text:s text:c="20"/>#3 once</text:p>
        <text:p text:style-name="P1"><text:s text:c="12"/>(\d+)\s+ <text:s text:c="20"/>#4 allow</text:p>
        <text:p text:style-name="P1"><text:s text:c="12"/>(\d+:\d+\s+\d+(\s+\d+)?)\s+ <text:s/>#5+6 time begin every xx:xx day [month]</text:p>
        <text:p text:style-name="P1"><text:s text:c="12"/>\-\s+</text:p>
        <text:p text:style-name="P1"><text:s text:c="12"/>(\d+:\d+\s+\d+(\s+\d+)?) <text:s text:c="4"/>#7+8 time end every xx:xx day [month]</text:p>
        <text:p text:style-name="P1"><text:s text:c="12"/>(\s.*) <text:s text:c="22"/>#9 for users</text:p>
        <text:p text:style-name="P1"><text:s text:c="12"/>/x</text:p>
        <text:p text:style-name="P1"><text:s text:c="12"/>) {</text:p>
        <text:p text:style-name="P1">qlog "Bad restriction line: $_\n", LOG_WARN;</text:p>
        <text:p text:style-name="P1"><text:s text:c="12"/>}</text:p>
        <text:p text:style-name="P1"><text:s text:c="12"/>$cl = $1;</text:p>
        <text:p text:style-name="P1"><text:s text:c="12"/>my %r = ( enabled <text:s text:c="4"/>=&gt; "$2",</text:p>
        <text:p text:style-name="P1"><text:s text:c="16"/>once <text:s text:c="7"/>=&gt; "$3",</text:p>
        <text:p text:style-name="P1"><text:s text:c="16"/>allow <text:s text:c="6"/>=&gt; "$4",</text:p>
        <text:p text:style-name="P1"><text:s text:c="16"/>timeb_every =&gt; "$5",</text:p>
        <text:p text:style-name="P1"><text:s text:c="16"/>timee_every =&gt; "$7",</text:p>
        <text:p text:style-name="P1"><text:s text:c="16"/>timeb <text:s text:c="6"/>=&gt; 0,</text:p>
        <text:p text:style-name="P1"><text:s text:c="16"/>timee <text:s text:c="6"/>=&gt; 0,</text:p>
        <text:p text:style-name="P1"><text:s text:c="16"/>users <text:s text:c="6"/>=&gt; "$9" );</text:p>
        <text:p text:style-name="P1"><text:s text:c="12"/>$cl = ( substr( $cl, 0, -1 ) );</text:p>
        <text:p text:style-name="P1"><text:s text:c="12"/>next if ( ( $cl ne '' ) and ( $cl ne $cluster_name ) );</text:p>
        <text:p text:style-name="P1"><text:s text:c="12"/>chomp( $r{users} );</text:p>
        <text:p text:style-name="P1"><text:s text:c="12"/>push @time_restrictions, \%r;</text:p>
        <text:p text:style-name="P1"><text:s text:c="12"/>qlog</text:p>
        <text:p text:style-name="P1"><text:s text:c="12"/>"Loaded: allow=$r{allow} begin='$r{timeb_every}' end='$r{timee_every}' users=$r{users} ($1/$2/$3/$4/$5)\n",</text:p>
        <text:p text:style-name="P1"><text:s text:c="12"/>LOG_INFO;</text:p>
        <text:p text:style-name="P1"><text:s text:c="4"/>}</text:p>
        <text:p text:style-name="P1"><text:s text:c="4"/>close R;</text:p>
        <text:p text:style-name="P1"><text:s text:c="4"/>qlog "Done.(" . scalar(@time_restrictions) . " rules loaded)\n", LOG_INFO;</text:p>
        <text:p text:style-name="P1"><text:s text:c="4"/>return 0;</text:p>
        <text:p text:style-name="P1">} <text:s text:c="3"/>#~load_restrictions</text:p>
        <text:p text:style-name="P1">sub test_dependencies( $ ) {</text:p>
        <text:p text:style-name="P1"><text:s text:c="4"/>my $qentry = $_[0];</text:p>
        <text:p text:style-name="P1"><text:s text:c="4"/>my ( $i, $j, $successfull_cond, $total_cond );</text:p>
        <text:p text:style-name="P1"><text:s text:c="4"/>$total_cond = 0;</text:p>
        <text:p text:style-name="P1"><text:s text:c="4"/>if ( ref($qentry-&gt;{wait_for_run}) eq 'ARRAY' ) {</text:p>
        <text:p text:style-name="P1"><text:s text:c="8"/>$total_cond = scalar( @{ $qentry-&gt;{wait_for_run} } );</text:p>
        <text:p text:style-name="P1"><text:s text:c="8"/>foreach $i ( @{ $qentry-&gt;{wait_for_run} } ) {</text:p>
        <text:p text:style-name="P1"><text:s text:c="12"/>$j = find_runned($i);</text:p>
        <text:p text:style-name="P1"><text:s text:c="12"/>if ( $j &gt;= 0 ) { <text:s text:c="3"/># found</text:p>
        <text:p text:style-name="P1"><text:s text:c="16"/>++$successfull_cond;</text:p>
        <text:p text:style-name="P1"><text:s text:c="12"/>} else {</text:p>
        <text:p text:style-name="P1"><text:s text:c="16"/>if ( $qentry-&gt;{wait_cond_type} eq 'a' ) { <text:s text:c="3"/># 'and'</text:p>
        <text:p text:style-name="P1"><text:soft-page-break/><text:s text:c="20"/>return 1;</text:p>
        <text:p text:style-name="P1"><text:s text:c="16"/>}</text:p>
        <text:p text:style-name="P1"><text:s text:c="12"/>}</text:p>
        <text:p text:style-name="P1"><text:s text:c="8"/>}</text:p>
        <text:p text:style-name="P1"><text:s text:c="4"/>}</text:p>
        <text:p text:style-name="P1"><text:s text:c="4"/>if ( ref($qentry-&gt;{wait_for_ok}) eq 'ARRAY' ) {</text:p>
        <text:p text:style-name="P1"><text:s text:c="8"/>$total_cond += scalar( @{ $qentry-&gt;{wait_for_ok} } );</text:p>
        <text:p text:style-name="P1"><text:s text:c="8"/>foreach $i ( @{ $qentry-&gt;{wait_for_ok} } ) {</text:p>
        <text:p text:style-name="P1"><text:s text:c="12"/>$j = find_runned($i);</text:p>
        <text:p text:style-name="P1"><text:s text:c="12"/>qlog "Found runned (ok)=$j\n", LOG_DEBUG;</text:p>
        <text:p text:style-name="P1"><text:s text:c="12"/>if ( $j &lt; 0 ) { <text:s text:c="33"/># not found</text:p>
        <text:p text:style-name="P1"><text:s text:c="16"/>next if ( $qentry-&gt;{wait_cond_type} ne 'a' );</text:p>
        <text:p text:style-name="P1"><text:s text:c="12"/>}</text:p>
        <text:p text:style-name="P1"><text:s text:c="12"/>qlog</text:p>
        <text:p text:style-name="P1"><text:s text:c="12"/>"Found runned code (ok)=$runned_list[$j]-&gt;{exitcode}\n",</text:p>
        <text:p text:style-name="P1"><text:s text:c="12"/>LOG_DEBUG;</text:p>
        <text:p text:style-name="P1"><text:s text:c="12"/>if ( $runned_list[$j]-&gt;{exitcode} &lt; 0 ) {</text:p>
        <text:p text:style-name="P1"><text:s text:c="16"/>return 1 if ( $qentry-&gt;{wait_cond_type} eq 'a' );</text:p>
        <text:p text:style-name="P1"><text:s text:c="12"/>}</text:p>
        <text:p text:style-name="P1"><text:s text:c="12"/>if ( $runned_list[$j]-&gt;{exitcode} &gt; 0 ) {</text:p>
        <text:p text:style-name="P1"><text:s text:c="16"/>return 2 if ( $qentry-&gt;{wait_cond_type} eq 'a' );</text:p>
        <text:p text:style-name="P1"><text:s text:c="12"/>}</text:p>
        <text:p text:style-name="P1"><text:s text:c="12"/>++$successfull_cond;</text:p>
        <text:p text:style-name="P1"><text:s text:c="8"/>}</text:p>
        <text:p text:style-name="P1"><text:s text:c="4"/>}</text:p>
        <text:p text:style-name="P1"><text:s text:c="4"/>if ( ref($qentry-&gt;{wait_for_fail}) eq 'ARRAY' ) {</text:p>
        <text:p text:style-name="P1"><text:s text:c="8"/>$total_cond += scalar( @{ $qentry-&gt;{wait_for_fail} } );</text:p>
        <text:p text:style-name="P1"><text:s text:c="8"/>foreach $i ( @{ $qentry-&gt;{wait_for_fail} } ) {</text:p>
        <text:p text:style-name="P1"><text:s text:c="12"/>$j = find_runned($i);</text:p>
        <text:p text:style-name="P1"><text:s text:c="12"/>qlog "Found runned (fail)=$j\n", LOG_DEBUG;</text:p>
        <text:p text:style-name="P1"><text:s text:c="12"/>if ( $j &lt; 0 ) { <text:s text:c="3"/># not found</text:p>
        <text:p text:style-name="P1"><text:s text:c="16"/>return 1 if ( $qentry-&gt;{wait_cond_type} eq 'a' );</text:p>
        <text:p text:style-name="P1"><text:s text:c="12"/>}</text:p>
        <text:p text:style-name="P1"><text:s text:c="12"/>qlog</text:p>
        <text:p text:style-name="P1"><text:s text:c="12"/>"Found runned code (fail)=$runned_list[$j]-&gt;{exitcode}\n",</text:p>
        <text:p text:style-name="P1"><text:s text:c="12"/>LOG_DEBUG;</text:p>
        <text:p text:style-name="P1"><text:s text:c="12"/>if ( $runned_list[$j]-&gt;{exitcode} &lt; 0 ) {</text:p>
        <text:p text:style-name="P1"><text:s text:c="16"/>return 1 if ( $qentry-&gt;{wait_cond_type} eq 'a' );</text:p>
        <text:p text:style-name="P1"><text:s text:c="12"/>}</text:p>
        <text:p text:style-name="P1"><text:s text:c="12"/>if ( $runned_list[$j]-&gt;{exitcode} == 0 ) {</text:p>
        <text:p text:style-name="P1"><text:s text:c="16"/>return 2 if ( $qentry-&gt;{wait_cond_type} eq 'a' );</text:p>
        <text:p text:style-name="P1"><text:s text:c="12"/>}</text:p>
        <text:p text:style-name="P1"><text:s text:c="12"/>++$successfull_cond;</text:p>
        <text:p text:style-name="P1"><text:s text:c="8"/>}</text:p>
        <text:p text:style-name="P1"><text:s text:c="4"/>}</text:p>
        <text:p text:style-name="P1"><text:s text:c="4"/>if ( $total_cond == 0 ) {</text:p>
        <text:p text:style-name="P1"><text:s text:c="8"/>return 0;</text:p>
        <text:p text:style-name="P1"><text:s text:c="4"/>} elsif ( ( $qentry-&gt;{wait_cond_type} eq 'o' )</text:p>
        <text:p text:style-name="P1"><text:s text:c="8"/>&amp;&amp; $successfull_cond &gt; 0 ) {</text:p>
        <text:p text:style-name="P1"><text:s text:c="4"/>return 0;</text:p>
        <text:p text:style-name="P1"><text:s text:c="4"/>} elsif ( ( $qentry-&gt;{wait_cond_type} eq 'a' )</text:p>
        <text:p text:style-name="P1"><text:s text:c="8"/>&amp;&amp; $successfull_cond == $total_cond ) {</text:p>
        <text:p text:style-name="P1"><text:s text:c="4"/>return 0;</text:p>
        <text:p text:style-name="P1"><text:s text:c="8"/>}</text:p>
        <text:p text:style-name="P1"><text:s text:c="8"/>return 1;</text:p>
        <text:p text:style-name="P1">}</text:p>
        <text:p text:style-name="P1">sub GetOptsTillCan_hash {</text:p>
        <text:p text:style-name="P1"><text:s text:c="4"/>my $hash = shift @_;</text:p>
        <text:p text:style-name="P1"><text:s text:c="4"/>my @args = @_;</text:p>
        <text:p text:style-name="P1"><text:s text:c="4"/>my ( %args, $arg, $a_key, $a_value, $a, $next, %types );</text:p>
        <text:p text:style-name="P1"><text:s text:c="4"/>foreach $arg (@args) {</text:p>
        <text:p text:style-name="P1"><text:s text:c="8"/>$arg =~ /^(\S+)(\=)(.*)/ or next;</text:p>
        <text:p text:style-name="P1"><text:s text:c="8"/>$a_key <text:s text:c="8"/>= $1;</text:p>
        <text:p text:style-name="P1"><text:s text:c="8"/>$a_value <text:s text:c="6"/>= $args{$arg};</text:p>
        <text:p text:style-name="P1"><text:s text:c="8"/>$types{$a_key} = $3;</text:p>
        <text:p text:style-name="P1"><text:s text:c="8"/>delete $args{$arg};</text:p>
        <text:p text:style-name="P1"><text:s text:c="8"/>$args{$a_key} = $a_value;</text:p>
        <text:p text:style-name="P1"><text:s text:c="4"/>}</text:p>
        <text:p text:style-name="P1"><text:s text:c="4"/>while ( $next = shift @ARGV ) {</text:p>
        <text:p text:style-name="P1"><text:s text:c="8"/>last if ( substr( $next, 0, 1 ) ne '-' );</text:p>
        <text:p text:style-name="P1"><text:s text:c="8"/>last if ( $next eq '--' );</text:p>
        <text:p text:style-name="P1"><text:s text:c="8"/>$a = substr( $next, 1 );</text:p>
        <text:p text:style-name="P1"><text:s text:c="8"/>last unless ( exists $args{$a} );</text:p>
        <text:p text:style-name="P1"><text:s text:c="8"/>undef $next;</text:p>
        <text:p text:style-name="P1"><text:s text:c="8"/>if ( ( $types{$a} eq 'i' ) || ( $types{$a} eq 's' ) ) {</text:p>
        <text:p text:style-name="P1"><text:s text:c="12"/>$hash-&gt;{$a} = shift @ARGV;</text:p>
        <text:p text:style-name="P1"><text:s text:c="8"/>} elsif ( $types{$a} eq '' ) {</text:p>
        <text:p text:style-name="P1"><text:s text:c="12"/>$hash-&gt;{$a} = 1;</text:p>
        <text:p text:style-name="P1"><text:s text:c="8"/>} elsif ( $types{$a} eq '+' ) {</text:p>
        <text:p text:style-name="P1"><text:s text:c="12"/>push @{ $hash-&gt;{$a} }, shift @ARGV;</text:p>
        <text:p text:style-name="P1"><text:s text:c="8"/>}</text:p>
        <text:p text:style-name="P1"><text:s text:c="4"/>}</text:p>
        <text:p text:style-name="P1"><text:s text:c="4"/>unshift @ARGV, $next if ( defined $next );</text:p>
        <text:p text:style-name="P1">}</text:p>
        <text:p text:style-name="P1">sub account_end( $ ) {</text:p>
        <text:p text:style-name="P1"><text:s text:c="4"/>my $q = $childs_info{ $_[0] };</text:p>
        <text:p text:style-name="P1"><text:s text:c="4"/>my $u = $q-&gt;{user};</text:p>
        <text:p text:style-name="P1"><text:s text:c="4"/>my $t;</text:p>
        <text:p text:style-name="P1"><text:s text:c="4"/>++$acc_user_all{$u}-&gt;{ntasks};</text:p>
        <text:p text:style-name="P1"><text:s text:c="4"/>++$acc_user{$u}-&gt;{ntasks};</text:p>
        <text:p text:style-name="P1"><text:s text:c="4"/>if ( $q-&gt;{status} == 0 ) {</text:p>
        <text:p text:style-name="P1"><text:s text:c="8"/>++$acc_user_all{$u}-&gt;{ntasks_ok};</text:p>
        <text:p text:style-name="P1"><text:s text:c="8"/>++$acc_user{$u}-&gt;{ntasks_ok};</text:p>
        <text:p text:style-name="P1"><text:s text:c="4"/>} else {</text:p>
        <text:p text:style-name="P1"><text:s text:c="8"/>++$acc_user_all{$u}-&gt;{ntasks_fail};</text:p>
        <text:p text:style-name="P1"><text:s text:c="8"/>++$acc_user{$u}-&gt;{ntasks_fail};</text:p>
        <text:p text:style-name="P1"><text:s text:c="4"/>}</text:p>
        <text:p text:style-name="P1"><text:s text:c="4"/>$acc_user_all{$u}-&gt;{npmax} = $q-&gt;{np}</text:p>
        <text:p text:style-name="P1"><text:s text:c="4"/>if ( !defined $acc_user_all{$u}-&gt;{npmax}</text:p>
        <text:p text:style-name="P1"><text:s text:c="8"/>or $acc_user_all{$u}-&gt;{npmax} &lt; $q-&gt;{np} );</text:p>
        <text:p text:style-name="P1"><text:s text:c="4"/>$acc_user_all{$u}-&gt;{npmin} = $q-&gt;{np}</text:p>
        <text:p text:style-name="P1"><text:s text:c="4"/>if ( !defined $acc_user_all{$u}-&gt;{npmin}</text:p>
        <text:p text:style-name="P1"><text:s text:c="8"/>or $acc_user_all{$u}-&gt;{npmin} &gt; $q-&gt;{np} );</text:p>
        <text:p text:style-name="P1"><text:s text:c="4"/>$acc_user{$u}-&gt;{npmax} = $q-&gt;{np}</text:p>
        <text:p text:style-name="P1"><text:s text:c="4"/>if ( !defined $acc_user{$u}-&gt;{npmax}</text:p>
        <text:p text:style-name="P1"><text:s text:c="8"/>or $acc_user{$u}-&gt;{npmax} &lt; $q-&gt;{np} );</text:p>
        <text:p text:style-name="P1"><text:s text:c="4"/>$acc_user{$u}-&gt;{npmin} = $q-&gt;{np}</text:p>
        <text:p text:style-name="P1"><text:s text:c="4"/>if ( !defined $acc_user{$u}-&gt;{npmin}</text:p>
        <text:p text:style-name="P1"><text:s text:c="8"/>or $acc_user{$u}-&gt;{npmin} &gt; $q-&gt;{np} );</text:p>
        <text:p text:style-name="P1"><text:s text:c="4"/>$t = $q-&gt;{endtime} - $q-&gt;{time};</text:p>
        <text:p text:style-name="P1"><text:s text:c="4"/>$acc_user_all{$u}-&gt;{time} += $t;</text:p>
        <text:p text:style-name="P1"><text:s text:c="4"/>$acc_user{$u}-&gt;{time} <text:s text:c="4"/>+= $t;</text:p>
        <text:p text:style-name="P1"><text:s text:c="4"/>$acc_user_all{$u}-&gt;{mintime} = $t</text:p>
        <text:p text:style-name="P1"><text:s text:c="4"/>if ( !defined $acc_user_all{$u}-&gt;{mintime}</text:p>
        <text:p text:style-name="P1"><text:soft-page-break/><text:s text:c="8"/>or $acc_user_all{$u}-&gt;{mintime} &gt; $t );</text:p>
        <text:p text:style-name="P1"><text:s text:c="4"/>$acc_user{$u}-&gt;{mintime} = $t</text:p>
        <text:p text:style-name="P1"><text:s text:c="4"/>if ( !defined $acc_user{$u}-&gt;{mintime}</text:p>
        <text:p text:style-name="P1"><text:s text:c="8"/>or $acc_user_all{$u}-&gt;{mintime} &gt; $t );</text:p>
        <text:p text:style-name="P1"><text:s text:c="4"/>$acc_user_all{$u}-&gt;{maxtime} = $t</text:p>
        <text:p text:style-name="P1"><text:s text:c="4"/>if ( !defined $acc_user_all{$u}-&gt;{maxtime}</text:p>
        <text:p text:style-name="P1"><text:s text:c="8"/>or $acc_user_all{$u}-&gt;{mintime} &gt; $t );</text:p>
        <text:p text:style-name="P1"><text:s text:c="4"/>$acc_user{$u}-&gt;{maxtime} = $t</text:p>
        <text:p text:style-name="P1"><text:s text:c="4"/>if ( !defined $acc_user{$u}-&gt;{maxtime}</text:p>
        <text:p text:style-name="P1"><text:s text:c="8"/>or $acc_user{$u}-&gt;{maxtime} &gt; $t );</text:p>
        <text:p text:style-name="P1"><text:s text:c="4"/>$t = $t * $q-&gt;{np};</text:p>
        <text:p text:style-name="P1"><text:s text:c="4"/>$acc_user_all{$u}-&gt;{sumtime} += $t;</text:p>
        <text:p text:style-name="P1"><text:s text:c="4"/>$acc_user{$u}-&gt;{sumtime} <text:s text:c="4"/>+= $t;</text:p>
        <text:p text:style-name="P1"><text:s text:c="4"/>$acc_user_all{$u}-&gt;{summintime} = $t</text:p>
        <text:p text:style-name="P1"><text:s text:c="4"/>if ( !defined $acc_user_all{$u}-&gt;{summintime}</text:p>
        <text:p text:style-name="P1"><text:s text:c="8"/>or $acc_user_all{$u}-&gt;{summintime} &gt; $t );</text:p>
        <text:p text:style-name="P1"><text:s text:c="4"/>$acc_user{$u}-&gt;{summintime} = $t</text:p>
        <text:p text:style-name="P1"><text:s text:c="4"/>if ( !defined $acc_user{$u}-&gt;{summintime}</text:p>
        <text:p text:style-name="P1"><text:s text:c="8"/>or $acc_user{$u}-&gt;{summintime} &gt; $t );</text:p>
        <text:p text:style-name="P1"><text:s text:c="4"/>$acc_user_all{$u}-&gt;{summaxtime} = $t</text:p>
        <text:p text:style-name="P1"><text:s text:c="4"/>if ( !defined $acc_user_all{$u}-&gt;{summaxtime}</text:p>
        <text:p text:style-name="P1"><text:s text:c="8"/>or $acc_user_all{$u}-&gt;{summaxtime} &gt; $t );</text:p>
        <text:p text:style-name="P1"><text:s text:c="4"/>$acc_user{$u}-&gt;{summaxtime} = $t</text:p>
        <text:p text:style-name="P1"><text:s text:c="4"/>if ( !defined $acc_user{$u}-&gt;{summaxtime}</text:p>
        <text:p text:style-name="P1"><text:s text:c="8"/>or $acc_user{$u}-&gt;{summaxtime} &gt; $t );</text:p>
        <text:p text:style-name="P1">}</text:p>
        <text:p text:style-name="P1">sub account_start( $ ) {</text:p>
        <text:p text:style-name="P1">}</text:p>
        <text:p text:style-name="P1">sub account_reset_daily() {</text:p>
        <text:p text:style-name="P1"><text:s text:c="4"/>undef %acc_user;</text:p>
        <text:p text:style-name="P1">}</text:p>
        <text:p text:style-name="P1">sub account_reset() {</text:p>
        <text:p text:style-name="P1"><text:s text:c="4"/>undef %acc_user_all;</text:p>
        <text:p text:style-name="P1">}</text:p>
        <text:p text:style-name="P1">sub account_save( $ ) {</text:p>
        <text:p text:style-name="P1"><text:s text:c="4"/>my $f = $_[0];</text:p>
        <text:p text:style-name="P1"><text:s text:c="4"/>my $i;</text:p>
        <text:p text:style-name="P1"><text:s text:c="4"/>foreach $i ( sort( keys(%acc_user) ) ) {</text:p>
        <text:p text:style-name="P1"><text:s text:c="8"/>print $f "$i ntasks acc_user{$i}-&gt;{ntasks}\n";</text:p>
        <text:p text:style-name="P1"><text:s text:c="8"/>print $f "$i ntasks acc_user_all{$i}-&gt;{ntasks}\n";</text:p>
        <text:p text:style-name="P1"><text:s text:c="8"/>print $f "$i ntasks_ok acc_user{$i}-&gt;{ntasks_ok}\n";</text:p>
        <text:p text:style-name="P1"><text:s text:c="8"/>print $f "$i ntasks_ok acc_user_all{$i}-&gt;{ntasks_ok}\n";</text:p>
        <text:p text:style-name="P1"><text:s text:c="8"/>print $f "$i ntasks_fail acc_user{$i}-&gt;{ntasks_fail}\n";</text:p>
        <text:p text:style-name="P1"><text:s text:c="8"/>print $f "$i ntasks_fail acc_user_all{$i}-&gt;{ntasks_fail}\n";</text:p>
        <text:p text:style-name="P1"><text:s text:c="8"/>print $f "$i npmax acc_user{$i}-&gt;{npmax}\n";</text:p>
        <text:p text:style-name="P1"><text:s text:c="8"/>print $f "$i npmax acc_user_all{$i}-&gt;{npmax}\n";</text:p>
        <text:p text:style-name="P1"><text:s text:c="8"/>print $f "$i npmin acc_user{$i}-&gt;{npmin}\n";</text:p>
        <text:p text:style-name="P1"><text:s text:c="8"/>print $f "$i npmin acc_user_all{$i}-&gt;{npmin}\n";</text:p>
        <text:p text:style-name="P1"><text:s text:c="8"/>print $f "$i time acc_user{$i}-&gt;{time}\n";</text:p>
        <text:p text:style-name="P1"><text:s text:c="8"/>print $f "$i time acc_user_all{$i}-&gt;{time}\n";</text:p>
        <text:p text:style-name="P1"><text:s text:c="8"/>print $f "$i mintime acc_user{$i}-&gt;{mintime}\n";</text:p>
        <text:p text:style-name="P1"><text:s text:c="8"/>print $f "$i mintime acc_user_all{$i}-&gt;{mintime}\n";</text:p>
        <text:p text:style-name="P1"><text:s text:c="8"/>print $f "$i maxtime acc_user{$i}-&gt;{maxtime}\n";</text:p>
        <text:p text:style-name="P1"><text:s text:c="8"/>print $f "$i maxtime acc_user_all{$i}-&gt;{maxtime}\n";</text:p>
        <text:p text:style-name="P1"><text:s text:c="8"/>print $f "$i sumtime acc_user{$i}-&gt;{sumtime}\n";</text:p>
        <text:p text:style-name="P1"><text:s text:c="8"/>print $f "$i sumtime acc_user_all{$i}-&gt;{sumtime}\n";</text:p>
        <text:p text:style-name="P1"><text:s text:c="8"/>print $f "$i summintime acc_user{$i}-&gt;{summintime}\n";</text:p>
        <text:p text:style-name="P1"><text:s text:c="8"/>print $f "$i summintime acc_user_all{$i}-&gt;{summintime}\n";</text:p>
        <text:p text:style-name="P1"><text:s text:c="8"/>print $f "$i summaxtime acc_user{$i}-&gt;{summaxtime}\n";</text:p>
        <text:p text:style-name="P1"><text:s text:c="8"/>print $f "$i summaxtime acc_user_all{$i}-&gt;{summaxtime}\n";</text:p>
        <text:p text:style-name="P1"><text:s text:c="4"/>}</text:p>
        <text:p text:style-name="P1">}</text:p>
        <text:p text:style-name="P1">sub account_load( $ ) {</text:p>
        <text:p text:style-name="P1"><text:s text:c="4"/>my $f = $_[0];</text:p>
        <text:p text:style-name="P1"><text:s text:c="4"/>my $i;</text:p>
        <text:p text:style-name="P1"><text:s text:c="4"/>while (&lt;$f&gt;) {</text:p>
        <text:p text:style-name="P1"><text:s text:c="8"/>/^(\S+)\s(\S+)\s(.*)/;</text:p>
        <text:p text:style-name="P1"><text:s text:c="8"/>acc_user {$1}-&gt;{$2} = $3;</text:p>
        <text:p text:style-name="P1"><text:s text:c="8"/>&lt;$f&gt;;</text:p>
        <text:p text:style-name="P1"><text:s text:c="8"/>/^(\S+)\s(\S+)\s(.*)/;</text:p>
        <text:p text:style-name="P1"><text:s text:c="8"/>acc_user_all {$1}-&gt;{$2} = $3;</text:p>
        <text:p text:style-name="P1"><text:s text:c="4"/>}</text:p>
        <text:p text:style-name="P1">}</text:p>
        <text:p text:style-name="P1">sub handle_user_connection( $ ) {</text:p>
        <text:p text:style-name="P1"><text:s text:c="4"/>my $conn = $_[0];</text:p>
        <text:p text:style-name="P1"><text:s text:c="4"/>my ( $line, $tmp );</text:p>
        <text:p text:style-name="P1"><text:s text:c="4"/>if ( $conn-&gt;{ch}-&gt;get_state ne 'ok' ) {</text:p>
        <text:p text:style-name="P1"><text:s text:c="8"/>qlog "User conn: disconnected\n", LOG_INFO;</text:p>
        <text:p text:style-name="P1"><text:s text:c="8"/>undef $conn;</text:p>
        <text:p text:style-name="P1"><text:s text:c="8"/>return;</text:p>
        <text:p text:style-name="P1"><text:s text:c="4"/>}</text:p>
        <text:p text:style-name="P1"><text:s text:c="4"/>if ( $conn-&gt;{begin} + get_setting('timeout') &lt; $last_time ) {</text:p>
        <text:p text:style-name="P1"><text:s text:c="8"/>$conn-&gt;{ch}-&gt;send("-Identification timed out.\n");</text:p>
        <text:p text:style-name="P1"><text:s text:c="8"/>qlog "User conn: Timed out\n", LOG_INFO;</text:p>
        <text:p text:style-name="P1"><text:s text:c="8"/>$conn-&gt;{ch}-&gt;flush;</text:p>
        <text:p text:style-name="P1"><text:s text:c="8"/>undef $conn;</text:p>
        <text:p text:style-name="P1"><text:s text:c="8"/>return;</text:p>
        <text:p text:style-name="P1"><text:s text:c="4"/>}</text:p>
        <text:p text:style-name="P1"><text:s text:c="4"/>if ( $conn-&gt;{state} == 1 ) {</text:p>
        <text:p text:style-name="P1"><text:s text:c="8"/>$line = get_line( $conn-&gt;{ch} );</text:p>
        <text:p text:style-name="P1"><text:s text:c="8"/>if ( $line eq '' ) {</text:p>
        <text:p text:style-name="P1"><text:s text:c="12"/>sc_task_in( 0, \&amp;handle_user_connection, $conn );</text:p>
        <text:p text:style-name="P1"><text:s text:c="12"/>return;</text:p>
        <text:p text:style-name="P1"><text:s text:c="8"/>}</text:p>
        <text:p text:style-name="P1"><text:s text:c="8"/>qlog "User conn: Got '$line'\n", LOG_INFO;</text:p>
        <text:p text:style-name="P1"><text:s text:c="8"/>my ( $type, $pid, $user );</text:p>
        <text:p text:style-name="P1"><text:s text:c="8"/>unless ( ( $type, $user, $pid ) =</text:p>
        <text:p text:style-name="P1"><text:s text:c="12"/>( $line =~ /^(\w+):([-_0-9a-zA-Z.]+):(\w+):/ ) ) {</text:p>
        <text:p text:style-name="P1"><text:s text:c="8"/>qlog "User conn: Bad request header '$line'\n", LOG_WARN;</text:p>
        <text:p text:style-name="P1"><text:s text:c="8"/>$conn-&gt;{ch}-&gt;disconnect;</text:p>
        <text:p text:style-name="P1"><text:s text:c="8"/>undef $conn;</text:p>
        <text:p text:style-name="P1"><text:s text:c="8"/>return;</text:p>
        <text:p text:style-name="P1"><text:s text:c="12"/>}</text:p>
        <text:p text:style-name="P1"><text:s text:c="12"/>$conn-&gt;{user} <text:s/>= $user;</text:p>
        <text:p text:style-name="P1"><text:s text:c="12"/>$conn-&gt;{type} <text:s/>= $type;</text:p>
        <text:p text:style-name="P1"><text:s text:c="12"/>$conn-&gt;{pid} <text:s text:c="2"/>= $pid;</text:p>
        <text:p text:style-name="P1"><text:s text:c="12"/>$conn-&gt;{state} = 3;</text:p>
        <text:p text:style-name="P1"><text:s text:c="12"/>$conn-&gt;{time} <text:s/>= $last_time;</text:p>
        <text:p text:style-name="P1"><text:s text:c="4"/>}</text:p>
        <text:p text:style-name="P1"><text:s text:c="4"/>if ( $conn-&gt;{state} == 3 ) {</text:p>
        <text:p text:style-name="P1"><text:s text:c="8"/>my $o = get_block_x( $conn-&gt;{ch} );</text:p>
        <text:p text:style-name="P1"><text:s text:c="8"/>if ( !( defined $o ) or ( $#$o &lt; 0 ) ) {</text:p>
        <text:p text:style-name="P1"><text:s text:c="12"/>if ( $conn-&gt;{time} + get_setting('timeout') &lt; $last_time ) {</text:p>
        <text:p text:style-name="P1"><text:s text:c="16"/>qlog "User conn: Request timed out ($conn-&gt;{type})\n",</text:p>
        <text:p text:style-name="P1"><text:soft-page-break/><text:s text:c="16"/>LOG_WARN;</text:p>
        <text:p text:style-name="P1"><text:s text:c="16"/>$conn-&gt;{ch}-&gt;disconnect;</text:p>
        <text:p text:style-name="P1"><text:s text:c="16"/>undef $conn;</text:p>
        <text:p text:style-name="P1"><text:s text:c="12"/>} else {</text:p>
        <text:p text:style-name="P1"><text:s text:c="16"/>sc_task_in( 0, \&amp;handle_user_connection, $conn );</text:p>
        <text:p text:style-name="P1"><text:s text:c="12"/>}</text:p>
        <text:p text:style-name="P1"><text:s text:c="12"/>return;</text:p>
        <text:p text:style-name="P1"><text:s text:c="8"/>}</text:p>
        <text:p text:style-name="P1"><text:s text:c="8"/>chomp @$o;</text:p>
        <text:p text:style-name="P1"><text:s text:c="8"/>{</text:p>
        <text:p text:style-name="P1"><text:s text:c="12"/>my %args;</text:p>
        <text:p text:style-name="P1"><text:s text:c="12"/>get_args_from_array( \%args, $o );</text:p>
        <text:p text:style-name="P1"><text:s text:c="12"/>$conn-&gt;{args} = \%args;</text:p>
        <text:p text:style-name="P1"><text:s text:c="12"/>if ( $log_level &gt;= LOG_DEBUG2 ) {</text:p>
        <text:p text:style-name="P1"><text:s text:c="16"/>qlog "BODY2: "</text:p>
        <text:p text:style-name="P1"><text:s text:c="16"/>. join( ';', keys( %{ $conn-&gt;{args} } ) ) . "\n",</text:p>
        <text:p text:style-name="P1"><text:s text:c="16"/>LOG_DEBUG2;</text:p>
        <text:p text:style-name="P1"><text:s text:c="12"/>}</text:p>
        <text:p text:style-name="P1"><text:s text:c="8"/>}</text:p>
        <text:p text:style-name="P1"><text:s text:c="8"/>$conn-&gt;{test} = generate_string();</text:p>
        <text:p text:style-name="P1"><text:s text:c="8"/>$conn-&gt;{ch}-&gt;send("+auth:$conn-&gt;{test}\n");</text:p>
        <text:p text:style-name="P1"><text:s text:c="8"/>$conn-&gt;{ch}-&gt;flush;</text:p>
        <text:p text:style-name="P1"><text:s text:c="8"/>$conn-&gt;{state} = 4;</text:p>
        <text:p text:style-name="P1"><text:s text:c="8"/>qlog "User conn: Sending authorization\n", LOG_INFO;</text:p>
        <text:p text:style-name="P1"><text:s text:c="8"/>sc_task_in( 0, \&amp;handle_user_connection, $conn );</text:p>
        <text:p text:style-name="P1"><text:s text:c="8"/>return;</text:p>
        <text:p text:style-name="P1"><text:s text:c="4"/>}</text:p>
        <text:p text:style-name="P1"><text:s text:c="4"/>if ( $conn-&gt;{state} == 4 ) {</text:p>
        <text:p text:style-name="P1"><text:s text:c="8"/>if ( $log_level &gt;= LOG_DEBUG2 ) {</text:p>
        <text:p text:style-name="P1"><text:s text:c="12"/>qlog "BODY3: "</text:p>
        <text:p text:style-name="P1"><text:s text:c="12"/>. join( ';', keys( %{ $conn-&gt;{args} } ) ) . "\n",</text:p>
        <text:p text:style-name="P1"><text:s text:c="12"/>LOG_DEBUG2;</text:p>
        <text:p text:style-name="P1"><text:s text:c="8"/>}</text:p>
        <text:p text:style-name="P1"><text:s text:c="8"/>$line = get_line( $conn-&gt;{ch} );</text:p>
        <text:p text:style-name="P1"><text:s text:c="8"/>if ( $line eq '' ) {</text:p>
        <text:p text:style-name="P1"><text:s text:c="12"/>sc_task_in( 0, \&amp;handle_user_connection, $conn );</text:p>
        <text:p text:style-name="P1"><text:s text:c="12"/>return;</text:p>
        <text:p text:style-name="P1"><text:s text:c="8"/>}</text:p>
        <text:p text:style-name="P1"><text:s text:c="8"/>unless ( $line eq "+ok" ) {</text:p>
        <text:p text:style-name="P1"><text:s text:c="12"/>qlog "User conn: Bad auth answer: '$line'\n", LOG_WARN;</text:p>
        <text:p text:style-name="P1"><text:s text:c="12"/>$conn-&gt;{ch}-&gt;send("-Bad auth answer\n");</text:p>
        <text:p text:style-name="P1"><text:s text:c="12"/>$conn-&gt;{ch}-&gt;disconnect;</text:p>
        <text:p text:style-name="P1"><text:s text:c="12"/>undef $conn;</text:p>
        <text:p text:style-name="P1"><text:s text:c="12"/>return;</text:p>
        <text:p text:style-name="P1"><text:s text:c="8"/>}</text:p>
        <text:p text:style-name="P1"><text:s text:c="8"/>unless ( $opts{x} ) {</text:p>
        <text:p text:style-name="P1"><text:s text:c="12"/>my ( $uid2, $argv02 ) =</text:p>
        <text:p text:style-name="P1"><text:s text:c="12"/>@{ get_user_argv0_by_pid( $conn-&gt;{pid} ) };</text:p>
        <text:p text:style-name="P1"><text:s text:c="12"/>if ( $uid2 == -1 or $argv02 != $conn-&gt;{test} ) {</text:p>
        <text:p text:style-name="P1"><text:s text:c="16"/>qlog "User conn: Auth failed\n", LOG_WARN;</text:p>
        <text:p text:style-name="P1"><text:s text:c="16"/>$conn-&gt;{ch}-&gt;send(</text:p>
        <text:p text:style-name="P1"><text:s text:c="20"/>"-Auth failed! You are attempting to spoof. Don't do this!\n"</text:p>
        <text:p text:style-name="P1"><text:s text:c="20"/>);</text:p>
        <text:p text:style-name="P1"><text:s text:c="16"/>$conn-&gt;{ch}-&gt;disconnect;</text:p>
        <text:p text:style-name="P1"><text:s text:c="16"/>undef $conn;</text:p>
        <text:p text:style-name="P1"><text:s text:c="16"/>return;</text:p>
        <text:p text:style-name="P1"><text:s text:c="12"/>}</text:p>
        <text:p text:style-name="P1"><text:s text:c="8"/>}</text:p>
        <text:p text:style-name="P1"><text:s text:c="8"/>qlog "User conn: authorizing done (type=$conn-&gt;{type})\n", LOG_INFO;</text:p>
        <text:p text:style-name="P1"><text:s text:c="8"/>$conn-&gt;{args}-&gt;{user} = $conn-&gt;{user};</text:p>
        <text:p text:style-name="P1"><text:s text:c="8"/>$conn-&gt;{args}-&gt;{queue} ||=</text:p>
        <text:p text:style-name="P1"><text:s text:c="8"/>cleosupport::get_setting( 'def_queue', $conn-&gt;{user},</text:p>
        <text:p text:style-name="P1"><text:s text:c="12"/>$conn-&gt;{args}-&gt;{profile} );</text:p>
        <text:p text:style-name="P1"><text:s text:c="8"/>delete $conn-&gt;{pid};</text:p>
        <text:p text:style-name="P1"><text:s text:c="8"/>delete $conn-&gt;{user};</text:p>
        <text:p text:style-name="P1"><text:s text:c="8"/>if ( !is_in_list( $conn-&gt;{args}-&gt;{queue},</text:p>
        <text:p text:style-name="P1"><text:s text:c="12"/>\@{ $child_aliases{$cluster_name} } )</text:p>
        <text:p text:style-name="P1"><text:s text:c="12"/>) {</text:p>
        <text:p text:style-name="P1"><text:s text:c="8"/>$conn-&gt;{ch}</text:p>
        <text:p text:style-name="P1"><text:s text:c="8"/>-&gt;send("-Queue $conn-&gt;{args}-&gt;{queue} does not exists\n");</text:p>
        <text:p text:style-name="P1"><text:s text:c="8"/>$conn-&gt;{ch}-&gt;disconnect;</text:p>
        <text:p text:style-name="P1"><text:s text:c="8"/>undef $conn;</text:p>
        <text:p text:style-name="P1"><text:s text:c="8"/>return;</text:p>
        <text:p text:style-name="P1"><text:s text:c="12"/>}</text:p>
        <text:p text:style-name="P1"><text:s text:c="12"/>if ( $log_level &gt;= LOG_DEBUG2 ) {</text:p>
        <text:p text:style-name="P1"><text:s text:c="16"/>qlog "BODY4: "</text:p>
        <text:p text:style-name="P1"><text:s text:c="16"/>. join( ';', keys( %{ $conn-&gt;{args} } ) ) . "\n",</text:p>
        <text:p text:style-name="P1"><text:s text:c="16"/>LOG_DEBUG2;</text:p>
        <text:p text:style-name="P1"><text:s text:c="12"/>}</text:p>
        <text:p text:style-name="P1"><text:s text:c="12"/>if ( exists( $user_processors{ $conn-&gt;{type} } ) ) {</text:p>
        <text:p text:style-name="P1"><text:s text:c="16"/>$user_processors{ $conn-&gt;{type} }-&gt;( $conn-&gt;{ch}, $conn-&gt;{args} );</text:p>
        <text:p text:style-name="P1"><text:s text:c="16"/>undef $conn;</text:p>
        <text:p text:style-name="P1"><text:s text:c="16"/>return;</text:p>
        <text:p text:style-name="P1"><text:s text:c="12"/>}</text:p>
        <text:p text:style-name="P1"><text:s text:c="12"/>qlog "User conn: Command is not recognized ($conn-&gt;{type})\n",</text:p>
        <text:p text:style-name="P1"><text:s text:c="12"/>LOG_WARN;</text:p>
        <text:p text:style-name="P1"><text:s text:c="12"/>$conn-&gt;{ch}-&gt;send("-Command is not recognized ($conn-&gt;{type})\n");</text:p>
        <text:p text:style-name="P1"><text:s text:c="12"/>$conn-&gt;{ch}-&gt;disconnect;</text:p>
        <text:p text:style-name="P1"><text:s text:c="12"/>undef $conn;</text:p>
        <text:p text:style-name="P1"><text:s text:c="12"/>return;</text:p>
        <text:p text:style-name="P1"><text:s text:c="4"/>}</text:p>
        <text:p text:style-name="P1"><text:s text:c="4"/>qlog</text:p>
        <text:p text:style-name="P1"><text:s text:c="4"/>"Internal error: Unexpected state in user request processing: $conn-&gt;{state}\n";</text:p>
        <text:p text:style-name="P1"><text:s text:c="4"/>undef $conn;</text:p>
        <text:p text:style-name="P1">} <text:s text:c="3"/># ~handle_user_connection</text:p>
        <text:p text:style-name="P1">sub user_add_processor( $$ ) {</text:p>
        <text:p text:style-name="P1"><text:s text:c="4"/>my ( $ch, $args ) = @_;</text:p>
        <text:p text:style-name="P1"><text:s text:c="4"/>my ( $tmout, $tmout_max, $adm, $tmpval, $tmpval2, $i );</text:p>
        <text:p text:style-name="P1"><text:s text:c="4"/>if ( $args-&gt;{command} eq '' ) {</text:p>
        <text:p text:style-name="P1"><text:s text:c="8"/>qlog "ADD: No command line given!\n", LOG_WARN;</text:p>
        <text:p text:style-name="P1"><text:s text:c="8"/>$ch-&gt;send("-No command line given!\n");</text:p>
        <text:p text:style-name="P1"><text:s text:c="8"/>$ch-&gt;disconnect;</text:p>
        <text:p text:style-name="P1"><text:s text:c="8"/>return;</text:p>
        <text:p text:style-name="P1"><text:s text:c="4"/>}</text:p>
        <text:p text:style-name="P1"><text:s text:c="4"/>qlog "_ADD request $args-&gt;{queue}/$args-&gt;{command}/$args-&gt;{np}\n", LOG_INFO;</text:p>
        <text:p text:style-name="P1"><text:s text:c="4"/>slog</text:p>
        <text:p text:style-name="P1"><text:s text:c="4"/>"ADD request $args-&gt;{user}; $args-&gt;{queue}; $args-&gt;{np}; $args-&gt;{command}\n";</text:p>
        <text:p text:style-name="P1"><text:s text:c="4"/>load_user_conf( $args-&gt;{user} );</text:p>
        <text:p text:style-name="P1"><text:s text:c="4"/>$args-&gt;{path} ||= $user_home{ $args-&gt;{user} };</text:p>
        <text:p text:style-name="P1"><text:s text:c="4"/>$args-&gt;{dir} <text:s/>||= $args-&gt;{path};</text:p>
        <text:p text:style-name="P1"><text:s text:c="4"/>$args-&gt;{temp_dir} ||=</text:p>
        <text:p text:style-name="P1"><text:s text:c="4"/>cleosupport::get_setting( 'temp_dir', <text:s text:c="6"/>$args-&gt;{user},</text:p>
        <text:p text:style-name="P1"><text:s text:c="8"/>$args-&gt;{profile}, $args-&gt;{queue} );</text:p>
        <text:p text:style-name="P1"><text:s text:c="4"/>$args-&gt;{outfile} ||=</text:p>
        <text:p text:style-name="P1"><text:soft-page-break/><text:s text:c="4"/>cleosupport::get_setting( 'outfile', <text:s text:c="7"/>$args-&gt;{user},</text:p>
        <text:p text:style-name="P1"><text:s text:c="8"/>$args-&gt;{profile}, $args-&gt;{queue} );</text:p>
        <text:p text:style-name="P1"><text:s text:c="4"/>$args-&gt;{repfile} ||=</text:p>
        <text:p text:style-name="P1"><text:s text:c="4"/>cleosupport::get_setting( 'repfile', <text:s text:c="7"/>$args-&gt;{user},</text:p>
        <text:p text:style-name="P1"><text:s text:c="8"/>$args-&gt;{profile}, $args-&gt;{queue} );</text:p>
        <text:p text:style-name="P1"><text:s text:c="4"/>$args-&gt;{one_rep} ||=</text:p>
        <text:p text:style-name="P1"><text:s text:c="4"/>cleosupport::get_setting( 'one_report', <text:s text:c="4"/>$args-&gt;{user},</text:p>
        <text:p text:style-name="P1"><text:s text:c="8"/>$args-&gt;{profile}, $args-&gt;{queue} );</text:p>
        <text:p text:style-name="P1"><text:s text:c="4"/>$args-&gt;{use_empty} ||=</text:p>
        <text:p text:style-name="P1"><text:s text:c="4"/>cleosupport::get_setting( 'use_empty', <text:s text:c="5"/>$args-&gt;{user},</text:p>
        <text:p text:style-name="P1"><text:s text:c="8"/>$args-&gt;{profile}, $args-&gt;{queue} );</text:p>
        <text:p text:style-name="P1"><text:s text:c="4"/>$args-&gt;{empty_input} ||=</text:p>
        <text:p text:style-name="P1"><text:s text:c="4"/>cleosupport::get_setting( 'empty_input', <text:s text:c="3"/>$args-&gt;{user},</text:p>
        <text:p text:style-name="P1"><text:s text:c="8"/>$args-&gt;{profile}, $args-&gt;{queue} );</text:p>
        <text:p text:style-name="P1"><text:s text:c="4"/>if ( $args-&gt;{env} ) {</text:p>
        <text:p text:style-name="P1"><text:s text:c="8"/>my @env = split( /\0/, unpack( 'u', $args-&gt;{env} ) );</text:p>
        <text:p text:style-name="P1"><text:s text:c="8"/>undef $args-&gt;{env};</text:p>
        <text:p text:style-name="P1"><text:s text:c="8"/>@{ $args-&gt;{env} } = @env;</text:p>
        <text:p text:style-name="P1"><text:s text:c="4"/>}</text:p>
        <text:p text:style-name="P1"><text:s text:c="4"/>if ( $args-&gt;{attributes} ne '' ) {</text:p>
        <text:p text:style-name="P1"><text:s text:c="8"/>my %attrs = split( /#/, $args-&gt;{attributes} );</text:p>
        <text:p text:style-name="P1"><text:s text:c="8"/>%{ $args-&gt;{attrs} } = %attrs;</text:p>
        <text:p text:style-name="P1"><text:s text:c="8"/>my @attrs_list = keys(%attrs);</text:p>
        <text:p text:style-name="P1"><text:s text:c="8"/>@attrs_list = map {"$_ =&gt; $args-&gt;{attrs}-&gt;{$_}"} @attrs_list;</text:p>
        <text:p text:style-name="P1"><text:s text:c="8"/>if ( $log_level &gt;= LOG_DEBUG ) {</text:p>
        <text:p text:style-name="P1"><text:s text:c="12"/>qlog 'ATTRS: ' . join( ',', @attrs_list ) . "\n", LOG_DEBUG;</text:p>
        <text:p text:style-name="P1"><text:s text:c="8"/>}</text:p>
        <text:p text:style-name="P1"><text:s text:c="8"/>delete $args-&gt;{attributes};</text:p>
        <text:p text:style-name="P1"><text:s text:c="4"/>}</text:p>
        <text:p text:style-name="P1"><text:s text:c="4"/>$tmout =</text:p>
        <text:p text:style-name="P1"><text:s text:c="4"/>cleosupport::get_setting( 'default_time', <text:s text:c="2"/>$args-&gt;{user},</text:p>
        <text:p text:style-name="P1"><text:s text:c="8"/>$args-&gt;{profile}, $args-&gt;{queue} );</text:p>
        <text:p text:style-name="P1"><text:s text:c="4"/>$tmout_max =</text:p>
        <text:p text:style-name="P1"><text:s text:c="4"/>cleosupport::get_setting( 'max_time', <text:s text:c="6"/>$args-&gt;{user},</text:p>
        <text:p text:style-name="P1"><text:s text:c="8"/>$args-&gt;{profile}, $args-&gt;{queue} );</text:p>
        <text:p text:style-name="P1"><text:s text:c="4"/>if ( $log_level &gt;= LOG_DEBUG ) {</text:p>
        <text:p text:style-name="P1"><text:s text:c="8"/>qlog "PROFILE: $args-&gt;{profile}, OUTFILE: $args-&gt;{outfile}\n", LOG_DEBUG;</text:p>
        <text:p text:style-name="P1"><text:s text:c="4"/>}</text:p>
        <text:p text:style-name="P1"><text:s text:c="4"/>$adm = 1 if ( isadmin( $args-&gt;{user}, $args-&gt;{queue} ) );</text:p>
        <text:p text:style-name="P1"><text:s text:c="4"/>qlog "TIMELIMIT0: $args-&gt;{timelimit} / $tmout_max / $adm\n", LOG_INFO;</text:p>
        <text:p text:style-name="P1"><text:s text:c="4"/>if ( defined $args-&gt;{timelimit} ) {</text:p>
        <text:p text:style-name="P1"><text:s text:c="8"/>if ( <text:s text:c="4"/>!$adm</text:p>
        <text:p text:style-name="P1"><text:s text:c="12"/>and ( $tmout_max &gt; 0 )</text:p>
        <text:p text:style-name="P1"><text:s text:c="12"/>and ( $args-&gt;{timelimit} &gt; $tmout_max ) ) {</text:p>
        <text:p text:style-name="P1"><text:s text:c="8"/>qlog "Timelimit is too high\n", LOG_INFO;</text:p>
        <text:p text:style-name="P1"><text:s text:c="8"/>$ch-&gt;send(</text:p>
        <text:p text:style-name="P1"><text:s text:c="12"/>"-Illegal timelimit specified ($args-&gt;{timelimit} secs). Allowed Maximum is $tmout_max\n"</text:p>
        <text:p text:style-name="P1"><text:s text:c="12"/>);</text:p>
        <text:p text:style-name="P1"><text:s text:c="8"/>$ch-&gt;disconnect;</text:p>
        <text:p text:style-name="P1"><text:s text:c="8"/>return;</text:p>
        <text:p text:style-name="P1"><text:s text:c="12"/>}</text:p>
        <text:p text:style-name="P1"><text:s text:c="4"/>} else {</text:p>
        <text:p text:style-name="P1"><text:s text:c="8"/>if ($adm) {</text:p>
        <text:p text:style-name="P1"><text:s text:c="12"/>$args-&gt;{timelimit} = $tmout;</text:p>
        <text:p text:style-name="P1"><text:s text:c="8"/>} else {</text:p>
        <text:p text:style-name="P1"><text:s text:c="12"/>$args-&gt;{timelimit} = min( $tmout, $tmout_max );</text:p>
        <text:p text:style-name="P1"><text:s text:c="8"/>}</text:p>
        <text:p text:style-name="P1"><text:s text:c="4"/>}</text:p>
        <text:p text:style-name="P1"><text:s text:c="4"/>qlog "MM $args-&gt;{queue}/$args-&gt;{path}/$args-&gt;{temp_dir}/$args-&gt;{outfile}/"</text:p>
        <text:p text:style-name="P1"><text:s text:c="4"/>. "$args-&gt;{repfile}/$args-&gt;{one_rep}/$args-&gt;{com_line};\n", LOG_DEBUG2;</text:p>
        <text:p text:style-name="P1"><text:s text:c="4"/>qlog "Checking $args-&gt;{user} in $args-&gt;{queue} ("</text:p>
        <text:p text:style-name="P1"><text:s text:c="4"/>. join( ',', @{ $cluster_settings{ $args-&gt;{queue} }-&gt;{users} } )</text:p>
        <text:p text:style-name="P1"><text:s text:c="4"/>. ")("</text:p>
        <text:p text:style-name="P1"><text:s text:c="4"/>. join( ',', @{ $cluster_settings{ $args-&gt;{queue} }-&gt;{nousers} } )</text:p>
        <text:p text:style-name="P1"><text:s text:c="4"/>. ")\n", LOG_INFO;</text:p>
        <text:p text:style-name="P1"><text:s text:c="4"/>if ( scalar( @{ $cluster_settings{ $args-&gt;{queue} }-&gt;{nousers} } ) &gt; 0 ) {</text:p>
        <text:p text:style-name="P1"><text:s text:c="8"/>if ( is_in_list( $args-&gt;{user},</text:p>
        <text:p text:style-name="P1"><text:s text:c="12"/>\@{ $cluster_settings{ $args-&gt;{queue} }-&gt;{nousers} }</text:p>
        <text:p text:style-name="P1"><text:s text:c="12"/>)</text:p>
        <text:p text:style-name="P1"><text:s text:c="12"/>) {</text:p>
        <text:p text:style-name="P1"><text:s text:c="8"/>$ch-&gt;send(</text:p>
        <text:p text:style-name="P1"><text:s text:c="12"/>"-You are not allowed to add tasks to queue $args-&gt;{queue}! (not valid user)\n"</text:p>
        <text:p text:style-name="P1"><text:s text:c="12"/>);</text:p>
        <text:p text:style-name="P1"><text:s text:c="8"/>$ch-&gt;disconnect;</text:p>
        <text:p text:style-name="P1"><text:s text:c="8"/>return;</text:p>
        <text:p text:style-name="P1"><text:s text:c="12"/>}</text:p>
        <text:p text:style-name="P1"><text:s text:c="4"/>}</text:p>
        <text:p text:style-name="P1"><text:s text:c="4"/>if ( scalar( @{ $global_settings{nousers} } ) &gt; 0 ) {</text:p>
        <text:p text:style-name="P1"><text:s text:c="8"/>if ( is_in_list( $args-&gt;{user}, \@{ $global_settings{nousers} } ) ) {</text:p>
        <text:p text:style-name="P1"><text:s text:c="12"/>$ch-&gt;send(</text:p>
        <text:p text:style-name="P1"><text:s text:c="16"/>"-You are not allowed to add tasks to queue $args-&gt;{queue}! (not valid user!)\n"</text:p>
        <text:p text:style-name="P1"><text:s text:c="16"/>);</text:p>
        <text:p text:style-name="P1"><text:s text:c="12"/>$ch-&gt;disconnect;</text:p>
        <text:p text:style-name="P1"><text:s text:c="12"/>return;</text:p>
        <text:p text:style-name="P1"><text:s text:c="8"/>}</text:p>
        <text:p text:style-name="P1"><text:s text:c="4"/>}</text:p>
        <text:p text:style-name="P1"><text:s text:c="4"/>if ( scalar( @{ $cluster_settings{ $args-&gt;{queue} }-&gt;{users} } &gt; 0 )</text:p>
        <text:p text:style-name="P1"><text:s text:c="8"/>&amp;&amp; !$adm ) {</text:p>
        <text:p text:style-name="P1"><text:s text:c="4"/>unless (is_in_list( $args-&gt;{user},</text:p>
        <text:p text:style-name="P1"><text:s text:c="8"/>\@{ $cluster_settings{ $args-&gt;{queue} }-&gt;{users} }</text:p>
        <text:p text:style-name="P1"><text:s text:c="8"/>)</text:p>
        <text:p text:style-name="P1"><text:s text:c="8"/>) {</text:p>
        <text:p text:style-name="P1"><text:s text:c="4"/>$ch-&gt;send(</text:p>
        <text:p text:style-name="P1"><text:s text:c="8"/>"-You are not allowed to add tasks to queue $args-&gt;{queue}! (not in list of users)\n"</text:p>
        <text:p text:style-name="P1"><text:s text:c="8"/>);</text:p>
        <text:p text:style-name="P1"><text:s text:c="4"/>$ch-&gt;disconnect;</text:p>
        <text:p text:style-name="P1"><text:s text:c="4"/>return;</text:p>
        <text:p text:style-name="P1"><text:s text:c="8"/>}</text:p>
        <text:p text:style-name="P1"><text:s text:c="8"/>}</text:p>
        <text:p text:style-name="P1"><text:s text:c="8"/>if ( scalar( @{ $global_settings{users} } &gt; 0 ) &amp;&amp; !$adm ) {</text:p>
        <text:p text:style-name="P1"><text:s text:c="12"/>if ( !is_in_list( $args-&gt;{user}, \@{ $global_settings{users} } ) ) {</text:p>
        <text:p text:style-name="P1"><text:s text:c="16"/>$ch-&gt;send(</text:p>
        <text:p text:style-name="P1"><text:s text:c="20"/>"-You are not allowed to add tasks to queue $args-&gt;{queue}! (not in list of users!)\n"</text:p>
        <text:p text:style-name="P1"><text:s text:c="20"/>);</text:p>
        <text:p text:style-name="P1"><text:s text:c="16"/>$ch-&gt;disconnect;</text:p>
        <text:p text:style-name="P1"><text:s text:c="16"/>return;</text:p>
        <text:p text:style-name="P1"><text:s text:c="12"/>}</text:p>
        <text:p text:style-name="P1"><text:s text:c="8"/>}</text:p>
        <text:p text:style-name="P1"><text:s text:c="8"/>$tmpval =</text:p>
        <text:p text:style-name="P1"><text:soft-page-break/><text:s text:c="8"/>cleosupport::get_setting( 'min_np', <text:s text:c="8"/>$args-&gt;{user},</text:p>
        <text:p text:style-name="P1"><text:s text:c="12"/>$args-&gt;{profile}, $args-&gt;{queue} );</text:p>
        <text:p text:style-name="P1"><text:s text:c="8"/>if ( !$adm &amp;&amp; $args-&gt;{np} &lt; $tmpval ) {</text:p>
        <text:p text:style-name="P1"><text:s text:c="12"/>$ch-&gt;send(</text:p>
        <text:p text:style-name="P1"><text:s text:c="16"/>"-Illegal number of processes requested ($args-&gt;{np}). Minimum $tmpval allowed\n"</text:p>
        <text:p text:style-name="P1"><text:s text:c="16"/>);</text:p>
        <text:p text:style-name="P1"><text:s text:c="12"/>$ch-&gt;disconnect;</text:p>
        <text:p text:style-name="P1"><text:s text:c="12"/>return;</text:p>
        <text:p text:style-name="P1"><text:s text:c="8"/>}</text:p>
        <text:p text:style-name="P1"><text:s text:c="8"/>$tmpval =</text:p>
        <text:p text:style-name="P1"><text:s text:c="8"/>cleosupport::get_setting( 'max_np', <text:s text:c="8"/>$args-&gt;{user},</text:p>
        <text:p text:style-name="P1"><text:s text:c="12"/>$args-&gt;{profile}, $args-&gt;{queue} );</text:p>
        <text:p text:style-name="P1"><text:s text:c="8"/>if ( !$adm &amp;&amp; $args-&gt;{np} &gt; $tmpval ) {</text:p>
        <text:p text:style-name="P1"><text:s text:c="12"/>$ch-&gt;send(</text:p>
        <text:p text:style-name="P1"><text:s text:c="16"/>"-Illegal number of processes requested ($args-&gt;{np}). Maximum $tmpval allowed\n"</text:p>
        <text:p text:style-name="P1"><text:s text:c="16"/>);</text:p>
        <text:p text:style-name="P1"><text:s text:c="12"/>$ch-&gt;disconnect;</text:p>
        <text:p text:style-name="P1"><text:s text:c="12"/>return;</text:p>
        <text:p text:style-name="P1"><text:s text:c="8"/>}</text:p>
        <text:p text:style-name="P1"><text:s text:c="8"/>$tmpval =</text:p>
        <text:p text:style-name="P1"><text:s text:c="8"/>cleosupport::get_setting( 'max_sum_np', <text:s text:c="4"/>$args-&gt;{user},</text:p>
        <text:p text:style-name="P1"><text:s text:c="12"/>$args-&gt;{profile}, $args-&gt;{queue} );</text:p>
        <text:p text:style-name="P1"><text:s text:c="8"/>if ( !$adm &amp;&amp; $args-&gt;{np} &gt; $tmpval ) {</text:p>
        <text:p text:style-name="P1"><text:s text:c="12"/>$ch-&gt;send(</text:p>
        <text:p text:style-name="P1"><text:s text:c="16"/>"-Illegal number of processes requested ($args-&gt;{np}). Maximum, can be used is $tmpval\n"</text:p>
        <text:p text:style-name="P1"><text:s text:c="16"/>);</text:p>
        <text:p text:style-name="P1"><text:s text:c="12"/>$ch-&gt;disconnect;</text:p>
        <text:p text:style-name="P1"><text:s text:c="12"/>return;</text:p>
        <text:p text:style-name="P1"><text:s text:c="8"/>}</text:p>
        <text:p text:style-name="P1"><text:s text:c="8"/>$tmpval =</text:p>
        <text:p text:style-name="P1"><text:s text:c="8"/>cleosupport::get_setting( 'max_cpuh', <text:s text:c="6"/>$args-&gt;{user},</text:p>
        <text:p text:style-name="P1"><text:s text:c="12"/>$args-&gt;{profile}, $args-&gt;{queue} );</text:p>
        <text:p text:style-name="P1"><text:s text:c="8"/>my $cpuh=$args-&gt;{np}*$args-&gt;{timelimit}*60;</text:p>
        <text:p text:style-name="P1"><text:s text:c="8"/>if ( !$adm and $tmpval&gt;0 and $cpuh &gt; $tmpval ) {</text:p>
        <text:p text:style-name="P1"><text:s text:c="12"/>$ch-&gt;send(</text:p>
        <text:p text:style-name="P1"><text:s text:c="16"/>"-Too much cpu-hours requested ($cpuh). Maximum, $tmpval can be used\n"</text:p>
        <text:p text:style-name="P1"><text:s text:c="16"/>);</text:p>
        <text:p text:style-name="P1"><text:s text:c="12"/>$ch-&gt;disconnect;</text:p>
        <text:p text:style-name="P1"><text:s text:c="12"/>return;</text:p>
        <text:p text:style-name="P1"><text:s text:c="8"/>}</text:p>
        <text:p text:style-name="P1"><text:s text:c="8"/>$tmpval = get_setting( 'priority', <text:s text:c="6"/>$args-&gt;{user},</text:p>
        <text:p text:style-name="P1"><text:s text:c="12"/>$args-&gt;{profile}, $args-&gt;{queue} );</text:p>
        <text:p text:style-name="P1"><text:s text:c="8"/>$tmpval2 = get_setting( 'def_priority', <text:s text:c="2"/>$args-&gt;{user},</text:p>
        <text:p text:style-name="P1"><text:s text:c="12"/>$args-&gt;{profile}, $args-&gt;{queue} );</text:p>
        <text:p text:style-name="P1"><text:s text:c="8"/>qlog "GET_PRI=$tmpval / $tmpval2 / $args-&gt;{priority}\n", LOG_DEBUG;</text:p>
        <text:p text:style-name="P1"><text:s text:c="8"/>$args-&gt;{priority} = $tmpval2 if ( $args-&gt;{priority} eq '' );</text:p>
        <text:p text:style-name="P1"><text:s text:c="8"/>if ( !$adm &amp;&amp; $args-&gt;{priority} &gt; $tmpval ) {</text:p>
        <text:p text:style-name="P1"><text:s text:c="12"/>$ch-&gt;send(</text:p>
        <text:p text:style-name="P1"><text:s text:c="16"/>"-Illegal priority specified ($args-&gt;{priority}). Maximum value is $tmpval\n"</text:p>
        <text:p text:style-name="P1"><text:s text:c="16"/>);</text:p>
        <text:p text:style-name="P1"><text:s text:c="12"/>$ch-&gt;disconnect;</text:p>
        <text:p text:style-name="P1"><text:s text:c="12"/>return;</text:p>
        <text:p text:style-name="P1"><text:s text:c="8"/>}</text:p>
        <text:p text:style-name="P1"><text:s text:c="8"/>my ( $b, $exe );</text:p>
        <text:p text:style-name="P1"><text:s text:c="8"/>if ( $args-&gt;{args0} ne '' ) {</text:p>
        <text:p text:style-name="P1"><text:s text:c="12"/>undef $args-&gt;{task_args};</text:p>
        <text:p text:style-name="P1"><text:s text:c="12"/>for ( my $i = 0;; ++$i ) {</text:p>
        <text:p text:style-name="P1"><text:s text:c="16"/>last unless defined $args-&gt;{"args$i"};</text:p>
        <text:p text:style-name="P1"><text:s text:c="16"/>push @{ $args-&gt;{task_args} }, $args-&gt;{"args$i"};</text:p>
        <text:p text:style-name="P1"><text:s text:c="16"/>delete $args-&gt;{"args$i"};</text:p>
        <text:p text:style-name="P1"><text:s text:c="12"/>}</text:p>
        <text:p text:style-name="P1"><text:s text:c="12"/>undef $args-&gt;{command};</text:p>
        <text:p text:style-name="P1"><text:s text:c="12"/>undef $args-&gt;{task};</text:p>
        <text:p text:style-name="P1"><text:s text:c="12"/>$exe = $args-&gt;{task_args}-&gt;[0];</text:p>
        <text:p text:style-name="P1"><text:s text:c="8"/>} else {</text:p>
        <text:p text:style-name="P1"><text:s text:c="12"/>$args-&gt;{command} =~ tr/\|\&gt;\&lt;\&amp;\0\n\r/::::/d;</text:p>
        <text:p text:style-name="P1"><text:s text:c="12"/>@{ $args-&gt;{task_args} } = split( /\s+/, $args-&gt;{command} );</text:p>
        <text:p text:style-name="P1"><text:s text:c="12"/>undef $args-&gt;{task};</text:p>
        <text:p text:style-name="P1"><text:s text:c="12"/>$exe = $args-&gt;{task_args}-&gt;[0];</text:p>
        <text:p text:style-name="P1"><text:s text:c="8"/>}</text:p>
        <text:p text:style-name="P1"><text:s text:c="8"/>$args-&gt;{np} <text:s text:c="7"/>= $args-&gt;{np};</text:p>
        <text:p text:style-name="P1"><text:s text:c="8"/>$args-&gt;{npextra} <text:s text:c="2"/>= 0;</text:p>
        <text:p text:style-name="P1"><text:s text:c="8"/>$args-&gt;{owner} <text:s text:c="4"/>= $args-&gt;{queue};</text:p>
        <text:p text:style-name="P1"><text:s text:c="8"/>$args-&gt;{lastowner} = $args-&gt;{queue};</text:p>
        <text:p text:style-name="P1"><text:s text:c="8"/>$args-&gt;{exe} <text:s text:c="6"/>= $exe;</text:p>
        <text:p text:style-name="P1"><text:s text:c="8"/>$args-&gt;{gummy} <text:s text:c="4"/>= 0;</text:p>
        <text:p text:style-name="P1"><text:s text:c="8"/>$args-&gt;{status} <text:s text:c="3"/>= 0;</text:p>
        <text:p text:style-name="P1"><text:s text:c="8"/>$args-&gt;{state} <text:s text:c="4"/>= 'queued';</text:p>
        <text:p text:style-name="P1"><text:s text:c="8"/>$args-&gt;{qtype} <text:s text:c="4"/>= NATIVE_QUEUE;</text:p>
        <text:p text:style-name="P1"><text:s text:c="8"/>$args-&gt;{core} <text:s text:c="5"/>= 0;</text:p>
        <text:p text:style-name="P1"><text:s text:c="8"/>$args-&gt;{signal} <text:s text:c="3"/>= 0;</text:p>
        <text:p text:style-name="P1"><text:s text:c="8"/>$args-&gt;{own} <text:s text:c="6"/>= '';</text:p>
        <text:p text:style-name="P1"><text:s text:c="8"/>$args-&gt;{shared} <text:s text:c="3"/>= '';</text:p>
        <text:p text:style-name="P1"><text:s text:c="8"/>$args-&gt;{com_line} <text:s/>= '';</text:p>
        <text:p text:style-name="P1"><text:s text:c="8"/>$args-&gt;{run_via_mons} =</text:p>
        <text:p text:style-name="P1"><text:s text:c="8"/>&amp;cleosupport::get_setting( 'run_via_mons', <text:s text:c="2"/>$args-&gt;{user},</text:p>
        <text:p text:style-name="P1"><text:s text:c="12"/>$args-&gt;{profile}, $args-&gt;{queue} );</text:p>
        <text:p text:style-name="P1"><text:s text:c="8"/>$args-&gt;{rsh_filter} =</text:p>
        <text:p text:style-name="P1"><text:s text:c="8"/>&amp;cleosupport::get_setting( 'rsh_filter', <text:s text:c="4"/>$args-&gt;{user},</text:p>
        <text:p text:style-name="P1"><text:s text:c="12"/>$args-&gt;{profile}, $args-&gt;{queue} );</text:p>
        <text:p text:style-name="P1"><text:s text:c="8"/>$args-&gt;{use_rsh_filter} =</text:p>
        <text:p text:style-name="P1"><text:s text:c="8"/>&amp;cleosupport::get_setting( 'use_rsh_filter', $args-&gt;{user},</text:p>
        <text:p text:style-name="P1"><text:s text:c="12"/>$args-&gt;{profile}, $args-&gt;{queue} );</text:p>
        <text:p text:style-name="P1"><text:s text:c="8"/>$args-&gt;{file_mask} =</text:p>
        <text:p text:style-name="P1"><text:s text:c="8"/>&amp;cleosupport::get_setting( 'file_mask', <text:s text:c="5"/>$args-&gt;{user},</text:p>
        <text:p text:style-name="P1"><text:s text:c="12"/>$args-&gt;{profile}, $args-&gt;{queue} );</text:p>
        <text:p text:style-name="P1"><text:s text:c="8"/>$args-&gt;{pe_select} ||=</text:p>
        <text:p text:style-name="P1"><text:s text:c="8"/>&amp;cleosupport::get_setting( 'pe_select', <text:s text:c="5"/>$args-&gt;{user},</text:p>
        <text:p text:style-name="P1"><text:s text:c="12"/>$args-&gt;{profile}, $args-&gt;{queue} );</text:p>
        <text:p text:style-name="P1"><text:s text:c="8"/>$args-&gt;{occupy_full_node} ||=</text:p>
        <text:p text:style-name="P1"><text:s text:c="8"/>&amp;cleosupport::get_setting( 'occupy_full_node', $args-&gt;{user},</text:p>
        <text:p text:style-name="P1"><text:s text:c="12"/>$args-&gt;{profile}, <text:s text:c="2"/>$args-&gt;{queue} );</text:p>
        <text:p text:style-name="P1"><text:s text:c="8"/>my $a = Storable::thaw( Storable::freeze($args) ); <text:s text:c="3"/># clone args</text:p>
        <text:p text:style-name="P1"><text:s text:c="8"/>new_req_to_child( 'add',</text:p>
        <text:p text:style-name="P1"><text:s text:c="12"/>$a,</text:p>
        <text:p text:style-name="P1"><text:s text:c="12"/>$args-&gt;{queue},</text:p>
        <text:p text:style-name="P1"><text:s text:c="12"/>0,</text:p>
        <text:p text:style-name="P1"><text:s text:c="12"/>SUCC_ALL | SUCC_OK,</text:p>
        <text:p text:style-name="P1"><text:s text:c="12"/>\&amp;chld_add_handler,</text:p>
        <text:p text:style-name="P1"><text:soft-page-break/><text:s text:c="12"/>\&amp;chld_every_add_handler,</text:p>
        <text:p text:style-name="P1"><text:s text:c="12"/>get_setting('intra_timeout'),</text:p>
        <text:p text:style-name="P1"><text:s text:c="12"/>\&amp;chld_add_handler,</text:p>
        <text:p text:style-name="P1"><text:s text:c="12"/>'channel',</text:p>
        <text:p text:style-name="P1"><text:s text:c="12"/>$ch );</text:p>
        <text:p text:style-name="P1">} <text:s text:c="3"/># ~user_add_processor</text:p>
        <text:p text:style-name="P1">sub user_del_processor( $$ ) {</text:p>
        <text:p text:style-name="P1"><text:s text:c="4"/>my ( $ch, $args ) = @_;</text:p>
        <text:p text:style-name="P1"><text:s text:c="4"/>$args-&gt;{recurs} <text:s text:c="2"/>||= 0;</text:p>
        <text:p text:style-name="P1"><text:s text:c="4"/>$args-&gt;{mask} <text:s text:c="4"/>||= '';</text:p>
        <text:p text:style-name="P1"><text:s text:c="4"/>$args-&gt;{rmask} <text:s text:c="3"/>||= '';</text:p>
        <text:p text:style-name="P1"><text:s text:c="4"/>$args-&gt;{userlist} ||= '';</text:p>
        <text:p text:style-name="P1"><text:s text:c="4"/>$args-&gt;{forced} <text:s text:c="2"/>||= 0;</text:p>
        <text:p text:style-name="P1"><text:s text:c="4"/>if ( $args-&gt;{id} !~ /^\d|all/ ) {</text:p>
        <text:p text:style-name="P1"><text:s text:c="8"/>qlog</text:p>
        <text:p text:style-name="P1"><text:s text:c="8"/>"Bad id in del request to $args-&gt;{queue} by $args-&gt;{user} ($args-&gt;{id})\n",</text:p>
        <text:p text:style-name="P1"><text:s text:c="8"/>LOG_WARN;</text:p>
        <text:p text:style-name="P1"><text:s text:c="8"/>return;</text:p>
        <text:p text:style-name="P1"><text:s text:c="4"/>}</text:p>
        <text:p text:style-name="P1"><text:s text:c="4"/>qlog "_DEL request $args-&gt;{queue} by $args-&gt;{user} id='$args-&gt;{id}' "</text:p>
        <text:p text:style-name="P1"><text:s text:c="4"/>. "mask=$args-&gt;{mask}/$args-&gt;{rmask}' users='$args-&gt;{userlist}' res=$reserved_shared\n",</text:p>
        <text:p text:style-name="P1"><text:s text:c="4"/>LOG_INFO;</text:p>
        <text:p text:style-name="P1"><text:s text:c="4"/>slog "DEL request $args-&gt;{user}; $args-&gt;{queue}; $args-&gt;{id}\n";</text:p>
        <text:p text:style-name="P1"><text:s text:c="4"/>if ( $args-&gt;{queue} eq $cluster_name ) {</text:p>
        <text:p text:style-name="P1"><text:s text:c="8"/>$ch-&gt;send(</text:p>
        <text:p text:style-name="P1"><text:s text:c="12"/>del_task( $args-&gt;{id}, <text:s text:c="6"/>$args-&gt;{user}, <text:s/>$args-&gt;{mask},</text:p>
        <text:p text:style-name="P1"><text:s text:c="16"/>$args-&gt;{userlist}, $args-&gt;{rmask}, $args-&gt;{forced},</text:p>
        <text:p text:style-name="P1"><text:s text:c="16"/>$args-&gt;{reason} ) );</text:p>
        <text:p text:style-name="P1"><text:s text:c="8"/>$last_del = $last_time;</text:p>
        <text:p text:style-name="P1"><text:s text:c="8"/>$ch-&gt;disconnect;</text:p>
        <text:p text:style-name="P1"><text:s text:c="8"/>$dump_flag=1;</text:p>
        <text:p text:style-name="P1"><text:s text:c="4"/>} else { <text:s text:c="3"/># child cluster!</text:p>
        <text:p text:style-name="P1"><text:s text:c="8"/>my $a = Storable::thaw( Storable::freeze($args) ); <text:s text:c="3"/># clone args</text:p>
        <text:p text:style-name="P1"><text:s text:c="8"/>new_req_to_child( 'del_local',</text:p>
        <text:p text:style-name="P1"><text:s text:c="12"/>$a,</text:p>
        <text:p text:style-name="P1"><text:s text:c="12"/>$args-&gt;{queue},</text:p>
        <text:p text:style-name="P1"><text:s text:c="12"/>$args-&gt;{recurs},</text:p>
        <text:p text:style-name="P1"><text:s text:c="12"/>SUCC_ALL | SUCC_OK,</text:p>
        <text:p text:style-name="P1"><text:s text:c="12"/>\&amp;chld_del_loc_handler,</text:p>
        <text:p text:style-name="P1"><text:s text:c="12"/>\&amp;chld_every_del_loc_handler,</text:p>
        <text:p text:style-name="P1"><text:s text:c="12"/>get_setting('intra_timeout'),</text:p>
        <text:p text:style-name="P1"><text:s text:c="12"/>\&amp;chld_del_loc_handler,</text:p>
        <text:p text:style-name="P1"><text:s text:c="12"/>'channel',</text:p>
        <text:p text:style-name="P1"><text:s text:c="12"/>$ch,</text:p>
        <text:p text:style-name="P1"><text:s text:c="12"/>'num',</text:p>
        <text:p text:style-name="P1"><text:s text:c="12"/>0 );</text:p>
        <text:p text:style-name="P1"><text:s text:c="4"/>}</text:p>
        <text:p text:style-name="P1">} <text:s text:c="3"/># ~user_del_processor</text:p>
        <text:p text:style-name="P1">sub user_view_processor( $$ ) {</text:p>
        <text:p text:style-name="P1"><text:s text:c="4"/>my ( $ch, $args ) = @_;</text:p>
        <text:p text:style-name="P1"><text:s text:c="4"/>qlog</text:p>
        <text:p text:style-name="P1"><text:s text:c="4"/>"_VIEW request $args-&gt;{queue}/$args-&gt;{showsub} res=$reserved_shared\n",</text:p>
        <text:p text:style-name="P1"><text:s text:c="4"/>LOG_INFO;</text:p>
        <text:p text:style-name="P1"><text:s text:c="4"/>slog "VIEW request $args-&gt;{user}; $args-&gt;{queue}\n";</text:p>
        <text:p text:style-name="P1"><text:s text:c="4"/>unless ( isadmin( $args-&gt;{user}, $args-&gt;{queue} ) ) {</text:p>
        <text:p text:style-name="P1"><text:s text:c="8"/>if ( exists( $cluster_settings{ $args-&gt;{queue} }-&gt;{nousers} )</text:p>
        <text:p text:style-name="P1"><text:s text:c="8"/>and scalar( @{ $cluster_settings{ $args-&gt;{queue} }-&gt;{nousers} } )</text:p>
        <text:p text:style-name="P1"><text:s text:c="8"/>&gt; 0 ) {</text:p>
        <text:p text:style-name="P1"><text:s text:c="12"/>if (is_in_list( $args-&gt;{user},</text:p>
        <text:p text:style-name="P1"><text:s text:c="16"/>\@{ $cluster_settings{ $args-&gt;{queue} }-&gt;{nousers}} )</text:p>
        <text:p text:style-name="P1"><text:s text:c="16"/>) {</text:p>
        <text:p text:style-name="P1"><text:s text:c="18"/>$ch-&gt;send(</text:p>
        <text:p text:style-name="P1"><text:s text:c="22"/>"-You are not allowed to view status of $args-&gt;{queue}! (not a valid user)\n"</text:p>
        <text:p text:style-name="P1"><text:s text:c="22"/>);</text:p>
        <text:p text:style-name="P1"><text:s text:c="16"/>$ch-&gt;disconnect;</text:p>
        <text:p text:style-name="P1"><text:s text:c="16"/>return;</text:p>
        <text:p text:style-name="P1"><text:s text:c="12"/>}</text:p>
        <text:p text:style-name="P1"><text:s text:c="8"/>}</text:p>
        <text:p text:style-name="P1"><text:s text:c="8"/>if ( scalar( @{ $global_settings{nousers} } ) &gt; 0 ) {</text:p>
        <text:p text:style-name="P1"><text:s text:c="12"/>if (is_in_list( $args-&gt;{user}, \@{ $global_settings{nousers} } ) )</text:p>
        <text:p text:style-name="P1"><text:s text:c="12"/>{</text:p>
        <text:p text:style-name="P1"><text:s text:c="16"/>$ch-&gt;send(</text:p>
        <text:p text:style-name="P1"><text:s text:c="20"/>"-You are not allowed to view status of $args-&gt;{queue}! (not a valid user!)\n"</text:p>
        <text:p text:style-name="P1"><text:s text:c="20"/>);</text:p>
        <text:p text:style-name="P1"><text:s text:c="16"/>$ch-&gt;disconnect;</text:p>
        <text:p text:style-name="P1"><text:s text:c="16"/>return;</text:p>
        <text:p text:style-name="P1"><text:s text:c="12"/>}</text:p>
        <text:p text:style-name="P1"><text:s text:c="8"/>}</text:p>
        <text:p text:style-name="P1"><text:s text:c="8"/>if ( exists( $cluster_settings{ $args-&gt;{queue} }-&gt;{users} )</text:p>
        <text:p text:style-name="P1"><text:s text:c="12"/>and scalar( @{ $cluster_settings{ $args-&gt;{queue} }-&gt;{users} } ) &gt;</text:p>
        <text:p text:style-name="P1"><text:s text:c="12"/>0</text:p>
        <text:p text:style-name="P1"><text:s text:c="12"/>and !is_in_list( $args-&gt;{user},</text:p>
        <text:p text:style-name="P1"><text:s text:c="16"/>\@{ $cluster_settings{ $args-&gt;{queue} }-&gt;{users}} )</text:p>
        <text:p text:style-name="P1"><text:s text:c="12"/>) {</text:p>
        <text:p text:style-name="P1"><text:s text:c="8"/>qlog "Users (local): "</text:p>
        <text:p text:style-name="P1"><text:s text:c="8"/>. join( ',',</text:p>
        <text:p text:style-name="P1"><text:s text:c="12"/>@{ $cluster_settings{ $args-&gt;{queue} }-&gt;{users} } )</text:p>
        <text:p text:style-name="P1"><text:s text:c="8"/>. ";\n", LOG_DEBUG2;</text:p>
        <text:p text:style-name="P1"><text:s text:c="8"/>$ch-&gt;send(</text:p>
        <text:p text:style-name="P1"><text:s text:c="12"/>"-You are not allowed to view status of $args-&gt;{queue}! (not in list of users)\n"</text:p>
        <text:p text:style-name="P1"><text:s text:c="12"/>);</text:p>
        <text:p text:style-name="P1"><text:s text:c="8"/>$ch-&gt;disconnect;</text:p>
        <text:p text:style-name="P1"><text:s text:c="8"/>return;</text:p>
        <text:p text:style-name="P1"><text:s text:c="12"/>}</text:p>
        <text:p text:style-name="P1"><text:s text:c="12"/>if ( scalar( @{ $global_settings{users} } ) &gt; 0</text:p>
        <text:p text:style-name="P1"><text:s text:c="16"/>&amp;&amp; !is_in_list( $args-&gt;{user}, \@{ $global_settings{users} } ) ) {</text:p>
        <text:p text:style-name="P1"><text:s text:c="12"/>qlog "Users: "</text:p>
        <text:p text:style-name="P1"><text:s text:c="12"/>. join( ',', @{ $global_settings{users} } )</text:p>
        <text:p text:style-name="P1"><text:s text:c="12"/>. ";\n", LOG_DEBUG2;</text:p>
        <text:p text:style-name="P1"><text:s text:c="12"/>$ch-&gt;send(</text:p>
        <text:p text:style-name="P1"><text:s text:c="16"/>"-You are not allowed to view status of $args-&gt;{queue}! (not in list of users!)\n"</text:p>
        <text:p text:style-name="P1"><text:s text:c="16"/>);</text:p>
        <text:p text:style-name="P1"><text:s text:c="12"/>$ch-&gt;disconnect;</text:p>
        <text:p text:style-name="P1"><text:s text:c="12"/>return;</text:p>
        <text:p text:style-name="P1"><text:s text:c="16"/>}</text:p>
        <text:p text:style-name="P1"><text:s text:c="4"/>}</text:p>
        <text:p text:style-name="P1"><text:s text:c="4"/>if ( $args-&gt;{flags} eq '' ) {</text:p>
        <text:p text:style-name="P1"><text:s text:c="8"/>if ( isadmin( $args-&gt;{user} ) ) {</text:p>
        <text:p text:style-name="P1"><text:s text:c="12"/>$args-&gt;{flags} =</text:p>
        <text:p text:style-name="P1"><text:soft-page-break/><text:s text:c="12"/>cleosupport::get_setting( 'def_admview_flags', $args-&gt;{user},</text:p>
        <text:p text:style-name="P1"><text:s text:c="16"/>$args-&gt;{profile}, <text:s text:c="3"/>$args-&gt;{queue}</text:p>
        <text:p text:style-name="P1"><text:s text:c="16"/>);</text:p>
        <text:p text:style-name="P1"><text:s text:c="8"/>} else {</text:p>
        <text:p text:style-name="P1"><text:s text:c="12"/>$args-&gt;{flags} =</text:p>
        <text:p text:style-name="P1"><text:s text:c="12"/>cleosupport::get_setting( 'def_view_flags', $args-&gt;{user},</text:p>
        <text:p text:style-name="P1"><text:s text:c="16"/>$args-&gt;{profile}, $args-&gt;{queue} );</text:p>
        <text:p text:style-name="P1"><text:s text:c="8"/>}</text:p>
        <text:p text:style-name="P1"><text:s text:c="4"/>}</text:p>
        <text:p text:style-name="P1"><text:s text:c="4"/>my ( $x, $h );</text:p>
        <text:p text:style-name="P1"><text:s text:c="4"/>my %new_args = ( 'showsub', 0, <text:s text:c="12"/>'full', <text:s/>$args-&gt;{full},</text:p>
        <text:p text:style-name="P1"><text:s text:c="8"/>'tech', <text:s text:c="3"/>$args-&gt;{tech}, 'flags', $args-&gt;{flags},</text:p>
        <text:p text:style-name="P1"><text:s text:c="8"/>'user', <text:s text:c="3"/>$args-&gt;{user}, 'queue', $args-&gt;{queue} );</text:p>
        <text:p text:style-name="P1"><text:s text:c="4"/>if ( $args-&gt;{queue} eq $cluster_name ) {</text:p>
        <text:p text:style-name="P1"><text:s text:c="8"/>if ( $args-&gt;{showsub} ) {</text:p>
        <text:p text:style-name="P1"><text:s text:c="12"/>new_req_to_child( 'view',</text:p>
        <text:p text:style-name="P1"><text:s text:c="16"/>\%new_args,</text:p>
        <text:p text:style-name="P1"><text:s text:c="16"/>'__ALL__',</text:p>
        <text:p text:style-name="P1"><text:s text:c="16"/>1,</text:p>
        <text:p text:style-name="P1"><text:s text:c="16"/>SUCC_ALL | SUCC_OK,</text:p>
        <text:p text:style-name="P1"><text:s text:c="16"/>\&amp;chld_view_handler,</text:p>
        <text:p text:style-name="P1"><text:s text:c="16"/>\&amp;chld_every_view_handler,</text:p>
        <text:p text:style-name="P1"><text:s text:c="16"/>get_setting('intra_timeout'),</text:p>
        <text:p text:style-name="P1"><text:s text:c="16"/>\&amp;chld_view_handler,</text:p>
        <text:p text:style-name="P1"><text:s text:c="16"/>'channel',</text:p>
        <text:p text:style-name="P1"><text:s text:c="16"/>$ch );</text:p>
        <text:p text:style-name="P1"><text:s text:c="8"/>} else {</text:p>
        <text:p text:style-name="P1"><text:s text:c="12"/>$ch-&gt;send( "+ok\n"</text:p>
        <text:p text:style-name="P1"><text:s text:c="16"/>. get_task_list_w_flags( $args-&gt;{user}, $args-&gt;{flags} )</text:p>
        <text:p text:style-name="P1"><text:s text:c="16"/>);</text:p>
        <text:p text:style-name="P1"><text:s text:c="12"/>$ch-&gt;disconnect;</text:p>
        <text:p text:style-name="P1"><text:s text:c="8"/>}</text:p>
        <text:p text:style-name="P1"><text:s text:c="4"/>} else { <text:s text:c="3"/># child cluster!</text:p>
        <text:p text:style-name="P1"><text:s text:c="8"/>new_req_to_child( 'view',</text:p>
        <text:p text:style-name="P1"><text:s text:c="12"/>\%new_args,</text:p>
        <text:p text:style-name="P1"><text:s text:c="12"/>$args-&gt;{queue},</text:p>
        <text:p text:style-name="P1"><text:s text:c="12"/>$args-&gt;{showsub},</text:p>
        <text:p text:style-name="P1"><text:s text:c="12"/>SUCC_ALL | SUCC_OK,</text:p>
        <text:p text:style-name="P1"><text:s text:c="12"/>\&amp;chld_view_handler,</text:p>
        <text:p text:style-name="P1"><text:s text:c="12"/>\&amp;chld_every_view_handler,</text:p>
        <text:p text:style-name="P1"><text:s text:c="12"/>get_setting('intra_timeout'),</text:p>
        <text:p text:style-name="P1"><text:s text:c="12"/>\&amp;chld_view_handler,</text:p>
        <text:p text:style-name="P1"><text:s text:c="12"/>'channel',</text:p>
        <text:p text:style-name="P1"><text:s text:c="12"/>$ch );</text:p>
        <text:p text:style-name="P1"><text:s text:c="4"/>}</text:p>
        <text:p text:style-name="P1">} <text:s text:c="3"/># ~user_view_processor</text:p>
        <text:p text:style-name="P1">sub user_debug_processor( $$ ) {</text:p>
        <text:p text:style-name="P1"><text:s text:c="4"/>my ( $ch, $args ) = @_;</text:p>
        <text:p text:style-name="P1"><text:s text:c="4"/>qlog "_DEBUG request $args-&gt;{queue} by $args-&gt;{user}\n", LOG_INFO;</text:p>
        <text:p text:style-name="P1"><text:s text:c="4"/>if ( !candebug( $args-&gt;{user}, $args-&gt;{queue} ) ) {</text:p>
        <text:p text:style-name="P1"><text:s text:c="8"/>$ch-&gt;send("-You cannot debug this queue!\n");</text:p>
        <text:p text:style-name="P1"><text:s text:c="4"/>} else {</text:p>
        <text:p text:style-name="P1"><text:s text:c="8"/>if ( $args-&gt;{queue} eq $cluster_name ) {</text:p>
        <text:p text:style-name="P1"><text:s text:c="12"/>$ch-&gt;send("+ok\n");</text:p>
        <text:p text:style-name="P1"><text:s text:c="12"/>if ( $args-&gt;{recurse} &gt; 0 ) {</text:p>
        <text:p text:style-name="P1"><text:s text:c="16"/>new_req_to_child( 'debug', <text:s text:c="11"/>$args,</text:p>
        <text:p text:style-name="P1"><text:s text:c="20"/>'__all__', <text:s text:c="9"/>1,</text:p>
        <text:p text:style-name="P1"><text:s text:c="20"/>SUCC_ALL | SUCC_OK, \&amp;nil_sub,</text:p>
        <text:p text:style-name="P1"><text:s text:c="20"/>\&amp;nil_every_sub, <text:s text:c="3"/>0,</text:p>
        <text:p text:style-name="P1"><text:s text:c="20"/>\&amp;nil_sub );</text:p>
        <text:p text:style-name="P1"><text:s text:c="12"/>}</text:p>
        <text:p text:style-name="P1"><text:s text:c="12"/>qlog "debug ($args-&gt;{command})\n";</text:p>
        <text:p text:style-name="P1"><text:s text:c="12"/>eval "{no strict; sub qlog(\$;\$); $args-&gt;{command};}";</text:p>
        <text:p text:style-name="P1"><text:s text:c="12"/>qlog "debug done ($@)\n";</text:p>
        <text:p text:style-name="P1"><text:s text:c="8"/>} else { <text:s text:c="3"/># child cluster!</text:p>
        <text:p text:style-name="P1"><text:s text:c="12"/>$ch-&gt;send("+ok\n");</text:p>
        <text:p text:style-name="P1"><text:s text:c="12"/>new_req_to_child( 'debug', <text:s text:c="11"/>$args,</text:p>
        <text:p text:style-name="P1"><text:s text:c="16"/>$args-&gt;{queue}, <text:s text:c="4"/>0,</text:p>
        <text:p text:style-name="P1"><text:s text:c="16"/>SUCC_ALL | SUCC_OK, \&amp;nil_sub,</text:p>
        <text:p text:style-name="P1"><text:s text:c="16"/>\&amp;nil_every_sub, <text:s text:c="3"/>0,</text:p>
        <text:p text:style-name="P1"><text:s text:c="16"/>\&amp;nil_sub );</text:p>
        <text:p text:style-name="P1"><text:s text:c="8"/>}</text:p>
        <text:p text:style-name="P1"><text:s text:c="4"/>}</text:p>
        <text:p text:style-name="P1"><text:s text:c="4"/>$ch-&gt;disconnect;</text:p>
        <text:p text:style-name="P1">} <text:s text:c="3"/># ~user_debug_processor</text:p>
        <text:p text:style-name="P1">sub user_priority_processor( $$ ) {</text:p>
        <text:p text:style-name="P1"><text:s text:c="4"/>my ( $ch, $a ) = @_;</text:p>
        <text:p text:style-name="P1"><text:s text:c="4"/>my $args = Storable::thaw( Storable::freeze($a) ); <text:s text:c="3"/># clone args</text:p>
        <text:p text:style-name="P1"><text:s text:c="4"/>my $tmp;</text:p>
        <text:p text:style-name="P1"><text:s text:c="4"/>$args-&gt;{id} <text:s/>||= 0;</text:p>
        <text:p text:style-name="P1"><text:s text:c="4"/>$args-&gt;{val} ||= 0;</text:p>
        <text:p text:style-name="P1"><text:s text:c="4"/>qlog</text:p>
        <text:p text:style-name="P1"><text:s text:c="4"/>"_PRI request $args-&gt;{queue} by $args-&gt;{user} id=$args-&gt;{id} $args-&gt;{val}\n",</text:p>
        <text:p text:style-name="P1"><text:s text:c="4"/>LOG_INFO;</text:p>
        <text:p text:style-name="P1"><text:s text:c="4"/>slog</text:p>
        <text:p text:style-name="P1"><text:s text:c="4"/>"PRI request $args-&gt;{user}; $args-&gt;{queue}; $args-&gt;{id}; $args-&gt;{val}\n";</text:p>
        <text:p text:style-name="P1"><text:s text:c="4"/>$tmp =</text:p>
        <text:p text:style-name="P1"><text:s text:c="4"/>cleosupport::get_setting( 'priority', <text:s text:c="6"/>$args-&gt;{user},</text:p>
        <text:p text:style-name="P1"><text:s text:c="8"/>$args-&gt;{profile}, $args-&gt;{queue}</text:p>
        <text:p text:style-name="P1"><text:s text:c="8"/>); <text:s text:c="3"/>#!!! profile</text:p>
        <text:p text:style-name="P1"><text:s text:c="4"/>qlog "MAX_PRI=$tmp\n", LOG_DEBUG;</text:p>
        <text:p text:style-name="P1"><text:s text:c="4"/>if ( ( $tmp &lt; $args-&gt;{val} )</text:p>
        <text:p text:style-name="P1"><text:s text:c="8"/>&amp;&amp; !isadmin( $args-&gt;{user}, $args-&gt;{queue} ) ) {</text:p>
        <text:p text:style-name="P1"><text:s text:c="4"/>$ch-&gt;send("-You cannot gain priority greater than $tmp!\n");</text:p>
        <text:p text:style-name="P1"><text:s text:c="4"/>$ch-&gt;disconnect;</text:p>
        <text:p text:style-name="P1"><text:s text:c="4"/>return;</text:p>
        <text:p text:style-name="P1"><text:s text:c="8"/>}</text:p>
        <text:p text:style-name="P1"><text:s text:c="8"/>if ( $args-&gt;{queue} eq $cluster_name ) {</text:p>
        <text:p text:style-name="P1"><text:s text:c="12"/>$ch-&gt;send( &amp;cleosupport::set_priority(</text:p>
        <text:p text:style-name="P1"><text:s text:c="16"/>$args-&gt;{id}, $args-&gt;{val}, $args-&gt;{user}</text:p>
        <text:p text:style-name="P1"><text:s text:c="16"/>) );</text:p>
        <text:p text:style-name="P1"><text:s text:c="12"/>$ch-&gt;disconnect;</text:p>
        <text:p text:style-name="P1"><text:s text:c="8"/>} else { <text:s text:c="3"/># child cluster!</text:p>
        <text:p text:style-name="P1"><text:s text:c="12"/>new_req_to_child( 'priority', <text:s text:c="8"/>$args,</text:p>
        <text:p text:style-name="P1"><text:s text:c="16"/>$args-&gt;{queue}, <text:s text:c="4"/>0,</text:p>
        <text:p text:style-name="P1"><text:s text:c="16"/>SUCC_OK | SUCC_ANY, \&amp;chld_pri_handler,</text:p>
        <text:p text:style-name="P1"><text:s text:c="16"/>\&amp;every_nil_sub, <text:s text:c="3"/>get_setting('intra_timeout'),</text:p>
        <text:p text:style-name="P1"><text:s text:c="16"/>\&amp;chld_pri_handler, 'channel',</text:p>
        <text:p text:style-name="P1"><text:s text:c="16"/>$ch );</text:p>
        <text:p text:style-name="P1"><text:s text:c="8"/>}</text:p>
        <text:p text:style-name="P1">} <text:s text:c="3"/># ~user_priority_processor</text:p>
        <text:p text:style-name="P1">sub user_chattr_processor( $$ ) {</text:p>
        <text:p text:style-name="P1"><text:s text:c="4"/>my ( $ch, $a ) = @_;</text:p>
        <text:p text:style-name="P1"><text:s text:c="4"/>my $args = Storable::thaw( Storable::freeze($a) ); <text:s text:c="3"/># clone args</text:p>
        <text:p text:style-name="P1"><text:soft-page-break/><text:s text:c="4"/>my $tmp;</text:p>
        <text:p text:style-name="P1"><text:s text:c="4"/>$args-&gt;{id} <text:s/>||= 0;</text:p>
        <text:p text:style-name="P1"><text:s text:c="4"/>$args-&gt;{val} ||= 0;</text:p>
        <text:p text:style-name="P1"><text:s text:c="4"/>qlog</text:p>
        <text:p text:style-name="P1"><text:s text:c="4"/>"_CHATTR request $args-&gt;{queue} by $args-&gt;{user} id=$args-&gt;{id} attr=$args-&gt;{attribute} $args-&gt;{val}\n",</text:p>
        <text:p text:style-name="P1"><text:s text:c="4"/>LOG_INFO;</text:p>
        <text:p text:style-name="P1"><text:s text:c="4"/>slog</text:p>
        <text:p text:style-name="P1"><text:s text:c="4"/>"CHATTR request $args-&gt;{user}; $args-&gt;{queue}; $args-&gt;{id}; $args-&gt;{attribute}; $args-&gt;{val}\n";</text:p>
        <text:p text:style-name="P1"><text:s text:c="4"/>if ( $args-&gt;{queue} ne $cluster_name ) {</text:p>
        <text:p text:style-name="P1"><text:s text:c="8"/>new_req_to_child( 'chattr', <text:s text:c="13"/>$args,</text:p>
        <text:p text:style-name="P1"><text:s text:c="12"/>$args-&gt;{queue}, <text:s text:c="7"/>0,</text:p>
        <text:p text:style-name="P1"><text:s text:c="12"/>SUCC_OK | SUCC_ANY, <text:s text:c="3"/>\&amp;chld_chattr_handler,</text:p>
        <text:p text:style-name="P1"><text:s text:c="12"/>\&amp;every_nil_sub, <text:s text:c="6"/>get_setting('intra_timeout'),</text:p>
        <text:p text:style-name="P1"><text:s text:c="12"/>\&amp;chld_chattr_handler, 'channel',</text:p>
        <text:p text:style-name="P1"><text:s text:c="12"/>$ch );</text:p>
        <text:p text:style-name="P1"><text:s text:c="4"/>}</text:p>
        <text:p text:style-name="P1"><text:s text:c="4"/>else {</text:p>
        <text:p text:style-name="P1"><text:s text:c="8"/>if ( $args-&gt;{attribute} eq 'timelimit' ) {</text:p>
        <text:p text:style-name="P1"><text:s text:c="12"/>$ch-&gt;send( &amp;cleosupport::set_attribute(</text:p>
        <text:p text:style-name="P1"><text:s text:c="16"/>$args-&gt;{id}, <text:s/>$args-&gt;{attribute},</text:p>
        <text:p text:style-name="P1"><text:s text:c="16"/>$args-&gt;{val}, $args-&gt;{user} ) );</text:p>
        <text:p text:style-name="P1"><text:s text:c="12"/>$ch-&gt;disconnect;</text:p>
        <text:p text:style-name="P1"><text:s text:c="8"/>}</text:p>
        <text:p text:style-name="P1"><text:s text:c="4"/>}</text:p>
        <text:p text:style-name="P1">} <text:s text:c="3"/># ~user_priority_processor</text:p>
        <text:p text:style-name="P1">sub user_autoblock_processor( $$ ) {</text:p>
        <text:p text:style-name="P1"><text:s text:c="4"/>my ( $ch, $a ) = @_;</text:p>
        <text:p text:style-name="P1"><text:s text:c="4"/>my $args = Storable::thaw( Storable::freeze($a) ); <text:s text:c="3"/># clone args</text:p>
        <text:p text:style-name="P1"><text:s text:c="4"/>$args-&gt;{val} ||= 0;</text:p>
        <text:p text:style-name="P1"><text:s text:c="4"/>qlog</text:p>
        <text:p text:style-name="P1"><text:s text:c="4"/>"_AUTOBLOCK request $args-&gt;{queue} by $args-&gt;{user} users=$args-&gt;{users} $args-&gt;{val}\n",</text:p>
        <text:p text:style-name="P1"><text:s text:c="4"/>LOG_INFO;</text:p>
        <text:p text:style-name="P1"><text:s text:c="4"/>slog</text:p>
        <text:p text:style-name="P1"><text:s text:c="4"/>"AUTOBLOCK request $args-&gt;{user}; $args-&gt;{queue}; $args-&gt;{users}; $args-&gt;{val}\n";</text:p>
        <text:p text:style-name="P1"><text:s text:c="4"/>$args-&gt;{username} = $args-&gt;{user};</text:p>
        <text:p text:style-name="P1"><text:s text:c="4"/>if ( $args-&gt;{queue} eq $cluster_name ) {</text:p>
        <text:p text:style-name="P1"><text:s text:c="8"/>if ( $args-&gt;{recurse} ) {</text:p>
        <text:p text:style-name="P1"><text:s text:c="12"/>new_req_to_child( 'autoblock',</text:p>
        <text:p text:style-name="P1"><text:s text:c="16"/>$args,</text:p>
        <text:p text:style-name="P1"><text:s text:c="16"/>'__ALL__',</text:p>
        <text:p text:style-name="P1"><text:s text:c="16"/>1,</text:p>
        <text:p text:style-name="P1"><text:s text:c="16"/>SUCC_ALL | SUCC_OK,</text:p>
        <text:p text:style-name="P1"><text:s text:c="16"/>\&amp;chld_ablock_handler,</text:p>
        <text:p text:style-name="P1"><text:s text:c="16"/>\&amp;chld_every_ablock_handler,</text:p>
        <text:p text:style-name="P1"><text:s text:c="16"/>get_setting('intra_timeout'),</text:p>
        <text:p text:style-name="P1"><text:s text:c="16"/>\&amp;chld_ablock_handler,</text:p>
        <text:p text:style-name="P1"><text:s text:c="16"/>'channel',</text:p>
        <text:p text:style-name="P1"><text:s text:c="16"/>$ch );</text:p>
        <text:p text:style-name="P1"><text:s text:c="8"/>} else {</text:p>
        <text:p text:style-name="P1"><text:s text:c="12"/>my $o =</text:p>
        <text:p text:style-name="P1"><text:s text:c="12"/>&amp;cleosupport::autoblock( $args-&gt;{users}, $args-&gt;{val},</text:p>
        <text:p text:style-name="P1"><text:s text:c="16"/>$args-&gt;{user}, <text:s/>$args-&gt;{recurs} );</text:p>
        <text:p text:style-name="P1"><text:s text:c="12"/>my $s = substr( $o, 0, 1 );</text:p>
        <text:p text:style-name="P1"><text:s text:c="12"/>$o = substr( $o, 1 );</text:p>
        <text:p text:style-name="P1"><text:s text:c="12"/>$ch-&gt;send( ( $s eq '+' ) ? "+ok\n$o\n" : "-fail\n$o\n" );</text:p>
        <text:p text:style-name="P1"><text:s text:c="12"/>$ch-&gt;disconnect;</text:p>
        <text:p text:style-name="P1"><text:s text:c="8"/>}</text:p>
        <text:p text:style-name="P1"><text:s text:c="4"/>} else { <text:s text:c="3"/># child cluster!</text:p>
        <text:p text:style-name="P1"><text:s text:c="8"/>new_req_to_child( 'autoblock',</text:p>
        <text:p text:style-name="P1"><text:s text:c="12"/>$args,</text:p>
        <text:p text:style-name="P1"><text:s text:c="12"/>$args-&gt;{queue},</text:p>
        <text:p text:style-name="P1"><text:s text:c="12"/>$args-&gt;{recurse},</text:p>
        <text:p text:style-name="P1"><text:s text:c="12"/>SUCC_ALL | SUCC_OK,</text:p>
        <text:p text:style-name="P1"><text:s text:c="12"/>\&amp;chld_ablock_handler,</text:p>
        <text:p text:style-name="P1"><text:s text:c="12"/>\&amp;chld_every_ablock_handler,</text:p>
        <text:p text:style-name="P1"><text:s text:c="12"/>get_setting('intra_timeout'),</text:p>
        <text:p text:style-name="P1"><text:s text:c="12"/>\&amp;chld_ablock_handler,</text:p>
        <text:p text:style-name="P1"><text:s text:c="12"/>'channel',</text:p>
        <text:p text:style-name="P1"><text:s text:c="12"/>$ch );</text:p>
        <text:p text:style-name="P1"><text:s text:c="4"/>}</text:p>
        <text:p text:style-name="P1">} <text:s text:c="3"/># ~user_autoblock_processor</text:p>
        <text:p text:style-name="P1">sub user_block_processor( $$ ) {</text:p>
        <text:p text:style-name="P1"><text:s text:c="4"/>my ( $ch, $a ) = @_;</text:p>
        <text:p text:style-name="P1"><text:s text:c="4"/>my $args = Storable::thaw( Storable::freeze($a) ); <text:s text:c="3"/># clone args</text:p>
        <text:p text:style-name="P1"><text:s text:c="4"/>my ( @answer, $line, $ok );</text:p>
        <text:p text:style-name="P1"><text:s text:c="4"/>$args-&gt;{id} <text:s/>||= 0;</text:p>
        <text:p text:style-name="P1"><text:s text:c="4"/>$args-&gt;{val} ||= 0;</text:p>
        <text:p text:style-name="P1"><text:s text:c="4"/>qlog</text:p>
        <text:p text:style-name="P1"><text:s text:c="4"/>"_BLOCK request $args-&gt;{queue} by $args-&gt;{user}($args-&gt;{username}) id=$args-&gt;{id} $args-&gt;{val} for $args-&gt;{reason}\n",</text:p>
        <text:p text:style-name="P1"><text:s text:c="4"/>LOG_INFO;</text:p>
        <text:p text:style-name="P1"><text:s text:c="4"/>unless ( isadmin( $args-&gt;{user}, $args-&gt;{queue} ) ) {</text:p>
        <text:p text:style-name="P1"><text:s text:c="8"/>$args-&gt;{username} = $args-&gt;{user};</text:p>
        <text:p text:style-name="P1"><text:s text:c="8"/>qlog "Reset to $args-&gt;{user} back\n", LOG_WARN;</text:p>
        <text:p text:style-name="P1"><text:s text:c="4"/>}</text:p>
        <text:p text:style-name="P1"><text:s text:c="4"/>$args-&gt;{username} = $args-&gt;{user} if ( $args-&gt;{username} eq '' );</text:p>
        <text:p text:style-name="P1"><text:s text:c="4"/>if ( $args-&gt;{reason} eq '' ) {</text:p>
        <text:p text:style-name="P1"><text:s text:c="8"/>$args-&gt;{reason} = 'wish';</text:p>
        <text:p text:style-name="P1"><text:s text:c="4"/>}</text:p>
        <text:p text:style-name="P1"><text:s text:c="4"/>if ( $args-&gt;{queue} eq $cluster_name ) {</text:p>
        <text:p text:style-name="P1"><text:s text:c="8"/>foreach my $id ( split( /,/, $args-&gt;{id} ) ) {</text:p>
        <text:p text:style-name="P1"><text:s text:c="12"/>slog</text:p>
        <text:p text:style-name="P1"><text:s text:c="12"/>"BLOCK request $args-&gt;{user}; $args-&gt;{queue}; $id; $args-&gt;{val}; $args-&gt;{reason}\n";</text:p>
        <text:p text:style-name="P1"><text:s text:c="12"/>$line =</text:p>
        <text:p text:style-name="P1"><text:s text:c="12"/>cleosupport::block_task( $id, $args-&gt;{val}, $args-&gt;{username},</text:p>
        <text:p text:style-name="P1"><text:s text:c="16"/>$args-&gt;{reason}, $args-&gt;{userlist}, $args-&gt;{mask} );</text:p>
        <text:p text:style-name="P1"><text:s text:c="12"/>chomp $line;</text:p>
        <text:p text:style-name="P1"><text:s text:c="12"/>$line =~ /^(.)(.*)/;</text:p>
        <text:p text:style-name="P1"><text:s text:c="12"/>$ok = 1 if ( $1 eq '+' );</text:p>
        <text:p text:style-name="P1"><text:s text:c="12"/>push @answer, "$id: $2";</text:p>
        <text:p text:style-name="P1"><text:s text:c="8"/>}</text:p>
        <text:p text:style-name="P1"><text:s text:c="8"/>$q_change = 1 if $ok;</text:p>
        <text:p text:style-name="P1"><text:s text:c="8"/>$ch-&gt;send( ( $ok ? '+' : '-' ) . join( "\n", @answer, '' ) );</text:p>
        <text:p text:style-name="P1"><text:s text:c="8"/>$ch-&gt;disconnect;</text:p>
        <text:p text:style-name="P1"><text:s text:c="4"/>} else { <text:s text:c="3"/># child cluster!</text:p>
        <text:p text:style-name="P1"><text:s text:c="8"/>new_req_to_child( 'block',</text:p>
        <text:p text:style-name="P1"><text:s text:c="12"/>$args,</text:p>
        <text:p text:style-name="P1"><text:s text:c="12"/>$args-&gt;{queue},</text:p>
        <text:p text:style-name="P1"><text:s text:c="12"/>0,</text:p>
        <text:p text:style-name="P1"><text:s text:c="12"/>SUCC_ALL | SUCC_OK,</text:p>
        <text:p text:style-name="P1"><text:soft-page-break/><text:s text:c="12"/>\&amp;chld_block_handler,</text:p>
        <text:p text:style-name="P1"><text:s text:c="12"/>\&amp;every_nil_sub,</text:p>
        <text:p text:style-name="P1"><text:s text:c="12"/>get_setting('intra_timeout'),</text:p>
        <text:p text:style-name="P1"><text:s text:c="12"/>\&amp;chld_block_handler,</text:p>
        <text:p text:style-name="P1"><text:s text:c="12"/>'channel',</text:p>
        <text:p text:style-name="P1"><text:s text:c="12"/>$ch );</text:p>
        <text:p text:style-name="P1"><text:s text:c="4"/>}</text:p>
        <text:p text:style-name="P1">} <text:s text:c="3"/># ~user_block_processor</text:p>
        <text:p text:style-name="P1">sub user_block_pe_processor( $$ ) {</text:p>
        <text:p text:style-name="P1"><text:s text:c="4"/>my ( $ch, $args ) = @_;</text:p>
        <text:p text:style-name="P1"><text:s text:c="4"/>$args-&gt;{val} <text:s text:c="3"/>||= 0;</text:p>
        <text:p text:style-name="P1"><text:s text:c="4"/>$args-&gt;{recurs} ||= 0;</text:p>
        <text:p text:style-name="P1"><text:s text:c="4"/>$args-&gt;{id} <text:s text:c="4"/>||= '';</text:p>
        <text:p text:style-name="P1"><text:s text:c="4"/>qlog</text:p>
        <text:p text:style-name="P1"><text:s text:c="4"/>"_BLOCK_PE request $args-&gt;{queue} by $args-&gt;{user} pe=$args-&gt;{id} $args-&gt;{val} $args-&gt;{reason}\n",</text:p>
        <text:p text:style-name="P1"><text:s text:c="4"/>LOG_INFO;</text:p>
        <text:p text:style-name="P1"><text:s text:c="4"/>if ( isadmin( $args-&gt;{user} ) ) {</text:p>
        <text:p text:style-name="P1"><text:s text:c="8"/>my @answer;</text:p>
        <text:p text:style-name="P1"><text:s text:c="8"/>my ( @r, $line, $flag, $ok );</text:p>
        <text:p text:style-name="P1"><text:s text:c="8"/>$ok = 0;</text:p>
        <text:p text:style-name="P1"><text:s text:c="8"/>push @r, $args-&gt;{reason} if defined $args-&gt;{reason};</text:p>
        <text:p text:style-name="P1"><text:s text:c="8"/>foreach my $id ( split( /,/, $args-&gt;{id} ) ) {</text:p>
        <text:p text:style-name="P1"><text:s text:c="12"/>qlog "(UN)BLOCKING $id\n", LOG_DEBUG;</text:p>
        <text:p text:style-name="P1"><text:s text:c="12"/>slog</text:p>
        <text:p text:style-name="P1"><text:s text:c="12"/>"BLOCK_PE request $args-&gt;{user}; $id; $args-&gt;{val} $args-&gt;{reason}\n";</text:p>
        <text:p text:style-name="P1"><text:s text:c="12"/>$line = block_pe( $id, $args-&gt;{val}, $args-&gt;{safe}, @r );</text:p>
        <text:p text:style-name="P1"><text:s text:c="12"/>chomp $line;</text:p>
        <text:p text:style-name="P1"><text:s text:c="12"/>$line =~ /^(.)(.*)/;</text:p>
        <text:p text:style-name="P1"><text:s text:c="12"/>$ok = 1 if ( $1 eq '+' );</text:p>
        <text:p text:style-name="P1"><text:s text:c="12"/>push @answer, "$id: $2";</text:p>
        <text:p text:style-name="P1"><text:s text:c="8"/>}</text:p>
        <text:p text:style-name="P1"><text:s text:c="8"/>$ch-&gt;send( ( $ok ? '+' : '-' ) . join( "\n", @answer, '' ) );</text:p>
        <text:p text:style-name="P1"><text:s text:c="8"/>$ch-&gt;disconnect;</text:p>
        <text:p text:style-name="P1"><text:s text:c="8"/>qlog "ANSWER: " . join( ';', @answer, "\n" ), LOG_DEBUG;</text:p>
        <text:p text:style-name="P1"><text:s text:c="8"/>$dump_flag=1;</text:p>
        <text:p text:style-name="P1"><text:s text:c="4"/>} else {</text:p>
        <text:p text:style-name="P1"><text:s text:c="8"/>qlog "Not authorized\n", LOG_ERR;</text:p>
        <text:p text:style-name="P1"><text:s text:c="8"/>$ch-&gt;send("-You are not authorized to (un)block processors...\n");</text:p>
        <text:p text:style-name="P1"><text:s text:c="8"/>$ch-&gt;disconnect;</text:p>
        <text:p text:style-name="P1"><text:s text:c="4"/>}</text:p>
        <text:p text:style-name="P1">}</text:p>
        <text:p text:style-name="P1">sub user_mode_processor( $$ ) {</text:p>
        <text:p text:style-name="P1"><text:s text:c="4"/>my ( $ch, $args ) = @_;</text:p>
        <text:p text:style-name="P1"><text:s text:c="4"/>my ( $m_set, $m_clear, $old, $flag ) = ( 0, 0, $mode, 0 );</text:p>
        <text:p text:style-name="P1"><text:s text:c="4"/>qlog "_MODE request $args-&gt;{queue}/$m_set/$m_clear\n", LOG_INFO;</text:p>
        <text:p text:style-name="P1"><text:s text:c="4"/>if ( $log_level &gt;= LOG_DEBUG2 ) {</text:p>
        <text:p text:style-name="P1"><text:s text:c="8"/>qlog "ARGS: " . join( ';', %$args ) . "\n", LOG_DEBUG2;</text:p>
        <text:p text:style-name="P1"><text:s text:c="4"/>}</text:p>
        <text:p text:style-name="P1"><text:s text:c="4"/>slog "MODE request $args-&gt;{user}; $args-&gt;{queue}; $m_set; $m_clear\n";</text:p>
        <text:p text:style-name="P1"><text:s text:c="4"/>if ( $args-&gt;{mode_version} ) {</text:p>
        <text:p text:style-name="P1"><text:s text:c="8"/>$ch-&gt;send( sprintf( "+ok\n%4.2f (%s)\n", $VERSION, $VARIANT ) );</text:p>
        <text:p text:style-name="P1"><text:s text:c="8"/>$ch-&gt;disconnect;</text:p>
        <text:p text:style-name="P1"><text:s text:c="8"/>$flag = 2;</text:p>
        <text:p text:style-name="P1"><text:s text:c="4"/>}</text:p>
        <text:p text:style-name="P1"><text:s text:c="4"/>if ( $args-&gt;{mode_update_pid} ) {</text:p>
        <text:p text:style-name="P1"><text:s text:c="8"/>if ( open( PID, "&gt;$opts{i}" ) ) {</text:p>
        <text:p text:style-name="P1"><text:s text:c="12"/>print PID $$;</text:p>
        <text:p text:style-name="P1"><text:s text:c="12"/>close PID;</text:p>
        <text:p text:style-name="P1"><text:s text:c="12"/>$ch-&gt;send("+ok\nUpdated pid file ($opts{i})\n");</text:p>
        <text:p text:style-name="P1"><text:s text:c="8"/>} else {</text:p>
        <text:p text:style-name="P1"><text:s text:c="12"/>$ch-&gt;send("-Cannot reopen '$opts{i}'\n$old\n");</text:p>
        <text:p text:style-name="P1"><text:s text:c="8"/>}</text:p>
        <text:p text:style-name="P1"><text:s text:c="8"/>$ch-&gt;disconnect;</text:p>
        <text:p text:style-name="P1"><text:s text:c="8"/>$flag = 2;</text:p>
        <text:p text:style-name="P1"><text:s text:c="4"/>}</text:p>
        <text:p text:style-name="P1"><text:s text:c="4"/>if ( <text:s text:c="3"/>$args-&gt;{mode_conf_reload}</text:p>
        <text:p text:style-name="P1"><text:s text:c="8"/>or $args-&gt;{mode_reload_conf} ) {</text:p>
        <text:p text:style-name="P1"><text:s text:c="4"/>$safe_reload = 0;</text:p>
        <text:p text:style-name="P1"><text:s text:c="4"/>set_default_values();</text:p>
        <text:p text:style-name="P1"><text:s text:c="4"/>qlog "&gt; reload 1\n", LOG_DEBUG;</text:p>
        <text:p text:style-name="P1"><text:s text:c="4"/>load_conf_file();</text:p>
        <text:p text:style-name="P1"><text:s text:c="4"/>qlog "&gt; reload 2\n", LOG_DEBUG;</text:p>
        <text:p text:style-name="P1"><text:s text:c="4"/>new_req_to_child( 'reload_conf', {},</text:p>
        <text:p text:style-name="P1"><text:s text:c="8"/>'__ALL__', <text:s text:c="9"/>1,</text:p>
        <text:p text:style-name="P1"><text:s text:c="8"/>SUCC_ALL | SUCC_OK, \&amp;nil_sub,</text:p>
        <text:p text:style-name="P1"><text:s text:c="8"/>\&amp;every_nil_sub, <text:s text:c="3"/>1,</text:p>
        <text:p text:style-name="P1"><text:s text:c="8"/>\&amp;nil_sub );</text:p>
        <text:p text:style-name="P1"><text:s text:c="4"/>$ch-&gt;send("+ok\n$old\n");</text:p>
        <text:p text:style-name="P1"><text:s text:c="4"/>$ch-&gt;disconnect;</text:p>
        <text:p text:style-name="P1"><text:s text:c="4"/>$flag = 2;</text:p>
        <text:p text:style-name="P1"><text:s text:c="8"/>}</text:p>
        <text:p text:style-name="P1"><text:s text:c="8"/>if ( $args-&gt;{mode_update_users} ) {</text:p>
        <text:p text:style-name="P1"><text:s text:c="12"/>reload_users(1);</text:p>
        <text:p text:style-name="P1"><text:s text:c="12"/>new_req_to_child( 'reload_users', {},</text:p>
        <text:p text:style-name="P1"><text:s text:c="16"/>'__ALL__', <text:s text:c="9"/>1,</text:p>
        <text:p text:style-name="P1"><text:s text:c="16"/>SUCC_ALL | SUCC_OK, \&amp;nil_sub,</text:p>
        <text:p text:style-name="P1"><text:s text:c="16"/>\&amp;every_nil_sub, <text:s text:c="3"/>1,</text:p>
        <text:p text:style-name="P1"><text:s text:c="16"/>\&amp;nil_sub );</text:p>
        <text:p text:style-name="P1"><text:s text:c="12"/>qlog "&gt; update_users\n", LOG_INFO;</text:p>
        <text:p text:style-name="P1"><text:s text:c="12"/>$ch-&gt;send("+ok\n$old\n");</text:p>
        <text:p text:style-name="P1"><text:s text:c="12"/>$ch-&gt;disconnect;</text:p>
        <text:p text:style-name="P1"><text:s text:c="12"/>$flag = 2;</text:p>
        <text:p text:style-name="P1"><text:s text:c="8"/>}</text:p>
        <text:p text:style-name="P1"><text:s text:c="8"/>if ( $args-&gt;{mode_reload_sched} ) {</text:p>
        <text:p text:style-name="P1"><text:s text:c="12"/>new_req_to_child( 'reload_sched', {},</text:p>
        <text:p text:style-name="P1"><text:s text:c="16"/>'__ALL__', <text:s text:c="9"/>1,</text:p>
        <text:p text:style-name="P1"><text:s text:c="16"/>SUCC_ALL | SUCC_OK, \&amp;nil_sub,</text:p>
        <text:p text:style-name="P1"><text:s text:c="16"/>\&amp;every_nil_sub, <text:s text:c="3"/>1,</text:p>
        <text:p text:style-name="P1"><text:s text:c="16"/>\&amp;nil_sub );</text:p>
        <text:p text:style-name="P1"><text:s text:c="12"/>qlog "&gt; reload_sched\n", LOG_DEBUG;</text:p>
        <text:p text:style-name="P1"><text:s text:c="12"/>$ch-&gt;send("+ok\n$old\n");</text:p>
        <text:p text:style-name="P1"><text:s text:c="12"/>$ch-&gt;disconnect;</text:p>
        <text:p text:style-name="P1"><text:s text:c="12"/>$flag = 2;</text:p>
        <text:p text:style-name="P1"><text:s text:c="8"/>}</text:p>
        <text:p text:style-name="P1"><text:s text:c="8"/>if ( $args-&gt;{mode_update_restrict} ) {</text:p>
        <text:p text:style-name="P1"><text:s text:c="12"/>my $next_time = 'not set';</text:p>
        <text:p text:style-name="P1"><text:s text:c="12"/>load_restrictions( cleosupport::get_setting('time_restrict_file') );</text:p>
        <text:p text:style-name="P1"><text:s text:c="12"/>correct_time_restrictions( 1, \$next_time );</text:p>
        <text:p text:style-name="P1"><text:s text:c="12"/>new_req_to_child( 'update_restrictions', {},</text:p>
        <text:p text:style-name="P1"><text:s text:c="16"/>'__ALL__', <text:s text:c="9"/>1,</text:p>
        <text:p text:style-name="P1"><text:s text:c="16"/>SUCC_ALL | SUCC_OK, \&amp;nil_sub,</text:p>
        <text:p text:style-name="P1"><text:s text:c="16"/>\&amp;every_nil_sub, <text:s text:c="3"/>1,</text:p>
        <text:p text:style-name="P1"><text:s text:c="16"/>\&amp;nil_sub );</text:p>
        <text:p text:style-name="P1"><text:soft-page-break/><text:s text:c="12"/>qlog "&gt; update_restrict\n", LOG_INFO;</text:p>
        <text:p text:style-name="P1"><text:s text:c="12"/>$ch-&gt;send("+ok\nreloaded\nNext restricion: $next_time\n");</text:p>
        <text:p text:style-name="P1"><text:s text:c="12"/>$ch-&gt;disconnect;</text:p>
        <text:p text:style-name="P1"><text:s text:c="12"/>$flag = 2;</text:p>
        <text:p text:style-name="P1"><text:s text:c="8"/>}</text:p>
        <text:p text:style-name="P1"><text:s text:c="8"/>if ( $args-&gt;{mode_norun} ) {</text:p>
        <text:p text:style-name="P1"><text:s text:c="12"/>$m_clear = $m_clear | MODE_RUN_ALLOW;</text:p>
        <text:p text:style-name="P1"><text:s text:c="12"/>$flag <text:s text:c="3"/>= 1;</text:p>
        <text:p text:style-name="P1"><text:s text:c="8"/>}</text:p>
        <text:p text:style-name="P1"><text:s text:c="8"/>if ( $args-&gt;{mode_run} ) {</text:p>
        <text:p text:style-name="P1"><text:s text:c="12"/>$m_set = $m_set | MODE_RUN_ALLOW;</text:p>
        <text:p text:style-name="P1"><text:s text:c="12"/>$flag <text:s/>= 1;</text:p>
        <text:p text:style-name="P1"><text:s text:c="8"/>}</text:p>
        <text:p text:style-name="P1"><text:s text:c="8"/>if ( $args-&gt;{mode_qenable} ) {</text:p>
        <text:p text:style-name="P1"><text:s text:c="12"/>$m_set = $m_set | MODE_QUEUE_ALLOW;</text:p>
        <text:p text:style-name="P1"><text:s text:c="12"/>$flag <text:s/>= 1;</text:p>
        <text:p text:style-name="P1"><text:s text:c="8"/>}</text:p>
        <text:p text:style-name="P1"><text:s text:c="8"/>if ( $args-&gt;{mode_qdisable} ) {</text:p>
        <text:p text:style-name="P1"><text:s text:c="12"/>$m_clear = $m_clear | MODE_QUEUE_ALLOW;</text:p>
        <text:p text:style-name="P1"><text:s text:c="12"/>$flag <text:s text:c="3"/>= 1;</text:p>
        <text:p text:style-name="P1"><text:s text:c="8"/>}</text:p>
        <text:p text:style-name="P1"><text:s text:c="8"/>if ( $args-&gt;{mode_recreate_logs} ) {</text:p>
        <text:p text:style-name="P1"><text:s text:c="12"/>$ch-&gt;send( reopen_logs() );</text:p>
        <text:p text:style-name="P1"><text:s text:c="12"/>$ch-&gt;disconnect;</text:p>
        <text:p text:style-name="P1"><text:s text:c="12"/>main::new_req_to_child( 'reopen_logs', {},</text:p>
        <text:p text:style-name="P1"><text:s text:c="16"/>'__all__', <text:s text:c="9"/>1,</text:p>
        <text:p text:style-name="P1"><text:s text:c="16"/>SUCC_ALL | SUCC_OK, \&amp;nil_sub,</text:p>
        <text:p text:style-name="P1"><text:s text:c="16"/>\&amp;every_nil_sub, <text:s text:c="3"/>1,</text:p>
        <text:p text:style-name="P1"><text:s text:c="16"/>\&amp;nil_sub );</text:p>
        <text:p text:style-name="P1"><text:s text:c="12"/>$flag = 2;</text:p>
        <text:p text:style-name="P1"><text:s text:c="8"/>}</text:p>
        <text:p text:style-name="P1"><text:s text:c="8"/>if ( $args-&gt;{mode_view} ) {</text:p>
        <text:p text:style-name="P1"><text:s text:c="12"/>$flag = 1;</text:p>
        <text:p text:style-name="P1"><text:s text:c="8"/>}</text:p>
        <text:p text:style-name="P1"><text:s text:c="8"/>$args-&gt;{queue} =~ s/\s//g;</text:p>
        <text:p text:style-name="P1"><text:s text:c="8"/>if ( $flag == 0 ) {</text:p>
        <text:p text:style-name="P1"><text:s text:c="12"/>$ch-&gt;send("-Not valid command!\n");</text:p>
        <text:p text:style-name="P1"><text:s text:c="12"/>$ch-&gt;disconnect;</text:p>
        <text:p text:style-name="P1"><text:s text:c="8"/>} elsif ( $flag == 1 ) {</text:p>
        <text:p text:style-name="P1"><text:s text:c="12"/>my %new_args = ( 'set', <text:s text:c="3"/>$m_set,</text:p>
        <text:p text:style-name="P1"><text:s text:c="16"/>'user', <text:s text:c="2"/>$args-&gt;{user},</text:p>
        <text:p text:style-name="P1"><text:s text:c="16"/>'clear', <text:s/>$m_clear,</text:p>
        <text:p text:style-name="P1"><text:s text:c="16"/>'recurs', $args-&gt;{recurs},</text:p>
        <text:p text:style-name="P1"><text:s text:c="16"/>'queue', <text:s/>$args-&gt;{queue} );</text:p>
        <text:p text:style-name="P1"><text:s text:c="12"/>if ( $args-&gt;{queue} eq $cluster_name ) {</text:p>
        <text:p text:style-name="P1"><text:s text:c="16"/>if ( $args-&gt;{recurs} ) {</text:p>
        <text:p text:style-name="P1"><text:s text:c="20"/>new_req_to_child( 'mode',</text:p>
        <text:p text:style-name="P1"><text:s text:c="24"/>\%new_args,</text:p>
        <text:p text:style-name="P1"><text:s text:c="24"/>'__ALL__',</text:p>
        <text:p text:style-name="P1"><text:s text:c="24"/>$args-&gt;{recurs},</text:p>
        <text:p text:style-name="P1"><text:s text:c="24"/>SUCC_ALL | SUCC_OK,</text:p>
        <text:p text:style-name="P1"><text:s text:c="24"/>\&amp;chld_mode_handler,</text:p>
        <text:p text:style-name="P1"><text:s text:c="24"/>\&amp;chld_every_mode_handler,</text:p>
        <text:p text:style-name="P1"><text:s text:c="24"/>get_setting('intra_timeout'),</text:p>
        <text:p text:style-name="P1"><text:s text:c="24"/>\&amp;chld_mode_handler,</text:p>
        <text:p text:style-name="P1"><text:s text:c="24"/>'channel',</text:p>
        <text:p text:style-name="P1"><text:s text:c="24"/>$ch );</text:p>
        <text:p text:style-name="P1"><text:s text:c="16"/>} else {</text:p>
        <text:p text:style-name="P1"><text:s text:c="20"/>$ch-&gt;send(</text:p>
        <text:p text:style-name="P1"><text:s text:c="24"/>"+ok\n" . &amp;new_mode( $args-&gt;{user}, $m_set, $m_clear ) );</text:p>
        <text:p text:style-name="P1"><text:s text:c="20"/>$ch-&gt;disconnect;</text:p>
        <text:p text:style-name="P1"><text:s text:c="16"/>}</text:p>
        <text:p text:style-name="P1"><text:s text:c="12"/>} else { <text:s text:c="3"/># child cluster!</text:p>
        <text:p text:style-name="P1"><text:s text:c="16"/>new_req_to_child( 'mode',</text:p>
        <text:p text:style-name="P1"><text:s text:c="20"/>\%new_args,</text:p>
        <text:p text:style-name="P1"><text:s text:c="20"/>$args-&gt;{queue},</text:p>
        <text:p text:style-name="P1"><text:s text:c="20"/>$args-&gt;{recurs},</text:p>
        <text:p text:style-name="P1"><text:s text:c="20"/>SUCC_ALL | SUCC_OK,</text:p>
        <text:p text:style-name="P1"><text:s text:c="20"/>\&amp;chld_mode_handler,</text:p>
        <text:p text:style-name="P1"><text:s text:c="20"/>\&amp;chld_every_mode_handler,</text:p>
        <text:p text:style-name="P1"><text:s text:c="20"/>get_setting('intra_timeout'),</text:p>
        <text:p text:style-name="P1"><text:s text:c="20"/>\&amp;chld_mode_handler,</text:p>
        <text:p text:style-name="P1"><text:s text:c="20"/>'channel',</text:p>
        <text:p text:style-name="P1"><text:s text:c="20"/>$ch );</text:p>
        <text:p text:style-name="P1"><text:s text:c="12"/>}</text:p>
        <text:p text:style-name="P1"><text:s text:c="8"/>}</text:p>
        <text:p text:style-name="P1">} <text:s text:c="3"/># ~user_mode_processor</text:p>
        <text:p text:style-name="P1">sub user_get_io_processor( $$ ) {</text:p>
        <text:p text:style-name="P1"><text:s text:c="4"/>my ( $ch, $a ) = @_;</text:p>
        <text:p text:style-name="P1"><text:s text:c="4"/>my $args = Storable::thaw( Storable::freeze($a) ); <text:s text:c="3"/># clone args</text:p>
        <text:p text:style-name="P1"><text:s text:c="4"/>qlog</text:p>
        <text:p text:style-name="P1"><text:s text:c="4"/>"_GET_IO request $args-&gt;{queue} by $args-&gt;{user} id=$args-&gt;{id}\n",</text:p>
        <text:p text:style-name="P1"><text:s text:c="4"/>LOG_INFO;</text:p>
        <text:p text:style-name="P1"><text:s text:c="4"/>slog "GET_IO request $args-&gt;{user}; $args-&gt;{queue}; $args-&gt;{id}\n";</text:p>
        <text:p text:style-name="P1"><text:s text:c="4"/>new_req_to_child( 'get_io', <text:s text:c="13"/>$args,</text:p>
        <text:p text:style-name="P1"><text:s text:c="8"/>$args-&gt;{queue}, <text:s text:c="7"/>0,</text:p>
        <text:p text:style-name="P1"><text:s text:c="8"/>SUCC_ALL | SUCC_OK, <text:s text:c="3"/>\&amp;chld_get_io_handler,</text:p>
        <text:p text:style-name="P1"><text:s text:c="8"/>\&amp;chld_get_io_handler, get_setting('intra_timeout'),</text:p>
        <text:p text:style-name="P1"><text:s text:c="8"/>\&amp;chld_get_io_handler, 'channel',</text:p>
        <text:p text:style-name="P1"><text:s text:c="8"/>$ch );</text:p>
        <text:p text:style-name="P1">} <text:s text:c="3"/># ~user_get_io_processor</text:p>
        <text:p text:style-name="P1">sub user_freeze_processor( $$ ) {</text:p>
        <text:p text:style-name="P1"><text:s text:c="4"/>my ( $ch, $a ) = @_;</text:p>
        <text:p text:style-name="P1"><text:s text:c="4"/>my $args = Storable::thaw( Storable::freeze($a) ); <text:s text:c="3"/># clone args</text:p>
        <text:p text:style-name="P1"><text:s text:c="4"/>$args-&gt;{val} =~ tr/'"\\&amp;()$%@#/_/;</text:p>
        <text:p text:style-name="P1"><text:s text:c="4"/>if ( $args-&gt;{id} &lt; 1 ) {</text:p>
        <text:p text:style-name="P1"><text:s text:c="8"/>$ch-&gt;send("-fail\nBad task id '$args-&gt;{id}'\n");</text:p>
        <text:p text:style-name="P1"><text:s text:c="8"/>$ch-&gt;disconnect;</text:p>
        <text:p text:style-name="P1"><text:s text:c="4"/>}</text:p>
        <text:p text:style-name="P1"><text:s text:c="4"/>if ( $args-&gt;{val} eq '' ) {</text:p>
        <text:p text:style-name="P1"><text:s text:c="8"/>$ch-&gt;send("-fail\nYou must specify value (1/0)\n");</text:p>
        <text:p text:style-name="P1"><text:s text:c="8"/>$ch-&gt;disconnect;</text:p>
        <text:p text:style-name="P1"><text:s text:c="4"/>}</text:p>
        <text:p text:style-name="P1"><text:s text:c="4"/>qlog</text:p>
        <text:p text:style-name="P1"><text:s text:c="4"/>"_FREEZE request $args-&gt;{queue} by $args-&gt;{user} id=$args-&gt;{id}; $args-&gt;{val}\n",</text:p>
        <text:p text:style-name="P1"><text:s text:c="4"/>LOG_INFO;</text:p>
        <text:p text:style-name="P1"><text:s text:c="4"/>slog</text:p>
        <text:p text:style-name="P1"><text:s text:c="4"/>"FREEZE request $args-&gt;{user}; $args-&gt;{queue}; $args-&gt;{id}; $args-&gt;{val}\n";</text:p>
        <text:p text:style-name="P1"><text:s text:c="4"/>new_req_to_child( 'freeze', <text:s text:c="13"/>$args,</text:p>
        <text:p text:style-name="P1"><text:s text:c="8"/>$args-&gt;{queue}, <text:s text:c="7"/>0,</text:p>
        <text:p text:style-name="P1"><text:s text:c="8"/>SUCC_ALL | SUCC_OK, <text:s text:c="3"/>\&amp;chld_freeze_handler,</text:p>
        <text:p text:style-name="P1"><text:s text:c="8"/>\&amp;every_nil_sub, <text:s text:c="6"/>get_setting('intra_timeout'),</text:p>
        <text:p text:style-name="P1"><text:s text:c="8"/>\&amp;chld_freeze_handler, 'channel',</text:p>
        <text:p text:style-name="P1"><text:s text:c="8"/>$ch );</text:p>
        <text:p text:style-name="P1"><text:soft-page-break/>} <text:s text:c="3"/># ~user_freeze_processor</text:p>
        <text:p text:style-name="P1">sub mons_pinger( $ ) {</text:p>
        <text:p text:style-name="P1"><text:s text:c="4"/>my %args = ( 'value' =&gt; 0 );</text:p>
        <text:p text:style-name="P1"><text:s text:c="4"/>qlog "MONS_PINGER ($_[0])\n", LOG_DEBUG2 if ( $debug{nc} );</text:p>
        <text:p text:style-name="P1"><text:s text:c="4"/>return if ( $mons{ $_[0] }-&gt;{state} eq 'dead' );</text:p>
        <text:p text:style-name="P1"><text:s text:c="4"/>if ( $mons{ $_[0] }-&gt;{conn}-&gt;get_state eq 'dead' ) {</text:p>
        <text:p text:style-name="P1"><text:s text:c="8"/>qlog "Mon connection is dead... Try reconnect $_[0] now!\n", LOG_ERR;</text:p>
        <text:p text:style-name="P1"><text:s text:c="8"/>on_mon_disconnect( $_[0] );</text:p>
        <text:p text:style-name="P1"><text:s text:c="8"/>return;</text:p>
        <text:p text:style-name="P1"><text:s text:c="4"/>}</text:p>
        <text:p text:style-name="P1"><text:s text:c="4"/>qlog "MONS_PINGER PING $_[0]\n", LOG_DEBUG2 if ( $debug{nc} );</text:p>
        <text:p text:style-name="P1"><text:s text:c="4"/>new_req_to_mon( 'ping', <text:s text:c="20"/>\%args,</text:p>
        <text:p text:style-name="P1"><text:s text:c="8"/>$_[0], <text:s text:c="21"/>SUCC_ALL | SUCC_OK,</text:p>
        <text:p text:style-name="P1"><text:s text:c="8"/>\&amp;mon_ping_handler, <text:s text:c="8"/>undef,</text:p>
        <text:p text:style-name="P1"><text:s text:c="8"/>get_setting('mon_timeout'), \&amp;mon_ping_handler );</text:p>
        <text:p text:style-name="P1"><text:s text:c="4"/>sc_task_in(</text:p>
        <text:p text:style-name="P1"><text:s text:c="8"/>$mon_ping_interval + int( rand( get_setting('mon_rnd_ping') ) ),</text:p>
        <text:p text:style-name="P1"><text:s text:c="8"/>\&amp;mons_pinger, $_[0] );</text:p>
        <text:p text:style-name="P1">}</text:p>
        <text:p text:style-name="P1">sub mons_connecter( $ ) {</text:p>
        <text:p text:style-name="P1"><text:s text:c="4"/>return if ( $mons{ $_[0] }-&gt;{state} ne 'dead' and</text:p>
        <text:p text:style-name="P1"><text:s text:c="8"/>$mons{ $_[0] }-&gt;{state} ne 'fail');</text:p>
        <text:p text:style-name="P1"><text:s text:c="4"/>return if ( $mons{ $_[0] }-&gt;{conn}-&gt;get_state eq 'ok' );</text:p>
        <text:p text:style-name="P1"><text:s text:c="4"/>$mons{ $_[0] }-&gt;{conn_start} = $last_time;</text:p>
        <text:p text:style-name="P1"><text:s text:c="4"/>if ( $mons{ $_[0] }-&gt;{conn}-&gt;connect == 0 ) {</text:p>
        <text:p text:style-name="P1"><text:s text:c="8"/>if ( $mons{ $_[0] }-&gt;{conn}-&gt;get_state eq 'ok' ) {</text:p>
        <text:p text:style-name="P1"><text:s text:c="12"/>$mons{ $_[0] }-&gt;{state} <text:s text:c="7"/>= 'just_conn';</text:p>
        <text:p text:style-name="P1"><text:s text:c="12"/>$mons{ $_[0] }-&gt;{conn_start} <text:s text:c="2"/>= 0;</text:p>
        <text:p text:style-name="P1"><text:s text:c="12"/>$mons{ $_[0] }-&gt;{last_connect} = $last_time;</text:p>
        <text:p text:style-name="P1"><text:s text:c="12"/>sc_task_in( $mon_ping_interval +</text:p>
        <text:p text:style-name="P1"><text:s text:c="16"/>int( rand( get_setting('mon_rnd_ping') ) ),</text:p>
        <text:p text:style-name="P1"><text:s text:c="16"/>\&amp;mons_pinger,</text:p>
        <text:p text:style-name="P1"><text:s text:c="16"/>$_[0] );</text:p>
        <text:p text:style-name="P1"><text:s text:c="12"/>on_mon_raise_back( $_[0] );</text:p>
        <text:p text:style-name="P1"><text:s text:c="8"/>}</text:p>
        <text:p text:style-name="P1"><text:s text:c="4"/>} else {</text:p>
        <text:p text:style-name="P1"><text:s text:c="8"/>sc_task_in( get_setting('mon_connect_interval'),</text:p>
        <text:p text:style-name="P1"><text:s text:c="12"/>\&amp;mons_connecter, $_[0] );</text:p>
        <text:p text:style-name="P1"><text:s text:c="4"/>}</text:p>
        <text:p text:style-name="P1"><text:s text:c="4"/>sc_task_in( 1, \&amp;mons_connecter2, $_[0] );</text:p>
        <text:p text:style-name="P1">}</text:p>
        <text:p text:style-name="P1">sub mons_connecter2( $ ) {</text:p>
        <text:p text:style-name="P1"><text:s text:c="4"/>if ( $mons{ $_[0] }-&gt;{state} ne 'dead' ) {</text:p>
        <text:p text:style-name="P1"><text:s text:c="8"/>return;</text:p>
        <text:p text:style-name="P1"><text:s text:c="4"/>}</text:p>
        <text:p text:style-name="P1"><text:s text:c="4"/>$mons{ $_[0] }-&gt;{conn}-&gt;connect;</text:p>
        <text:p text:style-name="P1"><text:s text:c="4"/>if ( $mons{ $_[0] }-&gt;{conn}-&gt;get_state eq 'ok' ) {</text:p>
        <text:p text:style-name="P1"><text:s text:c="8"/>$mons{ $_[0] }-&gt;{state} <text:s text:c="7"/>= 'just_conn';</text:p>
        <text:p text:style-name="P1"><text:s text:c="8"/>$mons{ $_[0] }-&gt;{conn_start} <text:s text:c="2"/>= 0;</text:p>
        <text:p text:style-name="P1"><text:s text:c="8"/>$mons{ $_[0] }-&gt;{last_connect} = $last_time;</text:p>
        <text:p text:style-name="P1"><text:s text:c="8"/>$mons{ $_[0] }-&gt;{conn}-&gt;flush;</text:p>
        <text:p text:style-name="P1"><text:s text:c="8"/>sc_task_in(</text:p>
        <text:p text:style-name="P1"><text:s text:c="12"/>$mon_ping_interval + int( rand( get_setting('mon_rnd_ping') ) ),</text:p>
        <text:p text:style-name="P1"><text:s text:c="12"/>\&amp;mons_pinger, $_[0] );</text:p>
        <text:p text:style-name="P1"><text:s text:c="8"/>on_mon_raise_back( $_[0] );</text:p>
        <text:p text:style-name="P1"><text:s text:c="4"/>} else { <text:s text:c="3"/># Not connected</text:p>
        <text:p text:style-name="P1"><text:s text:c="8"/>if ( $mons{ $_[0] }-&gt;{conn_start} +</text:p>
        <text:p text:style-name="P1"><text:s text:c="12"/>get_setting('mon_connect_timeout') &gt; $last_time ) {</text:p>
        <text:p text:style-name="P1"><text:s text:c="8"/>my $int =</text:p>
        <text:p text:style-name="P1"><text:s text:c="8"/>get_setting('mon_connect_interval') -</text:p>
        <text:p text:style-name="P1"><text:s text:c="8"/>get_setting('mon_connect_timeout');</text:p>
        <text:p text:style-name="P1"><text:s text:c="8"/>$int = 1 if $int &lt; 1;</text:p>
        <text:p text:style-name="P1"><text:s text:c="8"/>$mons{ $_[0] }-&gt;{conn}-&gt;disconnect;</text:p>
        <text:p text:style-name="P1"><text:s text:c="8"/>sc_task_in( $int, \&amp;mons_connecter, $_[0] );</text:p>
        <text:p text:style-name="P1"><text:s text:c="12"/>} else {</text:p>
        <text:p text:style-name="P1"><text:s text:c="16"/>sc_task_in( 2, \&amp;mons_connecter2, $_[0] );</text:p>
        <text:p text:style-name="P1"><text:s text:c="12"/>}</text:p>
        <text:p text:style-name="P1"><text:s text:c="4"/>}</text:p>
        <text:p text:style-name="P1">}</text:p>
        <text:p text:style-name="P1">sub on_mon_disconnect( $ ) {</text:p>
        <text:p text:style-name="P1"><text:s text:c="4"/>my $i = $_[0];</text:p>
        <text:p text:style-name="P1"><text:s text:c="4"/>my $mon;</text:p>
        <text:p text:style-name="P1"><text:s text:c="4"/>return</text:p>
        <text:p text:style-name="P1"><text:s text:c="4"/>if ( <text:s text:c="3"/>( $mons{$i}-&gt;{state} eq 'fail' )</text:p>
        <text:p text:style-name="P1"><text:s text:c="8"/>or ( $mons{$i}-&gt;{state} eq 'dead' ) );</text:p>
        <text:p text:style-name="P1"><text:s text:c="4"/>qlog( "Disconnected node $i\n", LOG_WARN );</text:p>
        <text:p text:style-name="P1"><text:s text:c="4"/>if($mons{$i}-&gt;{last_response}&gt;0){</text:p>
        <text:p text:style-name="P1"><text:s text:c="8"/>my $text = cleosupport::get_setting( 'mon_fail_exec', '', '' );</text:p>
        <text:p text:style-name="P1"><text:s text:c="8"/>if ( $text ne '' ) {</text:p>
        <text:p text:style-name="P1"><text:s text:c="12"/>undef %subst_args;</text:p>
        <text:p text:style-name="P1"><text:s text:c="12"/>$subst_args{node} = $i;</text:p>
        <text:p text:style-name="P1"><text:s text:c="12"/>subst_task_prop( \$text, undef, 0, "" );</text:p>
        <text:p text:style-name="P1"><text:s text:c="12"/>qlog "exec monfail: $text\n", LOG_INFO;</text:p>
        <text:p text:style-name="P1"><text:s text:c="12"/>launch( 0, $text, "$cluster_name-$i-fail" );</text:p>
        <text:p text:style-name="P1"><text:s text:c="8"/>}</text:p>
        <text:p text:style-name="P1"><text:s text:c="8"/>my $text = cleosupport::get_setting( 'mon_fail_mail', '', '' );</text:p>
        <text:p text:style-name="P1"><text:s text:c="8"/>if ( $text ne '' ) {</text:p>
        <text:p text:style-name="P1"><text:s text:c="12"/>my ($subj,$mail);</text:p>
        <text:p text:style-name="P1"><text:s text:c="12"/>$text =~ m/(.*)\n(.*)/m;</text:p>
        <text:p text:style-name="P1"><text:s text:c="12"/>($subj,$mail)=($1,$2);</text:p>
        <text:p text:style-name="P1"><text:s text:c="12"/>undef %subst_args;</text:p>
        <text:p text:style-name="P1"><text:s text:c="12"/>$subst_args{node} = $i;</text:p>
        <text:p text:style-name="P1"><text:s text:c="12"/>subst_task_prop( \$mail, undef, 0, "" );</text:p>
        <text:p text:style-name="P1"><text:s text:c="12"/>send_mail('', $subj, $mail );</text:p>
        <text:p text:style-name="P1"><text:s text:c="8"/>}</text:p>
        <text:p text:style-name="P1"><text:s text:c="4"/>}</text:p>
        <text:p text:style-name="P1"><text:s text:c="4"/>block_pe( $i, NO_DEL_TASKS, 0, 'Disconnected' );</text:p>
        <text:p text:style-name="P1"><text:s text:c="4"/>$mons{$i}-&gt;{state} = 'fail';</text:p>
        <text:p text:style-name="P1"><text:s text:c="4"/>mon_cancel_all_messages($i);</text:p>
        <text:p text:style-name="P1"><text:s text:c="4"/>mon_fast_raise_check($i);</text:p>
        <text:p text:style-name="P1"><text:s text:c="4"/>$mons{$i}-&gt;{last_response}=0;</text:p>
        <text:p text:style-name="P1"><text:s text:c="4"/>$mons{$i}-&gt;{last_connect} =0;</text:p>
        <text:p text:style-name="P1"><text:s text:c="4"/>sc_task_in( 0, \&amp;mons_connecter, $i );</text:p>
        <text:p text:style-name="P1">} <text:s text:c="3"/># ~on_mon_disconnect</text:p>
        <text:p text:style-name="P1">sub mon_cancel_all_messages($){</text:p>
        <text:p text:style-name="P1"><text:s text:c="4"/>my $mon=$_[0];</text:p>
        <text:p text:style-name="P1"><text:s text:c="4"/>my ($req, $to, @new_rest, $i);</text:p>
        <text:p text:style-name="P1"><text:s text:c="4"/>foreach $req (@mon_req_q){</text:p>
        <text:p text:style-name="P1"><text:s text:c="8"/>@new_rest=();</text:p>
        <text:p text:style-name="P1"><text:s text:c="8"/>foreach $to (@{$req-&gt;{rest}}){</text:p>
        <text:p text:style-name="P1"><text:s text:c="12"/>if($to ne $mon){</text:p>
        <text:p text:style-name="P1"><text:s text:c="16"/>push @new_rest, $to;</text:p>
        <text:p text:style-name="P1"><text:s text:c="12"/>}</text:p>
        <text:p text:style-name="P1"><text:s text:c="8"/>}</text:p>
        <text:p text:style-name="P1"><text:soft-page-break/><text:s text:c="8"/>@{$req-&gt;{rest}}=@new_rest;</text:p>
        <text:p text:style-name="P1"><text:s text:c="4"/>}</text:p>
        <text:p text:style-name="P1"><text:s text:c="4"/>for $i (keys(%mons_wait)){</text:p>
        <text:p text:style-name="P1"><text:s text:c="8"/>@new_rest=();</text:p>
        <text:p text:style-name="P1"><text:s text:c="8"/>foreach $to (@{$mons_wait{$i}-&gt;{_to}}){</text:p>
        <text:p text:style-name="P1"><text:s text:c="12"/>if($to ne $mon){</text:p>
        <text:p text:style-name="P1"><text:s text:c="16"/>push @new_rest, $to;</text:p>
        <text:p text:style-name="P1"><text:s text:c="12"/>}</text:p>
        <text:p text:style-name="P1"><text:s text:c="8"/>}</text:p>
        <text:p text:style-name="P1"><text:s text:c="8"/>@{$mons_wait{$i}-&gt;{_to}}=@new_rest;</text:p>
        <text:p text:style-name="P1"><text:s text:c="8"/>if ( @new_rest==0 ) {</text:p>
        <text:p text:style-name="P1"><text:s text:c="12"/>$mons_wait{$i}-&gt;{args}-&gt;{status} = 'timed out';</text:p>
        <text:p text:style-name="P1"><text:s text:c="12"/>$mons_wait{$i}-&gt;{success} = 0;</text:p>
        <text:p text:style-name="P1"><text:s text:c="12"/>qlog( "MON CALL TPP (cancel) [$mons_wait{$i}-&gt;{type}/$i]\n", LOG_DEBUG )</text:p>
        <text:p text:style-name="P1"><text:s text:c="12"/>unless ( $_d_nolog_type{ $mons_wait{$i}-&gt;{type} } );</text:p>
        <text:p text:style-name="P1"><text:s text:c="12"/>if ( ref( $mons_wait{$i}-&gt;{tpp} ) eq 'CODE' ) {</text:p>
        <text:p text:style-name="P1"><text:s text:c="16"/>$mons_wait{$i}-&gt;{tpp}-&gt;(</text:p>
        <text:p text:style-name="P1"><text:s text:c="20"/>$i, <text:s text:c="24"/>SUCC_FAIL,</text:p>
        <text:p text:style-name="P1"><text:s text:c="20"/>$mons_wait{$i}-&gt;{args}, <text:s text:c="4"/>$mons_wait{$i}-&gt;{user_vars},</text:p>
        <text:p text:style-name="P1"><text:s text:c="20"/>$mons_wait{$i}-&gt;{_to}-&gt;[0], @{ $mons_wait{$i}-&gt;{_to} }</text:p>
        <text:p text:style-name="P1"><text:s text:c="20"/>);</text:p>
        <text:p text:style-name="P1"><text:s text:c="16"/>delete $mons_wait{$i}-&gt;{user_vars};</text:p>
        <text:p text:style-name="P1"><text:s text:c="12"/>} else {</text:p>
        <text:p text:style-name="P1"><text:s text:c="16"/>qlog(</text:p>
        <text:p text:style-name="P1"><text:s text:c="20"/>"MON NIL TPP (cancel) [$mons_wait{$i}-&gt;{hash} $mons_wait{$i}-&gt;{type}]\n",</text:p>
        <text:p text:style-name="P1"><text:s text:c="20"/>LOG_WARN</text:p>
        <text:p text:style-name="P1"><text:s text:c="20"/>) unless ( $_d_nolog_type{ $mons_wait{$i}-&gt;{type} } );</text:p>
        <text:p text:style-name="P1"><text:s text:c="12"/>}</text:p>
        <text:p text:style-name="P1"><text:s text:c="12"/>delete $mons_wait{$i};</text:p>
        <text:p text:style-name="P1"><text:s text:c="8"/>}</text:p>
        <text:p text:style-name="P1"><text:s text:c="4"/>}</text:p>
        <text:p text:style-name="P1">}</text:p>
        <text:p text:style-name="P1">sub on_mon_timed_out( $ ) {</text:p>
        <text:p text:style-name="P1"><text:s text:c="4"/>my $i = $_[0];</text:p>
        <text:p text:style-name="P1"><text:s text:c="4"/>my $mon;</text:p>
        <text:p text:style-name="P1"><text:s text:c="4"/>return if (( $mons{$i}-&gt;{state} eq 'fail' )</text:p>
        <text:p text:style-name="P1"><text:s text:c="8"/>or ( $mons{$i}-&gt;{state} eq 'dead' ) );</text:p>
        <text:p text:style-name="P1"><text:s text:c="4"/>qlog( "Timed out node $i\n", LOG_WARN );</text:p>
        <text:p text:style-name="P1"><text:s text:c="4"/>$Mons_select-&gt;remove($mons{$i}-&gt;{conn}-&gt;get_h);</text:p>
        <text:p text:style-name="P1"><text:s text:c="4"/>$mons{$i}-&gt;{conn}-&gt;disconnect;</text:p>
        <text:p text:style-name="P1"><text:s text:c="4"/>block_pe($i, NO_DEL_TASKS, 0, 'Timed out');</text:p>
        <text:p text:style-name="P1"><text:s text:c="4"/>if($mons{$i}-&gt;{last_response}&gt;0){</text:p>
        <text:p text:style-name="P1"><text:s text:c="8"/>my $text = cleosupport::get_setting( 'mon_fail_exec', '', '' );</text:p>
        <text:p text:style-name="P1"><text:s text:c="8"/>if ( $text ne '' ) {</text:p>
        <text:p text:style-name="P1"><text:s text:c="12"/>undef %subst_args;</text:p>
        <text:p text:style-name="P1"><text:s text:c="12"/>$subst_args{node} = $i;</text:p>
        <text:p text:style-name="P1"><text:s text:c="12"/>subst_task_prop( \$text, undef, 0, "" );</text:p>
        <text:p text:style-name="P1"><text:s text:c="12"/>qlog "exec monfail: $text\n", LOG_INFO;</text:p>
        <text:p text:style-name="P1"><text:s text:c="12"/>launch( 0, $text, "$cluster_name-$i-fail" );</text:p>
        <text:p text:style-name="P1"><text:s text:c="8"/>}</text:p>
        <text:p text:style-name="P1"><text:s text:c="8"/>my $text = cleosupport::get_setting( 'mon_fail_exec', '', '' );</text:p>
        <text:p text:style-name="P1"><text:s text:c="8"/>if ( $text ne '' ) {</text:p>
        <text:p text:style-name="P1"><text:s text:c="12"/>my ($subj,$mail);</text:p>
        <text:p text:style-name="P1"><text:s text:c="12"/>$text =~ m/(.*)\n(.*)/m;</text:p>
        <text:p text:style-name="P1"><text:s text:c="12"/>($subj,$mail)=($1,$2);</text:p>
        <text:p text:style-name="P1"><text:s text:c="12"/>undef %subst_args;</text:p>
        <text:p text:style-name="P1"><text:s text:c="12"/>$subst_args{node} = $i;</text:p>
        <text:p text:style-name="P1"><text:s text:c="12"/>subst_task_prop( \$mail, undef, 0, "" );</text:p>
        <text:p text:style-name="P1"><text:s text:c="12"/>send_mail('', $subj, $mail );</text:p>
        <text:p text:style-name="P1"><text:s text:c="8"/>}</text:p>
        <text:p text:style-name="P1"><text:s text:c="4"/>}</text:p>
        <text:p text:style-name="P1"><text:s text:c="4"/>$mons{$i}-&gt;{state} = 'dead'; #! Important for reconnect!</text:p>
        <text:p text:style-name="P1"><text:s text:c="4"/>mon_fast_raise_check($i);</text:p>
        <text:p text:style-name="P1"><text:s text:c="4"/>sc_task_in( 0, \&amp;mons_connecter, $i );</text:p>
        <text:p text:style-name="P1">} <text:s text:c="3"/># ~on_mon_timed_out</text:p>
        <text:p text:style-name="P1">sub on_mon_dead( $;$ ) {</text:p>
        <text:p text:style-name="P1"><text:s text:c="4"/>my $i = $_[0];</text:p>
        <text:p text:style-name="P1"><text:s text:c="4"/>return if ( $mons{$i}-&gt;{state} ne 'fail' );</text:p>
        <text:p text:style-name="P1"><text:s text:c="4"/>qlog "Dead node $i\n", LOG_WARN if $mons{$i}-&gt;{from};</text:p>
        <text:p text:style-name="P1"><text:s text:c="4"/>my $text = cleosupport::get_setting( 'mon_dead_exec', '', '' );</text:p>
        <text:p text:style-name="P1"><text:s text:c="4"/>if ( $text ne '' ) {</text:p>
        <text:p text:style-name="P1"><text:s text:c="8"/>undef %subst_args;</text:p>
        <text:p text:style-name="P1"><text:s text:c="8"/>$subst_args{node} = $i;</text:p>
        <text:p text:style-name="P1"><text:s text:c="8"/>subst_task_prop( \$text, undef, 0, "" );</text:p>
        <text:p text:style-name="P1"><text:s text:c="8"/>qlog "exec mondead: $text\n", LOG_INFO;</text:p>
        <text:p text:style-name="P1"><text:s text:c="8"/>launch( 0, $text, "$cluster_name-$i-dead" );</text:p>
        <text:p text:style-name="P1"><text:s text:c="4"/>}</text:p>
        <text:p text:style-name="P1"><text:s text:c="4"/>my $text = cleosupport::get_setting( 'mon_dead_mail', '', '' );</text:p>
        <text:p text:style-name="P1"><text:s text:c="4"/>if ( $text ne '' ) {</text:p>
        <text:p text:style-name="P1"><text:s text:c="8"/>my ($subj,$mail);</text:p>
        <text:p text:style-name="P1"><text:s text:c="8"/>$text =~ m/(.*)\n(.*)/m;</text:p>
        <text:p text:style-name="P1"><text:s text:c="8"/>($subj,$mail)=($1,$2);</text:p>
        <text:p text:style-name="P1"><text:s text:c="8"/>undef %subst_args;</text:p>
        <text:p text:style-name="P1"><text:s text:c="8"/>$subst_args{node} = $i;</text:p>
        <text:p text:style-name="P1"><text:s text:c="8"/>subst_task_prop( \$mail, undef, 0, "" );</text:p>
        <text:p text:style-name="P1"><text:s text:c="8"/>send_mail('', $subj, $mail );</text:p>
        <text:p text:style-name="P1"><text:s text:c="4"/>}</text:p>
        <text:p text:style-name="P1"><text:s text:c="4"/>if ( $_[1] ne '' ) {</text:p>
        <text:p text:style-name="P1"><text:s text:c="8"/>block_pe( $i, NO_DEL_TASKS, 1, $_[1] );</text:p>
        <text:p text:style-name="P1"><text:s text:c="4"/>} else {</text:p>
        <text:p text:style-name="P1"><text:s text:c="8"/>block_pe( $i, NO_DEL_TASKS, 1, "Timed out" );</text:p>
        <text:p text:style-name="P1"><text:s text:c="4"/>}</text:p>
        <text:p text:style-name="P1"><text:s text:c="4"/>if ( $mons{$i}-&gt;{block_task} ne '' ) {</text:p>
        <text:p text:style-name="P1"><text:s text:c="8"/>sc_task_del( $mons{$i}-&gt;{block_task} );</text:p>
        <text:p text:style-name="P1"><text:s text:c="4"/>}</text:p>
        <text:p text:style-name="P1"><text:s text:c="4"/>$mons{$i}-&gt;{state} = 'dead';</text:p>
        <text:p text:style-name="P1"><text:s text:c="4"/>sc_task_in( get_setting('mon_connect_interval'), \&amp;mons_connecter, $i );</text:p>
        <text:p text:style-name="P1">} <text:s text:c="3"/># ~on_mon_dead</text:p>
        <text:p text:style-name="P1">sub on_mon_raise_back( $ ) {</text:p>
        <text:p text:style-name="P1"><text:s text:c="4"/>my $i = $_[0];</text:p>
        <text:p text:style-name="P1"><text:s text:c="4"/>if ( defined $Mons_select ) {</text:p>
        <text:p text:style-name="P1"><text:s text:c="8"/>$Mons_select-&gt;add( $mons{$i}-&gt;{conn}-&gt;get_h );</text:p>
        <text:p text:style-name="P1"><text:s text:c="4"/>} else {</text:p>
        <text:p text:style-name="P1"><text:s text:c="8"/>$Mons_select = new IO::Select-&gt;new( $mons{$i}-&gt;{conn}-&gt;get_h );</text:p>
        <text:p text:style-name="P1"><text:s text:c="4"/>}</text:p>
        <text:p text:style-name="P1"><text:s text:c="4"/>$mons{$i}-&gt;{conn}-&gt;add_close_hook(\&amp;del_from_mons_select);</text:p>
        <text:p text:style-name="P1"><text:s text:c="4"/>qlog "Connected to node '$i'. Wait for response.\n", LOG_INFO;</text:p>
        <text:p text:style-name="P1"><text:s text:c="4"/>if ( $mons{$i}-&gt;{block_task} ne '' ) {</text:p>
        <text:p text:style-name="P1"><text:s text:c="8"/>sc_task_del( $mons{$i}-&gt;{block_task} );</text:p>
        <text:p text:style-name="P1"><text:s text:c="4"/>}</text:p>
        <text:p text:style-name="P1"><text:s text:c="4"/>delete $mons{$i}-&gt;{block_task};</text:p>
        <text:p text:style-name="P1"><text:s text:c="4"/>my $text = cleosupport::get_setting( 'mon_back_exec', '', '' );</text:p>
        <text:p text:style-name="P1"><text:s text:c="4"/>if ( $text ne '' ) {</text:p>
        <text:p text:style-name="P1"><text:soft-page-break/><text:s text:c="8"/>undef %subst_args;</text:p>
        <text:p text:style-name="P1"><text:s text:c="8"/>$subst_args{node} = $i;</text:p>
        <text:p text:style-name="P1"><text:s text:c="8"/>subst_task_prop( \$text, undef, 0, "" );</text:p>
        <text:p text:style-name="P1"><text:s text:c="8"/>qlog "exec monback: $text\n", LOG_INFO;</text:p>
        <text:p text:style-name="P1"><text:s text:c="8"/>launch( 0, "$text", '' );</text:p>
        <text:p text:style-name="P1"><text:s text:c="4"/>}</text:p>
        <text:p text:style-name="P1"><text:s text:c="4"/>my $text = cleosupport::get_setting( 'mon_back_mail', '', '' );</text:p>
        <text:p text:style-name="P1"><text:s text:c="4"/>if ( $text ne '' ) {</text:p>
        <text:p text:style-name="P1"><text:s text:c="8"/>my ($subj,$mail);</text:p>
        <text:p text:style-name="P1"><text:s text:c="8"/>$text =~ m/(.*)\n(.*)/m;</text:p>
        <text:p text:style-name="P1"><text:s text:c="8"/>($subj,$mail)=($1,$2);</text:p>
        <text:p text:style-name="P1"><text:s text:c="8"/>undef %subst_args;</text:p>
        <text:p text:style-name="P1"><text:s text:c="8"/>$subst_args{node} = $i;</text:p>
        <text:p text:style-name="P1"><text:s text:c="8"/>subst_task_prop( \$mail, undef, 0, "" );</text:p>
        <text:p text:style-name="P1"><text:s text:c="8"/>send_mail('', $subj, $mail );</text:p>
        <text:p text:style-name="P1"><text:s text:c="4"/>}</text:p>
        <text:p text:style-name="P1"><text:s text:c="4"/>$may_go = 1;</text:p>
        <text:p text:style-name="P1"><text:s text:c="4"/>my $line =</text:p>
        <text:p text:style-name="P1"><text:s text:c="4"/>"\*main:$i:"</text:p>
        <text:p text:style-name="P1"><text:s text:c="4"/>. new_hash()</text:p>
        <text:p text:style-name="P1"><text:s text:c="4"/>. "\ninit\nauth: "</text:p>
        <text:p text:style-name="P1"><text:s text:c="4"/>. pack_value('none') . "\n";</text:p>
        <text:p text:style-name="P1"><text:s text:c="4"/>foreach my $mon_str ( keys(%mon_vars) ) {</text:p>
        <text:p text:style-name="P1"><text:s text:c="8"/>my $value = get_setting($mon_str);</text:p>
        <text:p text:style-name="P1"><text:s text:c="8"/>if ( $value ne '' ) {</text:p>
        <text:p text:style-name="P1"><text:s text:c="12"/>$line .= "$mon_vars{$mon_str}: " . pack_value($value) . "\n"</text:p>
        <text:p text:style-name="P1"><text:s text:c="12"/>if ( $value ne '' );</text:p>
        <text:p text:style-name="P1"><text:s text:c="8"/>}</text:p>
        <text:p text:style-name="P1"><text:s text:c="4"/>}</text:p>
        <text:p text:style-name="P1"><text:s text:c="4"/>$line .= 'port: ' . pack_value($mon_port) . "\nend\n";</text:p>
        <text:p text:style-name="P1"><text:s text:c="4"/>$mons{$i}-&gt;{conn}-&gt;send($line);</text:p>
        <text:p text:style-name="P1"><text:s text:c="4"/>$mons{$i}-&gt;{conn}-&gt;flush;</text:p>
        <text:p text:style-name="P1"><text:s text:c="4"/>sc_task_in( 0, \&amp;_send_int_info_to_mon, $i );</text:p>
        <text:p text:style-name="P1">} <text:s text:c="3"/># ~ on_mon_raise_back</text:p>
        <text:p text:style-name="P1">sub _send_int_info_to_mon( $ ) {</text:p>
        <text:p text:style-name="P1"><text:s text:c="4"/>new_req_to_mon(</text:p>
        <text:p text:style-name="P1"><text:s text:c="8"/>'internal_info', {},</text:p>
        <text:p text:style-name="P1"><text:s text:c="8"/>$_[0], <text:s text:c="34"/>SUCC_ALL | SUCC_OK,</text:p>
        <text:p text:style-name="P1"><text:s text:c="8"/>\&amp;mon_int_info_handler, <text:s text:c="17"/>\&amp;nil_sub,</text:p>
        <text:p text:style-name="P1"><text:s text:c="8"/>cleosupport::get_setting('mon_timeout'), \&amp;nil_sub );</text:p>
        <text:p text:style-name="P1">}</text:p>
        <text:p text:style-name="P1">sub mon_fast_raise_check( $ ) {</text:p>
        <text:p text:style-name="P1"><text:s text:c="4"/>return if(not exists($mons{$_[0]}));</text:p>
        <text:p text:style-name="P1"><text:s text:c="4"/>return if($mons{ $_[0] }-&gt;{state} eq 'dead');</text:p>
        <text:p text:style-name="P1"><text:s text:c="4"/>if($mons{$_[0]}-&gt;{last_response}==0){</text:p>
        <text:p text:style-name="P1"><text:s text:c="8"/>if(++$mons{ $_[0] }-&gt;{fast_raise_count}&gt;get_setting('mon_fast_raise_count')){</text:p>
        <text:p text:style-name="P1"><text:s text:c="12"/>qlog "Monitor $_[0] raises too fast. Block it.\n", LOG_WARN;</text:p>
        <text:p text:style-name="P1"><text:s text:c="12"/>block_pe( $_[0], NO_DEL_TASKS, 0, 'Node is suspended' );</text:p>
        <text:p text:style-name="P1"><text:s text:c="12"/>$mons{ $_[0] }-&gt;{state}='dead';</text:p>
        <text:p text:style-name="P1"><text:s text:c="12"/>my $text = get_setting( 'mon_fast_raise_exec', '', '' );</text:p>
        <text:p text:style-name="P1"><text:s text:c="12"/>if ( $text ne '' ) {</text:p>
        <text:p text:style-name="P1"><text:s text:c="16"/>undef %subst_args;</text:p>
        <text:p text:style-name="P1"><text:s text:c="16"/>$subst_args{node} = $_[0];</text:p>
        <text:p text:style-name="P1"><text:s text:c="16"/>subst_task_prop( \$text, undef, 0, "" );</text:p>
        <text:p text:style-name="P1"><text:s text:c="16"/>qlog "exec mon_fast_raise: $text\n", LOG_INFO;</text:p>
        <text:p text:style-name="P1"><text:s text:c="16"/>launch( 0, $text, "$cluster_name-$_[0]-fast_raise" );</text:p>
        <text:p text:style-name="P1"><text:s text:c="12"/>}</text:p>
        <text:p text:style-name="P1"><text:s text:c="12"/>my $text = get_setting( 'mon_fast_raise_mail', '', '' );</text:p>
        <text:p text:style-name="P1"><text:s text:c="12"/>if ( $text ne '' ) {</text:p>
        <text:p text:style-name="P1"><text:s text:c="16"/>my ($subj,$mail);</text:p>
        <text:p text:style-name="P1"><text:s text:c="16"/>$text =~ m/(.*?)\n(.*)/m;</text:p>
        <text:p text:style-name="P1"><text:s text:c="16"/>($subj,$mail)=($1,$2);</text:p>
        <text:p text:style-name="P1"><text:s text:c="16"/>undef %subst_args;</text:p>
        <text:p text:style-name="P1"><text:s text:c="16"/>$subst_args{node} = $_[0];</text:p>
        <text:p text:style-name="P1"><text:s text:c="16"/>subst_task_prop( \$mail, undef, 0, "" );</text:p>
        <text:p text:style-name="P1"><text:s text:c="16"/>send_mail('', $subj, $mail );</text:p>
        <text:p text:style-name="P1"><text:s text:c="12"/>}</text:p>
        <text:p text:style-name="P1"><text:s text:c="8"/>}</text:p>
        <text:p text:style-name="P1"><text:s text:c="4"/>} else {</text:p>
        <text:p text:style-name="P1"><text:s text:c="8"/>$mons{$_[0]}-&gt;{fast_raise_count} = 0;</text:p>
        <text:p text:style-name="P1"><text:s text:c="4"/>}</text:p>
        <text:p text:style-name="P1"><text:s text:c="4"/>return;</text:p>
        <text:p text:style-name="P1">}</text:p>
        <text:p text:style-name="P1">sub cleanup_data( ) {</text:p>
        <text:p text:style-name="P1"><text:s text:c="4"/>my $rsh_tmout = get_setting('wait_secs_to_kill_base_rsh') + 60;</text:p>
        <text:p text:style-name="P1"><text:s text:c="4"/>foreach my $i ( keys(%rsh_data) ) {</text:p>
        <text:p text:style-name="P1"><text:s text:c="8"/>if ( exists $rsh_data{$i}-&gt;{killed} ) {</text:p>
        <text:p text:style-name="P1"><text:s text:c="12"/>if ( $rsh_data{$i}-&gt;{killed} + $rsh_tmout &lt; $last_time ) {</text:p>
        <text:p text:style-name="P1"><text:s text:c="16"/>delete $rsh_data{$i};</text:p>
        <text:p text:style-name="P1"><text:s text:c="12"/>}</text:p>
        <text:p text:style-name="P1"><text:s text:c="8"/>}</text:p>
        <text:p text:style-name="P1"><text:s text:c="4"/>}</text:p>
        <text:p text:style-name="P1"><text:s text:c="4"/>sc_task_in( $cleanup_interval, \&amp;cleanup_data );</text:p>
        <text:p text:style-name="P1">}</text:p>
        <text:p text:style-name="P1">sub final_kill_mon_task( $$$ ) {</text:p>
        <text:p text:style-name="P1"><text:s text:c="4"/>my %answer;</text:p>
        <text:p text:style-name="P1"><text:s text:c="4"/>qlog "Killing final $_[2] from $_[1]\n", LOG_DEBUG;</text:p>
        <text:p text:style-name="P1"><text:s text:c="4"/>if ( exists $rsh_data{"$_[2]::$_[1]"} ) {</text:p>
        <text:p text:style-name="P1"><text:s text:c="8"/>if ( !defined $rsh_data{"$_[2]::$_[1]"}-&gt;{killed} ) {</text:p>
        <text:p text:style-name="P1"><text:s text:c="12"/>my %req = (</text:p>
        <text:p text:style-name="P1"><text:s text:c="16"/>'owner' <text:s text:c="4"/>=&gt; $_[1],</text:p>
        <text:p text:style-name="P1"><text:s text:c="16"/>'id' <text:s text:c="7"/>=&gt; $_[2],</text:p>
        <text:p text:style-name="P1"><text:s text:c="16"/>'wait_secs' =&gt; get_setting('wait_secs_to_kill_base_rsh')</text:p>
        <text:p text:style-name="P1"><text:s text:c="16"/>);</text:p>
        <text:p text:style-name="P1"><text:s text:c="12"/>new_req_to_mon( 'kill',</text:p>
        <text:p text:style-name="P1"><text:s text:c="16"/>\%req,</text:p>
        <text:p text:style-name="P1"><text:s text:c="16"/>\@{ $rsh_data{"$_[2]::$_[1]"}-&gt;{nodes} },</text:p>
        <text:p text:style-name="P1"><text:s text:c="16"/>SUCC_ANY | SUCC_OK,</text:p>
        <text:p text:style-name="P1"><text:s text:c="16"/>\&amp;nil_sub,</text:p>
        <text:p text:style-name="P1"><text:s text:c="16"/>undef,</text:p>
        <text:p text:style-name="P1"><text:s text:c="16"/>0,</text:p>
        <text:p text:style-name="P1"><text:s text:c="16"/>\&amp;nil_sub );</text:p>
        <text:p text:style-name="P1"><text:s text:c="12"/>$rsh_data{"$_[2]::$_[1]"}-&gt;{killed} = $last_time;</text:p>
        <text:p text:style-name="P1"><text:s text:c="12"/>$answer{id} = $_[2];</text:p>
        <text:p text:style-name="P1"><text:s text:c="12"/>if ( $_[1] eq cleosupport::get_setting('root_cluster_name') ) {</text:p>
        <text:p text:style-name="P1"><text:s text:c="16"/>$childs_info{ $_[2] }-&gt;{status} = 255;</text:p>
        <text:p text:style-name="P1"><text:s text:c="16"/>$childs_info{ $_[2] }-&gt;{special} .=</text:p>
        <text:p text:style-name="P1"><text:s text:c="16"/>" No real exit code available - probably node is down.";</text:p>
        <text:p text:style-name="P1"><text:s text:c="16"/>task_node_dead( $_[2], $from );</text:p>
        <text:p text:style-name="P1"><text:s text:c="12"/>} else {</text:p>
        <text:p text:style-name="P1"><text:s text:c="16"/>$answer{id} <text:s text:c="2"/>= $_[2];</text:p>
        <text:p text:style-name="P1"><text:s text:c="16"/>$answer{node} = $from;</text:p>
        <text:p text:style-name="P1"><text:s text:c="16"/>$answer{code} = 255;</text:p>
        <text:p text:style-name="P1"><text:s text:c="16"/>$answer{special} =</text:p>
        <text:p text:style-name="P1"><text:soft-page-break/><text:s text:c="16"/>" No real exit code available - probably node is down.";</text:p>
        <text:p text:style-name="P1"><text:s text:c="16"/>new_req_to_child( 'finished', <text:s text:c="8"/>\%answer,</text:p>
        <text:p text:style-name="P1"><text:s text:c="20"/>$_[1], <text:s text:c="13"/>0,</text:p>
        <text:p text:style-name="P1"><text:s text:c="20"/>SUCC_ANY | SUCC_OK, \&amp;nil_sub,</text:p>
        <text:p text:style-name="P1"><text:s text:c="20"/>\&amp;every_nil_sub, <text:s text:c="3"/>0,</text:p>
        <text:p text:style-name="P1"><text:s text:c="20"/>\&amp;nil_sub );</text:p>
        <text:p text:style-name="P1"><text:s text:c="12"/>}</text:p>
        <text:p text:style-name="P1"><text:s text:c="8"/>} else {</text:p>
        <text:p text:style-name="P1"><text:s text:c="12"/>qlog "Task is killng already\n", LOG_DEBUG;</text:p>
        <text:p text:style-name="P1"><text:s text:c="8"/>}</text:p>
        <text:p text:style-name="P1"><text:s text:c="4"/>} else {</text:p>
        <text:p text:style-name="P1"><text:s text:c="8"/>qlog "No info about this task\n", LOG_DEBUG;</text:p>
        <text:p text:style-name="P1"><text:s text:c="4"/>}</text:p>
        <text:p text:style-name="P1">}</text:p>
        <text:p text:style-name="P1">sub finished_from_mon_processor( $$ ) {</text:p>
        <text:p text:style-name="P1"><text:s text:c="4"/>my $args = $_[0];</text:p>
        <text:p text:style-name="P1"><text:s text:c="4"/>my %answer;</text:p>
        <text:p text:style-name="P1"><text:s text:c="4"/>if ( exists $rsh_data{"$args-&gt;{id}::$args-&gt;{owner}"} ) {</text:p>
        <text:p text:style-name="P1"><text:s text:c="8"/>if ( defined $rsh_data{"$args-&gt;{id}::$args-&gt;{owner}"}-&gt;{killed} ) {</text:p>
        <text:p text:style-name="P1"><text:s text:c="12"/>qlog</text:p>
        <text:p text:style-name="P1"><text:s text:c="12"/>"$args-&gt;{id}::$args-&gt;{owner} is already killed. Ignore\n",</text:p>
        <text:p text:style-name="P1"><text:s text:c="12"/>LOG_DEBUG;</text:p>
        <text:p text:style-name="P1"><text:s text:c="12"/>return;</text:p>
        <text:p text:style-name="P1"><text:s text:c="8"/>}</text:p>
        <text:p text:style-name="P1"><text:s text:c="8"/>qlog "Pseudo-rsh finished ($args-&gt;{id}::$args-&gt;{owner})\n", LOG_INFO;</text:p>
        <text:p text:style-name="P1"><text:s text:c="8"/>qlog "master node is "</text:p>
        <text:p text:style-name="P1"><text:s text:c="8"/>. $rsh_data{"$args-&gt;{id}::$args-&gt;{owner}"}-&gt;{master}</text:p>
        <text:p text:style-name="P1"><text:s text:c="8"/>. "\n", LOG_DEBUG;</text:p>
        <text:p text:style-name="P1"><text:s text:c="8"/>my %req = ( 'owner' <text:s text:c="4"/>=&gt; $args-&gt;{owner},</text:p>
        <text:p text:style-name="P1"><text:s text:c="12"/>'id' <text:s text:c="7"/>=&gt; $args-&gt;{id},</text:p>
        <text:p text:style-name="P1"><text:s text:c="12"/>'wait_secs' =&gt; get_setting('wait_secs_to_kill_base_rsh')</text:p>
        <text:p text:style-name="P1"><text:s text:c="12"/>);</text:p>
        <text:p text:style-name="P1"><text:s text:c="8"/>new_req_to_mon(</text:p>
        <text:p text:style-name="P1"><text:s text:c="12"/>'kill',</text:p>
        <text:p text:style-name="P1"><text:s text:c="12"/>\%req,</text:p>
        <text:p text:style-name="P1"><text:s text:c="12"/>\@{ $rsh_data{"$args-&gt;{id}::$args-&gt;{owner}"}-&gt;{nodes} },</text:p>
        <text:p text:style-name="P1"><text:s text:c="12"/>SUCC_ANY | SUCC_OK,</text:p>
        <text:p text:style-name="P1"><text:s text:c="12"/>\&amp;mon_kill_handler,</text:p>
        <text:p text:style-name="P1"><text:s text:c="12"/>undef,</text:p>
        <text:p text:style-name="P1"><text:s text:c="12"/>5,</text:p>
        <text:p text:style-name="P1"><text:s text:c="12"/>\&amp;mon_kill_handler );</text:p>
        <text:p text:style-name="P1"><text:s text:c="8"/>$answer{id} <text:s text:c="2"/>= $args-&gt;{id};</text:p>
        <text:p text:style-name="P1"><text:s text:c="8"/>$answer{node} = $from;</text:p>
        <text:p text:style-name="P1"><text:s text:c="8"/>$answer{code} = $args-&gt;{code};</text:p>
        <text:p text:style-name="P1"><text:s text:c="8"/>new_req_to_child( 'finished', <text:s text:c="8"/>\%answer,</text:p>
        <text:p text:style-name="P1"><text:s text:c="12"/>$args-&gt;{owner}, <text:s text:c="4"/>0,</text:p>
        <text:p text:style-name="P1"><text:s text:c="12"/>SUCC_ANY | SUCC_OK, \&amp;nil_sub,</text:p>
        <text:p text:style-name="P1"><text:s text:c="12"/>\&amp;every_nil_sub, <text:s text:c="3"/>0,</text:p>
        <text:p text:style-name="P1"><text:s text:c="12"/>\&amp;nil_sub );</text:p>
        <text:p text:style-name="P1"><text:s text:c="8"/>$rsh_data{"$args-&gt;{id}::$args-&gt;{owner}"}-&gt;{killed} = $last_time;</text:p>
        <text:p text:style-name="P1"><text:s text:c="4"/>} else {</text:p>
        <text:p text:style-name="P1"><text:s text:c="8"/>qlog</text:p>
        <text:p text:style-name="P1"><text:s text:c="8"/>"$args-&gt;{id}::$args-&gt;{owner} is already finished. Ignore\n",</text:p>
        <text:p text:style-name="P1"><text:s text:c="8"/>LOG_DEBUG;</text:p>
        <text:p text:style-name="P1"><text:s text:c="8"/>$answer{id} <text:s text:c="2"/>= $args-&gt;{id};</text:p>
        <text:p text:style-name="P1"><text:s text:c="8"/>$answer{node} = $from;</text:p>
        <text:p text:style-name="P1"><text:s text:c="8"/>$answer{code} = $args-&gt;{code};</text:p>
        <text:p text:style-name="P1"><text:s text:c="8"/>new_req_to_child( 'finished', <text:s text:c="8"/>\%answer,</text:p>
        <text:p text:style-name="P1"><text:s text:c="12"/>$args-&gt;{owner}, <text:s text:c="4"/>0,</text:p>
        <text:p text:style-name="P1"><text:s text:c="12"/>SUCC_ANY | SUCC_OK, \&amp;nil_sub,</text:p>
        <text:p text:style-name="P1"><text:s text:c="12"/>\&amp;every_nil_sub, <text:s text:c="3"/>0,</text:p>
        <text:p text:style-name="P1"><text:s text:c="12"/>\&amp;nil_sub );</text:p>
        <text:p text:style-name="P1"><text:s text:c="4"/>}</text:p>
        <text:p text:style-name="P1">}</text:p>
        <text:p text:style-name="P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Cleo-5.24 listing<text:tab/><text:tab/><text:page-number text:select-page="current">5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0" meta:image-count="0" meta:object-count="0" meta:page-count="64" meta:paragraph-count="7178" meta:word-count="27876" meta:character-count="268306"/>
    <dc:date>2010-06-08T08:47:11</dc:date>
    <dc:creator>Sergey Zhumatiy</dc:creator>
    <meta:generator>OpenOffice.org/3.2$Unix OpenOffice.org_project/320m12$Build-9483</meta:generator>
  </office:meta>
</office:document-meta>
</file>